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1.0547in"/>
    </style:style>
    <style:style style:name="co4" style:family="table-column">
      <style:table-column-properties fo:break-before="auto" style:column-width="1.0134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00ff00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 style:data-style-name="N2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Default"/>
        <table:table-row table:style-name="ro2">
          <table:table-cell office:value-type="string">
            <text:p>requested</text:p>
          </table:table-cell>
          <table:table-cell office:value-type="string">
            <text:p>received</text:p>
          </table:table-cell>
          <table:table-cell office:value-type="string">
            <text:p>written</text:p>
          </table:table-cell>
          <table:table-cell table:style-name="Default" office:value-type="string">
            <text:p>d req</text:p>
          </table:table-cell>
          <table:table-cell table:style-name="Default" office:value-type="string">
            <text:p>d recv</text:p>
          </table:table-cell>
          <table:table-cell table:style-name="Default" office:value-type="string">
            <text:p>d write</text:p>
          </table:table-cell>
          <table:table-cell table:style-name="Default" office:value-type="string">
            <text:p>td recv-write</text:p>
          </table:table-cell>
          <table:table-cell office:value-type="string">
            <text:p>td avg</text:p>
          </table:table-cell>
          <table:table-cell office:value-type="string">
            <text:p>recv_leeway</text:p>
          </table:table-cell>
          <table:table-cell table:style-name="Default" office:value-type="string">
            <text:p>intra_min req</text:p>
          </table:table-cell>
          <table:table-cell table:style-name="Default" office:value-type="string">
            <text:p>intra_min recv</text:p>
          </table:table-cell>
          <table:table-cell table:style-name="Default" office:value-type="string">
            <text:p>d write_total</text:p>
          </table:table-cell>
          <table:table-cell table:style-name="Default" office:value-type="string">
            <text:p>dwriteMinsum</text:p>
          </table:table-cell>
          <table:table-cell table:number-columns-repeated="2"/>
        </table:table-row>
        <table:table-row table:style-name="ro2">
          <table:table-cell office:value-type="float" office:value="1523328720.02">
            <text:p>1523328720.02</text:p>
          </table:table-cell>
          <table:table-cell office:value-type="float" office:value="1523328726.16">
            <text:p>1523328726.16</text:p>
          </table:table-cell>
          <table:table-cell office:value-type="float" office:value="1523328726.21">
            <text:p>1523328726.21</text:p>
          </table:table-cell>
          <table:table-cell table:formula="of:=[.A2]-[.$A$2]" office:value-type="float" office:value="0">
            <text:p>0.00</text:p>
          </table:table-cell>
          <table:table-cell table:formula="of:=[.B2]-[.A2]" office:value-type="float" office:value="6.14000010490418">
            <text:p>6.14</text:p>
          </table:table-cell>
          <table:table-cell table:formula="of:=[.C2]-[.B2]" office:value-type="float" office:value="0.0499999523162842">
            <text:p>0.05</text:p>
          </table:table-cell>
          <table:table-cell table:formula="of:=[.C2]-[.A2]" office:value-type="float" office:value="6.19000005722046">
            <text:p>6.19</text:p>
          </table:table-cell>
          <table:table-cell table:style-name="ce4" table:formula="of:=AVERAGE([.G2:.G6])" office:value-type="float" office:value="6.35200004577637">
            <text:p>6.3520000458</text:p>
          </table:table-cell>
          <table:table-cell/>
          <table:table-cell table:formula="of:=[.D2]-[.D2]" office:value-type="float" office:value="0">
            <text:p>0.00</text:p>
          </table:table-cell>
          <table:table-cell table:formula="of:=[.J2]+[.E2]" office:value-type="float" office:value="6.14000010490418">
            <text:p>6.14</text:p>
          </table:table-cell>
          <table:table-cell table:formula="of:=SUM([.$F$2:.F2])" office:value-type="float" office:value="0.0499999523162842">
            <text:p>0.05</text:p>
          </table:table-cell>
          <table:table-cell table:style-name="Default"/>
          <table:table-cell table:formula="of:=AVERAGE([.G2:.G50])" office:value-type="float" office:value="6.54673471742747">
            <text:p>6.5467347174</text:p>
          </table:table-cell>
          <table:table-cell table:formula="of:=STDEV([.G2:.G50])" office:value-type="float" office:value="0.799190705927475">
            <text:p>0.7991907059</text:p>
          </table:table-cell>
        </table:table-row>
        <table:table-row table:style-name="ro2">
          <table:table-cell office:value-type="float" office:value="1523328727.02">
            <text:p>1523328727.02</text:p>
          </table:table-cell>
          <table:table-cell office:value-type="float" office:value="1523328734.18">
            <text:p>1523328734.18</text:p>
          </table:table-cell>
          <table:table-cell office:value-type="float" office:value="1523328734.23">
            <text:p>1523328734.23</text:p>
          </table:table-cell>
          <table:table-cell table:formula="of:=[.A3]-[.$A$2]" office:value-type="float" office:value="7">
            <text:p>7.00</text:p>
          </table:table-cell>
          <table:table-cell table:formula="of:=[.B3]-[.A3]" office:value-type="float" office:value="7.16000008583069">
            <text:p>7.16</text:p>
          </table:table-cell>
          <table:table-cell table:formula="of:=[.C3]-[.B3]" office:value-type="float" office:value="0.0499999523162842">
            <text:p>0.05</text:p>
          </table:table-cell>
          <table:table-cell table:formula="of:=[.C3]-[.A3]" office:value-type="float" office:value="7.21000003814697">
            <text:p>7.21</text:p>
          </table:table-cell>
          <table:table-cell table:number-columns-repeated="2"/>
          <table:table-cell table:formula="of:=[.D3]-[.D2]" office:value-type="float" office:value="7">
            <text:p>7.00</text:p>
          </table:table-cell>
          <table:table-cell table:formula="of:=[.J3]+[.E3]" office:value-type="float" office:value="14.1600000858307">
            <text:p>14.16</text:p>
          </table:table-cell>
          <table:table-cell table:formula="of:=SUM([.$F$2:.F3])" office:value-type="float" office:value="0.0999999046325684">
            <text:p>0.10</text:p>
          </table:table-cell>
          <table:table-cell table:formula="of:=SUM([.F2:.F3])" office:value-type="float" office:value="0.0999999046325684">
            <text:p>0.10</text:p>
          </table:table-cell>
          <table:table-cell/>
          <table:table-cell table:formula="of:=[.N2]+4*[.O2]" office:value-type="float" office:value="9.74349754113737">
            <text:p>9.7434975411</text:p>
          </table:table-cell>
        </table:table-row>
        <table:table-row table:style-name="ro2">
          <table:table-cell office:value-type="float" office:value="1523328734.01">
            <text:p>1523328734.01</text:p>
          </table:table-cell>
          <table:table-cell office:value-type="float" office:value="1523328739.84">
            <text:p>1523328739.84</text:p>
          </table:table-cell>
          <table:table-cell office:value-type="float" office:value="1523328739.9">
            <text:p>1523328739.9</text:p>
          </table:table-cell>
          <table:table-cell table:formula="of:=[.A4]-[.$A$2]" office:value-type="float" office:value="13.9900000095367">
            <text:p>13.99</text:p>
          </table:table-cell>
          <table:table-cell table:formula="of:=[.B4]-[.A4]" office:value-type="float" office:value="5.82999992370606">
            <text:p>5.83</text:p>
          </table:table-cell>
          <table:table-cell table:formula="of:=[.C4]-[.B4]" office:value-type="float" office:value="0.0600001811981201">
            <text:p>0.06</text:p>
          </table:table-cell>
          <table:table-cell table:formula="of:=[.C4]-[.A4]" office:value-type="float" office:value="5.89000010490418">
            <text:p>5.89</text:p>
          </table:table-cell>
          <table:table-cell table:number-columns-repeated="2"/>
          <table:table-cell table:formula="of:=[.D4]-[.D2]" office:value-type="float" office:value="13.9900000095367">
            <text:p>13.99</text:p>
          </table:table-cell>
          <table:table-cell table:formula="of:=[.J4]+[.E4]" office:value-type="float" office:value="19.8199999332428">
            <text:p>19.82</text:p>
          </table:table-cell>
          <table:table-cell table:formula="of:=SUM([.$F$2:.F4])" office:value-type="float" office:value="0.160000085830688">
            <text:p>0.16</text:p>
          </table:table-cell>
          <table:table-cell table:formula="of:=SUM([.F2:.F4])" office:value-type="float" office:value="0.160000085830688">
            <text:p>0.16</text:p>
          </table:table-cell>
          <table:table-cell table:number-columns-repeated="2"/>
        </table:table-row>
        <table:table-row table:style-name="ro2">
          <table:table-cell office:value-type="float" office:value="1523328749.02">
            <text:p>1523328749.02</text:p>
          </table:table-cell>
          <table:table-cell office:value-type="float" office:value="1523328754.71">
            <text:p>1523328754.71</text:p>
          </table:table-cell>
          <table:table-cell office:value-type="float" office:value="1523328754.77">
            <text:p>1523328754.77</text:p>
          </table:table-cell>
          <table:table-cell table:formula="of:=[.A5]-[.$A$2]" office:value-type="float" office:value="29">
            <text:p>29.00</text:p>
          </table:table-cell>
          <table:table-cell table:formula="of:=[.B5]-[.A5]" office:value-type="float" office:value="5.69000005722046">
            <text:p>5.69</text:p>
          </table:table-cell>
          <table:table-cell table:formula="of:=[.C5]-[.B5]" office:value-type="float" office:value="0.059999942779541">
            <text:p>0.06</text:p>
          </table:table-cell>
          <table:table-cell table:formula="of:=[.C5]-[.A5]" office:value-type="float" office:value="5.75">
            <text:p>5.75</text:p>
          </table:table-cell>
          <table:table-cell table:number-columns-repeated="2"/>
          <table:table-cell table:formula="of:=[.D5]-[.D2]" office:value-type="float" office:value="29">
            <text:p>29.00</text:p>
          </table:table-cell>
          <table:table-cell table:formula="of:=[.J5]+[.E5]" office:value-type="float" office:value="34.6900000572205">
            <text:p>34.69</text:p>
          </table:table-cell>
          <table:table-cell table:formula="of:=SUM([.$F$2:.F5])" office:value-type="float" office:value="0.220000028610229">
            <text:p>0.22</text:p>
          </table:table-cell>
          <table:table-cell table:formula="of:=SUM([.F2:.F5])" office:value-type="float" office:value="0.220000028610229">
            <text:p>0.22</text:p>
          </table:table-cell>
          <table:table-cell/>
          <table:table-cell table:formula="of:=47+[.O3]" office:value-type="float" office:value="56.7434975411374">
            <text:p>56.7434975411</text:p>
          </table:table-cell>
        </table:table-row>
        <table:table-row table:style-name="ro2">
          <table:table-cell office:value-type="float" office:value="1523328764.01">
            <text:p>1523328764.01</text:p>
          </table:table-cell>
          <table:table-cell office:value-type="float" office:value="1523328770.69">
            <text:p>1523328770.69</text:p>
          </table:table-cell>
          <table:table-cell office:value-type="float" office:value="1523328770.73">
            <text:p>1523328770.73</text:p>
          </table:table-cell>
          <table:table-cell table:formula="of:=[.A6]-[.$A$2]" office:value-type="float" office:value="43.9900000095367">
            <text:p>43.99</text:p>
          </table:table-cell>
          <table:table-cell table:formula="of:=[.B6]-[.A6]" office:value-type="float" office:value="6.6800000667572">
            <text:p>6.68</text:p>
          </table:table-cell>
          <table:table-cell table:formula="of:=[.C6]-[.B6]" office:value-type="float" office:value="0.0399999618530273">
            <text:p>0.04</text:p>
          </table:table-cell>
          <table:table-cell table:formula="of:=[.C6]-[.A6]" office:value-type="float" office:value="6.72000002861023">
            <text:p>6.72</text:p>
          </table:table-cell>
          <table:table-cell office:value-type="float" office:value="60">
            <text:p>60</text:p>
          </table:table-cell>
          <table:table-cell table:style-name="ce2" table:formula="of:=[.H6]-([.E6]+[.D6])" office:value-type="float" office:value="9.32999992370606">
            <text:p>9.33</text:p>
          </table:table-cell>
          <table:table-cell table:formula="of:=[.D6]-[.D2]" office:value-type="float" office:value="43.9900000095367">
            <text:p>43.99</text:p>
          </table:table-cell>
          <table:table-cell table:style-name="ce5" table:formula="of:=[.J6]+[.E6]" office:value-type="float" office:value="50.6700000762939">
            <text:p>50.67</text:p>
          </table:table-cell>
          <table:table-cell table:formula="of:=SUM([.$F$2:.F6])" office:value-type="float" office:value="0.259999990463257">
            <text:p>0.26</text:p>
          </table:table-cell>
          <table:table-cell table:formula="of:=SUM([.F2:.F6])" office:value-type="float" office:value="0.259999990463257">
            <text:p>0.26</text:p>
          </table:table-cell>
          <table:table-cell table:number-columns-repeated="2"/>
        </table:table-row>
        <table:table-row table:style-name="ro2">
          <table:table-cell table:style-name="ce1" office:value-type="float" office:value="1523328780.03">
            <text:p>1523328780.03</text:p>
          </table:table-cell>
          <table:table-cell table:style-name="ce1" office:value-type="float" office:value="1523328786.22">
            <text:p>1523328786.22</text:p>
          </table:table-cell>
          <table:table-cell table:style-name="ce1" office:value-type="float" office:value="1523328786.27">
            <text:p>1523328786.27</text:p>
          </table:table-cell>
          <table:table-cell table:style-name="ce3" table:formula="of:=[.A7]-[.$A$2]" office:value-type="float" office:value="60.0099999904633">
            <text:p>60.01</text:p>
          </table:table-cell>
          <table:table-cell table:style-name="ce3" table:formula="of:=[.B7]-[.A7]" office:value-type="float" office:value="6.19000005722046">
            <text:p>6.19</text:p>
          </table:table-cell>
          <table:table-cell table:style-name="ce3" table:formula="of:=[.C7]-[.B7]" office:value-type="float" office:value="0.0499999523162842">
            <text:p>0.05</text:p>
          </table:table-cell>
          <table:table-cell table:style-name="ce3" table:formula="of:=[.C7]-[.A7]" office:value-type="float" office:value="6.24000000953674">
            <text:p>6.24</text:p>
          </table:table-cell>
          <table:table-cell table:style-name="ce4" table:formula="of:=AVERAGE([.G7:.G11])" office:value-type="float" office:value="6.40600008964539">
            <text:p>6.4060000896</text:p>
          </table:table-cell>
          <table:table-cell/>
          <table:table-cell table:formula="of:=[.D7]-[.D7]" office:value-type="float" office:value="0">
            <text:p>0.00</text:p>
          </table:table-cell>
          <table:table-cell table:formula="of:=[.J7]+[.E7]" office:value-type="float" office:value="6.19000005722046">
            <text:p>6.19</text:p>
          </table:table-cell>
          <table:table-cell table:formula="of:=SUM([.$F$2:.F7])" office:value-type="float" office:value="0.309999942779541">
            <text:p>0.31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8787.02">
            <text:p>1523328787.02</text:p>
          </table:table-cell>
          <table:table-cell table:style-name="ce1" office:value-type="float" office:value="1523328794.09">
            <text:p>1523328794.09</text:p>
          </table:table-cell>
          <table:table-cell table:style-name="ce1" office:value-type="float" office:value="1523328794.13">
            <text:p>1523328794.13</text:p>
          </table:table-cell>
          <table:table-cell table:style-name="ce3" table:formula="of:=[.A8]-[.$A$2]" office:value-type="float" office:value="67">
            <text:p>67.00</text:p>
          </table:table-cell>
          <table:table-cell table:style-name="ce3" table:formula="of:=[.B8]-[.A8]" office:value-type="float" office:value="7.0699999332428">
            <text:p>7.07</text:p>
          </table:table-cell>
          <table:table-cell table:style-name="ce3" table:formula="of:=[.C8]-[.B8]" office:value-type="float" office:value="0.0400002002716064">
            <text:p>0.04</text:p>
          </table:table-cell>
          <table:table-cell table:style-name="ce3" table:formula="of:=[.C8]-[.A8]" office:value-type="float" office:value="7.1100001335144">
            <text:p>7.11</text:p>
          </table:table-cell>
          <table:table-cell table:number-columns-repeated="2"/>
          <table:table-cell table:formula="of:=[.D8]-[.D7]" office:value-type="float" office:value="6.99000000953674">
            <text:p>6.99</text:p>
          </table:table-cell>
          <table:table-cell table:formula="of:=[.J8]+[.E8]" office:value-type="float" office:value="14.0599999427795">
            <text:p>14.06</text:p>
          </table:table-cell>
          <table:table-cell table:formula="of:=SUM([.$F$2:.F8])" office:value-type="float" office:value="0.350000143051147">
            <text:p>0.35</text:p>
          </table:table-cell>
          <table:table-cell table:formula="of:=SUM([.F7:.F8])" office:value-type="float" office:value="0.0900001525878906">
            <text:p>0.09</text:p>
          </table:table-cell>
          <table:table-cell table:number-columns-repeated="2"/>
        </table:table-row>
        <table:table-row table:style-name="ro2">
          <table:table-cell table:style-name="ce1" office:value-type="float" office:value="1523328794.02">
            <text:p>1523328794.02</text:p>
          </table:table-cell>
          <table:table-cell table:style-name="ce1" office:value-type="float" office:value="1523328800.86">
            <text:p>1523328800.86</text:p>
          </table:table-cell>
          <table:table-cell table:style-name="ce1" office:value-type="float" office:value="1523328800.9">
            <text:p>1523328800.9</text:p>
          </table:table-cell>
          <table:table-cell table:style-name="ce3" table:formula="of:=[.A9]-[.$A$2]" office:value-type="float" office:value="74">
            <text:p>74.00</text:p>
          </table:table-cell>
          <table:table-cell table:style-name="ce3" table:formula="of:=[.B9]-[.A9]" office:value-type="float" office:value="6.83999991416931">
            <text:p>6.84</text:p>
          </table:table-cell>
          <table:table-cell table:style-name="ce3" table:formula="of:=[.C9]-[.B9]" office:value-type="float" office:value="0.0400002002716064">
            <text:p>0.04</text:p>
          </table:table-cell>
          <table:table-cell table:style-name="ce3" table:formula="of:=[.C9]-[.A9]" office:value-type="float" office:value="6.88000011444092">
            <text:p>6.88</text:p>
          </table:table-cell>
          <table:table-cell table:number-columns-repeated="2"/>
          <table:table-cell table:formula="of:=[.D9]-[.D7]" office:value-type="float" office:value="13.9900000095367">
            <text:p>13.99</text:p>
          </table:table-cell>
          <table:table-cell table:formula="of:=[.J9]+[.E9]" office:value-type="float" office:value="20.8299999237061">
            <text:p>20.83</text:p>
          </table:table-cell>
          <table:table-cell table:formula="of:=SUM([.$F$2:.F9])" office:value-type="float" office:value="0.390000343322754">
            <text:p>0.39</text:p>
          </table:table-cell>
          <table:table-cell table:formula="of:=SUM([.F7:.F9])" office:value-type="float" office:value="0.130000352859497">
            <text:p>0.13</text:p>
          </table:table-cell>
          <table:table-cell table:number-columns-repeated="2"/>
        </table:table-row>
        <table:table-row table:style-name="ro2">
          <table:table-cell table:style-name="ce1" office:value-type="float" office:value="1523328809.02">
            <text:p>1523328809.02</text:p>
          </table:table-cell>
          <table:table-cell table:style-name="ce1" office:value-type="float" office:value="1523328815.09">
            <text:p>1523328815.09</text:p>
          </table:table-cell>
          <table:table-cell table:style-name="ce1" office:value-type="float" office:value="1523328815.17">
            <text:p>1523328815.17</text:p>
          </table:table-cell>
          <table:table-cell table:style-name="ce3" table:formula="of:=[.A10]-[.$A$2]" office:value-type="float" office:value="89">
            <text:p>89.00</text:p>
          </table:table-cell>
          <table:table-cell table:style-name="ce3" table:formula="of:=[.B10]-[.A10]" office:value-type="float" office:value="6.0699999332428">
            <text:p>6.07</text:p>
          </table:table-cell>
          <table:table-cell table:style-name="ce3" table:formula="of:=[.C10]-[.B10]" office:value-type="float" office:value="0.0800001621246338">
            <text:p>0.08</text:p>
          </table:table-cell>
          <table:table-cell table:style-name="ce3" table:formula="of:=[.C10]-[.A10]" office:value-type="float" office:value="6.15000009536743">
            <text:p>6.15</text:p>
          </table:table-cell>
          <table:table-cell table:number-columns-repeated="2"/>
          <table:table-cell table:formula="of:=[.D10]-[.D7]" office:value-type="float" office:value="28.9900000095367">
            <text:p>28.99</text:p>
          </table:table-cell>
          <table:table-cell table:formula="of:=[.J10]+[.E10]" office:value-type="float" office:value="35.0599999427795">
            <text:p>35.06</text:p>
          </table:table-cell>
          <table:table-cell table:formula="of:=SUM([.$F$2:.F10])" office:value-type="float" office:value="0.470000505447388">
            <text:p>0.47</text:p>
          </table:table-cell>
          <table:table-cell table:formula="of:=SUM([.F7:.F10])" office:value-type="float" office:value="0.210000514984131">
            <text:p>0.21</text:p>
          </table:table-cell>
          <table:table-cell table:number-columns-repeated="2"/>
        </table:table-row>
        <table:table-row table:style-name="ro2">
          <table:table-cell table:style-name="ce1" office:value-type="float" office:value="1523328824.03">
            <text:p>1523328824.03</text:p>
          </table:table-cell>
          <table:table-cell table:style-name="ce1" office:value-type="float" office:value="1523328829.61">
            <text:p>1523328829.61</text:p>
          </table:table-cell>
          <table:table-cell table:style-name="ce1" office:value-type="float" office:value="1523328829.68">
            <text:p>1523328829.68</text:p>
          </table:table-cell>
          <table:table-cell table:style-name="ce3" table:formula="of:=[.A11]-[.$A$2]" office:value-type="float" office:value="104.009999990463">
            <text:p>104.01</text:p>
          </table:table-cell>
          <table:table-cell table:style-name="ce3" table:formula="of:=[.B11]-[.A11]" office:value-type="float" office:value="5.57999992370606">
            <text:p>5.58</text:p>
          </table:table-cell>
          <table:table-cell table:style-name="ce3" table:formula="of:=[.C11]-[.B11]" office:value-type="float" office:value="0.070000171661377">
            <text:p>0.07</text:p>
          </table:table-cell>
          <table:table-cell table:style-name="ce3" table:formula="of:=[.C11]-[.A11]" office:value-type="float" office:value="5.65000009536743">
            <text:p>5.65</text:p>
          </table:table-cell>
          <table:table-cell table:formula="of:=[.H6]+60" office:value-type="float" office:value="120">
            <text:p>120</text:p>
          </table:table-cell>
          <table:table-cell table:style-name="ce2" table:formula="of:=[.H11]-([.E11]+[.D11])" office:value-type="float" office:value="10.4100000858307">
            <text:p>10.41</text:p>
          </table:table-cell>
          <table:table-cell table:formula="of:=[.D11]-[.D7]" office:value-type="float" office:value="44">
            <text:p>44.00</text:p>
          </table:table-cell>
          <table:table-cell table:style-name="ce5" table:formula="of:=[.J11]+[.E11]" office:value-type="float" office:value="49.5799999237061">
            <text:p>49.58</text:p>
          </table:table-cell>
          <table:table-cell table:formula="of:=SUM([.$F$2:.F11])" office:value-type="float" office:value="0.540000677108765">
            <text:p>0.54</text:p>
          </table:table-cell>
          <table:table-cell table:formula="of:=SUM([.F7:.F11])" office:value-type="float" office:value="0.280000686645508">
            <text:p>0.28</text:p>
          </table:table-cell>
          <table:table-cell table:number-columns-repeated="2"/>
        </table:table-row>
        <table:table-row table:style-name="ro2">
          <table:table-cell office:value-type="float" office:value="1523328840.02">
            <text:p>1523328840.02</text:p>
          </table:table-cell>
          <table:table-cell office:value-type="float" office:value="1523328846.41">
            <text:p>1523328846.41</text:p>
          </table:table-cell>
          <table:table-cell office:value-type="float" office:value="1523328846.47">
            <text:p>1523328846.47</text:p>
          </table:table-cell>
          <table:table-cell table:formula="of:=[.A12]-[.$A$2]" office:value-type="float" office:value="120">
            <text:p>120.00</text:p>
          </table:table-cell>
          <table:table-cell table:formula="of:=[.B12]-[.A12]" office:value-type="float" office:value="6.39000010490418">
            <text:p>6.39</text:p>
          </table:table-cell>
          <table:table-cell table:formula="of:=[.C12]-[.B12]" office:value-type="float" office:value="0.059999942779541">
            <text:p>0.06</text:p>
          </table:table-cell>
          <table:table-cell table:formula="of:=[.C12]-[.A12]" office:value-type="float" office:value="6.45000004768372">
            <text:p>6.45</text:p>
          </table:table-cell>
          <table:table-cell table:style-name="ce4" table:formula="of:=AVERAGE([.G12:.G16])" office:value-type="float" office:value="6.69400000572205">
            <text:p>6.6940000057</text:p>
          </table:table-cell>
          <table:table-cell/>
          <table:table-cell table:formula="of:=[.D12]-[.D12]" office:value-type="float" office:value="0">
            <text:p>0.00</text:p>
          </table:table-cell>
          <table:table-cell table:formula="of:=[.J12]+[.E12]" office:value-type="float" office:value="6.39000010490418">
            <text:p>6.39</text:p>
          </table:table-cell>
          <table:table-cell table:formula="of:=SUM([.$F$2:.F12])" office:value-type="float" office:value="0.600000619888306">
            <text:p>0.6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8847.01">
            <text:p>1523328847.01</text:p>
          </table:table-cell>
          <table:table-cell office:value-type="float" office:value="1523328854.01">
            <text:p>1523328854.01</text:p>
          </table:table-cell>
          <table:table-cell office:value-type="float" office:value="1523328854.09">
            <text:p>1523328854.09</text:p>
          </table:table-cell>
          <table:table-cell table:formula="of:=[.A13]-[.$A$2]" office:value-type="float" office:value="126.990000009537">
            <text:p>126.99</text:p>
          </table:table-cell>
          <table:table-cell table:formula="of:=[.B13]-[.A13]" office:value-type="float" office:value="7">
            <text:p>7.00</text:p>
          </table:table-cell>
          <table:table-cell table:formula="of:=[.C13]-[.B13]" office:value-type="float" office:value="0.0799999237060547">
            <text:p>0.08</text:p>
          </table:table-cell>
          <table:table-cell table:formula="of:=[.C13]-[.A13]" office:value-type="float" office:value="7.07999992370606">
            <text:p>7.08</text:p>
          </table:table-cell>
          <table:table-cell table:number-columns-repeated="2"/>
          <table:table-cell table:formula="of:=[.D13]-[.D12]" office:value-type="float" office:value="6.99000000953674">
            <text:p>6.99</text:p>
          </table:table-cell>
          <table:table-cell table:formula="of:=[.J13]+[.E13]" office:value-type="float" office:value="13.9900000095367">
            <text:p>13.99</text:p>
          </table:table-cell>
          <table:table-cell table:formula="of:=SUM([.$F$2:.F13])" office:value-type="float" office:value="0.68000054359436">
            <text:p>0.68</text:p>
          </table:table-cell>
          <table:table-cell table:formula="of:=SUM([.F12:.F13])" office:value-type="float" office:value="0.139999866485596">
            <text:p>0.14</text:p>
          </table:table-cell>
          <table:table-cell table:number-columns-repeated="2"/>
        </table:table-row>
        <table:table-row table:style-name="ro2">
          <table:table-cell office:value-type="float" office:value="1523328854.01">
            <text:p>1523328854.01</text:p>
          </table:table-cell>
          <table:table-cell office:value-type="float" office:value="1523328860.49">
            <text:p>1523328860.49</text:p>
          </table:table-cell>
          <table:table-cell office:value-type="float" office:value="1523328860.55">
            <text:p>1523328860.55</text:p>
          </table:table-cell>
          <table:table-cell table:formula="of:=[.A14]-[.$A$2]" office:value-type="float" office:value="133.990000009537">
            <text:p>133.99</text:p>
          </table:table-cell>
          <table:table-cell table:formula="of:=[.B14]-[.A14]" office:value-type="float" office:value="6.48000001907349">
            <text:p>6.48</text:p>
          </table:table-cell>
          <table:table-cell table:formula="of:=[.C14]-[.B14]" office:value-type="float" office:value="0.059999942779541">
            <text:p>0.06</text:p>
          </table:table-cell>
          <table:table-cell table:formula="of:=[.C14]-[.A14]" office:value-type="float" office:value="6.53999996185303">
            <text:p>6.54</text:p>
          </table:table-cell>
          <table:table-cell table:number-columns-repeated="2"/>
          <table:table-cell table:formula="of:=[.D14]-[.D12]" office:value-type="float" office:value="13.9900000095367">
            <text:p>13.99</text:p>
          </table:table-cell>
          <table:table-cell table:formula="of:=[.J14]+[.E14]" office:value-type="float" office:value="20.4700000286102">
            <text:p>20.47</text:p>
          </table:table-cell>
          <table:table-cell table:formula="of:=SUM([.$F$2:.F14])" office:value-type="float" office:value="0.740000486373901">
            <text:p>0.74</text:p>
          </table:table-cell>
          <table:table-cell table:formula="of:=SUM([.F12:.F14])" office:value-type="float" office:value="0.199999809265137">
            <text:p>0.20</text:p>
          </table:table-cell>
          <table:table-cell table:number-columns-repeated="2"/>
        </table:table-row>
        <table:table-row table:style-name="ro2">
          <table:table-cell office:value-type="float" office:value="1523328869">
            <text:p>1523328869</text:p>
          </table:table-cell>
          <table:table-cell office:value-type="float" office:value="1523328876.09">
            <text:p>1523328876.09</text:p>
          </table:table-cell>
          <table:table-cell office:value-type="float" office:value="1523328876.17">
            <text:p>1523328876.17</text:p>
          </table:table-cell>
          <table:table-cell table:formula="of:=[.A15]-[.$A$2]" office:value-type="float" office:value="148.980000019073">
            <text:p>148.98</text:p>
          </table:table-cell>
          <table:table-cell table:formula="of:=[.B15]-[.A15]" office:value-type="float" office:value="7.08999991416931">
            <text:p>7.09</text:p>
          </table:table-cell>
          <table:table-cell table:formula="of:=[.C15]-[.B15]" office:value-type="float" office:value="0.0800001621246338">
            <text:p>0.08</text:p>
          </table:table-cell>
          <table:table-cell table:formula="of:=[.C15]-[.A15]" office:value-type="float" office:value="7.17000007629395">
            <text:p>7.17</text:p>
          </table:table-cell>
          <table:table-cell table:number-columns-repeated="2"/>
          <table:table-cell table:formula="of:=[.D15]-[.D12]" office:value-type="float" office:value="28.9800000190735">
            <text:p>28.98</text:p>
          </table:table-cell>
          <table:table-cell table:formula="of:=[.J15]+[.E15]" office:value-type="float" office:value="36.0699999332428">
            <text:p>36.07</text:p>
          </table:table-cell>
          <table:table-cell table:formula="of:=SUM([.$F$2:.F15])" office:value-type="float" office:value="0.820000648498535">
            <text:p>0.82</text:p>
          </table:table-cell>
          <table:table-cell table:formula="of:=SUM([.F12:.F15])" office:value-type="float" office:value="0.27999997138977">
            <text:p>0.28</text:p>
          </table:table-cell>
          <table:table-cell table:number-columns-repeated="2"/>
        </table:table-row>
        <table:table-row table:style-name="ro2">
          <table:table-cell office:value-type="float" office:value="1523328884.01">
            <text:p>1523328884.01</text:p>
          </table:table-cell>
          <table:table-cell office:value-type="float" office:value="1523328890.2">
            <text:p>1523328890.2</text:p>
          </table:table-cell>
          <table:table-cell office:value-type="float" office:value="1523328890.24">
            <text:p>1523328890.24</text:p>
          </table:table-cell>
          <table:table-cell table:formula="of:=[.A16]-[.$A$2]" office:value-type="float" office:value="163.990000009537">
            <text:p>163.99</text:p>
          </table:table-cell>
          <table:table-cell table:formula="of:=[.B16]-[.A16]" office:value-type="float" office:value="6.19000005722046">
            <text:p>6.19</text:p>
          </table:table-cell>
          <table:table-cell table:formula="of:=[.C16]-[.B16]" office:value-type="float" office:value="0.0399999618530273">
            <text:p>0.04</text:p>
          </table:table-cell>
          <table:table-cell table:formula="of:=[.C16]-[.A16]" office:value-type="float" office:value="6.23000001907349">
            <text:p>6.23</text:p>
          </table:table-cell>
          <table:table-cell table:formula="of:=[.H11]+60" office:value-type="float" office:value="180">
            <text:p>180</text:p>
          </table:table-cell>
          <table:table-cell table:style-name="ce2" table:formula="of:=[.H16]-([.E16]+[.D16])" office:value-type="float" office:value="9.8199999332428">
            <text:p>9.82</text:p>
          </table:table-cell>
          <table:table-cell table:formula="of:=[.D16]-[.D12]" office:value-type="float" office:value="43.9900000095367">
            <text:p>43.99</text:p>
          </table:table-cell>
          <table:table-cell table:style-name="ce5" table:formula="of:=[.J16]+[.E16]" office:value-type="float" office:value="50.1800000667572">
            <text:p>50.18</text:p>
          </table:table-cell>
          <table:table-cell table:formula="of:=SUM([.$F$2:.F16])" office:value-type="float" office:value="0.860000610351563">
            <text:p>0.86</text:p>
          </table:table-cell>
          <table:table-cell table:formula="of:=SUM([.F12:.F16])" office:value-type="float" office:value="0.319999933242798">
            <text:p>0.32</text:p>
          </table:table-cell>
          <table:table-cell table:number-columns-repeated="2"/>
        </table:table-row>
        <table:table-row table:style-name="ro2">
          <table:table-cell table:style-name="ce1" office:value-type="float" office:value="1523328900.02">
            <text:p>1523328900.02</text:p>
          </table:table-cell>
          <table:table-cell table:style-name="ce1" office:value-type="float" office:value="1523328905.69">
            <text:p>1523328905.69</text:p>
          </table:table-cell>
          <table:table-cell table:style-name="ce1" office:value-type="float" office:value="1523328905.77">
            <text:p>1523328905.77</text:p>
          </table:table-cell>
          <table:table-cell table:style-name="ce3" table:formula="of:=[.A17]-[.$A$2]" office:value-type="float" office:value="180">
            <text:p>180.00</text:p>
          </table:table-cell>
          <table:table-cell table:style-name="ce3" table:formula="of:=[.B17]-[.A17]" office:value-type="float" office:value="5.67000007629395">
            <text:p>5.67</text:p>
          </table:table-cell>
          <table:table-cell table:style-name="ce3" table:formula="of:=[.C17]-[.B17]" office:value-type="float" office:value="0.0799999237060547">
            <text:p>0.08</text:p>
          </table:table-cell>
          <table:table-cell table:style-name="ce3" table:formula="of:=[.C17]-[.A17]" office:value-type="float" office:value="5.75">
            <text:p>5.75</text:p>
          </table:table-cell>
          <table:table-cell table:style-name="ce4" table:formula="of:=AVERAGE([.G17:.G21])" office:value-type="float" office:value="6.40200004577637">
            <text:p>6.4020000458</text:p>
          </table:table-cell>
          <table:table-cell/>
          <table:table-cell table:formula="of:=[.D17]-[.D17]" office:value-type="float" office:value="0">
            <text:p>0.00</text:p>
          </table:table-cell>
          <table:table-cell table:formula="of:=[.J17]+[.E17]" office:value-type="float" office:value="5.67000007629395">
            <text:p>5.67</text:p>
          </table:table-cell>
          <table:table-cell table:formula="of:=SUM([.$F$2:.F17])" office:value-type="float" office:value="0.940000534057617">
            <text:p>0.94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8907.03">
            <text:p>1523328907.03</text:p>
          </table:table-cell>
          <table:table-cell table:style-name="ce1" office:value-type="float" office:value="1523328914.01">
            <text:p>1523328914.01</text:p>
          </table:table-cell>
          <table:table-cell table:style-name="ce1" office:value-type="float" office:value="1523328914.04">
            <text:p>1523328914.04</text:p>
          </table:table-cell>
          <table:table-cell table:style-name="ce3" table:formula="of:=[.A18]-[.$A$2]" office:value-type="float" office:value="187.009999990463">
            <text:p>187.01</text:p>
          </table:table-cell>
          <table:table-cell table:style-name="ce3" table:formula="of:=[.B18]-[.A18]" office:value-type="float" office:value="6.98000001907349">
            <text:p>6.98</text:p>
          </table:table-cell>
          <table:table-cell table:style-name="ce3" table:formula="of:=[.C18]-[.B18]" office:value-type="float" office:value="0.0299999713897705">
            <text:p>0.03</text:p>
          </table:table-cell>
          <table:table-cell table:style-name="ce3" table:formula="of:=[.C18]-[.A18]" office:value-type="float" office:value="7.00999999046326">
            <text:p>7.01</text:p>
          </table:table-cell>
          <table:table-cell table:number-columns-repeated="2"/>
          <table:table-cell table:formula="of:=[.D18]-[.D17]" office:value-type="float" office:value="7.00999999046326">
            <text:p>7.01</text:p>
          </table:table-cell>
          <table:table-cell table:formula="of:=[.J18]+[.E18]" office:value-type="float" office:value="13.9900000095367">
            <text:p>13.99</text:p>
          </table:table-cell>
          <table:table-cell table:formula="of:=SUM([.$F$2:.F18])" office:value-type="float" office:value="0.970000505447388">
            <text:p>0.97</text:p>
          </table:table-cell>
          <table:table-cell table:formula="of:=SUM([.F17:.F18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table:style-name="ce1" office:value-type="float" office:value="1523328914.02">
            <text:p>1523328914.02</text:p>
          </table:table-cell>
          <table:table-cell table:style-name="ce1" office:value-type="float" office:value="1523328920.01">
            <text:p>1523328920.01</text:p>
          </table:table-cell>
          <table:table-cell table:style-name="ce1" office:value-type="float" office:value="1523328920.06">
            <text:p>1523328920.06</text:p>
          </table:table-cell>
          <table:table-cell table:style-name="ce3" table:formula="of:=[.A19]-[.$A$2]" office:value-type="float" office:value="194">
            <text:p>194.00</text:p>
          </table:table-cell>
          <table:table-cell table:style-name="ce3" table:formula="of:=[.B19]-[.A19]" office:value-type="float" office:value="5.99000000953674">
            <text:p>5.99</text:p>
          </table:table-cell>
          <table:table-cell table:style-name="ce3" table:formula="of:=[.C19]-[.B19]" office:value-type="float" office:value="0.0499999523162842">
            <text:p>0.05</text:p>
          </table:table-cell>
          <table:table-cell table:style-name="ce3" table:formula="of:=[.C19]-[.A19]" office:value-type="float" office:value="6.03999996185303">
            <text:p>6.04</text:p>
          </table:table-cell>
          <table:table-cell table:number-columns-repeated="2"/>
          <table:table-cell table:formula="of:=[.D19]-[.D17]" office:value-type="float" office:value="14">
            <text:p>14.00</text:p>
          </table:table-cell>
          <table:table-cell table:formula="of:=[.J19]+[.E19]" office:value-type="float" office:value="19.9900000095367">
            <text:p>19.99</text:p>
          </table:table-cell>
          <table:table-cell table:formula="of:=SUM([.$F$2:.F19])" office:value-type="float" office:value="1.02000045776367">
            <text:p>1.02</text:p>
          </table:table-cell>
          <table:table-cell table:formula="of:=SUM([.F17:.F19])" office:value-type="float" office:value="0.159999847412109">
            <text:p>0.16</text:p>
          </table:table-cell>
          <table:table-cell table:number-columns-repeated="2"/>
        </table:table-row>
        <table:table-row table:style-name="ro2">
          <table:table-cell table:style-name="ce1" office:value-type="float" office:value="1523328929.03">
            <text:p>1523328929.03</text:p>
          </table:table-cell>
          <table:table-cell table:style-name="ce1" office:value-type="float" office:value="1523328936.31">
            <text:p>1523328936.31</text:p>
          </table:table-cell>
          <table:table-cell table:style-name="ce1" office:value-type="float" office:value="1523328936.38">
            <text:p>1523328936.38</text:p>
          </table:table-cell>
          <table:table-cell table:style-name="ce3" table:formula="of:=[.A20]-[.$A$2]" office:value-type="float" office:value="209.009999990463">
            <text:p>209.01</text:p>
          </table:table-cell>
          <table:table-cell table:style-name="ce3" table:formula="of:=[.B20]-[.A20]" office:value-type="float" office:value="7.27999997138977">
            <text:p>7.28</text:p>
          </table:table-cell>
          <table:table-cell table:style-name="ce3" table:formula="of:=[.C20]-[.B20]" office:value-type="float" office:value="0.070000171661377">
            <text:p>0.07</text:p>
          </table:table-cell>
          <table:table-cell table:style-name="ce3" table:formula="of:=[.C20]-[.A20]" office:value-type="float" office:value="7.35000014305115">
            <text:p>7.35</text:p>
          </table:table-cell>
          <table:table-cell table:number-columns-repeated="2"/>
          <table:table-cell table:formula="of:=[.D20]-[.D17]" office:value-type="float" office:value="29.0099999904633">
            <text:p>29.01</text:p>
          </table:table-cell>
          <table:table-cell table:formula="of:=[.J20]+[.E20]" office:value-type="float" office:value="36.289999961853">
            <text:p>36.29</text:p>
          </table:table-cell>
          <table:table-cell table:formula="of:=SUM([.$F$2:.F20])" office:value-type="float" office:value="1.09000062942505">
            <text:p>1.09</text:p>
          </table:table-cell>
          <table:table-cell table:formula="of:=SUM([.F17:.F20])" office:value-type="float" office:value="0.230000019073486">
            <text:p>0.23</text:p>
          </table:table-cell>
          <table:table-cell table:number-columns-repeated="2"/>
        </table:table-row>
        <table:table-row table:style-name="ro2">
          <table:table-cell table:style-name="ce1" office:value-type="float" office:value="1523328944.03">
            <text:p>1523328944.03</text:p>
          </table:table-cell>
          <table:table-cell table:style-name="ce1" office:value-type="float" office:value="1523328949.86">
            <text:p>1523328949.86</text:p>
          </table:table-cell>
          <table:table-cell table:style-name="ce1" office:value-type="float" office:value="1523328949.89">
            <text:p>1523328949.89</text:p>
          </table:table-cell>
          <table:table-cell table:style-name="ce3" table:formula="of:=[.A21]-[.$A$2]" office:value-type="float" office:value="224.009999990463">
            <text:p>224.01</text:p>
          </table:table-cell>
          <table:table-cell table:style-name="ce3" table:formula="of:=[.B21]-[.A21]" office:value-type="float" office:value="5.82999992370606">
            <text:p>5.83</text:p>
          </table:table-cell>
          <table:table-cell table:style-name="ce3" table:formula="of:=[.C21]-[.B21]" office:value-type="float" office:value="0.0300002098083496">
            <text:p>0.03</text:p>
          </table:table-cell>
          <table:table-cell table:style-name="ce3" table:formula="of:=[.C21]-[.A21]" office:value-type="float" office:value="5.8600001335144">
            <text:p>5.86</text:p>
          </table:table-cell>
          <table:table-cell table:formula="of:=[.H16]+60" office:value-type="float" office:value="240">
            <text:p>240</text:p>
          </table:table-cell>
          <table:table-cell table:style-name="ce2" table:formula="of:=[.H21]-([.E21]+[.D21])" office:value-type="float" office:value="10.1600000858307">
            <text:p>10.16</text:p>
          </table:table-cell>
          <table:table-cell table:formula="of:=[.D21]-[.D17]" office:value-type="float" office:value="44.0099999904633">
            <text:p>44.01</text:p>
          </table:table-cell>
          <table:table-cell table:style-name="ce5" table:formula="of:=[.J21]+[.E21]" office:value-type="float" office:value="49.8399999141693">
            <text:p>49.84</text:p>
          </table:table-cell>
          <table:table-cell table:formula="of:=SUM([.$F$2:.F21])" office:value-type="float" office:value="1.1200008392334">
            <text:p>1.12</text:p>
          </table:table-cell>
          <table:table-cell table:formula="of:=SUM([.F17:.F21])" office:value-type="float" office:value="0.260000228881836">
            <text:p>0.26</text:p>
          </table:table-cell>
          <table:table-cell table:number-columns-repeated="2"/>
        </table:table-row>
        <table:table-row table:style-name="ro2">
          <table:table-cell office:value-type="float" office:value="1523328960.03">
            <text:p>1523328960.03</text:p>
          </table:table-cell>
          <table:table-cell office:value-type="float" office:value="1523328965.46">
            <text:p>1523328965.46</text:p>
          </table:table-cell>
          <table:table-cell office:value-type="float" office:value="1523328965.52">
            <text:p>1523328965.52</text:p>
          </table:table-cell>
          <table:table-cell table:formula="of:=[.A22]-[.$A$2]" office:value-type="float" office:value="240.009999990463">
            <text:p>240.01</text:p>
          </table:table-cell>
          <table:table-cell table:formula="of:=[.B22]-[.A22]" office:value-type="float" office:value="5.4300000667572">
            <text:p>5.43</text:p>
          </table:table-cell>
          <table:table-cell table:formula="of:=[.C22]-[.B22]" office:value-type="float" office:value="0.059999942779541">
            <text:p>0.06</text:p>
          </table:table-cell>
          <table:table-cell table:formula="of:=[.C22]-[.A22]" office:value-type="float" office:value="5.49000000953674">
            <text:p>5.49</text:p>
          </table:table-cell>
          <table:table-cell table:style-name="ce4" table:formula="of:=AVERAGE([.G22:.G26])" office:value-type="float" office:value="6.25">
            <text:p>6.25</text:p>
          </table:table-cell>
          <table:table-cell/>
          <table:table-cell table:formula="of:=[.D22]-[.D22]" office:value-type="float" office:value="0">
            <text:p>0.00</text:p>
          </table:table-cell>
          <table:table-cell table:formula="of:=[.J22]+[.E22]" office:value-type="float" office:value="5.4300000667572">
            <text:p>5.43</text:p>
          </table:table-cell>
          <table:table-cell table:formula="of:=SUM([.$F$2:.F22])" office:value-type="float" office:value="1.18000078201294">
            <text:p>1.18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8967.02">
            <text:p>1523328967.02</text:p>
          </table:table-cell>
          <table:table-cell office:value-type="float" office:value="1523328974.02">
            <text:p>1523328974.02</text:p>
          </table:table-cell>
          <table:table-cell office:value-type="float" office:value="1523328974.09">
            <text:p>1523328974.09</text:p>
          </table:table-cell>
          <table:table-cell table:formula="of:=[.A23]-[.$A$2]" office:value-type="float" office:value="247">
            <text:p>247.00</text:p>
          </table:table-cell>
          <table:table-cell table:formula="of:=[.B23]-[.A23]" office:value-type="float" office:value="7">
            <text:p>7.00</text:p>
          </table:table-cell>
          <table:table-cell table:formula="of:=[.C23]-[.B23]" office:value-type="float" office:value="0.0699999332427979">
            <text:p>0.07</text:p>
          </table:table-cell>
          <table:table-cell table:formula="of:=[.C23]-[.A23]" office:value-type="float" office:value="7.0699999332428">
            <text:p>7.07</text:p>
          </table:table-cell>
          <table:table-cell table:number-columns-repeated="2"/>
          <table:table-cell table:formula="of:=[.D23]-[.D22]" office:value-type="float" office:value="6.99000000953674">
            <text:p>6.99</text:p>
          </table:table-cell>
          <table:table-cell table:formula="of:=[.J23]+[.E23]" office:value-type="float" office:value="13.9900000095367">
            <text:p>13.99</text:p>
          </table:table-cell>
          <table:table-cell table:formula="of:=SUM([.$F$2:.F23])" office:value-type="float" office:value="1.25000071525574">
            <text:p>1.25</text:p>
          </table:table-cell>
          <table:table-cell table:formula="of:=SUM([.F22:.F23])" office:value-type="float" office:value="0.129999876022339">
            <text:p>0.13</text:p>
          </table:table-cell>
          <table:table-cell table:number-columns-repeated="2"/>
        </table:table-row>
        <table:table-row table:style-name="ro2">
          <table:table-cell office:value-type="float" office:value="1523328974.02">
            <text:p>1523328974.02</text:p>
          </table:table-cell>
          <table:table-cell office:value-type="float" office:value="1523328980.01">
            <text:p>1523328980.01</text:p>
          </table:table-cell>
          <table:table-cell office:value-type="float" office:value="1523328980.05">
            <text:p>1523328980.05</text:p>
          </table:table-cell>
          <table:table-cell table:formula="of:=[.A24]-[.$A$2]" office:value-type="float" office:value="254">
            <text:p>254.00</text:p>
          </table:table-cell>
          <table:table-cell table:formula="of:=[.B24]-[.A24]" office:value-type="float" office:value="5.99000000953674">
            <text:p>5.99</text:p>
          </table:table-cell>
          <table:table-cell table:formula="of:=[.C24]-[.B24]" office:value-type="float" office:value="0.0399999618530273">
            <text:p>0.04</text:p>
          </table:table-cell>
          <table:table-cell table:formula="of:=[.C24]-[.A24]" office:value-type="float" office:value="6.02999997138977">
            <text:p>6.03</text:p>
          </table:table-cell>
          <table:table-cell table:number-columns-repeated="2"/>
          <table:table-cell table:formula="of:=[.D24]-[.D22]" office:value-type="float" office:value="13.9900000095367">
            <text:p>13.99</text:p>
          </table:table-cell>
          <table:table-cell table:formula="of:=[.J24]+[.E24]" office:value-type="float" office:value="19.9800000190735">
            <text:p>19.98</text:p>
          </table:table-cell>
          <table:table-cell table:formula="of:=SUM([.$F$2:.F24])" office:value-type="float" office:value="1.29000067710876">
            <text:p>1.29</text:p>
          </table:table-cell>
          <table:table-cell table:formula="of:=SUM([.F22:.F24])" office:value-type="float" office:value="0.169999837875366">
            <text:p>0.17</text:p>
          </table:table-cell>
          <table:table-cell table:number-columns-repeated="2"/>
        </table:table-row>
        <table:table-row table:style-name="ro2">
          <table:table-cell office:value-type="float" office:value="1523328989.03">
            <text:p>1523328989.03</text:p>
          </table:table-cell>
          <table:table-cell office:value-type="float" office:value="1523328994.9">
            <text:p>1523328994.9</text:p>
          </table:table-cell>
          <table:table-cell office:value-type="float" office:value="1523328994.97">
            <text:p>1523328994.97</text:p>
          </table:table-cell>
          <table:table-cell table:formula="of:=[.A25]-[.$A$2]" office:value-type="float" office:value="269.009999990463">
            <text:p>269.01</text:p>
          </table:table-cell>
          <table:table-cell table:formula="of:=[.B25]-[.A25]" office:value-type="float" office:value="5.87000012397766">
            <text:p>5.87</text:p>
          </table:table-cell>
          <table:table-cell table:formula="of:=[.C25]-[.B25]" office:value-type="float" office:value="0.0699999332427979">
            <text:p>0.07</text:p>
          </table:table-cell>
          <table:table-cell table:formula="of:=[.C25]-[.A25]" office:value-type="float" office:value="5.94000005722046">
            <text:p>5.94</text:p>
          </table:table-cell>
          <table:table-cell table:number-columns-repeated="2"/>
          <table:table-cell table:formula="of:=[.D25]-[.D22]" office:value-type="float" office:value="29">
            <text:p>29.00</text:p>
          </table:table-cell>
          <table:table-cell table:formula="of:=[.J25]+[.E25]" office:value-type="float" office:value="34.8700001239777">
            <text:p>34.87</text:p>
          </table:table-cell>
          <table:table-cell table:formula="of:=SUM([.$F$2:.F25])" office:value-type="float" office:value="1.36000061035156">
            <text:p>1.36</text:p>
          </table:table-cell>
          <table:table-cell table:formula="of:=SUM([.F22:.F25])" office:value-type="float" office:value="0.239999771118164">
            <text:p>0.24</text:p>
          </table:table-cell>
          <table:table-cell table:number-columns-repeated="2"/>
        </table:table-row>
        <table:table-row table:style-name="ro2">
          <table:table-cell office:value-type="float" office:value="1523329004.02">
            <text:p>1523329004.02</text:p>
          </table:table-cell>
          <table:table-cell office:value-type="float" office:value="1523329010.69">
            <text:p>1523329010.69</text:p>
          </table:table-cell>
          <table:table-cell office:value-type="float" office:value="1523329010.74">
            <text:p>1523329010.74</text:p>
          </table:table-cell>
          <table:table-cell table:formula="of:=[.A26]-[.$A$2]" office:value-type="float" office:value="284">
            <text:p>284.00</text:p>
          </table:table-cell>
          <table:table-cell table:formula="of:=[.B26]-[.A26]" office:value-type="float" office:value="6.67000007629395">
            <text:p>6.67</text:p>
          </table:table-cell>
          <table:table-cell table:formula="of:=[.C26]-[.B26]" office:value-type="float" office:value="0.0499999523162842">
            <text:p>0.05</text:p>
          </table:table-cell>
          <table:table-cell table:formula="of:=[.C26]-[.A26]" office:value-type="float" office:value="6.72000002861023">
            <text:p>6.72</text:p>
          </table:table-cell>
          <table:table-cell table:formula="of:=[.H21]+60" office:value-type="float" office:value="300">
            <text:p>300</text:p>
          </table:table-cell>
          <table:table-cell table:style-name="ce2" table:formula="of:=[.H26]-([.E26]+[.D26])" office:value-type="float" office:value="9.32999992370606">
            <text:p>9.33</text:p>
          </table:table-cell>
          <table:table-cell table:formula="of:=[.D26]-[.D22]" office:value-type="float" office:value="43.9900000095367">
            <text:p>43.99</text:p>
          </table:table-cell>
          <table:table-cell table:style-name="ce5" table:formula="of:=[.J26]+[.E26]" office:value-type="float" office:value="50.6600000858307">
            <text:p>50.66</text:p>
          </table:table-cell>
          <table:table-cell table:formula="of:=SUM([.$F$2:.F26])" office:value-type="float" office:value="1.41000056266785">
            <text:p>1.41</text:p>
          </table:table-cell>
          <table:table-cell table:formula="of:=SUM([.F22:.F26])" office:value-type="float" office:value="0.289999723434448">
            <text:p>0.29</text:p>
          </table:table-cell>
          <table:table-cell table:number-columns-repeated="2"/>
        </table:table-row>
        <table:table-row table:style-name="ro2">
          <table:table-cell table:style-name="ce1" office:value-type="float" office:value="1523329020.03">
            <text:p>1523329020.03</text:p>
          </table:table-cell>
          <table:table-cell table:style-name="ce1" office:value-type="float" office:value="1523329025.67">
            <text:p>1523329025.67</text:p>
          </table:table-cell>
          <table:table-cell table:style-name="ce1" office:value-type="float" office:value="1523329025.72">
            <text:p>1523329025.72</text:p>
          </table:table-cell>
          <table:table-cell table:style-name="ce3" table:formula="of:=[.A27]-[.$A$2]" office:value-type="float" office:value="300.009999990463">
            <text:p>300.01</text:p>
          </table:table-cell>
          <table:table-cell table:style-name="ce3" table:formula="of:=[.B27]-[.A27]" office:value-type="float" office:value="5.64000010490418">
            <text:p>5.64</text:p>
          </table:table-cell>
          <table:table-cell table:style-name="ce3" table:formula="of:=[.C27]-[.B27]" office:value-type="float" office:value="0.0499999523162842">
            <text:p>0.05</text:p>
          </table:table-cell>
          <table:table-cell table:style-name="ce3" table:formula="of:=[.C27]-[.A27]" office:value-type="float" office:value="5.69000005722046">
            <text:p>5.69</text:p>
          </table:table-cell>
          <table:table-cell table:style-name="ce4" table:formula="of:=AVERAGE([.G27:.G31])" office:value-type="float" office:value="6.48199996948242">
            <text:p>6.4819999695</text:p>
          </table:table-cell>
          <table:table-cell/>
          <table:table-cell table:formula="of:=[.D27]-[.D27]" office:value-type="float" office:value="0">
            <text:p>0.00</text:p>
          </table:table-cell>
          <table:table-cell table:formula="of:=[.J27]+[.E27]" office:value-type="float" office:value="5.64000010490418">
            <text:p>5.64</text:p>
          </table:table-cell>
          <table:table-cell table:formula="of:=SUM([.$F$2:.F27])" office:value-type="float" office:value="1.46000051498413">
            <text:p>1.46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027.03">
            <text:p>1523329027.03</text:p>
          </table:table-cell>
          <table:table-cell table:style-name="ce1" office:value-type="float" office:value="1523329034.04">
            <text:p>1523329034.04</text:p>
          </table:table-cell>
          <table:table-cell table:style-name="ce1" office:value-type="float" office:value="1523329034.09">
            <text:p>1523329034.09</text:p>
          </table:table-cell>
          <table:table-cell table:style-name="ce3" table:formula="of:=[.A28]-[.$A$2]" office:value-type="float" office:value="307.009999990463">
            <text:p>307.01</text:p>
          </table:table-cell>
          <table:table-cell table:style-name="ce3" table:formula="of:=[.B28]-[.A28]" office:value-type="float" office:value="7.00999999046326">
            <text:p>7.01</text:p>
          </table:table-cell>
          <table:table-cell table:style-name="ce3" table:formula="of:=[.C28]-[.B28]" office:value-type="float" office:value="0.0499999523162842">
            <text:p>0.05</text:p>
          </table:table-cell>
          <table:table-cell table:style-name="ce3" table:formula="of:=[.C28]-[.A28]" office:value-type="float" office:value="7.05999994277954">
            <text:p>7.06</text:p>
          </table:table-cell>
          <table:table-cell table:number-columns-repeated="2"/>
          <table:table-cell table:formula="of:=[.D28]-[.D27]" office:value-type="float" office:value="7">
            <text:p>7.00</text:p>
          </table:table-cell>
          <table:table-cell table:formula="of:=[.J28]+[.E28]" office:value-type="float" office:value="14.0099999904633">
            <text:p>14.01</text:p>
          </table:table-cell>
          <table:table-cell table:formula="of:=SUM([.$F$2:.F28])" office:value-type="float" office:value="1.51000046730042">
            <text:p>1.51</text:p>
          </table:table-cell>
          <table:table-cell table:formula="of:=SUM([.F27:.F28])" office:value-type="float" office:value="0.0999999046325684">
            <text:p>0.10</text:p>
          </table:table-cell>
          <table:table-cell table:number-columns-repeated="2"/>
        </table:table-row>
        <table:table-row table:style-name="ro2">
          <table:table-cell table:style-name="ce1" office:value-type="float" office:value="1523329034.01">
            <text:p>1523329034.01</text:p>
          </table:table-cell>
          <table:table-cell table:style-name="ce1" office:value-type="float" office:value="1523329040.7">
            <text:p>1523329040.7</text:p>
          </table:table-cell>
          <table:table-cell table:style-name="ce1" office:value-type="float" office:value="1523329040.75">
            <text:p>1523329040.75</text:p>
          </table:table-cell>
          <table:table-cell table:style-name="ce3" table:formula="of:=[.A29]-[.$A$2]" office:value-type="float" office:value="313.990000009537">
            <text:p>313.99</text:p>
          </table:table-cell>
          <table:table-cell table:style-name="ce3" table:formula="of:=[.B29]-[.A29]" office:value-type="float" office:value="6.69000005722046">
            <text:p>6.69</text:p>
          </table:table-cell>
          <table:table-cell table:style-name="ce3" table:formula="of:=[.C29]-[.B29]" office:value-type="float" office:value="0.0499999523162842">
            <text:p>0.05</text:p>
          </table:table-cell>
          <table:table-cell table:style-name="ce3" table:formula="of:=[.C29]-[.A29]" office:value-type="float" office:value="6.74000000953674">
            <text:p>6.74</text:p>
          </table:table-cell>
          <table:table-cell table:number-columns-repeated="2"/>
          <table:table-cell table:formula="of:=[.D29]-[.D27]" office:value-type="float" office:value="13.9800000190735">
            <text:p>13.98</text:p>
          </table:table-cell>
          <table:table-cell table:formula="of:=[.J29]+[.E29]" office:value-type="float" office:value="20.6700000762939">
            <text:p>20.67</text:p>
          </table:table-cell>
          <table:table-cell table:formula="of:=SUM([.$F$2:.F29])" office:value-type="float" office:value="1.5600004196167">
            <text:p>1.56</text:p>
          </table:table-cell>
          <table:table-cell table:formula="of:=SUM([.F27:.F29])" office:value-type="float" office:value="0.149999856948853">
            <text:p>0.15</text:p>
          </table:table-cell>
          <table:table-cell table:number-columns-repeated="2"/>
        </table:table-row>
        <table:table-row table:style-name="ro2">
          <table:table-cell table:style-name="ce1" office:value-type="float" office:value="1523329049.02">
            <text:p>1523329049.02</text:p>
          </table:table-cell>
          <table:table-cell table:style-name="ce1" office:value-type="float" office:value="1523329055.55">
            <text:p>1523329055.55</text:p>
          </table:table-cell>
          <table:table-cell table:style-name="ce1" office:value-type="float" office:value="1523329055.62">
            <text:p>1523329055.62</text:p>
          </table:table-cell>
          <table:table-cell table:style-name="ce3" table:formula="of:=[.A30]-[.$A$2]" office:value-type="float" office:value="329">
            <text:p>329.00</text:p>
          </table:table-cell>
          <table:table-cell table:style-name="ce3" table:formula="of:=[.B30]-[.A30]" office:value-type="float" office:value="6.52999997138977">
            <text:p>6.53</text:p>
          </table:table-cell>
          <table:table-cell table:style-name="ce3" table:formula="of:=[.C30]-[.B30]" office:value-type="float" office:value="0.0699999332427979">
            <text:p>0.07</text:p>
          </table:table-cell>
          <table:table-cell table:style-name="ce3" table:formula="of:=[.C30]-[.A30]" office:value-type="float" office:value="6.59999990463257">
            <text:p>6.60</text:p>
          </table:table-cell>
          <table:table-cell table:number-columns-repeated="2"/>
          <table:table-cell table:formula="of:=[.D30]-[.D27]" office:value-type="float" office:value="28.9900000095367">
            <text:p>28.99</text:p>
          </table:table-cell>
          <table:table-cell table:formula="of:=[.J30]+[.E30]" office:value-type="float" office:value="35.5199999809265">
            <text:p>35.52</text:p>
          </table:table-cell>
          <table:table-cell table:formula="of:=SUM([.$F$2:.F30])" office:value-type="float" office:value="1.6300003528595">
            <text:p>1.63</text:p>
          </table:table-cell>
          <table:table-cell table:formula="of:=SUM([.F27:.F30])" office:value-type="float" office:value="0.21999979019165">
            <text:p>0.22</text:p>
          </table:table-cell>
          <table:table-cell table:number-columns-repeated="2"/>
        </table:table-row>
        <table:table-row table:style-name="ro2">
          <table:table-cell table:style-name="ce1" office:value-type="float" office:value="1523329064.02">
            <text:p>1523329064.02</text:p>
          </table:table-cell>
          <table:table-cell table:style-name="ce1" office:value-type="float" office:value="1523329070.3">
            <text:p>1523329070.3</text:p>
          </table:table-cell>
          <table:table-cell table:style-name="ce1" office:value-type="float" office:value="1523329070.34">
            <text:p>1523329070.34</text:p>
          </table:table-cell>
          <table:table-cell table:style-name="ce3" table:formula="of:=[.A31]-[.$A$2]" office:value-type="float" office:value="344">
            <text:p>344.00</text:p>
          </table:table-cell>
          <table:table-cell table:style-name="ce3" table:formula="of:=[.B31]-[.A31]" office:value-type="float" office:value="6.27999997138977">
            <text:p>6.28</text:p>
          </table:table-cell>
          <table:table-cell table:style-name="ce3" table:formula="of:=[.C31]-[.B31]" office:value-type="float" office:value="0.0399999618530273">
            <text:p>0.04</text:p>
          </table:table-cell>
          <table:table-cell table:style-name="ce3" table:formula="of:=[.C31]-[.A31]" office:value-type="float" office:value="6.3199999332428">
            <text:p>6.32</text:p>
          </table:table-cell>
          <table:table-cell table:formula="of:=[.H26]+60" office:value-type="float" office:value="360">
            <text:p>360</text:p>
          </table:table-cell>
          <table:table-cell table:style-name="ce2" table:formula="of:=[.H31]-([.E31]+[.D31])" office:value-type="float" office:value="9.72000002861023">
            <text:p>9.72</text:p>
          </table:table-cell>
          <table:table-cell table:formula="of:=[.D31]-[.D27]" office:value-type="float" office:value="43.9900000095367">
            <text:p>43.99</text:p>
          </table:table-cell>
          <table:table-cell table:style-name="ce5" table:formula="of:=[.J31]+[.E31]" office:value-type="float" office:value="50.2699999809265">
            <text:p>50.27</text:p>
          </table:table-cell>
          <table:table-cell table:formula="of:=SUM([.$F$2:.F31])" office:value-type="float" office:value="1.67000031471252">
            <text:p>1.67</text:p>
          </table:table-cell>
          <table:table-cell table:formula="of:=SUM([.F27:.F31])" office:value-type="float" office:value="0.259999752044678">
            <text:p>0.26</text:p>
          </table:table-cell>
          <table:table-cell table:number-columns-repeated="2"/>
        </table:table-row>
        <table:table-row table:style-name="ro2">
          <table:table-cell office:value-type="float" office:value="1523329080.04">
            <text:p>1523329080.04</text:p>
          </table:table-cell>
          <table:table-cell office:value-type="float" office:value="1523329085.61">
            <text:p>1523329085.61</text:p>
          </table:table-cell>
          <table:table-cell office:value-type="float" office:value="1523329085.67">
            <text:p>1523329085.67</text:p>
          </table:table-cell>
          <table:table-cell table:formula="of:=[.A32]-[.$A$2]" office:value-type="float" office:value="360.019999980926">
            <text:p>360.02</text:p>
          </table:table-cell>
          <table:table-cell table:formula="of:=[.B32]-[.A32]" office:value-type="float" office:value="5.5699999332428">
            <text:p>5.57</text:p>
          </table:table-cell>
          <table:table-cell table:formula="of:=[.C32]-[.B32]" office:value-type="float" office:value="0.0600001811981201">
            <text:p>0.06</text:p>
          </table:table-cell>
          <table:table-cell table:formula="of:=[.C32]-[.A32]" office:value-type="float" office:value="5.63000011444092">
            <text:p>5.63</text:p>
          </table:table-cell>
          <table:table-cell table:style-name="ce4" table:formula="of:=AVERAGE([.G32:.G36])" office:value-type="float" office:value="6.22400002479553">
            <text:p>6.2240000248</text:p>
          </table:table-cell>
          <table:table-cell/>
          <table:table-cell table:formula="of:=[.D32]-[.D32]" office:value-type="float" office:value="0">
            <text:p>0.00</text:p>
          </table:table-cell>
          <table:table-cell table:formula="of:=[.J32]+[.E32]" office:value-type="float" office:value="5.5699999332428">
            <text:p>5.57</text:p>
          </table:table-cell>
          <table:table-cell table:formula="of:=SUM([.$F$2:.F32])" office:value-type="float" office:value="1.73000049591064">
            <text:p>1.73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9087.03">
            <text:p>1523329087.03</text:p>
          </table:table-cell>
          <table:table-cell office:value-type="float" office:value="1523329094.05">
            <text:p>1523329094.05</text:p>
          </table:table-cell>
          <table:table-cell office:value-type="float" office:value="1523329094.08">
            <text:p>1523329094.08</text:p>
          </table:table-cell>
          <table:table-cell table:formula="of:=[.A33]-[.$A$2]" office:value-type="float" office:value="367.009999990463">
            <text:p>367.01</text:p>
          </table:table-cell>
          <table:table-cell table:formula="of:=[.B33]-[.A33]" office:value-type="float" office:value="7.01999998092651">
            <text:p>7.02</text:p>
          </table:table-cell>
          <table:table-cell table:formula="of:=[.C33]-[.B33]" office:value-type="float" office:value="0.0299999713897705">
            <text:p>0.03</text:p>
          </table:table-cell>
          <table:table-cell table:formula="of:=[.C33]-[.A33]" office:value-type="float" office:value="7.04999995231628">
            <text:p>7.05</text:p>
          </table:table-cell>
          <table:table-cell table:number-columns-repeated="2"/>
          <table:table-cell table:formula="of:=[.D33]-[.D32]" office:value-type="float" office:value="6.99000000953674">
            <text:p>6.99</text:p>
          </table:table-cell>
          <table:table-cell table:formula="of:=[.J33]+[.E33]" office:value-type="float" office:value="14.0099999904633">
            <text:p>14.01</text:p>
          </table:table-cell>
          <table:table-cell table:formula="of:=SUM([.$F$2:.F33])" office:value-type="float" office:value="1.76000046730042">
            <text:p>1.76</text:p>
          </table:table-cell>
          <table:table-cell table:formula="of:=SUM([.F32:.F33])" office:value-type="float" office:value="0.0900001525878906">
            <text:p>0.09</text:p>
          </table:table-cell>
          <table:table-cell table:number-columns-repeated="2"/>
        </table:table-row>
        <table:table-row table:style-name="ro2">
          <table:table-cell office:value-type="float" office:value="1523329094.03">
            <text:p>1523329094.03</text:p>
          </table:table-cell>
          <table:table-cell office:value-type="float" office:value="1523329100.26">
            <text:p>1523329100.26</text:p>
          </table:table-cell>
          <table:table-cell office:value-type="float" office:value="1523329100.29">
            <text:p>1523329100.29</text:p>
          </table:table-cell>
          <table:table-cell table:formula="of:=[.A34]-[.$A$2]" office:value-type="float" office:value="374.009999990463">
            <text:p>374.01</text:p>
          </table:table-cell>
          <table:table-cell table:formula="of:=[.B34]-[.A34]" office:value-type="float" office:value="6.23000001907349">
            <text:p>6.23</text:p>
          </table:table-cell>
          <table:table-cell table:formula="of:=[.C34]-[.B34]" office:value-type="float" office:value="0.0299999713897705">
            <text:p>0.03</text:p>
          </table:table-cell>
          <table:table-cell table:formula="of:=[.C34]-[.A34]" office:value-type="float" office:value="6.25999999046326">
            <text:p>6.26</text:p>
          </table:table-cell>
          <table:table-cell table:number-columns-repeated="2"/>
          <table:table-cell table:formula="of:=[.D34]-[.D32]" office:value-type="float" office:value="13.9900000095367">
            <text:p>13.99</text:p>
          </table:table-cell>
          <table:table-cell table:formula="of:=[.J34]+[.E34]" office:value-type="float" office:value="20.2200000286102">
            <text:p>20.22</text:p>
          </table:table-cell>
          <table:table-cell table:formula="of:=SUM([.$F$2:.F34])" office:value-type="float" office:value="1.79000043869019">
            <text:p>1.79</text:p>
          </table:table-cell>
          <table:table-cell table:formula="of:=SUM([.F32:.F34])" office:value-type="float" office:value="0.120000123977661">
            <text:p>0.12</text:p>
          </table:table-cell>
          <table:table-cell table:number-columns-repeated="2"/>
        </table:table-row>
        <table:table-row table:style-name="ro2">
          <table:table-cell office:value-type="float" office:value="1523329109.04">
            <text:p>1523329109.04</text:p>
          </table:table-cell>
          <table:table-cell office:value-type="float" office:value="1523329115.32">
            <text:p>1523329115.32</text:p>
          </table:table-cell>
          <table:table-cell office:value-type="float" office:value="1523329115.36">
            <text:p>1523329115.36</text:p>
          </table:table-cell>
          <table:table-cell table:formula="of:=[.A35]-[.$A$2]" office:value-type="float" office:value="389.019999980927">
            <text:p>389.02</text:p>
          </table:table-cell>
          <table:table-cell table:formula="of:=[.B35]-[.A35]" office:value-type="float" office:value="6.27999997138977">
            <text:p>6.28</text:p>
          </table:table-cell>
          <table:table-cell table:formula="of:=[.C35]-[.B35]" office:value-type="float" office:value="0.0399999618530273">
            <text:p>0.04</text:p>
          </table:table-cell>
          <table:table-cell table:formula="of:=[.C35]-[.A35]" office:value-type="float" office:value="6.3199999332428">
            <text:p>6.32</text:p>
          </table:table-cell>
          <table:table-cell table:number-columns-repeated="2"/>
          <table:table-cell table:formula="of:=[.D35]-[.D32]" office:value-type="float" office:value="29">
            <text:p>29.00</text:p>
          </table:table-cell>
          <table:table-cell table:formula="of:=[.J35]+[.E35]" office:value-type="float" office:value="35.2799999713898">
            <text:p>35.28</text:p>
          </table:table-cell>
          <table:table-cell table:formula="of:=SUM([.$F$2:.F35])" office:value-type="float" office:value="1.83000040054321">
            <text:p>1.83</text:p>
          </table:table-cell>
          <table:table-cell table:formula="of:=SUM([.F32:.F35])" office:value-type="float" office:value="0.160000085830688">
            <text:p>0.16</text:p>
          </table:table-cell>
          <table:table-cell table:number-columns-repeated="2"/>
        </table:table-row>
        <table:table-row table:style-name="ro2">
          <table:table-cell office:value-type="float" office:value="1523329124.02">
            <text:p>1523329124.02</text:p>
          </table:table-cell>
          <table:table-cell office:value-type="float" office:value="1523329129.81">
            <text:p>1523329129.81</text:p>
          </table:table-cell>
          <table:table-cell office:value-type="float" office:value="1523329129.88">
            <text:p>1523329129.88</text:p>
          </table:table-cell>
          <table:table-cell table:formula="of:=[.A36]-[.$A$2]" office:value-type="float" office:value="404">
            <text:p>404.00</text:p>
          </table:table-cell>
          <table:table-cell table:formula="of:=[.B36]-[.A36]" office:value-type="float" office:value="5.78999996185303">
            <text:p>5.79</text:p>
          </table:table-cell>
          <table:table-cell table:formula="of:=[.C36]-[.B36]" office:value-type="float" office:value="0.070000171661377">
            <text:p>0.07</text:p>
          </table:table-cell>
          <table:table-cell table:formula="of:=[.C36]-[.A36]" office:value-type="float" office:value="5.8600001335144">
            <text:p>5.86</text:p>
          </table:table-cell>
          <table:table-cell table:formula="of:=[.H31]+60" office:value-type="float" office:value="420">
            <text:p>420</text:p>
          </table:table-cell>
          <table:table-cell table:style-name="ce2" table:formula="of:=[.H36]-([.E36]+[.D36])" office:value-type="float" office:value="10.210000038147">
            <text:p>10.21</text:p>
          </table:table-cell>
          <table:table-cell table:formula="of:=[.D36]-[.D32]" office:value-type="float" office:value="43.9800000190735">
            <text:p>43.98</text:p>
          </table:table-cell>
          <table:table-cell table:style-name="ce5" table:formula="of:=[.J36]+[.E36]" office:value-type="float" office:value="49.7699999809265">
            <text:p>49.77</text:p>
          </table:table-cell>
          <table:table-cell table:formula="of:=SUM([.$F$2:.F36])" office:value-type="float" office:value="1.90000057220459">
            <text:p>1.90</text:p>
          </table:table-cell>
          <table:table-cell table:formula="of:=SUM([.F32:.F36])" office:value-type="float" office:value="0.230000257492065">
            <text:p>0.23</text:p>
          </table:table-cell>
          <table:table-cell table:number-columns-repeated="2"/>
        </table:table-row>
        <table:table-row table:style-name="ro2">
          <table:table-cell table:style-name="ce1" office:value-type="float" office:value="1523329140.02">
            <text:p>1523329140.02</text:p>
          </table:table-cell>
          <table:table-cell table:style-name="ce1" office:value-type="float" office:value="1523329146.41">
            <text:p>1523329146.41</text:p>
          </table:table-cell>
          <table:table-cell table:style-name="ce1" office:value-type="float" office:value="1523329146.46">
            <text:p>1523329146.46</text:p>
          </table:table-cell>
          <table:table-cell table:style-name="ce3" table:formula="of:=[.A37]-[.$A$2]" office:value-type="float" office:value="420">
            <text:p>420.00</text:p>
          </table:table-cell>
          <table:table-cell table:style-name="ce3" table:formula="of:=[.B37]-[.A37]" office:value-type="float" office:value="6.39000010490418">
            <text:p>6.39</text:p>
          </table:table-cell>
          <table:table-cell table:style-name="ce3" table:formula="of:=[.C37]-[.B37]" office:value-type="float" office:value="0.0499999523162842">
            <text:p>0.05</text:p>
          </table:table-cell>
          <table:table-cell table:style-name="ce3" table:formula="of:=[.C37]-[.A37]" office:value-type="float" office:value="6.44000005722046">
            <text:p>6.44</text:p>
          </table:table-cell>
          <table:table-cell table:style-name="ce4" table:formula="of:=AVERAGE([.G37:.G41])" office:value-type="float" office:value="6.62400002479553">
            <text:p>6.6240000248</text:p>
          </table:table-cell>
          <table:table-cell/>
          <table:table-cell table:formula="of:=[.D37]-[.D37]" office:value-type="float" office:value="0">
            <text:p>0.00</text:p>
          </table:table-cell>
          <table:table-cell table:formula="of:=[.J37]+[.E37]" office:value-type="float" office:value="6.39000010490418">
            <text:p>6.39</text:p>
          </table:table-cell>
          <table:table-cell table:formula="of:=SUM([.$F$2:.F37])" office:value-type="float" office:value="1.95000052452087">
            <text:p>1.95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147.01">
            <text:p>1523329147.01</text:p>
          </table:table-cell>
          <table:table-cell table:style-name="ce1" office:value-type="float" office:value="1523329153.92">
            <text:p>1523329153.92</text:p>
          </table:table-cell>
          <table:table-cell table:style-name="ce1" office:value-type="float" office:value="1523329153.97">
            <text:p>1523329153.97</text:p>
          </table:table-cell>
          <table:table-cell table:style-name="ce3" table:formula="of:=[.A38]-[.$A$2]" office:value-type="float" office:value="426.990000009537">
            <text:p>426.99</text:p>
          </table:table-cell>
          <table:table-cell table:style-name="ce3" table:formula="of:=[.B38]-[.A38]" office:value-type="float" office:value="6.91000008583069">
            <text:p>6.91</text:p>
          </table:table-cell>
          <table:table-cell table:style-name="ce3" table:formula="of:=[.C38]-[.B38]" office:value-type="float" office:value="0.0499999523162842">
            <text:p>0.05</text:p>
          </table:table-cell>
          <table:table-cell table:style-name="ce3" table:formula="of:=[.C38]-[.A38]" office:value-type="float" office:value="6.96000003814697">
            <text:p>6.96</text:p>
          </table:table-cell>
          <table:table-cell table:number-columns-repeated="2"/>
          <table:table-cell table:formula="of:=[.D38]-[.D37]" office:value-type="float" office:value="6.99000000953674">
            <text:p>6.99</text:p>
          </table:table-cell>
          <table:table-cell table:formula="of:=[.J38]+[.E38]" office:value-type="float" office:value="13.9000000953674">
            <text:p>13.90</text:p>
          </table:table-cell>
          <table:table-cell table:formula="of:=SUM([.$F$2:.F38])" office:value-type="float" office:value="2.00000047683716">
            <text:p>2.00</text:p>
          </table:table-cell>
          <table:table-cell table:formula="of:=SUM([.F37:.F38])" office:value-type="float" office:value="0.0999999046325684">
            <text:p>0.10</text:p>
          </table:table-cell>
          <table:table-cell table:number-columns-repeated="2"/>
        </table:table-row>
        <table:table-row table:style-name="ro2">
          <table:table-cell table:style-name="ce1" office:value-type="float" office:value="1523329154.01">
            <text:p>1523329154.01</text:p>
          </table:table-cell>
          <table:table-cell table:style-name="ce1" office:value-type="float" office:value="1523329159.95">
            <text:p>1523329159.95</text:p>
          </table:table-cell>
          <table:table-cell table:style-name="ce1" office:value-type="float" office:value="1523329159.99">
            <text:p>1523329159.99</text:p>
          </table:table-cell>
          <table:table-cell table:style-name="ce3" table:formula="of:=[.A39]-[.$A$2]" office:value-type="float" office:value="433.990000009537">
            <text:p>433.99</text:p>
          </table:table-cell>
          <table:table-cell table:style-name="ce3" table:formula="of:=[.B39]-[.A39]" office:value-type="float" office:value="5.94000005722046">
            <text:p>5.94</text:p>
          </table:table-cell>
          <table:table-cell table:style-name="ce3" table:formula="of:=[.C39]-[.B39]" office:value-type="float" office:value="0.0399999618530273">
            <text:p>0.04</text:p>
          </table:table-cell>
          <table:table-cell table:style-name="ce3" table:formula="of:=[.C39]-[.A39]" office:value-type="float" office:value="5.98000001907349">
            <text:p>5.98</text:p>
          </table:table-cell>
          <table:table-cell table:number-columns-repeated="2"/>
          <table:table-cell table:formula="of:=[.D39]-[.D37]" office:value-type="float" office:value="13.9900000095367">
            <text:p>13.99</text:p>
          </table:table-cell>
          <table:table-cell table:formula="of:=[.J39]+[.E39]" office:value-type="float" office:value="19.9300000667572">
            <text:p>19.93</text:p>
          </table:table-cell>
          <table:table-cell table:formula="of:=SUM([.$F$2:.F39])" office:value-type="float" office:value="2.04000043869019">
            <text:p>2.04</text:p>
          </table:table-cell>
          <table:table-cell table:formula="of:=SUM([.F37:.F39])" office:value-type="float" office:value="0.139999866485596">
            <text:p>0.14</text:p>
          </table:table-cell>
          <table:table-cell table:number-columns-repeated="2"/>
        </table:table-row>
        <table:table-row table:style-name="ro2">
          <table:table-cell table:style-name="ce1" office:value-type="float" office:value="1523329169.01">
            <text:p>1523329169.01</text:p>
          </table:table-cell>
          <table:table-cell table:style-name="ce1" office:value-type="float" office:value="1523329176.14">
            <text:p>1523329176.14</text:p>
          </table:table-cell>
          <table:table-cell table:style-name="ce1" office:value-type="float" office:value="1523329176.2">
            <text:p>1523329176.2</text:p>
          </table:table-cell>
          <table:table-cell table:style-name="ce3" table:formula="of:=[.A40]-[.$A$2]" office:value-type="float" office:value="448.990000009537">
            <text:p>448.99</text:p>
          </table:table-cell>
          <table:table-cell table:style-name="ce3" table:formula="of:=[.B40]-[.A40]" office:value-type="float" office:value="7.13000011444092">
            <text:p>7.13</text:p>
          </table:table-cell>
          <table:table-cell table:style-name="ce3" table:formula="of:=[.C40]-[.B40]" office:value-type="float" office:value="0.059999942779541">
            <text:p>0.06</text:p>
          </table:table-cell>
          <table:table-cell table:style-name="ce3" table:formula="of:=[.C40]-[.A40]" office:value-type="float" office:value="7.19000005722046">
            <text:p>7.19</text:p>
          </table:table-cell>
          <table:table-cell table:number-columns-repeated="2"/>
          <table:table-cell table:formula="of:=[.D40]-[.D37]" office:value-type="float" office:value="28.9900000095367">
            <text:p>28.99</text:p>
          </table:table-cell>
          <table:table-cell table:formula="of:=[.J40]+[.E40]" office:value-type="float" office:value="36.1200001239777">
            <text:p>36.12</text:p>
          </table:table-cell>
          <table:table-cell table:formula="of:=SUM([.$F$2:.F40])" office:value-type="float" office:value="2.10000038146973">
            <text:p>2.10</text:p>
          </table:table-cell>
          <table:table-cell table:formula="of:=SUM([.F37:.F40])" office:value-type="float" office:value="0.199999809265137">
            <text:p>0.20</text:p>
          </table:table-cell>
          <table:table-cell table:number-columns-repeated="2"/>
        </table:table-row>
        <table:table-row table:style-name="ro2">
          <table:table-cell table:style-name="ce1" office:value-type="float" office:value="1523329184.02">
            <text:p>1523329184.02</text:p>
          </table:table-cell>
          <table:table-cell table:style-name="ce1" office:value-type="float" office:value="1523329190.49">
            <text:p>1523329190.49</text:p>
          </table:table-cell>
          <table:table-cell table:style-name="ce1" office:value-type="float" office:value="1523329190.57">
            <text:p>1523329190.57</text:p>
          </table:table-cell>
          <table:table-cell table:style-name="ce3" table:formula="of:=[.A41]-[.$A$2]" office:value-type="float" office:value="464">
            <text:p>464.00</text:p>
          </table:table-cell>
          <table:table-cell table:style-name="ce3" table:formula="of:=[.B41]-[.A41]" office:value-type="float" office:value="6.47000002861023">
            <text:p>6.47</text:p>
          </table:table-cell>
          <table:table-cell table:style-name="ce3" table:formula="of:=[.C41]-[.B41]" office:value-type="float" office:value="0.0799999237060547">
            <text:p>0.08</text:p>
          </table:table-cell>
          <table:table-cell table:style-name="ce3" table:formula="of:=[.C41]-[.A41]" office:value-type="float" office:value="6.54999995231628">
            <text:p>6.55</text:p>
          </table:table-cell>
          <table:table-cell table:formula="of:=[.H36]+60" office:value-type="float" office:value="480">
            <text:p>480</text:p>
          </table:table-cell>
          <table:table-cell table:style-name="ce2" table:formula="of:=[.H41]-([.E41]+[.D41])" office:value-type="float" office:value="9.52999997138977">
            <text:p>9.53</text:p>
          </table:table-cell>
          <table:table-cell table:formula="of:=[.D41]-[.D37]" office:value-type="float" office:value="44">
            <text:p>44.00</text:p>
          </table:table-cell>
          <table:table-cell table:style-name="ce5" table:formula="of:=[.J41]+[.E41]" office:value-type="float" office:value="50.4700000286102">
            <text:p>50.47</text:p>
          </table:table-cell>
          <table:table-cell table:formula="of:=SUM([.$F$2:.F41])" office:value-type="float" office:value="2.18000030517578">
            <text:p>2.18</text:p>
          </table:table-cell>
          <table:table-cell table:formula="of:=SUM([.F37:.F41])" office:value-type="float" office:value="0.279999732971191">
            <text:p>0.28</text:p>
          </table:table-cell>
          <table:table-cell table:number-columns-repeated="2"/>
        </table:table-row>
        <table:table-row table:style-name="ro2">
          <table:table-cell office:value-type="float" office:value="1523329200.04">
            <text:p>1523329200.04</text:p>
          </table:table-cell>
          <table:table-cell office:value-type="float" office:value="1523329207.77">
            <text:p>1523329207.77</text:p>
          </table:table-cell>
          <table:table-cell office:value-type="float" office:value="1523329207.83">
            <text:p>1523329207.83</text:p>
          </table:table-cell>
          <table:table-cell table:formula="of:=[.A42]-[.$A$2]" office:value-type="float" office:value="480.019999980927">
            <text:p>480.02</text:p>
          </table:table-cell>
          <table:table-cell table:formula="of:=[.B42]-[.A42]" office:value-type="float" office:value="7.73000001907349">
            <text:p>7.73</text:p>
          </table:table-cell>
          <table:table-cell table:formula="of:=[.C42]-[.B42]" office:value-type="float" office:value="0.059999942779541">
            <text:p>0.06</text:p>
          </table:table-cell>
          <table:table-cell table:formula="of:=[.C42]-[.A42]" office:value-type="float" office:value="7.78999996185303">
            <text:p>7.79</text:p>
          </table:table-cell>
          <table:table-cell table:style-name="ce4" table:formula="of:=AVERAGE([.G42:.G46])" office:value-type="float" office:value="7.68200001716614">
            <text:p>7.6820000172</text:p>
          </table:table-cell>
          <table:table-cell/>
          <table:table-cell table:formula="of:=[.D42]-[.D42]" office:value-type="float" office:value="0">
            <text:p>0.00</text:p>
          </table:table-cell>
          <table:table-cell table:formula="of:=[.J42]+[.E42]" office:value-type="float" office:value="7.73000001907349">
            <text:p>7.73</text:p>
          </table:table-cell>
          <table:table-cell table:formula="of:=SUM([.$F$2:.F42])" office:value-type="float" office:value="2.24000024795532">
            <text:p>2.24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9207.02">
            <text:p>1523329207.02</text:p>
          </table:table-cell>
          <table:table-cell office:value-type="float" office:value="1523329217.1">
            <text:p>1523329217.1</text:p>
          </table:table-cell>
          <table:table-cell office:value-type="float" office:value="1523329217.14">
            <text:p>1523329217.14</text:p>
          </table:table-cell>
          <table:table-cell table:formula="of:=[.A43]-[.$A$2]" office:value-type="float" office:value="487">
            <text:p>487.00</text:p>
          </table:table-cell>
          <table:table-cell table:formula="of:=[.B43]-[.A43]" office:value-type="float" office:value="10.0799999237061">
            <text:p>10.08</text:p>
          </table:table-cell>
          <table:table-cell table:formula="of:=[.C43]-[.B43]" office:value-type="float" office:value="0.0400002002716064">
            <text:p>0.04</text:p>
          </table:table-cell>
          <table:table-cell table:formula="of:=[.C43]-[.A43]" office:value-type="float" office:value="10.1200001239777">
            <text:p>10.12</text:p>
          </table:table-cell>
          <table:table-cell table:number-columns-repeated="2"/>
          <table:table-cell table:formula="of:=[.D43]-[.D42]" office:value-type="float" office:value="6.98000001907349">
            <text:p>6.98</text:p>
          </table:table-cell>
          <table:table-cell table:formula="of:=[.J43]+[.E43]" office:value-type="float" office:value="17.0599999427795">
            <text:p>17.06</text:p>
          </table:table-cell>
          <table:table-cell table:formula="of:=SUM([.$F$2:.F43])" office:value-type="float" office:value="2.28000044822693">
            <text:p>2.28</text:p>
          </table:table-cell>
          <table:table-cell table:formula="of:=SUM([.F42:.F43])" office:value-type="float" office:value="0.100000143051147">
            <text:p>0.10</text:p>
          </table:table-cell>
          <table:table-cell table:number-columns-repeated="2"/>
        </table:table-row>
        <table:table-row table:style-name="ro2">
          <table:table-cell office:value-type="float" office:value="1523329214.03">
            <text:p>1523329214.03</text:p>
          </table:table-cell>
          <table:table-cell office:value-type="float" office:value="1523329222.21">
            <text:p>1523329222.21</text:p>
          </table:table-cell>
          <table:table-cell office:value-type="float" office:value="1523329222.25">
            <text:p>1523329222.25</text:p>
          </table:table-cell>
          <table:table-cell table:formula="of:=[.A44]-[.$A$2]" office:value-type="float" office:value="494.009999990463">
            <text:p>494.01</text:p>
          </table:table-cell>
          <table:table-cell table:formula="of:=[.B44]-[.A44]" office:value-type="float" office:value="8.1800000667572">
            <text:p>8.18</text:p>
          </table:table-cell>
          <table:table-cell table:formula="of:=[.C44]-[.B44]" office:value-type="float" office:value="0.0399999618530273">
            <text:p>0.04</text:p>
          </table:table-cell>
          <table:table-cell table:formula="of:=[.C44]-[.A44]" office:value-type="float" office:value="8.22000002861023">
            <text:p>8.22</text:p>
          </table:table-cell>
          <table:table-cell table:number-columns-repeated="2"/>
          <table:table-cell table:formula="of:=[.D44]-[.D42]" office:value-type="float" office:value="13.9900000095367">
            <text:p>13.99</text:p>
          </table:table-cell>
          <table:table-cell table:formula="of:=[.J44]+[.E44]" office:value-type="float" office:value="22.1700000762939">
            <text:p>22.17</text:p>
          </table:table-cell>
          <table:table-cell table:formula="of:=SUM([.$F$2:.F44])" office:value-type="float" office:value="2.32000041007996">
            <text:p>2.32</text:p>
          </table:table-cell>
          <table:table-cell table:formula="of:=SUM([.F42:.F44])" office:value-type="float" office:value="0.140000104904175">
            <text:p>0.14</text:p>
          </table:table-cell>
          <table:table-cell table:number-columns-repeated="2"/>
        </table:table-row>
        <table:table-row table:style-name="ro2">
          <table:table-cell office:value-type="float" office:value="1523329229.01">
            <text:p>1523329229.01</text:p>
          </table:table-cell>
          <table:table-cell office:value-type="float" office:value="1523329235.5">
            <text:p>1523329235.5</text:p>
          </table:table-cell>
          <table:table-cell office:value-type="float" office:value="1523329235.57">
            <text:p>1523329235.57</text:p>
          </table:table-cell>
          <table:table-cell table:formula="of:=[.A45]-[.$A$2]" office:value-type="float" office:value="508.990000009537">
            <text:p>508.99</text:p>
          </table:table-cell>
          <table:table-cell table:formula="of:=[.B45]-[.A45]" office:value-type="float" office:value="6.49000000953674">
            <text:p>6.49</text:p>
          </table:table-cell>
          <table:table-cell table:formula="of:=[.C45]-[.B45]" office:value-type="float" office:value="0.0699999332427979">
            <text:p>0.07</text:p>
          </table:table-cell>
          <table:table-cell table:formula="of:=[.C45]-[.A45]" office:value-type="float" office:value="6.55999994277954">
            <text:p>6.56</text:p>
          </table:table-cell>
          <table:table-cell table:number-columns-repeated="2"/>
          <table:table-cell table:formula="of:=[.D45]-[.D42]" office:value-type="float" office:value="28.9700000286102">
            <text:p>28.97</text:p>
          </table:table-cell>
          <table:table-cell table:formula="of:=[.J45]+[.E45]" office:value-type="float" office:value="35.460000038147">
            <text:p>35.46</text:p>
          </table:table-cell>
          <table:table-cell table:formula="of:=SUM([.$F$2:.F45])" office:value-type="float" office:value="2.39000034332275">
            <text:p>2.39</text:p>
          </table:table-cell>
          <table:table-cell table:formula="of:=SUM([.F42:.F45])" office:value-type="float" office:value="0.210000038146973">
            <text:p>0.21</text:p>
          </table:table-cell>
          <table:table-cell table:number-columns-repeated="2"/>
        </table:table-row>
        <table:table-row table:style-name="ro2">
          <table:table-cell office:value-type="float" office:value="1523329244.02">
            <text:p>1523329244.02</text:p>
          </table:table-cell>
          <table:table-cell office:value-type="float" office:value="1523329249.69">
            <text:p>1523329249.69</text:p>
          </table:table-cell>
          <table:table-cell office:value-type="float" office:value="1523329249.74">
            <text:p>1523329249.74</text:p>
          </table:table-cell>
          <table:table-cell table:formula="of:=[.A46]-[.$A$2]" office:value-type="float" office:value="524">
            <text:p>524.00</text:p>
          </table:table-cell>
          <table:table-cell table:formula="of:=[.B46]-[.A46]" office:value-type="float" office:value="5.67000007629395">
            <text:p>5.67</text:p>
          </table:table-cell>
          <table:table-cell table:formula="of:=[.C46]-[.B46]" office:value-type="float" office:value="0.0499999523162842">
            <text:p>0.05</text:p>
          </table:table-cell>
          <table:table-cell table:formula="of:=[.C46]-[.A46]" office:value-type="float" office:value="5.72000002861023">
            <text:p>5.72</text:p>
          </table:table-cell>
          <table:table-cell table:formula="of:=[.H41]+60" office:value-type="float" office:value="540">
            <text:p>540</text:p>
          </table:table-cell>
          <table:table-cell table:style-name="ce2" table:formula="of:=[.H46]-([.E46]+[.D46])" office:value-type="float" office:value="10.3299999237061">
            <text:p>10.33</text:p>
          </table:table-cell>
          <table:table-cell table:formula="of:=[.D46]-[.D42]" office:value-type="float" office:value="43.9800000190735">
            <text:p>43.98</text:p>
          </table:table-cell>
          <table:table-cell table:style-name="ce5" table:formula="of:=[.J46]+[.E46]" office:value-type="float" office:value="49.6500000953674">
            <text:p>49.65</text:p>
          </table:table-cell>
          <table:table-cell table:formula="of:=SUM([.$F$2:.F46])" office:value-type="float" office:value="2.44000029563904">
            <text:p>2.44</text:p>
          </table:table-cell>
          <table:table-cell table:formula="of:=SUM([.F42:.F46])" office:value-type="float" office:value="0.259999990463257">
            <text:p>0.26</text:p>
          </table:table-cell>
          <table:table-cell table:number-columns-repeated="2"/>
        </table:table-row>
        <table:table-row table:style-name="ro2">
          <table:table-cell table:style-name="ce1" office:value-type="float" office:value="1523329260.03">
            <text:p>1523329260.03</text:p>
          </table:table-cell>
          <table:table-cell table:style-name="ce1" office:value-type="float" office:value="1523329266.16">
            <text:p>1523329266.16</text:p>
          </table:table-cell>
          <table:table-cell table:style-name="ce1" office:value-type="float" office:value="1523329266.22">
            <text:p>1523329266.22</text:p>
          </table:table-cell>
          <table:table-cell table:style-name="ce3" table:formula="of:=[.A47]-[.$A$2]" office:value-type="float" office:value="540.009999990463">
            <text:p>540.01</text:p>
          </table:table-cell>
          <table:table-cell table:style-name="ce3" table:formula="of:=[.B47]-[.A47]" office:value-type="float" office:value="6.13000011444092">
            <text:p>6.13</text:p>
          </table:table-cell>
          <table:table-cell table:style-name="ce3" table:formula="of:=[.C47]-[.B47]" office:value-type="float" office:value="0.059999942779541">
            <text:p>0.06</text:p>
          </table:table-cell>
          <table:table-cell table:style-name="ce3" table:formula="of:=[.C47]-[.A47]" office:value-type="float" office:value="6.19000005722046">
            <text:p>6.19</text:p>
          </table:table-cell>
          <table:table-cell table:style-name="ce4" table:formula="of:=AVERAGE([.G47:.G51])" office:value-type="float" office:value="6.22400002479553">
            <text:p>6.2240000248</text:p>
          </table:table-cell>
          <table:table-cell/>
          <table:table-cell table:formula="of:=[.D47]-[.D47]" office:value-type="float" office:value="0">
            <text:p>0.00</text:p>
          </table:table-cell>
          <table:table-cell table:formula="of:=[.J47]+[.E47]" office:value-type="float" office:value="6.13000011444092">
            <text:p>6.13</text:p>
          </table:table-cell>
          <table:table-cell table:formula="of:=SUM([.$F$2:.F47])" office:value-type="float" office:value="2.50000023841858">
            <text:p>2.50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267.02">
            <text:p>1523329267.02</text:p>
          </table:table-cell>
          <table:table-cell table:style-name="ce1" office:value-type="float" office:value="1523329273.98">
            <text:p>1523329273.98</text:p>
          </table:table-cell>
          <table:table-cell table:style-name="ce1" office:value-type="float" office:value="1523329274.03">
            <text:p>1523329274.03</text:p>
          </table:table-cell>
          <table:table-cell table:style-name="ce3" table:formula="of:=[.A48]-[.$A$2]" office:value-type="float" office:value="547">
            <text:p>547.00</text:p>
          </table:table-cell>
          <table:table-cell table:style-name="ce3" table:formula="of:=[.B48]-[.A48]" office:value-type="float" office:value="6.96000003814697">
            <text:p>6.96</text:p>
          </table:table-cell>
          <table:table-cell table:style-name="ce3" table:formula="of:=[.C48]-[.B48]" office:value-type="float" office:value="0.0499999523162842">
            <text:p>0.05</text:p>
          </table:table-cell>
          <table:table-cell table:style-name="ce3" table:formula="of:=[.C48]-[.A48]" office:value-type="float" office:value="7.00999999046326">
            <text:p>7.01</text:p>
          </table:table-cell>
          <table:table-cell table:number-columns-repeated="2"/>
          <table:table-cell table:formula="of:=[.D48]-[.D47]" office:value-type="float" office:value="6.99000000953674">
            <text:p>6.99</text:p>
          </table:table-cell>
          <table:table-cell table:formula="of:=[.J48]+[.E48]" office:value-type="float" office:value="13.9500000476837">
            <text:p>13.95</text:p>
          </table:table-cell>
          <table:table-cell table:formula="of:=SUM([.$F$2:.F48])" office:value-type="float" office:value="2.55000019073486">
            <text:p>2.55</text:p>
          </table:table-cell>
          <table:table-cell table:formula="of:=SUM([.F47:.F48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table:style-name="ce1" office:value-type="float" office:value="1523329274.03">
            <text:p>1523329274.03</text:p>
          </table:table-cell>
          <table:table-cell table:style-name="ce1" office:value-type="float" office:value="1523329279.91">
            <text:p>1523329279.91</text:p>
          </table:table-cell>
          <table:table-cell table:style-name="ce1" office:value-type="float" office:value="1523329279.94">
            <text:p>1523329279.94</text:p>
          </table:table-cell>
          <table:table-cell table:style-name="ce3" table:formula="of:=[.A49]-[.$A$2]" office:value-type="float" office:value="554.009999990463">
            <text:p>554.01</text:p>
          </table:table-cell>
          <table:table-cell table:style-name="ce3" table:formula="of:=[.B49]-[.A49]" office:value-type="float" office:value="5.88000011444092">
            <text:p>5.88</text:p>
          </table:table-cell>
          <table:table-cell table:style-name="ce3" table:formula="of:=[.C49]-[.B49]" office:value-type="float" office:value="0.0299999713897705">
            <text:p>0.03</text:p>
          </table:table-cell>
          <table:table-cell table:style-name="ce3" table:formula="of:=[.C49]-[.A49]" office:value-type="float" office:value="5.91000008583069">
            <text:p>5.91</text:p>
          </table:table-cell>
          <table:table-cell table:number-columns-repeated="2"/>
          <table:table-cell table:formula="of:=[.D49]-[.D47]" office:value-type="float" office:value="14">
            <text:p>14.00</text:p>
          </table:table-cell>
          <table:table-cell table:formula="of:=[.J49]+[.E49]" office:value-type="float" office:value="19.8800001144409">
            <text:p>19.88</text:p>
          </table:table-cell>
          <table:table-cell table:formula="of:=SUM([.$F$2:.F49])" office:value-type="float" office:value="2.58000016212463">
            <text:p>2.58</text:p>
          </table:table-cell>
          <table:table-cell table:formula="of:=SUM([.F47:.F49])" office:value-type="float" office:value="0.139999866485596">
            <text:p>0.14</text:p>
          </table:table-cell>
          <table:table-cell table:number-columns-repeated="2"/>
        </table:table-row>
        <table:table-row table:style-name="ro2">
          <table:table-cell table:style-name="ce1" office:value-type="float" office:value="1523329289.01">
            <text:p>1523329289.01</text:p>
          </table:table-cell>
          <table:table-cell table:style-name="ce1" office:value-type="float" office:value="1523329295.04">
            <text:p>1523329295.04</text:p>
          </table:table-cell>
          <table:table-cell table:style-name="ce1" office:value-type="float" office:value="1523329295.11">
            <text:p>1523329295.11</text:p>
          </table:table-cell>
          <table:table-cell table:style-name="ce3" table:formula="of:=[.A50]-[.$A$2]" office:value-type="float" office:value="568.990000009537">
            <text:p>568.99</text:p>
          </table:table-cell>
          <table:table-cell table:style-name="ce3" table:formula="of:=[.B50]-[.A50]" office:value-type="float" office:value="6.02999997138977">
            <text:p>6.03</text:p>
          </table:table-cell>
          <table:table-cell table:style-name="ce3" table:formula="of:=[.C50]-[.B50]" office:value-type="float" office:value="0.0699999332427979">
            <text:p>0.07</text:p>
          </table:table-cell>
          <table:table-cell table:style-name="ce3" table:formula="of:=[.C50]-[.A50]" office:value-type="float" office:value="6.09999990463257">
            <text:p>6.10</text:p>
          </table:table-cell>
          <table:table-cell table:number-columns-repeated="2"/>
          <table:table-cell table:formula="of:=[.D50]-[.D47]" office:value-type="float" office:value="28.9800000190735">
            <text:p>28.98</text:p>
          </table:table-cell>
          <table:table-cell table:formula="of:=[.J50]+[.E50]" office:value-type="float" office:value="35.0099999904633">
            <text:p>35.01</text:p>
          </table:table-cell>
          <table:table-cell table:formula="of:=SUM([.$F$2:.F50])" office:value-type="float" office:value="2.65000009536743">
            <text:p>2.65</text:p>
          </table:table-cell>
          <table:table-cell table:formula="of:=SUM([.F47:.F50])" office:value-type="float" office:value="0.209999799728394">
            <text:p>0.21</text:p>
          </table:table-cell>
          <table:table-cell table:number-columns-repeated="2"/>
        </table:table-row>
        <table:table-row table:style-name="ro2">
          <table:table-cell table:style-name="ce1" office:value-type="float" office:value="1523329304.01">
            <text:p>1523329304.01</text:p>
          </table:table-cell>
          <table:table-cell table:style-name="ce1" office:value-type="float" office:value="1523329309.85">
            <text:p>1523329309.85</text:p>
          </table:table-cell>
          <table:table-cell table:style-name="ce1" office:value-type="float" office:value="1523329309.92">
            <text:p>1523329309.92</text:p>
          </table:table-cell>
          <table:table-cell table:style-name="ce3" table:formula="of:=[.A51]-[.$A$2]" office:value-type="float" office:value="583.990000009537">
            <text:p>583.99</text:p>
          </table:table-cell>
          <table:table-cell table:style-name="ce3" table:formula="of:=[.B51]-[.A51]" office:value-type="float" office:value="5.83999991416931">
            <text:p>5.84</text:p>
          </table:table-cell>
          <table:table-cell table:style-name="ce3" table:formula="of:=[.C51]-[.B51]" office:value-type="float" office:value="0.070000171661377">
            <text:p>0.07</text:p>
          </table:table-cell>
          <table:table-cell table:style-name="ce3" table:formula="of:=[.C51]-[.A51]" office:value-type="float" office:value="5.91000008583069">
            <text:p>5.91</text:p>
          </table:table-cell>
          <table:table-cell table:formula="of:=[.H46]+60" office:value-type="float" office:value="600">
            <text:p>600</text:p>
          </table:table-cell>
          <table:table-cell table:style-name="ce2" table:formula="of:=[.H51]-([.E51]+[.D51])" office:value-type="float" office:value="10.1700000762939">
            <text:p>10.17</text:p>
          </table:table-cell>
          <table:table-cell table:formula="of:=[.D51]-[.D47]" office:value-type="float" office:value="43.9800000190735">
            <text:p>43.98</text:p>
          </table:table-cell>
          <table:table-cell table:formula="of:=[.J51]+[.E51]" office:value-type="float" office:value="49.8199999332428">
            <text:p>49.82</text:p>
          </table:table-cell>
          <table:table-cell table:formula="of:=SUM([.$F$2:.F51])" office:value-type="float" office:value="2.72000026702881">
            <text:p>2.72</text:p>
          </table:table-cell>
          <table:table-cell table:formula="of:=SUM([.F47:.F51])" office:value-type="float" office:value="0.27999997138977">
            <text:p>0.28</text:p>
          </table:table-cell>
          <table:table-cell table:number-columns-repeated="2"/>
        </table:table-row>
        <table:table-row table:style-name="ro2">
          <table:table-cell office:value-type="float" office:value="1523329320.03">
            <text:p>1523329320.03</text:p>
          </table:table-cell>
          <table:table-cell office:value-type="float" office:value="1523329326.61">
            <text:p>1523329326.61</text:p>
          </table:table-cell>
          <table:table-cell office:value-type="float" office:value="1523329326.66">
            <text:p>1523329326.66</text:p>
          </table:table-cell>
          <table:table-cell table:formula="of:=[.A52]-[.$A$2]" office:value-type="float" office:value="600.009999990463">
            <text:p>600.01</text:p>
          </table:table-cell>
          <table:table-cell table:formula="of:=[.B52]-[.A52]" office:value-type="float" office:value="6.57999992370606">
            <text:p>6.58</text:p>
          </table:table-cell>
          <table:table-cell table:formula="of:=[.C52]-[.B52]" office:value-type="float" office:value="0.0500001907348633">
            <text:p>0.05</text:p>
          </table:table-cell>
          <table:table-cell table:formula="of:=[.C52]-[.A52]" office:value-type="float" office:value="6.63000011444092">
            <text:p>6.63</text:p>
          </table:table-cell>
          <table:table-cell table:style-name="ce4" table:formula="of:=AVERAGE([.G52:.G56])" office:value-type="float" office:value="6.45400004386902">
            <text:p>6.4540000439</text:p>
          </table:table-cell>
          <table:table-cell/>
          <table:table-cell table:formula="of:=[.D52]-[.D52]" office:value-type="float" office:value="0">
            <text:p>0.00</text:p>
          </table:table-cell>
          <table:table-cell table:formula="of:=[.J52]+[.E52]" office:value-type="float" office:value="6.57999992370606">
            <text:p>6.58</text:p>
          </table:table-cell>
          <table:table-cell table:formula="of:=SUM([.$F$2:.F52])" office:value-type="float" office:value="2.77000045776367">
            <text:p>2.77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9327.02">
            <text:p>1523329327.02</text:p>
          </table:table-cell>
          <table:table-cell office:value-type="float" office:value="1523329333.96">
            <text:p>1523329333.96</text:p>
          </table:table-cell>
          <table:table-cell office:value-type="float" office:value="1523329334.03">
            <text:p>1523329334.03</text:p>
          </table:table-cell>
          <table:table-cell table:formula="of:=[.A53]-[.$A$2]" office:value-type="float" office:value="607">
            <text:p>607.00</text:p>
          </table:table-cell>
          <table:table-cell table:formula="of:=[.B53]-[.A53]" office:value-type="float" office:value="6.94000005722046">
            <text:p>6.94</text:p>
          </table:table-cell>
          <table:table-cell table:formula="of:=[.C53]-[.B53]" office:value-type="float" office:value="0.0699999332427979">
            <text:p>0.07</text:p>
          </table:table-cell>
          <table:table-cell table:formula="of:=[.C53]-[.A53]" office:value-type="float" office:value="7.00999999046326">
            <text:p>7.01</text:p>
          </table:table-cell>
          <table:table-cell table:number-columns-repeated="2"/>
          <table:table-cell table:formula="of:=[.D53]-[.D52]" office:value-type="float" office:value="6.99000000953674">
            <text:p>6.99</text:p>
          </table:table-cell>
          <table:table-cell table:formula="of:=[.J53]+[.E53]" office:value-type="float" office:value="13.9300000667572">
            <text:p>13.93</text:p>
          </table:table-cell>
          <table:table-cell table:formula="of:=SUM([.$F$2:.F53])" office:value-type="float" office:value="2.84000039100647">
            <text:p>2.84</text:p>
          </table:table-cell>
          <table:table-cell table:formula="of:=SUM([.F52:.F53])" office:value-type="float" office:value="0.120000123977661">
            <text:p>0.12</text:p>
          </table:table-cell>
          <table:table-cell table:number-columns-repeated="2"/>
        </table:table-row>
        <table:table-row table:style-name="ro2">
          <table:table-cell office:value-type="float" office:value="1523329334.03">
            <text:p>1523329334.03</text:p>
          </table:table-cell>
          <table:table-cell office:value-type="float" office:value="1523329340.2">
            <text:p>1523329340.2</text:p>
          </table:table-cell>
          <table:table-cell office:value-type="float" office:value="1523329340.24">
            <text:p>1523329340.24</text:p>
          </table:table-cell>
          <table:table-cell table:formula="of:=[.A54]-[.$A$2]" office:value-type="float" office:value="614.009999990463">
            <text:p>614.01</text:p>
          </table:table-cell>
          <table:table-cell table:formula="of:=[.B54]-[.A54]" office:value-type="float" office:value="6.17000007629395">
            <text:p>6.17</text:p>
          </table:table-cell>
          <table:table-cell table:formula="of:=[.C54]-[.B54]" office:value-type="float" office:value="0.0399999618530273">
            <text:p>0.04</text:p>
          </table:table-cell>
          <table:table-cell table:formula="of:=[.C54]-[.A54]" office:value-type="float" office:value="6.21000003814697">
            <text:p>6.21</text:p>
          </table:table-cell>
          <table:table-cell table:number-columns-repeated="2"/>
          <table:table-cell table:formula="of:=[.D54]-[.D52]" office:value-type="float" office:value="14">
            <text:p>14.00</text:p>
          </table:table-cell>
          <table:table-cell table:formula="of:=[.J54]+[.E54]" office:value-type="float" office:value="20.1700000762939">
            <text:p>20.17</text:p>
          </table:table-cell>
          <table:table-cell table:formula="of:=SUM([.$F$2:.F54])" office:value-type="float" office:value="2.8800003528595">
            <text:p>2.88</text:p>
          </table:table-cell>
          <table:table-cell table:formula="of:=SUM([.F52:.F54])" office:value-type="float" office:value="0.160000085830688">
            <text:p>0.16</text:p>
          </table:table-cell>
          <table:table-cell table:number-columns-repeated="2"/>
        </table:table-row>
        <table:table-row table:style-name="ro2">
          <table:table-cell office:value-type="float" office:value="1523329349.02">
            <text:p>1523329349.02</text:p>
          </table:table-cell>
          <table:table-cell office:value-type="float" office:value="1523329355.49">
            <text:p>1523329355.49</text:p>
          </table:table-cell>
          <table:table-cell office:value-type="float" office:value="1523329355.55">
            <text:p>1523329355.55</text:p>
          </table:table-cell>
          <table:table-cell table:formula="of:=[.A55]-[.$A$2]" office:value-type="float" office:value="629">
            <text:p>629.00</text:p>
          </table:table-cell>
          <table:table-cell table:formula="of:=[.B55]-[.A55]" office:value-type="float" office:value="6.47000002861023">
            <text:p>6.47</text:p>
          </table:table-cell>
          <table:table-cell table:formula="of:=[.C55]-[.B55]" office:value-type="float" office:value="0.059999942779541">
            <text:p>0.06</text:p>
          </table:table-cell>
          <table:table-cell table:formula="of:=[.C55]-[.A55]" office:value-type="float" office:value="6.52999997138977">
            <text:p>6.53</text:p>
          </table:table-cell>
          <table:table-cell table:number-columns-repeated="2"/>
          <table:table-cell table:formula="of:=[.D55]-[.D52]" office:value-type="float" office:value="28.9900000095367">
            <text:p>28.99</text:p>
          </table:table-cell>
          <table:table-cell table:formula="of:=[.J55]+[.E55]" office:value-type="float" office:value="35.460000038147">
            <text:p>35.46</text:p>
          </table:table-cell>
          <table:table-cell table:formula="of:=SUM([.$F$2:.F55])" office:value-type="float" office:value="2.94000029563904">
            <text:p>2.94</text:p>
          </table:table-cell>
          <table:table-cell table:formula="of:=SUM([.F52:.F55])" office:value-type="float" office:value="0.220000028610229">
            <text:p>0.22</text:p>
          </table:table-cell>
          <table:table-cell table:number-columns-repeated="2"/>
        </table:table-row>
        <table:table-row table:style-name="ro2">
          <table:table-cell office:value-type="float" office:value="1523329364.02">
            <text:p>1523329364.02</text:p>
          </table:table-cell>
          <table:table-cell office:value-type="float" office:value="1523329369.86">
            <text:p>1523329369.86</text:p>
          </table:table-cell>
          <table:table-cell office:value-type="float" office:value="1523329369.91">
            <text:p>1523329369.91</text:p>
          </table:table-cell>
          <table:table-cell table:formula="of:=[.A56]-[.$A$2]" office:value-type="float" office:value="644">
            <text:p>644.00</text:p>
          </table:table-cell>
          <table:table-cell table:formula="of:=[.B56]-[.A56]" office:value-type="float" office:value="5.83999991416931">
            <text:p>5.84</text:p>
          </table:table-cell>
          <table:table-cell table:formula="of:=[.C56]-[.B56]" office:value-type="float" office:value="0.0500001907348633">
            <text:p>0.05</text:p>
          </table:table-cell>
          <table:table-cell table:formula="of:=[.C56]-[.A56]" office:value-type="float" office:value="5.89000010490418">
            <text:p>5.89</text:p>
          </table:table-cell>
          <table:table-cell table:formula="of:=[.H51]+60" office:value-type="float" office:value="660">
            <text:p>660</text:p>
          </table:table-cell>
          <table:table-cell table:style-name="ce2" table:formula="of:=[.H56]-([.E56]+[.D56])" office:value-type="float" office:value="10.1600000858307">
            <text:p>10.16</text:p>
          </table:table-cell>
          <table:table-cell table:formula="of:=[.D56]-[.D52]" office:value-type="float" office:value="43.9900000095367">
            <text:p>43.99</text:p>
          </table:table-cell>
          <table:table-cell table:style-name="ce5" table:formula="of:=[.J56]+[.E56]" office:value-type="float" office:value="49.8299999237061">
            <text:p>49.83</text:p>
          </table:table-cell>
          <table:table-cell table:formula="of:=SUM([.$F$2:.F56])" office:value-type="float" office:value="2.9900004863739">
            <text:p>2.99</text:p>
          </table:table-cell>
          <table:table-cell table:formula="of:=SUM([.F52:.F56])" office:value-type="float" office:value="0.270000219345093">
            <text:p>0.27</text:p>
          </table:table-cell>
          <table:table-cell table:number-columns-repeated="2"/>
        </table:table-row>
        <table:table-row table:style-name="ro2">
          <table:table-cell table:style-name="ce1" office:value-type="float" office:value="1523329380.03">
            <text:p>1523329380.03</text:p>
          </table:table-cell>
          <table:table-cell table:style-name="ce1" office:value-type="float" office:value="1523329387.36">
            <text:p>1523329387.36</text:p>
          </table:table-cell>
          <table:table-cell table:style-name="ce1" office:value-type="float" office:value="1523329387.42">
            <text:p>1523329387.42</text:p>
          </table:table-cell>
          <table:table-cell table:style-name="ce3" table:formula="of:=[.A57]-[.$A$2]" office:value-type="float" office:value="660.009999990463">
            <text:p>660.01</text:p>
          </table:table-cell>
          <table:table-cell table:style-name="ce3" table:formula="of:=[.B57]-[.A57]" office:value-type="float" office:value="7.32999992370606">
            <text:p>7.33</text:p>
          </table:table-cell>
          <table:table-cell table:style-name="ce3" table:formula="of:=[.C57]-[.B57]" office:value-type="float" office:value="0.0600001811981201">
            <text:p>0.06</text:p>
          </table:table-cell>
          <table:table-cell table:style-name="ce3" table:formula="of:=[.C57]-[.A57]" office:value-type="float" office:value="7.39000010490418">
            <text:p>7.39</text:p>
          </table:table-cell>
          <table:table-cell table:style-name="ce4" table:formula="of:=AVERAGE([.G57:.G61])" office:value-type="float" office:value="6.76400003433228">
            <text:p>6.7640000343</text:p>
          </table:table-cell>
          <table:table-cell/>
          <table:table-cell table:formula="of:=[.D57]-[.D57]" office:value-type="float" office:value="0">
            <text:p>0.00</text:p>
          </table:table-cell>
          <table:table-cell table:formula="of:=[.J57]+[.E57]" office:value-type="float" office:value="7.32999992370606">
            <text:p>7.33</text:p>
          </table:table-cell>
          <table:table-cell table:formula="of:=SUM([.$F$2:.F57])" office:value-type="float" office:value="3.05000066757202">
            <text:p>3.05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387.02">
            <text:p>1523329387.02</text:p>
          </table:table-cell>
          <table:table-cell table:style-name="ce1" office:value-type="float" office:value="1523329394.13">
            <text:p>1523329394.13</text:p>
          </table:table-cell>
          <table:table-cell table:style-name="ce1" office:value-type="float" office:value="1523329394.17">
            <text:p>1523329394.17</text:p>
          </table:table-cell>
          <table:table-cell table:style-name="ce3" table:formula="of:=[.A58]-[.$A$2]" office:value-type="float" office:value="667">
            <text:p>667.00</text:p>
          </table:table-cell>
          <table:table-cell table:style-name="ce3" table:formula="of:=[.B58]-[.A58]" office:value-type="float" office:value="7.1100001335144">
            <text:p>7.11</text:p>
          </table:table-cell>
          <table:table-cell table:style-name="ce3" table:formula="of:=[.C58]-[.B58]" office:value-type="float" office:value="0.0399999618530273">
            <text:p>0.04</text:p>
          </table:table-cell>
          <table:table-cell table:style-name="ce3" table:formula="of:=[.C58]-[.A58]" office:value-type="float" office:value="7.15000009536743">
            <text:p>7.15</text:p>
          </table:table-cell>
          <table:table-cell table:number-columns-repeated="2"/>
          <table:table-cell table:formula="of:=[.D58]-[.D57]" office:value-type="float" office:value="6.99000000953674">
            <text:p>6.99</text:p>
          </table:table-cell>
          <table:table-cell table:formula="of:=[.J58]+[.E58]" office:value-type="float" office:value="14.1000001430511">
            <text:p>14.10</text:p>
          </table:table-cell>
          <table:table-cell table:formula="of:=SUM([.$F$2:.F58])" office:value-type="float" office:value="3.09000062942505">
            <text:p>3.09</text:p>
          </table:table-cell>
          <table:table-cell table:formula="of:=SUM([.F57:.F58])" office:value-type="float" office:value="0.100000143051147">
            <text:p>0.10</text:p>
          </table:table-cell>
          <table:table-cell table:number-columns-repeated="2"/>
        </table:table-row>
        <table:table-row table:style-name="ro2">
          <table:table-cell table:style-name="ce1" office:value-type="float" office:value="1523329394.03">
            <text:p>1523329394.03</text:p>
          </table:table-cell>
          <table:table-cell table:style-name="ce1" office:value-type="float" office:value="1523329400.27">
            <text:p>1523329400.27</text:p>
          </table:table-cell>
          <table:table-cell table:style-name="ce1" office:value-type="float" office:value="1523329400.34">
            <text:p>1523329400.34</text:p>
          </table:table-cell>
          <table:table-cell table:style-name="ce3" table:formula="of:=[.A59]-[.$A$2]" office:value-type="float" office:value="674.009999990463">
            <text:p>674.01</text:p>
          </table:table-cell>
          <table:table-cell table:style-name="ce3" table:formula="of:=[.B59]-[.A59]" office:value-type="float" office:value="6.24000000953674">
            <text:p>6.24</text:p>
          </table:table-cell>
          <table:table-cell table:style-name="ce3" table:formula="of:=[.C59]-[.B59]" office:value-type="float" office:value="0.0699999332427979">
            <text:p>0.07</text:p>
          </table:table-cell>
          <table:table-cell table:style-name="ce3" table:formula="of:=[.C59]-[.A59]" office:value-type="float" office:value="6.30999994277954">
            <text:p>6.31</text:p>
          </table:table-cell>
          <table:table-cell table:number-columns-repeated="2"/>
          <table:table-cell table:formula="of:=[.D59]-[.D57]" office:value-type="float" office:value="14">
            <text:p>14.00</text:p>
          </table:table-cell>
          <table:table-cell table:formula="of:=[.J59]+[.E59]" office:value-type="float" office:value="20.2400000095367">
            <text:p>20.24</text:p>
          </table:table-cell>
          <table:table-cell table:formula="of:=SUM([.$F$2:.F59])" office:value-type="float" office:value="3.16000056266785">
            <text:p>3.16</text:p>
          </table:table-cell>
          <table:table-cell table:formula="of:=SUM([.F57:.F59])" office:value-type="float" office:value="0.170000076293945">
            <text:p>0.17</text:p>
          </table:table-cell>
          <table:table-cell table:number-columns-repeated="2"/>
        </table:table-row>
        <table:table-row table:style-name="ro2">
          <table:table-cell table:style-name="ce1" office:value-type="float" office:value="1523329409.02">
            <text:p>1523329409.02</text:p>
          </table:table-cell>
          <table:table-cell table:style-name="ce1" office:value-type="float" office:value="1523329415.69">
            <text:p>1523329415.69</text:p>
          </table:table-cell>
          <table:table-cell table:style-name="ce1" office:value-type="float" office:value="1523329415.75">
            <text:p>1523329415.75</text:p>
          </table:table-cell>
          <table:table-cell table:style-name="ce3" table:formula="of:=[.A60]-[.$A$2]" office:value-type="float" office:value="689">
            <text:p>689.00</text:p>
          </table:table-cell>
          <table:table-cell table:style-name="ce3" table:formula="of:=[.B60]-[.A60]" office:value-type="float" office:value="6.67000007629395">
            <text:p>6.67</text:p>
          </table:table-cell>
          <table:table-cell table:style-name="ce3" table:formula="of:=[.C60]-[.B60]" office:value-type="float" office:value="0.059999942779541">
            <text:p>0.06</text:p>
          </table:table-cell>
          <table:table-cell table:style-name="ce3" table:formula="of:=[.C60]-[.A60]" office:value-type="float" office:value="6.73000001907349">
            <text:p>6.73</text:p>
          </table:table-cell>
          <table:table-cell table:number-columns-repeated="2"/>
          <table:table-cell table:formula="of:=[.D60]-[.D57]" office:value-type="float" office:value="28.9900000095367">
            <text:p>28.99</text:p>
          </table:table-cell>
          <table:table-cell table:formula="of:=[.J60]+[.E60]" office:value-type="float" office:value="35.6600000858307">
            <text:p>35.66</text:p>
          </table:table-cell>
          <table:table-cell table:formula="of:=SUM([.$F$2:.F60])" office:value-type="float" office:value="3.22000050544739">
            <text:p>3.22</text:p>
          </table:table-cell>
          <table:table-cell table:formula="of:=SUM([.F57:.F60])" office:value-type="float" office:value="0.230000019073486">
            <text:p>0.23</text:p>
          </table:table-cell>
          <table:table-cell table:number-columns-repeated="2"/>
        </table:table-row>
        <table:table-row table:style-name="ro2">
          <table:table-cell table:style-name="ce1" office:value-type="float" office:value="1523329424.03">
            <text:p>1523329424.03</text:p>
          </table:table-cell>
          <table:table-cell table:style-name="ce1" office:value-type="float" office:value="1523329430.22">
            <text:p>1523329430.22</text:p>
          </table:table-cell>
          <table:table-cell table:style-name="ce1" office:value-type="float" office:value="1523329430.27">
            <text:p>1523329430.27</text:p>
          </table:table-cell>
          <table:table-cell table:style-name="ce3" table:formula="of:=[.A61]-[.$A$2]" office:value-type="float" office:value="704.009999990463">
            <text:p>704.01</text:p>
          </table:table-cell>
          <table:table-cell table:style-name="ce3" table:formula="of:=[.B61]-[.A61]" office:value-type="float" office:value="6.19000005722046">
            <text:p>6.19</text:p>
          </table:table-cell>
          <table:table-cell table:style-name="ce3" table:formula="of:=[.C61]-[.B61]" office:value-type="float" office:value="0.0499999523162842">
            <text:p>0.05</text:p>
          </table:table-cell>
          <table:table-cell table:style-name="ce3" table:formula="of:=[.C61]-[.A61]" office:value-type="float" office:value="6.24000000953674">
            <text:p>6.24</text:p>
          </table:table-cell>
          <table:table-cell table:formula="of:=[.H56]+60" office:value-type="float" office:value="720">
            <text:p>720</text:p>
          </table:table-cell>
          <table:table-cell table:style-name="ce2" table:formula="of:=[.H61]-([.E61]+[.D61])" office:value-type="float" office:value="9.79999995231628">
            <text:p>9.80</text:p>
          </table:table-cell>
          <table:table-cell table:formula="of:=[.D61]-[.D57]" office:value-type="float" office:value="44">
            <text:p>44.00</text:p>
          </table:table-cell>
          <table:table-cell table:style-name="ce5" table:formula="of:=[.J61]+[.E61]" office:value-type="float" office:value="50.1900000572205">
            <text:p>50.19</text:p>
          </table:table-cell>
          <table:table-cell table:formula="of:=SUM([.$F$2:.F61])" office:value-type="float" office:value="3.27000045776367">
            <text:p>3.27</text:p>
          </table:table-cell>
          <table:table-cell table:formula="of:=SUM([.F57:.F61])" office:value-type="float" office:value="0.27999997138977">
            <text:p>0.28</text:p>
          </table:table-cell>
          <table:table-cell table:number-columns-repeated="2"/>
        </table:table-row>
        <table:table-row table:style-name="ro2">
          <table:table-cell office:value-type="float" office:value="1523329440.04">
            <text:p>1523329440.04</text:p>
          </table:table-cell>
          <table:table-cell office:value-type="float" office:value="1523329445.86">
            <text:p>1523329445.86</text:p>
          </table:table-cell>
          <table:table-cell office:value-type="float" office:value="1523329445.91">
            <text:p>1523329445.91</text:p>
          </table:table-cell>
          <table:table-cell table:formula="of:=[.A62]-[.$A$2]" office:value-type="float" office:value="720.019999980927">
            <text:p>720.02</text:p>
          </table:table-cell>
          <table:table-cell table:formula="of:=[.B62]-[.A62]" office:value-type="float" office:value="5.8199999332428">
            <text:p>5.82</text:p>
          </table:table-cell>
          <table:table-cell table:formula="of:=[.C62]-[.B62]" office:value-type="float" office:value="0.0500001907348633">
            <text:p>0.05</text:p>
          </table:table-cell>
          <table:table-cell table:formula="of:=[.C62]-[.A62]" office:value-type="float" office:value="5.87000012397766">
            <text:p>5.87</text:p>
          </table:table-cell>
          <table:table-cell table:style-name="ce4" table:formula="of:=AVERAGE([.G62:.G66])" office:value-type="float" office:value="6.66600003242493">
            <text:p>6.6660000324</text:p>
          </table:table-cell>
          <table:table-cell/>
          <table:table-cell table:formula="of:=[.D62]-[.D62]" office:value-type="float" office:value="0">
            <text:p>0.00</text:p>
          </table:table-cell>
          <table:table-cell table:formula="of:=[.J62]+[.E62]" office:value-type="float" office:value="5.8199999332428">
            <text:p>5.82</text:p>
          </table:table-cell>
          <table:table-cell table:formula="of:=SUM([.$F$2:.F62])" office:value-type="float" office:value="3.32000064849854">
            <text:p>3.32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9447.02">
            <text:p>1523329447.02</text:p>
          </table:table-cell>
          <table:table-cell office:value-type="float" office:value="1523329454.29">
            <text:p>1523329454.29</text:p>
          </table:table-cell>
          <table:table-cell office:value-type="float" office:value="1523329454.33">
            <text:p>1523329454.33</text:p>
          </table:table-cell>
          <table:table-cell table:formula="of:=[.A63]-[.$A$2]" office:value-type="float" office:value="727">
            <text:p>727.00</text:p>
          </table:table-cell>
          <table:table-cell table:formula="of:=[.B63]-[.A63]" office:value-type="float" office:value="7.26999998092651">
            <text:p>7.27</text:p>
          </table:table-cell>
          <table:table-cell table:formula="of:=[.C63]-[.B63]" office:value-type="float" office:value="0.0399999618530273">
            <text:p>0.04</text:p>
          </table:table-cell>
          <table:table-cell table:formula="of:=[.C63]-[.A63]" office:value-type="float" office:value="7.30999994277954">
            <text:p>7.31</text:p>
          </table:table-cell>
          <table:table-cell table:number-columns-repeated="2"/>
          <table:table-cell table:formula="of:=[.D63]-[.D62]" office:value-type="float" office:value="6.98000001907349">
            <text:p>6.98</text:p>
          </table:table-cell>
          <table:table-cell table:formula="of:=[.J63]+[.E63]" office:value-type="float" office:value="14.25">
            <text:p>14.25</text:p>
          </table:table-cell>
          <table:table-cell table:formula="of:=SUM([.$F$2:.F63])" office:value-type="float" office:value="3.36000061035156">
            <text:p>3.36</text:p>
          </table:table-cell>
          <table:table-cell table:formula="of:=SUM([.F62:.F63])" office:value-type="float" office:value="0.0900001525878906">
            <text:p>0.09</text:p>
          </table:table-cell>
          <table:table-cell table:number-columns-repeated="2"/>
        </table:table-row>
        <table:table-row table:style-name="ro2">
          <table:table-cell office:value-type="float" office:value="1523329454.02">
            <text:p>1523329454.02</text:p>
          </table:table-cell>
          <table:table-cell office:value-type="float" office:value="1523329460.16">
            <text:p>1523329460.16</text:p>
          </table:table-cell>
          <table:table-cell office:value-type="float" office:value="1523329460.19">
            <text:p>1523329460.19</text:p>
          </table:table-cell>
          <table:table-cell table:formula="of:=[.A64]-[.$A$2]" office:value-type="float" office:value="734">
            <text:p>734.00</text:p>
          </table:table-cell>
          <table:table-cell table:formula="of:=[.B64]-[.A64]" office:value-type="float" office:value="6.14000010490418">
            <text:p>6.14</text:p>
          </table:table-cell>
          <table:table-cell table:formula="of:=[.C64]-[.B64]" office:value-type="float" office:value="0.0299999713897705">
            <text:p>0.03</text:p>
          </table:table-cell>
          <table:table-cell table:formula="of:=[.C64]-[.A64]" office:value-type="float" office:value="6.17000007629395">
            <text:p>6.17</text:p>
          </table:table-cell>
          <table:table-cell table:number-columns-repeated="2"/>
          <table:table-cell table:formula="of:=[.D64]-[.D62]" office:value-type="float" office:value="13.9800000190735">
            <text:p>13.98</text:p>
          </table:table-cell>
          <table:table-cell table:formula="of:=[.J64]+[.E64]" office:value-type="float" office:value="20.1200001239777">
            <text:p>20.12</text:p>
          </table:table-cell>
          <table:table-cell table:formula="of:=SUM([.$F$2:.F64])" office:value-type="float" office:value="3.39000058174133">
            <text:p>3.39</text:p>
          </table:table-cell>
          <table:table-cell table:formula="of:=SUM([.F62:.F64])" office:value-type="float" office:value="0.120000123977661">
            <text:p>0.12</text:p>
          </table:table-cell>
          <table:table-cell table:number-columns-repeated="2"/>
        </table:table-row>
        <table:table-row table:style-name="ro2">
          <table:table-cell office:value-type="float" office:value="1523329469.02">
            <text:p>1523329469.02</text:p>
          </table:table-cell>
          <table:table-cell office:value-type="float" office:value="1523329476.1">
            <text:p>1523329476.1</text:p>
          </table:table-cell>
          <table:table-cell office:value-type="float" office:value="1523329476.16">
            <text:p>1523329476.16</text:p>
          </table:table-cell>
          <table:table-cell table:formula="of:=[.A65]-[.$A$2]" office:value-type="float" office:value="749">
            <text:p>749.00</text:p>
          </table:table-cell>
          <table:table-cell table:formula="of:=[.B65]-[.A65]" office:value-type="float" office:value="7.07999992370606">
            <text:p>7.08</text:p>
          </table:table-cell>
          <table:table-cell table:formula="of:=[.C65]-[.B65]" office:value-type="float" office:value="0.0600001811981201">
            <text:p>0.06</text:p>
          </table:table-cell>
          <table:table-cell table:formula="of:=[.C65]-[.A65]" office:value-type="float" office:value="7.14000010490418">
            <text:p>7.14</text:p>
          </table:table-cell>
          <table:table-cell table:number-columns-repeated="2"/>
          <table:table-cell table:formula="of:=[.D65]-[.D62]" office:value-type="float" office:value="28.9800000190735">
            <text:p>28.98</text:p>
          </table:table-cell>
          <table:table-cell table:formula="of:=[.J65]+[.E65]" office:value-type="float" office:value="36.0599999427795">
            <text:p>36.06</text:p>
          </table:table-cell>
          <table:table-cell table:formula="of:=SUM([.$F$2:.F65])" office:value-type="float" office:value="3.45000076293945">
            <text:p>3.45</text:p>
          </table:table-cell>
          <table:table-cell table:formula="of:=SUM([.F62:.F65])" office:value-type="float" office:value="0.180000305175781">
            <text:p>0.18</text:p>
          </table:table-cell>
          <table:table-cell table:number-columns-repeated="2"/>
        </table:table-row>
        <table:table-row table:style-name="ro2">
          <table:table-cell office:value-type="float" office:value="1523329484.03">
            <text:p>1523329484.03</text:p>
          </table:table-cell>
          <table:table-cell office:value-type="float" office:value="1523329490.81">
            <text:p>1523329490.81</text:p>
          </table:table-cell>
          <table:table-cell office:value-type="float" office:value="1523329490.87">
            <text:p>1523329490.87</text:p>
          </table:table-cell>
          <table:table-cell table:formula="of:=[.A66]-[.$A$2]" office:value-type="float" office:value="764.009999990463">
            <text:p>764.01</text:p>
          </table:table-cell>
          <table:table-cell table:formula="of:=[.B66]-[.A66]" office:value-type="float" office:value="6.77999997138977">
            <text:p>6.78</text:p>
          </table:table-cell>
          <table:table-cell table:formula="of:=[.C66]-[.B66]" office:value-type="float" office:value="0.059999942779541">
            <text:p>0.06</text:p>
          </table:table-cell>
          <table:table-cell table:formula="of:=[.C66]-[.A66]" office:value-type="float" office:value="6.83999991416931">
            <text:p>6.84</text:p>
          </table:table-cell>
          <table:table-cell table:formula="of:=[.H61]+60" office:value-type="float" office:value="780">
            <text:p>780</text:p>
          </table:table-cell>
          <table:table-cell table:style-name="ce2" table:formula="of:=[.H66]-([.E66]+[.D66])" office:value-type="float" office:value="9.21000003814697">
            <text:p>9.21</text:p>
          </table:table-cell>
          <table:table-cell table:formula="of:=[.D66]-[.D62]" office:value-type="float" office:value="43.9900000095367">
            <text:p>43.99</text:p>
          </table:table-cell>
          <table:table-cell table:style-name="ce5" table:formula="of:=[.J66]+[.E66]" office:value-type="float" office:value="50.7699999809265">
            <text:p>50.77</text:p>
          </table:table-cell>
          <table:table-cell table:formula="of:=SUM([.$F$2:.F66])" office:value-type="float" office:value="3.51000070571899">
            <text:p>3.51</text:p>
          </table:table-cell>
          <table:table-cell table:formula="of:=SUM([.F62:.F66])" office:value-type="float" office:value="0.240000247955322">
            <text:p>0.24</text:p>
          </table:table-cell>
          <table:table-cell table:number-columns-repeated="2"/>
        </table:table-row>
        <table:table-row table:style-name="ro2">
          <table:table-cell table:style-name="ce1" office:value-type="float" office:value="1523329500.02">
            <text:p>1523329500.02</text:p>
          </table:table-cell>
          <table:table-cell table:style-name="ce1" office:value-type="float" office:value="1523329505.95">
            <text:p>1523329505.95</text:p>
          </table:table-cell>
          <table:table-cell table:style-name="ce1" office:value-type="float" office:value="1523329506.02">
            <text:p>1523329506.02</text:p>
          </table:table-cell>
          <table:table-cell table:style-name="ce3" table:formula="of:=[.A67]-[.$A$2]" office:value-type="float" office:value="780">
            <text:p>780.00</text:p>
          </table:table-cell>
          <table:table-cell table:style-name="ce3" table:formula="of:=[.B67]-[.A67]" office:value-type="float" office:value="5.9300000667572">
            <text:p>5.93</text:p>
          </table:table-cell>
          <table:table-cell table:style-name="ce3" table:formula="of:=[.C67]-[.B67]" office:value-type="float" office:value="0.0699999332427979">
            <text:p>0.07</text:p>
          </table:table-cell>
          <table:table-cell table:style-name="ce3" table:formula="of:=[.C67]-[.A67]" office:value-type="float" office:value="6">
            <text:p>6.00</text:p>
          </table:table-cell>
          <table:table-cell table:style-name="ce4" table:formula="of:=AVERAGE([.G67:.G71])" office:value-type="float" office:value="6.51799998283386">
            <text:p>6.5179999828</text:p>
          </table:table-cell>
          <table:table-cell/>
          <table:table-cell table:formula="of:=[.D67]-[.D67]" office:value-type="float" office:value="0">
            <text:p>0.00</text:p>
          </table:table-cell>
          <table:table-cell table:formula="of:=[.J67]+[.E67]" office:value-type="float" office:value="5.9300000667572">
            <text:p>5.93</text:p>
          </table:table-cell>
          <table:table-cell table:formula="of:=SUM([.$F$2:.F67])" office:value-type="float" office:value="3.58000063896179">
            <text:p>3.58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507.01">
            <text:p>1523329507.01</text:p>
          </table:table-cell>
          <table:table-cell table:style-name="ce1" office:value-type="float" office:value="1523329513.98">
            <text:p>1523329513.98</text:p>
          </table:table-cell>
          <table:table-cell table:style-name="ce1" office:value-type="float" office:value="1523329514.03">
            <text:p>1523329514.03</text:p>
          </table:table-cell>
          <table:table-cell table:style-name="ce3" table:formula="of:=[.A68]-[.$A$2]" office:value-type="float" office:value="786.990000009537">
            <text:p>786.99</text:p>
          </table:table-cell>
          <table:table-cell table:style-name="ce3" table:formula="of:=[.B68]-[.A68]" office:value-type="float" office:value="6.97000002861023">
            <text:p>6.97</text:p>
          </table:table-cell>
          <table:table-cell table:style-name="ce3" table:formula="of:=[.C68]-[.B68]" office:value-type="float" office:value="0.0499999523162842">
            <text:p>0.05</text:p>
          </table:table-cell>
          <table:table-cell table:style-name="ce3" table:formula="of:=[.C68]-[.A68]" office:value-type="float" office:value="7.01999998092651">
            <text:p>7.02</text:p>
          </table:table-cell>
          <table:table-cell table:number-columns-repeated="2"/>
          <table:table-cell table:formula="of:=[.D68]-[.D67]" office:value-type="float" office:value="6.99000000953674">
            <text:p>6.99</text:p>
          </table:table-cell>
          <table:table-cell table:formula="of:=[.J68]+[.E68]" office:value-type="float" office:value="13.960000038147">
            <text:p>13.96</text:p>
          </table:table-cell>
          <table:table-cell table:formula="of:=SUM([.$F$2:.F68])" office:value-type="float" office:value="3.63000059127808">
            <text:p>3.63</text:p>
          </table:table-cell>
          <table:table-cell table:formula="of:=SUM([.F67:.F68])" office:value-type="float" office:value="0.119999885559082">
            <text:p>0.12</text:p>
          </table:table-cell>
          <table:table-cell table:number-columns-repeated="2"/>
        </table:table-row>
        <table:table-row table:style-name="ro2">
          <table:table-cell table:style-name="ce1" office:value-type="float" office:value="1523329514.02">
            <text:p>1523329514.02</text:p>
          </table:table-cell>
          <table:table-cell table:style-name="ce1" office:value-type="float" office:value="1523329520.94">
            <text:p>1523329520.94</text:p>
          </table:table-cell>
          <table:table-cell table:style-name="ce1" office:value-type="float" office:value="1523329520.99">
            <text:p>1523329520.99</text:p>
          </table:table-cell>
          <table:table-cell table:style-name="ce3" table:formula="of:=[.A69]-[.$A$2]" office:value-type="float" office:value="794">
            <text:p>794.00</text:p>
          </table:table-cell>
          <table:table-cell table:style-name="ce3" table:formula="of:=[.B69]-[.A69]" office:value-type="float" office:value="6.92000007629395">
            <text:p>6.92</text:p>
          </table:table-cell>
          <table:table-cell table:style-name="ce3" table:formula="of:=[.C69]-[.B69]" office:value-type="float" office:value="0.0499999523162842">
            <text:p>0.05</text:p>
          </table:table-cell>
          <table:table-cell table:style-name="ce3" table:formula="of:=[.C69]-[.A69]" office:value-type="float" office:value="6.97000002861023">
            <text:p>6.97</text:p>
          </table:table-cell>
          <table:table-cell table:number-columns-repeated="2"/>
          <table:table-cell table:formula="of:=[.D69]-[.D67]" office:value-type="float" office:value="14">
            <text:p>14.00</text:p>
          </table:table-cell>
          <table:table-cell table:formula="of:=[.J69]+[.E69]" office:value-type="float" office:value="20.9200000762939">
            <text:p>20.92</text:p>
          </table:table-cell>
          <table:table-cell table:formula="of:=SUM([.$F$2:.F69])" office:value-type="float" office:value="3.68000054359436">
            <text:p>3.68</text:p>
          </table:table-cell>
          <table:table-cell table:formula="of:=SUM([.F67:.F69])" office:value-type="float" office:value="0.169999837875366">
            <text:p>0.17</text:p>
          </table:table-cell>
          <table:table-cell table:number-columns-repeated="2"/>
        </table:table-row>
        <table:table-row table:style-name="ro2">
          <table:table-cell table:style-name="ce1" office:value-type="float" office:value="1523329529.02">
            <text:p>1523329529.02</text:p>
          </table:table-cell>
          <table:table-cell table:style-name="ce1" office:value-type="float" office:value="1523329535.26">
            <text:p>1523329535.26</text:p>
          </table:table-cell>
          <table:table-cell table:style-name="ce1" office:value-type="float" office:value="1523329535.31">
            <text:p>1523329535.31</text:p>
          </table:table-cell>
          <table:table-cell table:style-name="ce3" table:formula="of:=[.A70]-[.$A$2]" office:value-type="float" office:value="809">
            <text:p>809.00</text:p>
          </table:table-cell>
          <table:table-cell table:style-name="ce3" table:formula="of:=[.B70]-[.A70]" office:value-type="float" office:value="6.24000000953674">
            <text:p>6.24</text:p>
          </table:table-cell>
          <table:table-cell table:style-name="ce3" table:formula="of:=[.C70]-[.B70]" office:value-type="float" office:value="0.0499999523162842">
            <text:p>0.05</text:p>
          </table:table-cell>
          <table:table-cell table:style-name="ce3" table:formula="of:=[.C70]-[.A70]" office:value-type="float" office:value="6.28999996185303">
            <text:p>6.29</text:p>
          </table:table-cell>
          <table:table-cell table:number-columns-repeated="2"/>
          <table:table-cell table:formula="of:=[.D70]-[.D67]" office:value-type="float" office:value="29">
            <text:p>29.00</text:p>
          </table:table-cell>
          <table:table-cell table:formula="of:=[.J70]+[.E70]" office:value-type="float" office:value="35.2400000095367">
            <text:p>35.24</text:p>
          </table:table-cell>
          <table:table-cell table:formula="of:=SUM([.$F$2:.F70])" office:value-type="float" office:value="3.73000049591064">
            <text:p>3.73</text:p>
          </table:table-cell>
          <table:table-cell table:formula="of:=SUM([.F67:.F70])" office:value-type="float" office:value="0.21999979019165">
            <text:p>0.22</text:p>
          </table:table-cell>
          <table:table-cell table:number-columns-repeated="2"/>
        </table:table-row>
        <table:table-row table:style-name="ro2">
          <table:table-cell table:style-name="ce1" office:value-type="float" office:value="1523329544.01">
            <text:p>1523329544.01</text:p>
          </table:table-cell>
          <table:table-cell table:style-name="ce1" office:value-type="float" office:value="1523329550.29">
            <text:p>1523329550.29</text:p>
          </table:table-cell>
          <table:table-cell table:style-name="ce1" office:value-type="float" office:value="1523329550.32">
            <text:p>1523329550.32</text:p>
          </table:table-cell>
          <table:table-cell table:style-name="ce3" table:formula="of:=[.A71]-[.$A$2]" office:value-type="float" office:value="823.990000009537">
            <text:p>823.99</text:p>
          </table:table-cell>
          <table:table-cell table:style-name="ce3" table:formula="of:=[.B71]-[.A71]" office:value-type="float" office:value="6.27999997138977">
            <text:p>6.28</text:p>
          </table:table-cell>
          <table:table-cell table:style-name="ce3" table:formula="of:=[.C71]-[.B71]" office:value-type="float" office:value="0.0299999713897705">
            <text:p>0.03</text:p>
          </table:table-cell>
          <table:table-cell table:style-name="ce3" table:formula="of:=[.C71]-[.A71]" office:value-type="float" office:value="6.30999994277954">
            <text:p>6.31</text:p>
          </table:table-cell>
          <table:table-cell table:formula="of:=[.H66]+60" office:value-type="float" office:value="840">
            <text:p>840</text:p>
          </table:table-cell>
          <table:table-cell table:style-name="ce2" table:formula="of:=[.H71]-([.E71]+[.D71])" office:value-type="float" office:value="9.73000001907349">
            <text:p>9.73</text:p>
          </table:table-cell>
          <table:table-cell table:formula="of:=[.D71]-[.D67]" office:value-type="float" office:value="43.9900000095367">
            <text:p>43.99</text:p>
          </table:table-cell>
          <table:table-cell table:style-name="ce5" table:formula="of:=[.J71]+[.E71]" office:value-type="float" office:value="50.2699999809265">
            <text:p>50.27</text:p>
          </table:table-cell>
          <table:table-cell table:formula="of:=SUM([.$F$2:.F71])" office:value-type="float" office:value="3.76000046730041">
            <text:p>3.76</text:p>
          </table:table-cell>
          <table:table-cell table:formula="of:=SUM([.F67:.F71])" office:value-type="float" office:value="0.249999761581421">
            <text:p>0.25</text:p>
          </table:table-cell>
          <table:table-cell table:number-columns-repeated="2"/>
        </table:table-row>
        <table:table-row table:style-name="ro2">
          <table:table-cell office:value-type="float" office:value="1523329560.04">
            <text:p>1523329560.04</text:p>
          </table:table-cell>
          <table:table-cell office:value-type="float" office:value="1523329566.71">
            <text:p>1523329566.71</text:p>
          </table:table-cell>
          <table:table-cell office:value-type="float" office:value="1523329566.76">
            <text:p>1523329566.76</text:p>
          </table:table-cell>
          <table:table-cell table:formula="of:=[.A72]-[.$A$2]" office:value-type="float" office:value="840.019999980927">
            <text:p>840.02</text:p>
          </table:table-cell>
          <table:table-cell table:formula="of:=[.B72]-[.A72]" office:value-type="float" office:value="6.67000007629395">
            <text:p>6.67</text:p>
          </table:table-cell>
          <table:table-cell table:formula="of:=[.C72]-[.B72]" office:value-type="float" office:value="0.0499999523162842">
            <text:p>0.05</text:p>
          </table:table-cell>
          <table:table-cell table:formula="of:=[.C72]-[.A72]" office:value-type="float" office:value="6.72000002861023">
            <text:p>6.72</text:p>
          </table:table-cell>
          <table:table-cell table:style-name="ce4" table:formula="of:=AVERAGE([.G72:.G76])" office:value-type="float" office:value="6.70800004005432">
            <text:p>6.7080000401</text:p>
          </table:table-cell>
          <table:table-cell/>
          <table:table-cell table:formula="of:=[.D72]-[.D72]" office:value-type="float" office:value="0">
            <text:p>0.00</text:p>
          </table:table-cell>
          <table:table-cell table:formula="of:=[.J72]+[.E72]" office:value-type="float" office:value="6.67000007629395">
            <text:p>6.67</text:p>
          </table:table-cell>
          <table:table-cell table:formula="of:=SUM([.$F$2:.F72])" office:value-type="float" office:value="3.8100004196167">
            <text:p>3.81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9567.03">
            <text:p>1523329567.03</text:p>
          </table:table-cell>
          <table:table-cell office:value-type="float" office:value="1523329574.77">
            <text:p>1523329574.77</text:p>
          </table:table-cell>
          <table:table-cell office:value-type="float" office:value="1523329574.83">
            <text:p>1523329574.83</text:p>
          </table:table-cell>
          <table:table-cell table:formula="of:=[.A73]-[.$A$2]" office:value-type="float" office:value="847.009999990463">
            <text:p>847.01</text:p>
          </table:table-cell>
          <table:table-cell table:formula="of:=[.B73]-[.A73]" office:value-type="float" office:value="7.74000000953674">
            <text:p>7.74</text:p>
          </table:table-cell>
          <table:table-cell table:formula="of:=[.C73]-[.B73]" office:value-type="float" office:value="0.059999942779541">
            <text:p>0.06</text:p>
          </table:table-cell>
          <table:table-cell table:formula="of:=[.C73]-[.A73]" office:value-type="float" office:value="7.79999995231628">
            <text:p>7.80</text:p>
          </table:table-cell>
          <table:table-cell table:number-columns-repeated="2"/>
          <table:table-cell table:formula="of:=[.D73]-[.D72]" office:value-type="float" office:value="6.99000000953674">
            <text:p>6.99</text:p>
          </table:table-cell>
          <table:table-cell table:formula="of:=[.J73]+[.E73]" office:value-type="float" office:value="14.7300000190735">
            <text:p>14.73</text:p>
          </table:table-cell>
          <table:table-cell table:formula="of:=SUM([.$F$2:.F73])" office:value-type="float" office:value="3.87000036239624">
            <text:p>3.87</text:p>
          </table:table-cell>
          <table:table-cell table:formula="of:=SUM([.F72:.F73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office:value-type="float" office:value="1523329574.04">
            <text:p>1523329574.04</text:p>
          </table:table-cell>
          <table:table-cell office:value-type="float" office:value="1523329580.57">
            <text:p>1523329580.57</text:p>
          </table:table-cell>
          <table:table-cell office:value-type="float" office:value="1523329580.64">
            <text:p>1523329580.64</text:p>
          </table:table-cell>
          <table:table-cell table:formula="of:=[.A74]-[.$A$2]" office:value-type="float" office:value="854.019999980927">
            <text:p>854.02</text:p>
          </table:table-cell>
          <table:table-cell table:formula="of:=[.B74]-[.A74]" office:value-type="float" office:value="6.52999997138977">
            <text:p>6.53</text:p>
          </table:table-cell>
          <table:table-cell table:formula="of:=[.C74]-[.B74]" office:value-type="float" office:value="0.070000171661377">
            <text:p>0.07</text:p>
          </table:table-cell>
          <table:table-cell table:formula="of:=[.C74]-[.A74]" office:value-type="float" office:value="6.60000014305115">
            <text:p>6.60</text:p>
          </table:table-cell>
          <table:table-cell table:number-columns-repeated="2"/>
          <table:table-cell table:formula="of:=[.D74]-[.D72]" office:value-type="float" office:value="14">
            <text:p>14.00</text:p>
          </table:table-cell>
          <table:table-cell table:formula="of:=[.J74]+[.E74]" office:value-type="float" office:value="20.5299999713898">
            <text:p>20.53</text:p>
          </table:table-cell>
          <table:table-cell table:formula="of:=SUM([.$F$2:.F74])" office:value-type="float" office:value="3.94000053405762">
            <text:p>3.94</text:p>
          </table:table-cell>
          <table:table-cell table:formula="of:=SUM([.F72:.F74])" office:value-type="float" office:value="0.180000066757202">
            <text:p>0.18</text:p>
          </table:table-cell>
          <table:table-cell table:number-columns-repeated="2"/>
        </table:table-row>
        <table:table-row table:style-name="ro2">
          <table:table-cell office:value-type="float" office:value="1523329589.02">
            <text:p>1523329589.02</text:p>
          </table:table-cell>
          <table:table-cell office:value-type="float" office:value="1523329595.41">
            <text:p>1523329595.41</text:p>
          </table:table-cell>
          <table:table-cell office:value-type="float" office:value="1523329595.45">
            <text:p>1523329595.45</text:p>
          </table:table-cell>
          <table:table-cell table:formula="of:=[.A75]-[.$A$2]" office:value-type="float" office:value="869">
            <text:p>869.00</text:p>
          </table:table-cell>
          <table:table-cell table:formula="of:=[.B75]-[.A75]" office:value-type="float" office:value="6.39000010490418">
            <text:p>6.39</text:p>
          </table:table-cell>
          <table:table-cell table:formula="of:=[.C75]-[.B75]" office:value-type="float" office:value="0.0399999618530273">
            <text:p>0.04</text:p>
          </table:table-cell>
          <table:table-cell table:formula="of:=[.C75]-[.A75]" office:value-type="float" office:value="6.4300000667572">
            <text:p>6.43</text:p>
          </table:table-cell>
          <table:table-cell table:number-columns-repeated="2"/>
          <table:table-cell table:formula="of:=[.D75]-[.D72]" office:value-type="float" office:value="28.9800000190735">
            <text:p>28.98</text:p>
          </table:table-cell>
          <table:table-cell table:formula="of:=[.J75]+[.E75]" office:value-type="float" office:value="35.3700001239777">
            <text:p>35.37</text:p>
          </table:table-cell>
          <table:table-cell table:formula="of:=SUM([.$F$2:.F75])" office:value-type="float" office:value="3.98000049591064">
            <text:p>3.98</text:p>
          </table:table-cell>
          <table:table-cell table:formula="of:=SUM([.F72:.F75])" office:value-type="float" office:value="0.220000028610229">
            <text:p>0.22</text:p>
          </table:table-cell>
          <table:table-cell table:number-columns-repeated="2"/>
        </table:table-row>
        <table:table-row table:style-name="ro2">
          <table:table-cell office:value-type="float" office:value="1523329604.03">
            <text:p>1523329604.03</text:p>
          </table:table-cell>
          <table:table-cell office:value-type="float" office:value="1523329609.95">
            <text:p>1523329609.95</text:p>
          </table:table-cell>
          <table:table-cell office:value-type="float" office:value="1523329610.02">
            <text:p>1523329610.02</text:p>
          </table:table-cell>
          <table:table-cell table:formula="of:=[.A76]-[.$A$2]" office:value-type="float" office:value="884.009999990463">
            <text:p>884.01</text:p>
          </table:table-cell>
          <table:table-cell table:formula="of:=[.B76]-[.A76]" office:value-type="float" office:value="5.92000007629395">
            <text:p>5.92</text:p>
          </table:table-cell>
          <table:table-cell table:formula="of:=[.C76]-[.B76]" office:value-type="float" office:value="0.0699999332427979">
            <text:p>0.07</text:p>
          </table:table-cell>
          <table:table-cell table:formula="of:=[.C76]-[.A76]" office:value-type="float" office:value="5.99000000953674">
            <text:p>5.99</text:p>
          </table:table-cell>
          <table:table-cell table:formula="of:=[.H71]+60" office:value-type="float" office:value="900">
            <text:p>900</text:p>
          </table:table-cell>
          <table:table-cell table:style-name="ce2" table:formula="of:=[.H76]-([.E76]+[.D76])" office:value-type="float" office:value="10.0699999332428">
            <text:p>10.07</text:p>
          </table:table-cell>
          <table:table-cell table:formula="of:=[.D76]-[.D72]" office:value-type="float" office:value="43.9900000095367">
            <text:p>43.99</text:p>
          </table:table-cell>
          <table:table-cell table:style-name="ce5" table:formula="of:=[.J76]+[.E76]" office:value-type="float" office:value="49.9100000858307">
            <text:p>49.91</text:p>
          </table:table-cell>
          <table:table-cell table:formula="of:=SUM([.$F$2:.F76])" office:value-type="float" office:value="4.05000042915344">
            <text:p>4.05</text:p>
          </table:table-cell>
          <table:table-cell table:formula="of:=SUM([.F72:.F76])" office:value-type="float" office:value="0.289999961853027">
            <text:p>0.29</text:p>
          </table:table-cell>
          <table:table-cell table:number-columns-repeated="2"/>
        </table:table-row>
        <table:table-row table:style-name="ro2">
          <table:table-cell table:style-name="ce1" office:value-type="float" office:value="1523329620.04">
            <text:p>1523329620.04</text:p>
          </table:table-cell>
          <table:table-cell table:style-name="ce1" office:value-type="float" office:value="1523329626.57">
            <text:p>1523329626.57</text:p>
          </table:table-cell>
          <table:table-cell table:style-name="ce1" office:value-type="float" office:value="1523329626.62">
            <text:p>1523329626.62</text:p>
          </table:table-cell>
          <table:table-cell table:style-name="ce3" table:formula="of:=[.A77]-[.$A$2]" office:value-type="float" office:value="900.019999980927">
            <text:p>900.02</text:p>
          </table:table-cell>
          <table:table-cell table:style-name="ce3" table:formula="of:=[.B77]-[.A77]" office:value-type="float" office:value="6.52999997138977">
            <text:p>6.53</text:p>
          </table:table-cell>
          <table:table-cell table:style-name="ce3" table:formula="of:=[.C77]-[.B77]" office:value-type="float" office:value="0.0499999523162842">
            <text:p>0.05</text:p>
          </table:table-cell>
          <table:table-cell table:style-name="ce3" table:formula="of:=[.C77]-[.A77]" office:value-type="float" office:value="6.57999992370606">
            <text:p>6.58</text:p>
          </table:table-cell>
          <table:table-cell table:style-name="ce4" table:formula="of:=AVERAGE([.G77:.G81])" office:value-type="float" office:value="6.56800003051758">
            <text:p>6.5680000305</text:p>
          </table:table-cell>
          <table:table-cell/>
          <table:table-cell table:formula="of:=[.D77]-[.D77]" office:value-type="float" office:value="0">
            <text:p>0.00</text:p>
          </table:table-cell>
          <table:table-cell table:formula="of:=[.J77]+[.E77]" office:value-type="float" office:value="6.52999997138977">
            <text:p>6.53</text:p>
          </table:table-cell>
          <table:table-cell table:formula="of:=SUM([.$F$2:.F77])" office:value-type="float" office:value="4.10000038146973">
            <text:p>4.10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627.02">
            <text:p>1523329627.02</text:p>
          </table:table-cell>
          <table:table-cell table:style-name="ce1" office:value-type="float" office:value="1523329633.98">
            <text:p>1523329633.98</text:p>
          </table:table-cell>
          <table:table-cell table:style-name="ce1" office:value-type="float" office:value="1523329634.02">
            <text:p>1523329634.02</text:p>
          </table:table-cell>
          <table:table-cell table:style-name="ce3" table:formula="of:=[.A78]-[.$A$2]" office:value-type="float" office:value="907">
            <text:p>907.00</text:p>
          </table:table-cell>
          <table:table-cell table:style-name="ce3" table:formula="of:=[.B78]-[.A78]" office:value-type="float" office:value="6.96000003814697">
            <text:p>6.96</text:p>
          </table:table-cell>
          <table:table-cell table:style-name="ce3" table:formula="of:=[.C78]-[.B78]" office:value-type="float" office:value="0.0399999618530273">
            <text:p>0.04</text:p>
          </table:table-cell>
          <table:table-cell table:style-name="ce3" table:formula="of:=[.C78]-[.A78]" office:value-type="float" office:value="7">
            <text:p>7.00</text:p>
          </table:table-cell>
          <table:table-cell table:number-columns-repeated="2"/>
          <table:table-cell table:formula="of:=[.D78]-[.D77]" office:value-type="float" office:value="6.98000001907349">
            <text:p>6.98</text:p>
          </table:table-cell>
          <table:table-cell table:formula="of:=[.J78]+[.E78]" office:value-type="float" office:value="13.9400000572205">
            <text:p>13.94</text:p>
          </table:table-cell>
          <table:table-cell table:formula="of:=SUM([.$F$2:.F78])" office:value-type="float" office:value="4.14000034332275">
            <text:p>4.14</text:p>
          </table:table-cell>
          <table:table-cell table:formula="of:=SUM([.F77:.F78])" office:value-type="float" office:value="0.0899999141693115">
            <text:p>0.09</text:p>
          </table:table-cell>
          <table:table-cell table:number-columns-repeated="2"/>
        </table:table-row>
        <table:table-row table:style-name="ro2">
          <table:table-cell table:style-name="ce1" office:value-type="float" office:value="1523329634.03">
            <text:p>1523329634.03</text:p>
          </table:table-cell>
          <table:table-cell table:style-name="ce1" office:value-type="float" office:value="1523329640.16">
            <text:p>1523329640.16</text:p>
          </table:table-cell>
          <table:table-cell table:style-name="ce1" office:value-type="float" office:value="1523329640.19">
            <text:p>1523329640.19</text:p>
          </table:table-cell>
          <table:table-cell table:style-name="ce3" table:formula="of:=[.A79]-[.$A$2]" office:value-type="float" office:value="914.009999990463">
            <text:p>914.01</text:p>
          </table:table-cell>
          <table:table-cell table:style-name="ce3" table:formula="of:=[.B79]-[.A79]" office:value-type="float" office:value="6.13000011444092">
            <text:p>6.13</text:p>
          </table:table-cell>
          <table:table-cell table:style-name="ce3" table:formula="of:=[.C79]-[.B79]" office:value-type="float" office:value="0.0299999713897705">
            <text:p>0.03</text:p>
          </table:table-cell>
          <table:table-cell table:style-name="ce3" table:formula="of:=[.C79]-[.A79]" office:value-type="float" office:value="6.16000008583069">
            <text:p>6.16</text:p>
          </table:table-cell>
          <table:table-cell table:number-columns-repeated="2"/>
          <table:table-cell table:formula="of:=[.D79]-[.D77]" office:value-type="float" office:value="13.9900000095367">
            <text:p>13.99</text:p>
          </table:table-cell>
          <table:table-cell table:formula="of:=[.J79]+[.E79]" office:value-type="float" office:value="20.1200001239777">
            <text:p>20.12</text:p>
          </table:table-cell>
          <table:table-cell table:formula="of:=SUM([.$F$2:.F79])" office:value-type="float" office:value="4.17000031471252">
            <text:p>4.17</text:p>
          </table:table-cell>
          <table:table-cell table:formula="of:=SUM([.F77:.F79])" office:value-type="float" office:value="0.119999885559082">
            <text:p>0.12</text:p>
          </table:table-cell>
          <table:table-cell table:number-columns-repeated="2"/>
        </table:table-row>
        <table:table-row table:style-name="ro2">
          <table:table-cell table:style-name="ce1" office:value-type="float" office:value="1523329649.04">
            <text:p>1523329649.04</text:p>
          </table:table-cell>
          <table:table-cell table:style-name="ce1" office:value-type="float" office:value="1523329655.83">
            <text:p>1523329655.83</text:p>
          </table:table-cell>
          <table:table-cell table:style-name="ce1" office:value-type="float" office:value="1523329655.9">
            <text:p>1523329655.9</text:p>
          </table:table-cell>
          <table:table-cell table:style-name="ce3" table:formula="of:=[.A80]-[.$A$2]" office:value-type="float" office:value="929.019999980927">
            <text:p>929.02</text:p>
          </table:table-cell>
          <table:table-cell table:style-name="ce3" table:formula="of:=[.B80]-[.A80]" office:value-type="float" office:value="6.78999996185303">
            <text:p>6.79</text:p>
          </table:table-cell>
          <table:table-cell table:style-name="ce3" table:formula="of:=[.C80]-[.B80]" office:value-type="float" office:value="0.070000171661377">
            <text:p>0.07</text:p>
          </table:table-cell>
          <table:table-cell table:style-name="ce3" table:formula="of:=[.C80]-[.A80]" office:value-type="float" office:value="6.8600001335144">
            <text:p>6.86</text:p>
          </table:table-cell>
          <table:table-cell table:number-columns-repeated="2"/>
          <table:table-cell table:formula="of:=[.D80]-[.D77]" office:value-type="float" office:value="29">
            <text:p>29.00</text:p>
          </table:table-cell>
          <table:table-cell table:formula="of:=[.J80]+[.E80]" office:value-type="float" office:value="35.789999961853">
            <text:p>35.79</text:p>
          </table:table-cell>
          <table:table-cell table:formula="of:=SUM([.$F$2:.F80])" office:value-type="float" office:value="4.2400004863739">
            <text:p>4.24</text:p>
          </table:table-cell>
          <table:table-cell table:formula="of:=SUM([.F77:.F80])" office:value-type="float" office:value="0.190000057220459">
            <text:p>0.19</text:p>
          </table:table-cell>
          <table:table-cell table:number-columns-repeated="2"/>
        </table:table-row>
        <table:table-row table:style-name="ro2">
          <table:table-cell table:style-name="ce1" office:value-type="float" office:value="1523329664.02">
            <text:p>1523329664.02</text:p>
          </table:table-cell>
          <table:table-cell table:style-name="ce1" office:value-type="float" office:value="1523329670.2">
            <text:p>1523329670.2</text:p>
          </table:table-cell>
          <table:table-cell table:style-name="ce1" office:value-type="float" office:value="1523329670.26">
            <text:p>1523329670.26</text:p>
          </table:table-cell>
          <table:table-cell table:style-name="ce3" table:formula="of:=[.A81]-[.$A$2]" office:value-type="float" office:value="944">
            <text:p>944.00</text:p>
          </table:table-cell>
          <table:table-cell table:style-name="ce3" table:formula="of:=[.B81]-[.A81]" office:value-type="float" office:value="6.1800000667572">
            <text:p>6.18</text:p>
          </table:table-cell>
          <table:table-cell table:style-name="ce3" table:formula="of:=[.C81]-[.B81]" office:value-type="float" office:value="0.059999942779541">
            <text:p>0.06</text:p>
          </table:table-cell>
          <table:table-cell table:style-name="ce3" table:formula="of:=[.C81]-[.A81]" office:value-type="float" office:value="6.24000000953674">
            <text:p>6.24</text:p>
          </table:table-cell>
          <table:table-cell table:formula="of:=[.H76]+60" office:value-type="float" office:value="960">
            <text:p>960</text:p>
          </table:table-cell>
          <table:table-cell table:style-name="ce2" table:formula="of:=[.H81]-([.E81]+[.D81])" office:value-type="float" office:value="9.8199999332428">
            <text:p>9.82</text:p>
          </table:table-cell>
          <table:table-cell table:formula="of:=[.D81]-[.D77]" office:value-type="float" office:value="43.9800000190735">
            <text:p>43.98</text:p>
          </table:table-cell>
          <table:table-cell table:style-name="ce5" table:formula="of:=[.J81]+[.E81]" office:value-type="float" office:value="50.1600000858307">
            <text:p>50.16</text:p>
          </table:table-cell>
          <table:table-cell table:formula="of:=SUM([.$F$2:.F81])" office:value-type="float" office:value="4.30000042915344">
            <text:p>4.30</text:p>
          </table:table-cell>
          <table:table-cell table:formula="of:=SUM([.F77:.F81])" office:value-type="float" office:value="0.25">
            <text:p>0.25</text:p>
          </table:table-cell>
          <table:table-cell table:number-columns-repeated="2"/>
        </table:table-row>
        <table:table-row table:style-name="ro2">
          <table:table-cell office:value-type="float" office:value="1523329680.03">
            <text:p>1523329680.03</text:p>
          </table:table-cell>
          <table:table-cell office:value-type="float" office:value="1523329686.66">
            <text:p>1523329686.66</text:p>
          </table:table-cell>
          <table:table-cell office:value-type="float" office:value="1523329686.72">
            <text:p>1523329686.72</text:p>
          </table:table-cell>
          <table:table-cell table:formula="of:=[.A82]-[.$A$2]" office:value-type="float" office:value="960.009999990463">
            <text:p>960.01</text:p>
          </table:table-cell>
          <table:table-cell table:formula="of:=[.B82]-[.A82]" office:value-type="float" office:value="6.63000011444092">
            <text:p>6.63</text:p>
          </table:table-cell>
          <table:table-cell table:formula="of:=[.C82]-[.B82]" office:value-type="float" office:value="0.059999942779541">
            <text:p>0.06</text:p>
          </table:table-cell>
          <table:table-cell table:formula="of:=[.C82]-[.A82]" office:value-type="float" office:value="6.69000005722046">
            <text:p>6.69</text:p>
          </table:table-cell>
          <table:table-cell table:style-name="ce4" table:formula="of:=AVERAGE([.G82:.G86])" office:value-type="float" office:value="6.45200004577637">
            <text:p>6.4520000458</text:p>
          </table:table-cell>
          <table:table-cell/>
          <table:table-cell table:formula="of:=[.D82]-[.D82]" office:value-type="float" office:value="0">
            <text:p>0.00</text:p>
          </table:table-cell>
          <table:table-cell table:formula="of:=[.J82]+[.E82]" office:value-type="float" office:value="6.63000011444092">
            <text:p>6.63</text:p>
          </table:table-cell>
          <table:table-cell table:formula="of:=SUM([.$F$2:.F82])" office:value-type="float" office:value="4.36000037193298">
            <text:p>4.36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9687.03">
            <text:p>1523329687.03</text:p>
          </table:table-cell>
          <table:table-cell office:value-type="float" office:value="1523329694.03">
            <text:p>1523329694.03</text:p>
          </table:table-cell>
          <table:table-cell office:value-type="float" office:value="1523329694.08">
            <text:p>1523329694.08</text:p>
          </table:table-cell>
          <table:table-cell table:formula="of:=[.A83]-[.$A$2]" office:value-type="float" office:value="967.009999990463">
            <text:p>967.01</text:p>
          </table:table-cell>
          <table:table-cell table:formula="of:=[.B83]-[.A83]" office:value-type="float" office:value="7">
            <text:p>7.00</text:p>
          </table:table-cell>
          <table:table-cell table:formula="of:=[.C83]-[.B83]" office:value-type="float" office:value="0.0499999523162842">
            <text:p>0.05</text:p>
          </table:table-cell>
          <table:table-cell table:formula="of:=[.C83]-[.A83]" office:value-type="float" office:value="7.04999995231628">
            <text:p>7.05</text:p>
          </table:table-cell>
          <table:table-cell table:number-columns-repeated="2"/>
          <table:table-cell table:formula="of:=[.D83]-[.D82]" office:value-type="float" office:value="7">
            <text:p>7.00</text:p>
          </table:table-cell>
          <table:table-cell table:formula="of:=[.J83]+[.E83]" office:value-type="float" office:value="14">
            <text:p>14.00</text:p>
          </table:table-cell>
          <table:table-cell table:formula="of:=SUM([.$F$2:.F83])" office:value-type="float" office:value="4.41000032424927">
            <text:p>4.41</text:p>
          </table:table-cell>
          <table:table-cell table:formula="of:=SUM([.F82:.F83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office:value-type="float" office:value="1523329694.02">
            <text:p>1523329694.02</text:p>
          </table:table-cell>
          <table:table-cell office:value-type="float" office:value="1523329700.2">
            <text:p>1523329700.2</text:p>
          </table:table-cell>
          <table:table-cell office:value-type="float" office:value="1523329700.24">
            <text:p>1523329700.24</text:p>
          </table:table-cell>
          <table:table-cell table:formula="of:=[.A84]-[.$A$2]" office:value-type="float" office:value="974">
            <text:p>974.00</text:p>
          </table:table-cell>
          <table:table-cell table:formula="of:=[.B84]-[.A84]" office:value-type="float" office:value="6.1800000667572">
            <text:p>6.18</text:p>
          </table:table-cell>
          <table:table-cell table:formula="of:=[.C84]-[.B84]" office:value-type="float" office:value="0.0399999618530273">
            <text:p>0.04</text:p>
          </table:table-cell>
          <table:table-cell table:formula="of:=[.C84]-[.A84]" office:value-type="float" office:value="6.22000002861023">
            <text:p>6.22</text:p>
          </table:table-cell>
          <table:table-cell table:number-columns-repeated="2"/>
          <table:table-cell table:formula="of:=[.D84]-[.D82]" office:value-type="float" office:value="13.9900000095367">
            <text:p>13.99</text:p>
          </table:table-cell>
          <table:table-cell table:formula="of:=[.J84]+[.E84]" office:value-type="float" office:value="20.1700000762939">
            <text:p>20.17</text:p>
          </table:table-cell>
          <table:table-cell table:formula="of:=SUM([.$F$2:.F84])" office:value-type="float" office:value="4.4500002861023">
            <text:p>4.45</text:p>
          </table:table-cell>
          <table:table-cell table:formula="of:=SUM([.F82:.F84])" office:value-type="float" office:value="0.149999856948853">
            <text:p>0.15</text:p>
          </table:table-cell>
          <table:table-cell table:number-columns-repeated="2"/>
        </table:table-row>
        <table:table-row table:style-name="ro2">
          <table:table-cell office:value-type="float" office:value="1523329709.01">
            <text:p>1523329709.01</text:p>
          </table:table-cell>
          <table:table-cell office:value-type="float" office:value="1523329715.34">
            <text:p>1523329715.34</text:p>
          </table:table-cell>
          <table:table-cell office:value-type="float" office:value="1523329715.41">
            <text:p>1523329715.41</text:p>
          </table:table-cell>
          <table:table-cell table:formula="of:=[.A85]-[.$A$2]" office:value-type="float" office:value="988.990000009537">
            <text:p>988.99</text:p>
          </table:table-cell>
          <table:table-cell table:formula="of:=[.B85]-[.A85]" office:value-type="float" office:value="6.32999992370606">
            <text:p>6.33</text:p>
          </table:table-cell>
          <table:table-cell table:formula="of:=[.C85]-[.B85]" office:value-type="float" office:value="0.070000171661377">
            <text:p>0.07</text:p>
          </table:table-cell>
          <table:table-cell table:formula="of:=[.C85]-[.A85]" office:value-type="float" office:value="6.40000009536743">
            <text:p>6.40</text:p>
          </table:table-cell>
          <table:table-cell table:number-columns-repeated="2"/>
          <table:table-cell table:formula="of:=[.D85]-[.D82]" office:value-type="float" office:value="28.9800000190735">
            <text:p>28.98</text:p>
          </table:table-cell>
          <table:table-cell table:formula="of:=[.J85]+[.E85]" office:value-type="float" office:value="35.3099999427795">
            <text:p>35.31</text:p>
          </table:table-cell>
          <table:table-cell table:formula="of:=SUM([.$F$2:.F85])" office:value-type="float" office:value="4.52000045776367">
            <text:p>4.52</text:p>
          </table:table-cell>
          <table:table-cell table:formula="of:=SUM([.F82:.F85])" office:value-type="float" office:value="0.220000028610229">
            <text:p>0.22</text:p>
          </table:table-cell>
          <table:table-cell table:number-columns-repeated="2"/>
        </table:table-row>
        <table:table-row table:style-name="ro2">
          <table:table-cell office:value-type="float" office:value="1523329724.02">
            <text:p>1523329724.02</text:p>
          </table:table-cell>
          <table:table-cell office:value-type="float" office:value="1523329729.89">
            <text:p>1523329729.89</text:p>
          </table:table-cell>
          <table:table-cell office:value-type="float" office:value="1523329729.92">
            <text:p>1523329729.92</text:p>
          </table:table-cell>
          <table:table-cell table:formula="of:=[.A86]-[.$A$2]" office:value-type="float" office:value="1004">
            <text:p>1004.00</text:p>
          </table:table-cell>
          <table:table-cell table:formula="of:=[.B86]-[.A86]" office:value-type="float" office:value="5.87000012397766">
            <text:p>5.87</text:p>
          </table:table-cell>
          <table:table-cell table:formula="of:=[.C86]-[.B86]" office:value-type="float" office:value="0.0299999713897705">
            <text:p>0.03</text:p>
          </table:table-cell>
          <table:table-cell table:formula="of:=[.C86]-[.A86]" office:value-type="float" office:value="5.90000009536743">
            <text:p>5.90</text:p>
          </table:table-cell>
          <table:table-cell table:formula="of:=[.H81]+60" office:value-type="float" office:value="1020">
            <text:p>1020</text:p>
          </table:table-cell>
          <table:table-cell table:style-name="ce2" table:formula="of:=[.H86]-([.E86]+[.D86])" office:value-type="float" office:value="10.1299998760223">
            <text:p>10.13</text:p>
          </table:table-cell>
          <table:table-cell table:formula="of:=[.D86]-[.D82]" office:value-type="float" office:value="43.9900000095367">
            <text:p>43.99</text:p>
          </table:table-cell>
          <table:table-cell table:style-name="ce5" table:formula="of:=[.J86]+[.E86]" office:value-type="float" office:value="49.8600001335144">
            <text:p>49.86</text:p>
          </table:table-cell>
          <table:table-cell table:formula="of:=SUM([.$F$2:.F86])" office:value-type="float" office:value="4.55000042915344">
            <text:p>4.55</text:p>
          </table:table-cell>
          <table:table-cell table:formula="of:=SUM([.F82:.F86])" office:value-type="float" office:value="0.25">
            <text:p>0.25</text:p>
          </table:table-cell>
          <table:table-cell table:number-columns-repeated="2"/>
        </table:table-row>
        <table:table-row table:style-name="ro2">
          <table:table-cell table:style-name="ce1" office:value-type="float" office:value="1523329740.03">
            <text:p>1523329740.03</text:p>
          </table:table-cell>
          <table:table-cell table:style-name="ce1" office:value-type="float" office:value="1523329746.21">
            <text:p>1523329746.21</text:p>
          </table:table-cell>
          <table:table-cell table:style-name="ce1" office:value-type="float" office:value="1523329746.27">
            <text:p>1523329746.27</text:p>
          </table:table-cell>
          <table:table-cell table:style-name="ce3" table:formula="of:=[.A87]-[.$A$2]" office:value-type="float" office:value="1020.00999999046">
            <text:p>1020.01</text:p>
          </table:table-cell>
          <table:table-cell table:style-name="ce3" table:formula="of:=[.B87]-[.A87]" office:value-type="float" office:value="6.1800000667572">
            <text:p>6.18</text:p>
          </table:table-cell>
          <table:table-cell table:style-name="ce3" table:formula="of:=[.C87]-[.B87]" office:value-type="float" office:value="0.059999942779541">
            <text:p>0.06</text:p>
          </table:table-cell>
          <table:table-cell table:style-name="ce3" table:formula="of:=[.C87]-[.A87]" office:value-type="float" office:value="6.24000000953674">
            <text:p>6.24</text:p>
          </table:table-cell>
          <table:table-cell table:style-name="ce4" table:formula="of:=AVERAGE([.G87:.G91])" office:value-type="float" office:value="6.2460000038147">
            <text:p>6.2460000038</text:p>
          </table:table-cell>
          <table:table-cell/>
          <table:table-cell table:formula="of:=[.D87]-[.D87]" office:value-type="float" office:value="0">
            <text:p>0.00</text:p>
          </table:table-cell>
          <table:table-cell table:formula="of:=[.J87]+[.E87]" office:value-type="float" office:value="6.1800000667572">
            <text:p>6.18</text:p>
          </table:table-cell>
          <table:table-cell table:formula="of:=SUM([.$F$2:.F87])" office:value-type="float" office:value="4.61000037193298">
            <text:p>4.61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747.01">
            <text:p>1523329747.01</text:p>
          </table:table-cell>
          <table:table-cell table:style-name="ce1" office:value-type="float" office:value="1523329753.99">
            <text:p>1523329753.99</text:p>
          </table:table-cell>
          <table:table-cell table:style-name="ce1" office:value-type="float" office:value="1523329754.03">
            <text:p>1523329754.03</text:p>
          </table:table-cell>
          <table:table-cell table:style-name="ce3" table:formula="of:=[.A88]-[.$A$2]" office:value-type="float" office:value="1026.99000000954">
            <text:p>1026.99</text:p>
          </table:table-cell>
          <table:table-cell table:style-name="ce3" table:formula="of:=[.B88]-[.A88]" office:value-type="float" office:value="6.98000001907349">
            <text:p>6.98</text:p>
          </table:table-cell>
          <table:table-cell table:style-name="ce3" table:formula="of:=[.C88]-[.B88]" office:value-type="float" office:value="0.0399999618530273">
            <text:p>0.04</text:p>
          </table:table-cell>
          <table:table-cell table:style-name="ce3" table:formula="of:=[.C88]-[.A88]" office:value-type="float" office:value="7.01999998092651">
            <text:p>7.02</text:p>
          </table:table-cell>
          <table:table-cell table:number-columns-repeated="2"/>
          <table:table-cell table:formula="of:=[.D88]-[.D87]" office:value-type="float" office:value="6.98000001907349">
            <text:p>6.98</text:p>
          </table:table-cell>
          <table:table-cell table:formula="of:=[.J88]+[.E88]" office:value-type="float" office:value="13.960000038147">
            <text:p>13.96</text:p>
          </table:table-cell>
          <table:table-cell table:formula="of:=SUM([.$F$2:.F88])" office:value-type="float" office:value="4.65000033378601">
            <text:p>4.65</text:p>
          </table:table-cell>
          <table:table-cell table:formula="of:=SUM([.F87:.F88])" office:value-type="float" office:value="0.0999999046325684">
            <text:p>0.10</text:p>
          </table:table-cell>
          <table:table-cell table:number-columns-repeated="2"/>
        </table:table-row>
        <table:table-row table:style-name="ro2">
          <table:table-cell table:style-name="ce1" office:value-type="float" office:value="1523329754.02">
            <text:p>1523329754.02</text:p>
          </table:table-cell>
          <table:table-cell table:style-name="ce1" office:value-type="float" office:value="1523329759.82">
            <text:p>1523329759.82</text:p>
          </table:table-cell>
          <table:table-cell table:style-name="ce1" office:value-type="float" office:value="1523329759.84">
            <text:p>1523329759.84</text:p>
          </table:table-cell>
          <table:table-cell table:style-name="ce3" table:formula="of:=[.A89]-[.$A$2]" office:value-type="float" office:value="1034">
            <text:p>1034.00</text:p>
          </table:table-cell>
          <table:table-cell table:style-name="ce3" table:formula="of:=[.B89]-[.A89]" office:value-type="float" office:value="5.79999995231628">
            <text:p>5.80</text:p>
          </table:table-cell>
          <table:table-cell table:style-name="ce3" table:formula="of:=[.C89]-[.B89]" office:value-type="float" office:value="0.0199999809265137">
            <text:p>0.02</text:p>
          </table:table-cell>
          <table:table-cell table:style-name="ce3" table:formula="of:=[.C89]-[.A89]" office:value-type="float" office:value="5.8199999332428">
            <text:p>5.82</text:p>
          </table:table-cell>
          <table:table-cell table:number-columns-repeated="2"/>
          <table:table-cell table:formula="of:=[.D89]-[.D87]" office:value-type="float" office:value="13.9900000095367">
            <text:p>13.99</text:p>
          </table:table-cell>
          <table:table-cell table:formula="of:=[.J89]+[.E89]" office:value-type="float" office:value="19.789999961853">
            <text:p>19.79</text:p>
          </table:table-cell>
          <table:table-cell table:formula="of:=SUM([.$F$2:.F89])" office:value-type="float" office:value="4.67000031471252">
            <text:p>4.67</text:p>
          </table:table-cell>
          <table:table-cell table:formula="of:=SUM([.F87:.F89])" office:value-type="float" office:value="0.119999885559082">
            <text:p>0.12</text:p>
          </table:table-cell>
          <table:table-cell table:number-columns-repeated="2"/>
        </table:table-row>
        <table:table-row table:style-name="ro2">
          <table:table-cell table:style-name="ce1" office:value-type="float" office:value="1523329769.01">
            <text:p>1523329769.01</text:p>
          </table:table-cell>
          <table:table-cell table:style-name="ce1" office:value-type="float" office:value="1523329775.38">
            <text:p>1523329775.38</text:p>
          </table:table-cell>
          <table:table-cell table:style-name="ce1" office:value-type="float" office:value="1523329775.46">
            <text:p>1523329775.46</text:p>
          </table:table-cell>
          <table:table-cell table:style-name="ce3" table:formula="of:=[.A90]-[.$A$2]" office:value-type="float" office:value="1048.99000000954">
            <text:p>1048.99</text:p>
          </table:table-cell>
          <table:table-cell table:style-name="ce3" table:formula="of:=[.B90]-[.A90]" office:value-type="float" office:value="6.37000012397766">
            <text:p>6.37</text:p>
          </table:table-cell>
          <table:table-cell table:style-name="ce3" table:formula="of:=[.C90]-[.B90]" office:value-type="float" office:value="0.0799999237060547">
            <text:p>0.08</text:p>
          </table:table-cell>
          <table:table-cell table:style-name="ce3" table:formula="of:=[.C90]-[.A90]" office:value-type="float" office:value="6.45000004768372">
            <text:p>6.45</text:p>
          </table:table-cell>
          <table:table-cell table:number-columns-repeated="2"/>
          <table:table-cell table:formula="of:=[.D90]-[.D87]" office:value-type="float" office:value="28.9800000190735">
            <text:p>28.98</text:p>
          </table:table-cell>
          <table:table-cell table:formula="of:=[.J90]+[.E90]" office:value-type="float" office:value="35.3500001430511">
            <text:p>35.35</text:p>
          </table:table-cell>
          <table:table-cell table:formula="of:=SUM([.$F$2:.F90])" office:value-type="float" office:value="4.75000023841858">
            <text:p>4.75</text:p>
          </table:table-cell>
          <table:table-cell table:formula="of:=SUM([.F87:.F90])" office:value-type="float" office:value="0.199999809265137">
            <text:p>0.20</text:p>
          </table:table-cell>
          <table:table-cell table:number-columns-repeated="2"/>
        </table:table-row>
        <table:table-row table:style-name="ro2">
          <table:table-cell table:style-name="ce1" office:value-type="float" office:value="1523329784.02">
            <text:p>1523329784.02</text:p>
          </table:table-cell>
          <table:table-cell table:style-name="ce1" office:value-type="float" office:value="1523329789.69">
            <text:p>1523329789.69</text:p>
          </table:table-cell>
          <table:table-cell table:style-name="ce1" office:value-type="float" office:value="1523329789.72">
            <text:p>1523329789.72</text:p>
          </table:table-cell>
          <table:table-cell table:style-name="ce3" table:formula="of:=[.A91]-[.$A$2]" office:value-type="float" office:value="1064">
            <text:p>1064.00</text:p>
          </table:table-cell>
          <table:table-cell table:style-name="ce3" table:formula="of:=[.B91]-[.A91]" office:value-type="float" office:value="5.67000007629395">
            <text:p>5.67</text:p>
          </table:table-cell>
          <table:table-cell table:style-name="ce3" table:formula="of:=[.C91]-[.B91]" office:value-type="float" office:value="0.0299999713897705">
            <text:p>0.03</text:p>
          </table:table-cell>
          <table:table-cell table:style-name="ce3" table:formula="of:=[.C91]-[.A91]" office:value-type="float" office:value="5.70000004768372">
            <text:p>5.70</text:p>
          </table:table-cell>
          <table:table-cell table:formula="of:=[.H86]+60" office:value-type="float" office:value="1080">
            <text:p>1080</text:p>
          </table:table-cell>
          <table:table-cell table:style-name="ce2" table:formula="of:=[.H91]-([.E91]+[.D91])" office:value-type="float" office:value="10.3299999237061">
            <text:p>10.33</text:p>
          </table:table-cell>
          <table:table-cell table:formula="of:=[.D91]-[.D87]" office:value-type="float" office:value="43.9900000095367">
            <text:p>43.99</text:p>
          </table:table-cell>
          <table:table-cell table:style-name="ce5" table:formula="of:=[.J91]+[.E91]" office:value-type="float" office:value="49.6600000858307">
            <text:p>49.66</text:p>
          </table:table-cell>
          <table:table-cell table:formula="of:=SUM([.$F$2:.F91])" office:value-type="float" office:value="4.78000020980835">
            <text:p>4.78</text:p>
          </table:table-cell>
          <table:table-cell table:formula="of:=SUM([.F87:.F91])" office:value-type="float" office:value="0.229999780654907">
            <text:p>0.23</text:p>
          </table:table-cell>
          <table:table-cell table:number-columns-repeated="2"/>
        </table:table-row>
        <table:table-row table:style-name="ro2">
          <table:table-cell office:value-type="float" office:value="1523329800.02">
            <text:p>1523329800.02</text:p>
          </table:table-cell>
          <table:table-cell office:value-type="float" office:value="1523329805.78">
            <text:p>1523329805.78</text:p>
          </table:table-cell>
          <table:table-cell office:value-type="float" office:value="1523329805.82">
            <text:p>1523329805.82</text:p>
          </table:table-cell>
          <table:table-cell table:formula="of:=[.A92]-[.$A$2]" office:value-type="float" office:value="1080">
            <text:p>1080.00</text:p>
          </table:table-cell>
          <table:table-cell table:formula="of:=[.B92]-[.A92]" office:value-type="float" office:value="5.75999999046326">
            <text:p>5.76</text:p>
          </table:table-cell>
          <table:table-cell table:formula="of:=[.C92]-[.B92]" office:value-type="float" office:value="0.0399999618530273">
            <text:p>0.04</text:p>
          </table:table-cell>
          <table:table-cell table:formula="of:=[.C92]-[.A92]" office:value-type="float" office:value="5.79999995231628">
            <text:p>5.80</text:p>
          </table:table-cell>
          <table:table-cell table:style-name="ce4" table:formula="of:=AVERAGE([.G92:.G96])" office:value-type="float" office:value="7.15">
            <text:p>7.15</text:p>
          </table:table-cell>
          <table:table-cell/>
          <table:table-cell table:formula="of:=[.D92]-[.D92]" office:value-type="float" office:value="0">
            <text:p>0.00</text:p>
          </table:table-cell>
          <table:table-cell table:formula="of:=[.J92]+[.E92]" office:value-type="float" office:value="5.75999999046326">
            <text:p>5.76</text:p>
          </table:table-cell>
          <table:table-cell table:formula="of:=SUM([.$F$2:.F92])" office:value-type="float" office:value="4.82000017166138">
            <text:p>4.82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329807.01">
            <text:p>1523329807.01</text:p>
          </table:table-cell>
          <table:table-cell office:value-type="float" office:value="1523329816.19">
            <text:p>1523329816.19</text:p>
          </table:table-cell>
          <table:table-cell office:value-type="float" office:value="1523329816.23">
            <text:p>1523329816.23</text:p>
          </table:table-cell>
          <table:table-cell table:formula="of:=[.A93]-[.$A$2]" office:value-type="float" office:value="1086.99000000954">
            <text:p>1086.99</text:p>
          </table:table-cell>
          <table:table-cell table:formula="of:=[.B93]-[.A93]" office:value-type="float" office:value="9.1800000667572">
            <text:p>9.18</text:p>
          </table:table-cell>
          <table:table-cell table:formula="of:=[.C93]-[.B93]" office:value-type="float" office:value="0.0399999618530273">
            <text:p>0.04</text:p>
          </table:table-cell>
          <table:table-cell table:formula="of:=[.C93]-[.A93]" office:value-type="float" office:value="9.22000002861023">
            <text:p>9.22</text:p>
          </table:table-cell>
          <table:table-cell table:number-columns-repeated="2"/>
          <table:table-cell table:formula="of:=[.D93]-[.D92]" office:value-type="float" office:value="6.99000000953674">
            <text:p>6.99</text:p>
          </table:table-cell>
          <table:table-cell table:formula="of:=[.J93]+[.E93]" office:value-type="float" office:value="16.1700000762939">
            <text:p>16.17</text:p>
          </table:table-cell>
          <table:table-cell table:formula="of:=SUM([.$F$2:.F93])" office:value-type="float" office:value="4.8600001335144">
            <text:p>4.86</text:p>
          </table:table-cell>
          <table:table-cell table:formula="of:=SUM([.F92:.F93])" office:value-type="float" office:value="0.0799999237060547">
            <text:p>0.08</text:p>
          </table:table-cell>
          <table:table-cell table:number-columns-repeated="2"/>
        </table:table-row>
        <table:table-row table:style-name="ro2">
          <table:table-cell office:value-type="float" office:value="1523329814.01">
            <text:p>1523329814.01</text:p>
          </table:table-cell>
          <table:table-cell office:value-type="float" office:value="1523329821.88">
            <text:p>1523329821.88</text:p>
          </table:table-cell>
          <table:table-cell office:value-type="float" office:value="1523329821.94">
            <text:p>1523329821.94</text:p>
          </table:table-cell>
          <table:table-cell table:formula="of:=[.A94]-[.$A$2]" office:value-type="float" office:value="1093.99000000954">
            <text:p>1093.99</text:p>
          </table:table-cell>
          <table:table-cell table:formula="of:=[.B94]-[.A94]" office:value-type="float" office:value="7.87000012397766">
            <text:p>7.87</text:p>
          </table:table-cell>
          <table:table-cell table:formula="of:=[.C94]-[.B94]" office:value-type="float" office:value="0.059999942779541">
            <text:p>0.06</text:p>
          </table:table-cell>
          <table:table-cell table:formula="of:=[.C94]-[.A94]" office:value-type="float" office:value="7.9300000667572">
            <text:p>7.93</text:p>
          </table:table-cell>
          <table:table-cell table:number-columns-repeated="2"/>
          <table:table-cell table:formula="of:=[.D94]-[.D92]" office:value-type="float" office:value="13.9900000095367">
            <text:p>13.99</text:p>
          </table:table-cell>
          <table:table-cell table:formula="of:=[.J94]+[.E94]" office:value-type="float" office:value="21.8600001335144">
            <text:p>21.86</text:p>
          </table:table-cell>
          <table:table-cell table:formula="of:=SUM([.$F$2:.F94])" office:value-type="float" office:value="4.92000007629395">
            <text:p>4.92</text:p>
          </table:table-cell>
          <table:table-cell table:formula="of:=SUM([.F92:.F94])" office:value-type="float" office:value="0.139999866485596">
            <text:p>0.14</text:p>
          </table:table-cell>
          <table:table-cell table:number-columns-repeated="2"/>
        </table:table-row>
        <table:table-row table:style-name="ro2">
          <table:table-cell office:value-type="float" office:value="1523329829.01">
            <text:p>1523329829.01</text:p>
          </table:table-cell>
          <table:table-cell office:value-type="float" office:value="1523329835.54">
            <text:p>1523329835.54</text:p>
          </table:table-cell>
          <table:table-cell office:value-type="float" office:value="1523329835.61">
            <text:p>1523329835.61</text:p>
          </table:table-cell>
          <table:table-cell table:formula="of:=[.A95]-[.$A$2]" office:value-type="float" office:value="1108.99000000954">
            <text:p>1108.99</text:p>
          </table:table-cell>
          <table:table-cell table:formula="of:=[.B95]-[.A95]" office:value-type="float" office:value="6.52999997138977">
            <text:p>6.53</text:p>
          </table:table-cell>
          <table:table-cell table:formula="of:=[.C95]-[.B95]" office:value-type="float" office:value="0.0699999332427979">
            <text:p>0.07</text:p>
          </table:table-cell>
          <table:table-cell table:formula="of:=[.C95]-[.A95]" office:value-type="float" office:value="6.59999990463257">
            <text:p>6.60</text:p>
          </table:table-cell>
          <table:table-cell table:number-columns-repeated="2"/>
          <table:table-cell table:formula="of:=[.D95]-[.D92]" office:value-type="float" office:value="28.9900000095367">
            <text:p>28.99</text:p>
          </table:table-cell>
          <table:table-cell table:formula="of:=[.J95]+[.E95]" office:value-type="float" office:value="35.5199999809265">
            <text:p>35.52</text:p>
          </table:table-cell>
          <table:table-cell table:formula="of:=SUM([.$F$2:.F95])" office:value-type="float" office:value="4.99000000953674">
            <text:p>4.99</text:p>
          </table:table-cell>
          <table:table-cell table:formula="of:=SUM([.F92:.F95])" office:value-type="float" office:value="0.209999799728394">
            <text:p>0.21</text:p>
          </table:table-cell>
          <table:table-cell table:number-columns-repeated="2"/>
        </table:table-row>
        <table:table-row table:style-name="ro2">
          <table:table-cell office:value-type="float" office:value="1523329844.02">
            <text:p>1523329844.02</text:p>
          </table:table-cell>
          <table:table-cell office:value-type="float" office:value="1523329850.19">
            <text:p>1523329850.19</text:p>
          </table:table-cell>
          <table:table-cell office:value-type="float" office:value="1523329850.22">
            <text:p>1523329850.22</text:p>
          </table:table-cell>
          <table:table-cell table:formula="of:=[.A96]-[.$A$2]" office:value-type="float" office:value="1124">
            <text:p>1124.00</text:p>
          </table:table-cell>
          <table:table-cell table:formula="of:=[.B96]-[.A96]" office:value-type="float" office:value="6.17000007629395">
            <text:p>6.17</text:p>
          </table:table-cell>
          <table:table-cell table:formula="of:=[.C96]-[.B96]" office:value-type="float" office:value="0.0299999713897705">
            <text:p>0.03</text:p>
          </table:table-cell>
          <table:table-cell table:formula="of:=[.C96]-[.A96]" office:value-type="float" office:value="6.20000004768372">
            <text:p>6.20</text:p>
          </table:table-cell>
          <table:table-cell table:formula="of:=[.H91]+60" office:value-type="float" office:value="1140">
            <text:p>1140</text:p>
          </table:table-cell>
          <table:table-cell table:style-name="ce2" table:formula="of:=[.H96]-([.E96]+[.D96])" office:value-type="float" office:value="9.82999992370606">
            <text:p>9.83</text:p>
          </table:table-cell>
          <table:table-cell table:formula="of:=[.D96]-[.D92]" office:value-type="float" office:value="44">
            <text:p>44.00</text:p>
          </table:table-cell>
          <table:table-cell table:style-name="ce5" table:formula="of:=[.J96]+[.E96]" office:value-type="float" office:value="50.1700000762939">
            <text:p>50.17</text:p>
          </table:table-cell>
          <table:table-cell table:formula="of:=SUM([.$F$2:.F96])" office:value-type="float" office:value="5.01999998092651">
            <text:p>5.02</text:p>
          </table:table-cell>
          <table:table-cell table:formula="of:=SUM([.F92:.F96])" office:value-type="float" office:value="0.239999771118164">
            <text:p>0.24</text:p>
          </table:table-cell>
          <table:table-cell table:number-columns-repeated="2"/>
        </table:table-row>
        <table:table-row table:style-name="ro2">
          <table:table-cell table:style-name="ce1" office:value-type="float" office:value="1523329860.01">
            <text:p>1523329860.01</text:p>
          </table:table-cell>
          <table:table-cell table:style-name="ce1" office:value-type="float" office:value="1523329867.09">
            <text:p>1523329867.09</text:p>
          </table:table-cell>
          <table:table-cell table:style-name="ce1" office:value-type="float" office:value="1523329867.16">
            <text:p>1523329867.16</text:p>
          </table:table-cell>
          <table:table-cell table:style-name="ce3" table:formula="of:=[.A97]-[.$A$2]" office:value-type="float" office:value="1139.99000000954">
            <text:p>1139.99</text:p>
          </table:table-cell>
          <table:table-cell table:style-name="ce3" table:formula="of:=[.B97]-[.A97]" office:value-type="float" office:value="7.07999992370606">
            <text:p>7.08</text:p>
          </table:table-cell>
          <table:table-cell table:style-name="ce3" table:formula="of:=[.C97]-[.B97]" office:value-type="float" office:value="0.070000171661377">
            <text:p>0.07</text:p>
          </table:table-cell>
          <table:table-cell table:style-name="ce3" table:formula="of:=[.C97]-[.A97]" office:value-type="float" office:value="7.15000009536743">
            <text:p>7.15</text:p>
          </table:table-cell>
          <table:table-cell table:style-name="ce4" table:formula="of:=AVERAGE([.G97:.G101])" office:value-type="float" office:value="6.56999998092651">
            <text:p>6.5699999809</text:p>
          </table:table-cell>
          <table:table-cell/>
          <table:table-cell table:formula="of:=[.D97]-[.D97]" office:value-type="float" office:value="0">
            <text:p>0.00</text:p>
          </table:table-cell>
          <table:table-cell table:formula="of:=[.J97]+[.E97]" office:value-type="float" office:value="7.07999992370606">
            <text:p>7.08</text:p>
          </table:table-cell>
          <table:table-cell table:formula="of:=SUM([.$F$2:.F97])" office:value-type="float" office:value="5.09000015258789">
            <text:p>5.09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329867.01">
            <text:p>1523329867.01</text:p>
          </table:table-cell>
          <table:table-cell table:style-name="ce1" office:value-type="float" office:value="1523329874">
            <text:p>1523329874</text:p>
          </table:table-cell>
          <table:table-cell table:style-name="ce1" office:value-type="float" office:value="1523329874.03">
            <text:p>1523329874.03</text:p>
          </table:table-cell>
          <table:table-cell table:style-name="ce3" table:formula="of:=[.A98]-[.$A$2]" office:value-type="float" office:value="1146.99000000954">
            <text:p>1146.99</text:p>
          </table:table-cell>
          <table:table-cell table:style-name="ce3" table:formula="of:=[.B98]-[.A98]" office:value-type="float" office:value="6.99000000953674">
            <text:p>6.99</text:p>
          </table:table-cell>
          <table:table-cell table:style-name="ce3" table:formula="of:=[.C98]-[.B98]" office:value-type="float" office:value="0.0299999713897705">
            <text:p>0.03</text:p>
          </table:table-cell>
          <table:table-cell table:style-name="ce3" table:formula="of:=[.C98]-[.A98]" office:value-type="float" office:value="7.01999998092651">
            <text:p>7.02</text:p>
          </table:table-cell>
          <table:table-cell table:number-columns-repeated="2"/>
          <table:table-cell table:formula="of:=[.D98]-[.D97]" office:value-type="float" office:value="7">
            <text:p>7.00</text:p>
          </table:table-cell>
          <table:table-cell table:formula="of:=[.J98]+[.E98]" office:value-type="float" office:value="13.9900000095367">
            <text:p>13.99</text:p>
          </table:table-cell>
          <table:table-cell table:formula="of:=SUM([.$F$2:.F98])" office:value-type="float" office:value="5.12000012397766">
            <text:p>5.12</text:p>
          </table:table-cell>
          <table:table-cell table:formula="of:=SUM([.F97:.F98])" office:value-type="float" office:value="0.100000143051147">
            <text:p>0.10</text:p>
          </table:table-cell>
          <table:table-cell table:number-columns-repeated="2"/>
        </table:table-row>
        <table:table-row table:style-name="ro2">
          <table:table-cell table:style-name="ce1" office:value-type="float" office:value="1523329874.01">
            <text:p>1523329874.01</text:p>
          </table:table-cell>
          <table:table-cell table:style-name="ce1" office:value-type="float" office:value="1523329880.43">
            <text:p>1523329880.43</text:p>
          </table:table-cell>
          <table:table-cell table:style-name="ce1" office:value-type="float" office:value="1523329880.49">
            <text:p>1523329880.49</text:p>
          </table:table-cell>
          <table:table-cell table:style-name="ce3" table:formula="of:=[.A99]-[.$A$2]" office:value-type="float" office:value="1153.99000000954">
            <text:p>1153.99</text:p>
          </table:table-cell>
          <table:table-cell table:style-name="ce3" table:formula="of:=[.B99]-[.A99]" office:value-type="float" office:value="6.42000007629395">
            <text:p>6.42</text:p>
          </table:table-cell>
          <table:table-cell table:style-name="ce3" table:formula="of:=[.C99]-[.B99]" office:value-type="float" office:value="0.059999942779541">
            <text:p>0.06</text:p>
          </table:table-cell>
          <table:table-cell table:style-name="ce3" table:formula="of:=[.C99]-[.A99]" office:value-type="float" office:value="6.48000001907349">
            <text:p>6.48</text:p>
          </table:table-cell>
          <table:table-cell table:number-columns-repeated="2"/>
          <table:table-cell table:formula="of:=[.D99]-[.D97]" office:value-type="float" office:value="14">
            <text:p>14.00</text:p>
          </table:table-cell>
          <table:table-cell table:formula="of:=[.J99]+[.E99]" office:value-type="float" office:value="20.4200000762939">
            <text:p>20.42</text:p>
          </table:table-cell>
          <table:table-cell table:formula="of:=SUM([.$F$2:.F99])" office:value-type="float" office:value="5.1800000667572">
            <text:p>5.18</text:p>
          </table:table-cell>
          <table:table-cell table:formula="of:=SUM([.F97:.F99])" office:value-type="float" office:value="0.160000085830688">
            <text:p>0.16</text:p>
          </table:table-cell>
          <table:table-cell table:number-columns-repeated="2"/>
        </table:table-row>
        <table:table-row table:style-name="ro2">
          <table:table-cell table:style-name="ce1" office:value-type="float" office:value="1523329889.01">
            <text:p>1523329889.01</text:p>
          </table:table-cell>
          <table:table-cell table:style-name="ce1" office:value-type="float" office:value="1523329895.28">
            <text:p>1523329895.28</text:p>
          </table:table-cell>
          <table:table-cell table:style-name="ce1" office:value-type="float" office:value="1523329895.35">
            <text:p>1523329895.35</text:p>
          </table:table-cell>
          <table:table-cell table:style-name="ce3" table:formula="of:=[.A100]-[.$A$2]" office:value-type="float" office:value="1168.99000000954">
            <text:p>1168.99</text:p>
          </table:table-cell>
          <table:table-cell table:style-name="ce3" table:formula="of:=[.B100]-[.A100]" office:value-type="float" office:value="6.26999998092651">
            <text:p>6.27</text:p>
          </table:table-cell>
          <table:table-cell table:style-name="ce3" table:formula="of:=[.C100]-[.B100]" office:value-type="float" office:value="0.0699999332427979">
            <text:p>0.07</text:p>
          </table:table-cell>
          <table:table-cell table:style-name="ce3" table:formula="of:=[.C100]-[.A100]" office:value-type="float" office:value="6.33999991416931">
            <text:p>6.34</text:p>
          </table:table-cell>
          <table:table-cell table:number-columns-repeated="2"/>
          <table:table-cell table:formula="of:=[.D100]-[.D97]" office:value-type="float" office:value="29">
            <text:p>29.00</text:p>
          </table:table-cell>
          <table:table-cell table:formula="of:=[.J100]+[.E100]" office:value-type="float" office:value="35.2699999809265">
            <text:p>35.27</text:p>
          </table:table-cell>
          <table:table-cell table:formula="of:=SUM([.$F$2:.F100])" office:value-type="float" office:value="5.25">
            <text:p>5.25</text:p>
          </table:table-cell>
          <table:table-cell table:formula="of:=SUM([.F97:.F100])" office:value-type="float" office:value="0.230000019073486">
            <text:p>0.23</text:p>
          </table:table-cell>
          <table:table-cell table:number-columns-repeated="2"/>
        </table:table-row>
        <table:table-row table:style-name="ro2">
          <table:table-cell table:style-name="ce1" office:value-type="float" office:value="1523253542.97">
            <text:p>1523253542.97</text:p>
          </table:table-cell>
          <table:table-cell table:style-name="ce1" office:value-type="float" office:value="1523253548.79">
            <text:p>1523253548.79</text:p>
          </table:table-cell>
          <table:table-cell table:style-name="ce1" office:value-type="float" office:value="1523253548.83">
            <text:p>1523253548.83</text:p>
          </table:table-cell>
          <table:table-cell table:style-name="ce3" table:formula="of:=[.A101]-[.$A$2]" office:value-type="float" office:value="-75177.0499999523">
            <text:p>-75177.05</text:p>
          </table:table-cell>
          <table:table-cell table:style-name="ce3" table:formula="of:=[.B101]-[.A101]" office:value-type="float" office:value="5.8199999332428">
            <text:p>5.82</text:p>
          </table:table-cell>
          <table:table-cell table:style-name="ce3" table:formula="of:=[.C101]-[.B101]" office:value-type="float" office:value="0.0399999618530273">
            <text:p>0.04</text:p>
          </table:table-cell>
          <table:table-cell table:style-name="ce3" table:formula="of:=[.C101]-[.A101]" office:value-type="float" office:value="5.85999989509583">
            <text:p>5.86</text:p>
          </table:table-cell>
          <table:table-cell table:formula="of:=[.H96]+60" office:value-type="float" office:value="1200">
            <text:p>1200</text:p>
          </table:table-cell>
          <table:table-cell table:style-name="ce2" table:formula="of:=[.H101]-([.E101]+[.D101])" office:value-type="float" office:value="76371.2300000191">
            <text:p>76371.23</text:p>
          </table:table-cell>
          <table:table-cell table:formula="of:=[.D101]-[.D97]" office:value-type="float" office:value="-76317.0399999619">
            <text:p>-76317.04</text:p>
          </table:table-cell>
          <table:table-cell table:formula="of:=[.J101]+[.E101]" office:value-type="float" office:value="-76311.2200000286">
            <text:p>-76311.22</text:p>
          </table:table-cell>
          <table:table-cell table:formula="of:=SUM([.$F$2:.F101])" office:value-type="float" office:value="5.28999996185303">
            <text:p>5.29</text:p>
          </table:table-cell>
          <table:table-cell table:formula="of:=SUM([.F97:.F101])" office:value-type="float" office:value="0.269999980926514">
            <text:p>0.27</text:p>
          </table:table-cell>
          <table:table-cell table:number-columns-repeated="2"/>
        </table:table-row>
        <table:table-row table:style-name="ro2">
          <table:table-cell office:value-type="float" office:value="1523253557.84">
            <text:p>1523253557.84</text:p>
          </table:table-cell>
          <table:table-cell office:value-type="float" office:value="1523253564.01">
            <text:p>1523253564.01</text:p>
          </table:table-cell>
          <table:table-cell office:value-type="float" office:value="1523253564.09">
            <text:p>1523253564.09</text:p>
          </table:table-cell>
          <table:table-cell table:formula="of:=[.A102]-[.$A$2]" office:value-type="float" office:value="-75162.1800000668">
            <text:p>-75162.18</text:p>
          </table:table-cell>
          <table:table-cell table:formula="of:=[.B102]-[.A102]" office:value-type="float" office:value="6.17000007629395">
            <text:p>6.17</text:p>
          </table:table-cell>
          <table:table-cell table:formula="of:=[.C102]-[.B102]" office:value-type="float" office:value="0.0799999237060547">
            <text:p>0.08</text:p>
          </table:table-cell>
          <table:table-cell table:formula="of:=[.C102]-[.A102]" office:value-type="float" office:value="6.25">
            <text:p>6.25</text:p>
          </table:table-cell>
          <table:table-cell table:style-name="ce4" table:formula="of:=AVERAGE([.G102:.G106])" office:value-type="float" office:value="6.72999992370606">
            <text:p>6.7299999237</text:p>
          </table:table-cell>
          <table:table-cell/>
          <table:table-cell table:formula="of:=[.D102]-[.D102]" office:value-type="float" office:value="0">
            <text:p>0.00</text:p>
          </table:table-cell>
          <table:table-cell table:formula="of:=[.J102]+[.E102]" office:value-type="float" office:value="6.17000007629395">
            <text:p>6.17</text:p>
          </table:table-cell>
          <table:table-cell table:formula="of:=SUM([.$F$2:.F102])" office:value-type="float" office:value="5.36999988555908">
            <text:p>5.37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3569.13">
            <text:p>1523253569.13</text:p>
          </table:table-cell>
          <table:table-cell office:value-type="float" office:value="1523253576.31">
            <text:p>1523253576.31</text:p>
          </table:table-cell>
          <table:table-cell office:value-type="float" office:value="1523253576.34">
            <text:p>1523253576.34</text:p>
          </table:table-cell>
          <table:table-cell table:formula="of:=[.A103]-[.$A$2]" office:value-type="float" office:value="-75150.8899998665">
            <text:p>-75150.89</text:p>
          </table:table-cell>
          <table:table-cell table:formula="of:=[.B103]-[.A103]" office:value-type="float" office:value="7.17999982833862">
            <text:p>7.18</text:p>
          </table:table-cell>
          <table:table-cell table:formula="of:=[.C103]-[.B103]" office:value-type="float" office:value="0.0299999713897705">
            <text:p>0.03</text:p>
          </table:table-cell>
          <table:table-cell table:formula="of:=[.C103]-[.A103]" office:value-type="float" office:value="7.20999979972839">
            <text:p>7.21</text:p>
          </table:table-cell>
          <table:table-cell table:number-columns-repeated="2"/>
          <table:table-cell table:formula="of:=[.D103]-[.D102]" office:value-type="float" office:value="11.2900002002716">
            <text:p>11.29</text:p>
          </table:table-cell>
          <table:table-cell table:formula="of:=[.J103]+[.E103]" office:value-type="float" office:value="18.4700000286102">
            <text:p>18.47</text:p>
          </table:table-cell>
          <table:table-cell table:formula="of:=SUM([.$F$2:.F103])" office:value-type="float" office:value="5.39999985694885">
            <text:p>5.40</text:p>
          </table:table-cell>
          <table:table-cell table:formula="of:=SUM([.F102:.F103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office:value-type="float" office:value="1523253572.38">
            <text:p>1523253572.38</text:p>
          </table:table-cell>
          <table:table-cell office:value-type="float" office:value="1523253579.4">
            <text:p>1523253579.4</text:p>
          </table:table-cell>
          <table:table-cell office:value-type="float" office:value="1523253579.46">
            <text:p>1523253579.46</text:p>
          </table:table-cell>
          <table:table-cell table:formula="of:=[.A104]-[.$A$2]" office:value-type="float" office:value="-75147.6399998665">
            <text:p>-75147.64</text:p>
          </table:table-cell>
          <table:table-cell table:formula="of:=[.B104]-[.A104]" office:value-type="float" office:value="7.01999998092651">
            <text:p>7.02</text:p>
          </table:table-cell>
          <table:table-cell table:formula="of:=[.C104]-[.B104]" office:value-type="float" office:value="0.059999942779541">
            <text:p>0.06</text:p>
          </table:table-cell>
          <table:table-cell table:formula="of:=[.C104]-[.A104]" office:value-type="float" office:value="7.07999992370606">
            <text:p>7.08</text:p>
          </table:table-cell>
          <table:table-cell table:number-columns-repeated="2"/>
          <table:table-cell table:formula="of:=[.D104]-[.D102]" office:value-type="float" office:value="14.5400002002716">
            <text:p>14.54</text:p>
          </table:table-cell>
          <table:table-cell table:formula="of:=[.J104]+[.E104]" office:value-type="float" office:value="21.5600001811981">
            <text:p>21.56</text:p>
          </table:table-cell>
          <table:table-cell table:formula="of:=SUM([.$F$2:.F104])" office:value-type="float" office:value="5.45999979972839">
            <text:p>5.46</text:p>
          </table:table-cell>
          <table:table-cell table:formula="of:=SUM([.F102:.F104])" office:value-type="float" office:value="0.169999837875366">
            <text:p>0.17</text:p>
          </table:table-cell>
          <table:table-cell table:number-columns-repeated="2"/>
        </table:table-row>
        <table:table-row table:style-name="ro2">
          <table:table-cell office:value-type="float" office:value="1523253591.67">
            <text:p>1523253591.67</text:p>
          </table:table-cell>
          <table:table-cell office:value-type="float" office:value="1523253598.01">
            <text:p>1523253598.01</text:p>
          </table:table-cell>
          <table:table-cell office:value-type="float" office:value="1523253598.09">
            <text:p>1523253598.09</text:p>
          </table:table-cell>
          <table:table-cell table:formula="of:=[.A105]-[.$A$2]" office:value-type="float" office:value="-75128.3499999046">
            <text:p>-75128.35</text:p>
          </table:table-cell>
          <table:table-cell table:formula="of:=[.B105]-[.A105]" office:value-type="float" office:value="6.33999991416931">
            <text:p>6.34</text:p>
          </table:table-cell>
          <table:table-cell table:formula="of:=[.C105]-[.B105]" office:value-type="float" office:value="0.0799999237060547">
            <text:p>0.08</text:p>
          </table:table-cell>
          <table:table-cell table:formula="of:=[.C105]-[.A105]" office:value-type="float" office:value="6.41999983787537">
            <text:p>6.42</text:p>
          </table:table-cell>
          <table:table-cell table:number-columns-repeated="2"/>
          <table:table-cell table:formula="of:=[.D105]-[.D102]" office:value-type="float" office:value="33.8300001621246">
            <text:p>33.83</text:p>
          </table:table-cell>
          <table:table-cell table:formula="of:=[.J105]+[.E105]" office:value-type="float" office:value="40.1700000762939">
            <text:p>40.17</text:p>
          </table:table-cell>
          <table:table-cell table:formula="of:=SUM([.$F$2:.F105])" office:value-type="float" office:value="5.53999972343445">
            <text:p>5.54</text:p>
          </table:table-cell>
          <table:table-cell table:formula="of:=SUM([.F102:.F105])" office:value-type="float" office:value="0.249999761581421">
            <text:p>0.25</text:p>
          </table:table-cell>
          <table:table-cell table:number-columns-repeated="2"/>
        </table:table-row>
        <table:table-row table:style-name="ro2">
          <table:table-cell office:value-type="float" office:value="1523253603.77">
            <text:p>1523253603.77</text:p>
          </table:table-cell>
          <table:table-cell office:value-type="float" office:value="1523253610.42">
            <text:p>1523253610.42</text:p>
          </table:table-cell>
          <table:table-cell office:value-type="float" office:value="1523253610.46">
            <text:p>1523253610.46</text:p>
          </table:table-cell>
          <table:table-cell table:formula="of:=[.A106]-[.$A$2]" office:value-type="float" office:value="-75116.25">
            <text:p>-75116.25</text:p>
          </table:table-cell>
          <table:table-cell table:formula="of:=[.B106]-[.A106]" office:value-type="float" office:value="6.65000009536743">
            <text:p>6.65</text:p>
          </table:table-cell>
          <table:table-cell table:formula="of:=[.C106]-[.B106]" office:value-type="float" office:value="0.0399999618530273">
            <text:p>0.04</text:p>
          </table:table-cell>
          <table:table-cell table:formula="of:=[.C106]-[.A106]" office:value-type="float" office:value="6.69000005722046">
            <text:p>6.69</text:p>
          </table:table-cell>
          <table:table-cell table:formula="of:=[.H101]+60" office:value-type="float" office:value="1260">
            <text:p>1260</text:p>
          </table:table-cell>
          <table:table-cell table:style-name="ce2" table:formula="of:=[.H106]-([.E106]+[.D106])" office:value-type="float" office:value="76369.5999999046">
            <text:p>76369.60</text:p>
          </table:table-cell>
          <table:table-cell table:formula="of:=[.D106]-[.D102]" office:value-type="float" office:value="45.9300000667572">
            <text:p>45.93</text:p>
          </table:table-cell>
          <table:table-cell table:style-name="ce5" table:formula="of:=[.J106]+[.E106]" office:value-type="float" office:value="52.5800001621246">
            <text:p>52.58</text:p>
          </table:table-cell>
          <table:table-cell table:formula="of:=SUM([.$F$2:.F106])" office:value-type="float" office:value="5.57999968528748">
            <text:p>5.58</text:p>
          </table:table-cell>
          <table:table-cell table:formula="of:=SUM([.F102:.F106])" office:value-type="float" office:value="0.289999723434448">
            <text:p>0.29</text:p>
          </table:table-cell>
          <table:table-cell table:number-columns-repeated="2"/>
        </table:table-row>
        <table:table-row table:style-name="ro2">
          <table:table-cell table:style-name="ce1" office:value-type="float" office:value="1523253618.91">
            <text:p>1523253618.91</text:p>
          </table:table-cell>
          <table:table-cell table:style-name="ce1" office:value-type="float" office:value="1523253625.01">
            <text:p>1523253625.01</text:p>
          </table:table-cell>
          <table:table-cell table:style-name="ce1" office:value-type="float" office:value="1523253625.07">
            <text:p>1523253625.07</text:p>
          </table:table-cell>
          <table:table-cell table:style-name="ce3" table:formula="of:=[.A107]-[.$A$2]" office:value-type="float" office:value="-75101.1099998951">
            <text:p>-75101.11</text:p>
          </table:table-cell>
          <table:table-cell table:style-name="ce3" table:formula="of:=[.B107]-[.A107]" office:value-type="float" office:value="6.09999990463257">
            <text:p>6.10</text:p>
          </table:table-cell>
          <table:table-cell table:style-name="ce3" table:formula="of:=[.C107]-[.B107]" office:value-type="float" office:value="0.059999942779541">
            <text:p>0.06</text:p>
          </table:table-cell>
          <table:table-cell table:style-name="ce3" table:formula="of:=[.C107]-[.A107]" office:value-type="float" office:value="6.15999984741211">
            <text:p>6.16</text:p>
          </table:table-cell>
          <table:table-cell table:style-name="ce4" table:formula="of:=AVERAGE([.G107:.G111])" office:value-type="float" office:value="6.72599987983704">
            <text:p>6.7259998798</text:p>
          </table:table-cell>
          <table:table-cell/>
          <table:table-cell table:formula="of:=[.D107]-[.D107]" office:value-type="float" office:value="0">
            <text:p>0.00</text:p>
          </table:table-cell>
          <table:table-cell table:formula="of:=[.J107]+[.E107]" office:value-type="float" office:value="6.09999990463257">
            <text:p>6.10</text:p>
          </table:table-cell>
          <table:table-cell table:formula="of:=SUM([.$F$2:.F107])" office:value-type="float" office:value="5.63999962806702">
            <text:p>5.64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3630.39">
            <text:p>1523253630.39</text:p>
          </table:table-cell>
          <table:table-cell table:style-name="ce1" office:value-type="float" office:value="1523253637.98">
            <text:p>1523253637.98</text:p>
          </table:table-cell>
          <table:table-cell table:style-name="ce1" office:value-type="float" office:value="1523253637.99">
            <text:p>1523253637.99</text:p>
          </table:table-cell>
          <table:table-cell table:style-name="ce3" table:formula="of:=[.A108]-[.$A$2]" office:value-type="float" office:value="-75089.629999876">
            <text:p>-75089.63</text:p>
          </table:table-cell>
          <table:table-cell table:style-name="ce3" table:formula="of:=[.B108]-[.A108]" office:value-type="float" office:value="7.58999991416931">
            <text:p>7.59</text:p>
          </table:table-cell>
          <table:table-cell table:style-name="ce3" table:formula="of:=[.C108]-[.B108]" office:value-type="float" office:value="0.00999999046325684">
            <text:p>0.01</text:p>
          </table:table-cell>
          <table:table-cell table:style-name="ce3" table:formula="of:=[.C108]-[.A108]" office:value-type="float" office:value="7.59999990463257">
            <text:p>7.60</text:p>
          </table:table-cell>
          <table:table-cell table:number-columns-repeated="2"/>
          <table:table-cell table:formula="of:=[.D108]-[.D107]" office:value-type="float" office:value="11.4800000190735">
            <text:p>11.48</text:p>
          </table:table-cell>
          <table:table-cell table:formula="of:=[.J108]+[.E108]" office:value-type="float" office:value="19.0699999332428">
            <text:p>19.07</text:p>
          </table:table-cell>
          <table:table-cell table:formula="of:=SUM([.$F$2:.F108])" office:value-type="float" office:value="5.64999961853027">
            <text:p>5.65</text:p>
          </table:table-cell>
          <table:table-cell table:formula="of:=SUM([.F107:.F108])" office:value-type="float" office:value="0.0699999332427979">
            <text:p>0.07</text:p>
          </table:table-cell>
          <table:table-cell table:number-columns-repeated="2"/>
        </table:table-row>
        <table:table-row table:style-name="ro2">
          <table:table-cell table:style-name="ce1" office:value-type="float" office:value="1523253633.64">
            <text:p>1523253633.64</text:p>
          </table:table-cell>
          <table:table-cell table:style-name="ce1" office:value-type="float" office:value="1523253640.18">
            <text:p>1523253640.18</text:p>
          </table:table-cell>
          <table:table-cell table:style-name="ce1" office:value-type="float" office:value="1523253640.25">
            <text:p>1523253640.25</text:p>
          </table:table-cell>
          <table:table-cell table:style-name="ce3" table:formula="of:=[.A109]-[.$A$2]" office:value-type="float" office:value="-75086.379999876">
            <text:p>-75086.38</text:p>
          </table:table-cell>
          <table:table-cell table:style-name="ce3" table:formula="of:=[.B109]-[.A109]" office:value-type="float" office:value="6.53999996185303">
            <text:p>6.54</text:p>
          </table:table-cell>
          <table:table-cell table:style-name="ce3" table:formula="of:=[.C109]-[.B109]" office:value-type="float" office:value="0.0699999332427979">
            <text:p>0.07</text:p>
          </table:table-cell>
          <table:table-cell table:style-name="ce3" table:formula="of:=[.C109]-[.A109]" office:value-type="float" office:value="6.60999989509583">
            <text:p>6.61</text:p>
          </table:table-cell>
          <table:table-cell table:number-columns-repeated="2"/>
          <table:table-cell table:formula="of:=[.D109]-[.D107]" office:value-type="float" office:value="14.7300000190735">
            <text:p>14.73</text:p>
          </table:table-cell>
          <table:table-cell table:formula="of:=[.J109]+[.E109]" office:value-type="float" office:value="21.2699999809265">
            <text:p>21.27</text:p>
          </table:table-cell>
          <table:table-cell table:formula="of:=SUM([.$F$2:.F109])" office:value-type="float" office:value="5.71999955177307">
            <text:p>5.72</text:p>
          </table:table-cell>
          <table:table-cell table:formula="of:=SUM([.F107:.F109])" office:value-type="float" office:value="0.139999866485596">
            <text:p>0.14</text:p>
          </table:table-cell>
          <table:table-cell table:number-columns-repeated="2"/>
        </table:table-row>
        <table:table-row table:style-name="ro2">
          <table:table-cell table:style-name="ce1" office:value-type="float" office:value="1523253652.46">
            <text:p>1523253652.46</text:p>
          </table:table-cell>
          <table:table-cell table:style-name="ce1" office:value-type="float" office:value="1523253659.35">
            <text:p>1523253659.35</text:p>
          </table:table-cell>
          <table:table-cell table:style-name="ce1" office:value-type="float" office:value="1523253659.37">
            <text:p>1523253659.37</text:p>
          </table:table-cell>
          <table:table-cell table:style-name="ce3" table:formula="of:=[.A110]-[.$A$2]" office:value-type="float" office:value="-75067.5599999428">
            <text:p>-75067.56</text:p>
          </table:table-cell>
          <table:table-cell table:style-name="ce3" table:formula="of:=[.B110]-[.A110]" office:value-type="float" office:value="6.8899998664856">
            <text:p>6.89</text:p>
          </table:table-cell>
          <table:table-cell table:style-name="ce3" table:formula="of:=[.C110]-[.B110]" office:value-type="float" office:value="0.0199999809265137">
            <text:p>0.02</text:p>
          </table:table-cell>
          <table:table-cell table:style-name="ce3" table:formula="of:=[.C110]-[.A110]" office:value-type="float" office:value="6.90999984741211">
            <text:p>6.91</text:p>
          </table:table-cell>
          <table:table-cell table:number-columns-repeated="2"/>
          <table:table-cell table:formula="of:=[.D110]-[.D107]" office:value-type="float" office:value="33.5499999523163">
            <text:p>33.55</text:p>
          </table:table-cell>
          <table:table-cell table:formula="of:=[.J110]+[.E110]" office:value-type="float" office:value="40.4399998188019">
            <text:p>40.44</text:p>
          </table:table-cell>
          <table:table-cell table:formula="of:=SUM([.$F$2:.F110])" office:value-type="float" office:value="5.73999953269959">
            <text:p>5.74</text:p>
          </table:table-cell>
          <table:table-cell table:formula="of:=SUM([.F107:.F110])" office:value-type="float" office:value="0.159999847412109">
            <text:p>0.16</text:p>
          </table:table-cell>
          <table:table-cell table:number-columns-repeated="2"/>
        </table:table-row>
        <table:table-row table:style-name="ro2">
          <table:table-cell table:style-name="ce1" office:value-type="float" office:value="1523253665.41">
            <text:p>1523253665.41</text:p>
          </table:table-cell>
          <table:table-cell table:style-name="ce1" office:value-type="float" office:value="1523253671.71">
            <text:p>1523253671.71</text:p>
          </table:table-cell>
          <table:table-cell table:style-name="ce1" office:value-type="float" office:value="1523253671.76">
            <text:p>1523253671.76</text:p>
          </table:table-cell>
          <table:table-cell table:style-name="ce3" table:formula="of:=[.A111]-[.$A$2]" office:value-type="float" office:value="-75054.6099998951">
            <text:p>-75054.61</text:p>
          </table:table-cell>
          <table:table-cell table:style-name="ce3" table:formula="of:=[.B111]-[.A111]" office:value-type="float" office:value="6.29999995231628">
            <text:p>6.30</text:p>
          </table:table-cell>
          <table:table-cell table:style-name="ce3" table:formula="of:=[.C111]-[.B111]" office:value-type="float" office:value="0.0499999523162842">
            <text:p>0.05</text:p>
          </table:table-cell>
          <table:table-cell table:style-name="ce3" table:formula="of:=[.C111]-[.A111]" office:value-type="float" office:value="6.34999990463257">
            <text:p>6.35</text:p>
          </table:table-cell>
          <table:table-cell table:formula="of:=[.H106]+60" office:value-type="float" office:value="1320">
            <text:p>1320</text:p>
          </table:table-cell>
          <table:table-cell table:style-name="ce2" table:formula="of:=[.H111]-([.E111]+[.D111])" office:value-type="float" office:value="76368.3099999428">
            <text:p>76368.31</text:p>
          </table:table-cell>
          <table:table-cell table:formula="of:=[.D111]-[.D107]" office:value-type="float" office:value="46.5">
            <text:p>46.50</text:p>
          </table:table-cell>
          <table:table-cell table:style-name="ce5" table:formula="of:=[.J111]+[.E111]" office:value-type="float" office:value="52.7999999523163">
            <text:p>52.80</text:p>
          </table:table-cell>
          <table:table-cell table:formula="of:=SUM([.$F$2:.F111])" office:value-type="float" office:value="5.78999948501587">
            <text:p>5.79</text:p>
          </table:table-cell>
          <table:table-cell table:formula="of:=SUM([.F107:.F111])" office:value-type="float" office:value="0.209999799728394">
            <text:p>0.21</text:p>
          </table:table-cell>
          <table:table-cell table:number-columns-repeated="2"/>
        </table:table-row>
        <table:table-row table:style-name="ro2">
          <table:table-cell office:value-type="float" office:value="1523253679.57">
            <text:p>1523253679.57</text:p>
          </table:table-cell>
          <table:table-cell office:value-type="float" office:value="1523253685.48">
            <text:p>1523253685.48</text:p>
          </table:table-cell>
          <table:table-cell office:value-type="float" office:value="1523253685.55">
            <text:p>1523253685.55</text:p>
          </table:table-cell>
          <table:table-cell table:formula="of:=[.A112]-[.$A$2]" office:value-type="float" office:value="-75040.4500000477">
            <text:p>-75040.45</text:p>
          </table:table-cell>
          <table:table-cell table:formula="of:=[.B112]-[.A112]" office:value-type="float" office:value="5.91000008583069">
            <text:p>5.91</text:p>
          </table:table-cell>
          <table:table-cell table:formula="of:=[.C112]-[.B112]" office:value-type="float" office:value="0.0699999332427979">
            <text:p>0.07</text:p>
          </table:table-cell>
          <table:table-cell table:formula="of:=[.C112]-[.A112]" office:value-type="float" office:value="5.98000001907349">
            <text:p>5.98</text:p>
          </table:table-cell>
          <table:table-cell table:style-name="ce4" table:formula="of:=AVERAGE([.G112:.G116])" office:value-type="float" office:value="6.41400003433228">
            <text:p>6.4140000343</text:p>
          </table:table-cell>
          <table:table-cell/>
          <table:table-cell table:formula="of:=[.D112]-[.D112]" office:value-type="float" office:value="0">
            <text:p>0.00</text:p>
          </table:table-cell>
          <table:table-cell table:formula="of:=[.J112]+[.E112]" office:value-type="float" office:value="5.91000008583069">
            <text:p>5.91</text:p>
          </table:table-cell>
          <table:table-cell table:formula="of:=SUM([.$F$2:.F112])" office:value-type="float" office:value="5.85999941825867">
            <text:p>5.86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3690.96">
            <text:p>1523253690.96</text:p>
          </table:table-cell>
          <table:table-cell office:value-type="float" office:value="1523253698.37">
            <text:p>1523253698.37</text:p>
          </table:table-cell>
          <table:table-cell office:value-type="float" office:value="1523253698.4">
            <text:p>1523253698.4</text:p>
          </table:table-cell>
          <table:table-cell table:formula="of:=[.A113]-[.$A$2]" office:value-type="float" office:value="-75029.0599999428">
            <text:p>-75029.06</text:p>
          </table:table-cell>
          <table:table-cell table:formula="of:=[.B113]-[.A113]" office:value-type="float" office:value="7.40999984741211">
            <text:p>7.41</text:p>
          </table:table-cell>
          <table:table-cell table:formula="of:=[.C113]-[.B113]" office:value-type="float" office:value="0.0300002098083496">
            <text:p>0.03</text:p>
          </table:table-cell>
          <table:table-cell table:formula="of:=[.C113]-[.A113]" office:value-type="float" office:value="7.44000005722046">
            <text:p>7.44</text:p>
          </table:table-cell>
          <table:table-cell table:number-columns-repeated="2"/>
          <table:table-cell table:formula="of:=[.D113]-[.D112]" office:value-type="float" office:value="11.3900001049042">
            <text:p>11.39</text:p>
          </table:table-cell>
          <table:table-cell table:formula="of:=[.J113]+[.E113]" office:value-type="float" office:value="18.7999999523163">
            <text:p>18.80</text:p>
          </table:table-cell>
          <table:table-cell table:formula="of:=SUM([.$F$2:.F113])" office:value-type="float" office:value="5.88999962806702">
            <text:p>5.89</text:p>
          </table:table-cell>
          <table:table-cell table:formula="of:=SUM([.F112:.F113])" office:value-type="float" office:value="0.100000143051147">
            <text:p>0.10</text:p>
          </table:table-cell>
          <table:table-cell table:number-columns-repeated="2"/>
        </table:table-row>
        <table:table-row table:style-name="ro2">
          <table:table-cell office:value-type="float" office:value="1523253693.79">
            <text:p>1523253693.79</text:p>
          </table:table-cell>
          <table:table-cell office:value-type="float" office:value="1523253700.19">
            <text:p>1523253700.19</text:p>
          </table:table-cell>
          <table:table-cell office:value-type="float" office:value="1523253700.26">
            <text:p>1523253700.26</text:p>
          </table:table-cell>
          <table:table-cell table:formula="of:=[.A114]-[.$A$2]" office:value-type="float" office:value="-75026.2300000191">
            <text:p>-75026.23</text:p>
          </table:table-cell>
          <table:table-cell table:formula="of:=[.B114]-[.A114]" office:value-type="float" office:value="6.40000009536743">
            <text:p>6.40</text:p>
          </table:table-cell>
          <table:table-cell table:formula="of:=[.C114]-[.B114]" office:value-type="float" office:value="0.0699999332427979">
            <text:p>0.07</text:p>
          </table:table-cell>
          <table:table-cell table:formula="of:=[.C114]-[.A114]" office:value-type="float" office:value="6.47000002861023">
            <text:p>6.47</text:p>
          </table:table-cell>
          <table:table-cell table:number-columns-repeated="2"/>
          <table:table-cell table:formula="of:=[.D114]-[.D112]" office:value-type="float" office:value="14.2200000286102">
            <text:p>14.22</text:p>
          </table:table-cell>
          <table:table-cell table:formula="of:=[.J114]+[.E114]" office:value-type="float" office:value="20.6200001239777">
            <text:p>20.62</text:p>
          </table:table-cell>
          <table:table-cell table:formula="of:=SUM([.$F$2:.F114])" office:value-type="float" office:value="5.95999956130981">
            <text:p>5.96</text:p>
          </table:table-cell>
          <table:table-cell table:formula="of:=SUM([.F112:.F114])" office:value-type="float" office:value="0.170000076293945">
            <text:p>0.17</text:p>
          </table:table-cell>
          <table:table-cell table:number-columns-repeated="2"/>
        </table:table-row>
        <table:table-row table:style-name="ro2">
          <table:table-cell office:value-type="float" office:value="1523253714.24">
            <text:p>1523253714.24</text:p>
          </table:table-cell>
          <table:table-cell office:value-type="float" office:value="1523253720.11">
            <text:p>1523253720.11</text:p>
          </table:table-cell>
          <table:table-cell office:value-type="float" office:value="1523253720.16">
            <text:p>1523253720.16</text:p>
          </table:table-cell>
          <table:table-cell table:formula="of:=[.A115]-[.$A$2]" office:value-type="float" office:value="-75005.7799999714">
            <text:p>-75005.78</text:p>
          </table:table-cell>
          <table:table-cell table:formula="of:=[.B115]-[.A115]" office:value-type="float" office:value="5.86999988555908">
            <text:p>5.87</text:p>
          </table:table-cell>
          <table:table-cell table:formula="of:=[.C115]-[.B115]" office:value-type="float" office:value="0.0500001907348633">
            <text:p>0.05</text:p>
          </table:table-cell>
          <table:table-cell table:formula="of:=[.C115]-[.A115]" office:value-type="float" office:value="5.92000007629395">
            <text:p>5.92</text:p>
          </table:table-cell>
          <table:table-cell table:number-columns-repeated="2"/>
          <table:table-cell table:formula="of:=[.D115]-[.D112]" office:value-type="float" office:value="34.6700000762939">
            <text:p>34.67</text:p>
          </table:table-cell>
          <table:table-cell table:formula="of:=[.J115]+[.E115]" office:value-type="float" office:value="40.539999961853">
            <text:p>40.54</text:p>
          </table:table-cell>
          <table:table-cell table:formula="of:=SUM([.$F$2:.F115])" office:value-type="float" office:value="6.00999975204468">
            <text:p>6.01</text:p>
          </table:table-cell>
          <table:table-cell table:formula="of:=SUM([.F112:.F115])" office:value-type="float" office:value="0.220000267028809">
            <text:p>0.22</text:p>
          </table:table-cell>
          <table:table-cell table:number-columns-repeated="2"/>
        </table:table-row>
        <table:table-row table:style-name="ro2">
          <table:table-cell office:value-type="float" office:value="1523253726.41">
            <text:p>1523253726.41</text:p>
          </table:table-cell>
          <table:table-cell office:value-type="float" office:value="1523253732.62">
            <text:p>1523253732.62</text:p>
          </table:table-cell>
          <table:table-cell office:value-type="float" office:value="1523253732.67">
            <text:p>1523253732.67</text:p>
          </table:table-cell>
          <table:table-cell table:formula="of:=[.A116]-[.$A$2]" office:value-type="float" office:value="-74993.6099998951">
            <text:p>-74993.61</text:p>
          </table:table-cell>
          <table:table-cell table:formula="of:=[.B116]-[.A116]" office:value-type="float" office:value="6.20999979972839">
            <text:p>6.21</text:p>
          </table:table-cell>
          <table:table-cell table:formula="of:=[.C116]-[.B116]" office:value-type="float" office:value="0.0500001907348633">
            <text:p>0.05</text:p>
          </table:table-cell>
          <table:table-cell table:formula="of:=[.C116]-[.A116]" office:value-type="float" office:value="6.25999999046326">
            <text:p>6.26</text:p>
          </table:table-cell>
          <table:table-cell table:formula="of:=[.H111]+60" office:value-type="float" office:value="1380">
            <text:p>1380</text:p>
          </table:table-cell>
          <table:table-cell table:style-name="ce2" table:formula="of:=[.H116]-([.E116]+[.D116])" office:value-type="float" office:value="76367.4000000954">
            <text:p>76367.40</text:p>
          </table:table-cell>
          <table:table-cell table:formula="of:=[.D116]-[.D112]" office:value-type="float" office:value="46.8400001525879">
            <text:p>46.84</text:p>
          </table:table-cell>
          <table:table-cell table:style-name="ce5" table:formula="of:=[.J116]+[.E116]" office:value-type="float" office:value="53.0499999523163">
            <text:p>53.05</text:p>
          </table:table-cell>
          <table:table-cell table:formula="of:=SUM([.$F$2:.F116])" office:value-type="float" office:value="6.05999994277954">
            <text:p>6.06</text:p>
          </table:table-cell>
          <table:table-cell table:formula="of:=SUM([.F112:.F116])" office:value-type="float" office:value="0.270000457763672">
            <text:p>0.27</text:p>
          </table:table-cell>
          <table:table-cell table:number-columns-repeated="2"/>
        </table:table-row>
        <table:table-row table:style-name="ro2">
          <table:table-cell table:style-name="ce1" office:value-type="float" office:value="1523253740.63">
            <text:p>1523253740.63</text:p>
          </table:table-cell>
          <table:table-cell table:style-name="ce1" office:value-type="float" office:value="1523253746.96">
            <text:p>1523253746.96</text:p>
          </table:table-cell>
          <table:table-cell table:style-name="ce1" office:value-type="float" office:value="1523253747.03">
            <text:p>1523253747.03</text:p>
          </table:table-cell>
          <table:table-cell table:style-name="ce3" table:formula="of:=[.A117]-[.$A$2]" office:value-type="float" office:value="-74979.3899998665">
            <text:p>-74979.39</text:p>
          </table:table-cell>
          <table:table-cell table:style-name="ce3" table:formula="of:=[.B117]-[.A117]" office:value-type="float" office:value="6.32999992370606">
            <text:p>6.33</text:p>
          </table:table-cell>
          <table:table-cell table:style-name="ce3" table:formula="of:=[.C117]-[.B117]" office:value-type="float" office:value="0.0699999332427979">
            <text:p>0.07</text:p>
          </table:table-cell>
          <table:table-cell table:style-name="ce3" table:formula="of:=[.C117]-[.A117]" office:value-type="float" office:value="6.39999985694885">
            <text:p>6.40</text:p>
          </table:table-cell>
          <table:table-cell table:style-name="ce4" table:formula="of:=AVERAGE([.G117:.G121])" office:value-type="float" office:value="6.60799994468689">
            <text:p>6.6079999447</text:p>
          </table:table-cell>
          <table:table-cell/>
          <table:table-cell table:formula="of:=[.D117]-[.D117]" office:value-type="float" office:value="0">
            <text:p>0.00</text:p>
          </table:table-cell>
          <table:table-cell table:formula="of:=[.J117]+[.E117]" office:value-type="float" office:value="6.32999992370606">
            <text:p>6.33</text:p>
          </table:table-cell>
          <table:table-cell table:formula="of:=SUM([.$F$2:.F117])" office:value-type="float" office:value="6.12999987602234">
            <text:p>6.13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3752.9">
            <text:p>1523253752.9</text:p>
          </table:table-cell>
          <table:table-cell table:style-name="ce1" office:value-type="float" office:value="1523253760.03">
            <text:p>1523253760.03</text:p>
          </table:table-cell>
          <table:table-cell table:style-name="ce1" office:value-type="float" office:value="1523253760.06">
            <text:p>1523253760.06</text:p>
          </table:table-cell>
          <table:table-cell table:style-name="ce3" table:formula="of:=[.A118]-[.$A$2]" office:value-type="float" office:value="-74967.1199998856">
            <text:p>-74967.12</text:p>
          </table:table-cell>
          <table:table-cell table:style-name="ce3" table:formula="of:=[.B118]-[.A118]" office:value-type="float" office:value="7.12999987602234">
            <text:p>7.13</text:p>
          </table:table-cell>
          <table:table-cell table:style-name="ce3" table:formula="of:=[.C118]-[.B118]" office:value-type="float" office:value="0.0299999713897705">
            <text:p>0.03</text:p>
          </table:table-cell>
          <table:table-cell table:style-name="ce3" table:formula="of:=[.C118]-[.A118]" office:value-type="float" office:value="7.15999984741211">
            <text:p>7.16</text:p>
          </table:table-cell>
          <table:table-cell table:number-columns-repeated="2"/>
          <table:table-cell table:formula="of:=[.D118]-[.D117]" office:value-type="float" office:value="12.2699999809265">
            <text:p>12.27</text:p>
          </table:table-cell>
          <table:table-cell table:formula="of:=[.J118]+[.E118]" office:value-type="float" office:value="19.3999998569489">
            <text:p>19.40</text:p>
          </table:table-cell>
          <table:table-cell table:formula="of:=SUM([.$F$2:.F118])" office:value-type="float" office:value="6.15999984741211">
            <text:p>6.16</text:p>
          </table:table-cell>
          <table:table-cell table:formula="of:=SUM([.F117:.F118])" office:value-type="float" office:value="0.0999999046325684">
            <text:p>0.10</text:p>
          </table:table-cell>
          <table:table-cell table:number-columns-repeated="2"/>
        </table:table-row>
        <table:table-row table:style-name="ro2">
          <table:table-cell table:style-name="ce1" office:value-type="float" office:value="1523253754.05">
            <text:p>1523253754.05</text:p>
          </table:table-cell>
          <table:table-cell table:style-name="ce1" office:value-type="float" office:value="1523253760.51">
            <text:p>1523253760.51</text:p>
          </table:table-cell>
          <table:table-cell table:style-name="ce1" office:value-type="float" office:value="1523253760.57">
            <text:p>1523253760.57</text:p>
          </table:table-cell>
          <table:table-cell table:style-name="ce3" table:formula="of:=[.A119]-[.$A$2]" office:value-type="float" office:value="-74965.9700000286">
            <text:p>-74965.97</text:p>
          </table:table-cell>
          <table:table-cell table:style-name="ce3" table:formula="of:=[.B119]-[.A119]" office:value-type="float" office:value="6.46000003814697">
            <text:p>6.46</text:p>
          </table:table-cell>
          <table:table-cell table:style-name="ce3" table:formula="of:=[.C119]-[.B119]" office:value-type="float" office:value="0.059999942779541">
            <text:p>0.06</text:p>
          </table:table-cell>
          <table:table-cell table:style-name="ce3" table:formula="of:=[.C119]-[.A119]" office:value-type="float" office:value="6.51999998092651">
            <text:p>6.52</text:p>
          </table:table-cell>
          <table:table-cell table:number-columns-repeated="2"/>
          <table:table-cell table:formula="of:=[.D119]-[.D117]" office:value-type="float" office:value="13.4199998378754">
            <text:p>13.42</text:p>
          </table:table-cell>
          <table:table-cell table:formula="of:=[.J119]+[.E119]" office:value-type="float" office:value="19.8799998760223">
            <text:p>19.88</text:p>
          </table:table-cell>
          <table:table-cell table:formula="of:=SUM([.$F$2:.F119])" office:value-type="float" office:value="6.21999979019165">
            <text:p>6.22</text:p>
          </table:table-cell>
          <table:table-cell table:formula="of:=SUM([.F117:.F119])" office:value-type="float" office:value="0.159999847412109">
            <text:p>0.16</text:p>
          </table:table-cell>
          <table:table-cell table:number-columns-repeated="2"/>
        </table:table-row>
        <table:table-row table:style-name="ro2">
          <table:table-cell table:style-name="ce1" office:value-type="float" office:value="1523253774.36">
            <text:p>1523253774.36</text:p>
          </table:table-cell>
          <table:table-cell table:style-name="ce1" office:value-type="float" office:value="1523253780.65">
            <text:p>1523253780.65</text:p>
          </table:table-cell>
          <table:table-cell table:style-name="ce1" office:value-type="float" office:value="1523253780.71">
            <text:p>1523253780.71</text:p>
          </table:table-cell>
          <table:table-cell table:style-name="ce3" table:formula="of:=[.A120]-[.$A$2]" office:value-type="float" office:value="-74945.6600000858">
            <text:p>-74945.66</text:p>
          </table:table-cell>
          <table:table-cell table:style-name="ce3" table:formula="of:=[.B120]-[.A120]" office:value-type="float" office:value="6.29000020027161">
            <text:p>6.29</text:p>
          </table:table-cell>
          <table:table-cell table:style-name="ce3" table:formula="of:=[.C120]-[.B120]" office:value-type="float" office:value="0.059999942779541">
            <text:p>0.06</text:p>
          </table:table-cell>
          <table:table-cell table:style-name="ce3" table:formula="of:=[.C120]-[.A120]" office:value-type="float" office:value="6.35000014305115">
            <text:p>6.35</text:p>
          </table:table-cell>
          <table:table-cell table:number-columns-repeated="2"/>
          <table:table-cell table:formula="of:=[.D120]-[.D117]" office:value-type="float" office:value="33.7299997806549">
            <text:p>33.73</text:p>
          </table:table-cell>
          <table:table-cell table:formula="of:=[.J120]+[.E120]" office:value-type="float" office:value="40.0199999809265">
            <text:p>40.02</text:p>
          </table:table-cell>
          <table:table-cell table:formula="of:=SUM([.$F$2:.F120])" office:value-type="float" office:value="6.27999973297119">
            <text:p>6.28</text:p>
          </table:table-cell>
          <table:table-cell table:formula="of:=SUM([.F117:.F120])" office:value-type="float" office:value="0.21999979019165">
            <text:p>0.22</text:p>
          </table:table-cell>
          <table:table-cell table:number-columns-repeated="2"/>
        </table:table-row>
        <table:table-row table:style-name="ro2">
          <table:table-cell table:style-name="ce1" office:value-type="float" office:value="1523253786.9">
            <text:p>1523253786.9</text:p>
          </table:table-cell>
          <table:table-cell table:style-name="ce1" office:value-type="float" office:value="1523253793.44">
            <text:p>1523253793.44</text:p>
          </table:table-cell>
          <table:table-cell table:style-name="ce1" office:value-type="float" office:value="1523253793.51">
            <text:p>1523253793.51</text:p>
          </table:table-cell>
          <table:table-cell table:style-name="ce3" table:formula="of:=[.A121]-[.$A$2]" office:value-type="float" office:value="-74933.1199998856">
            <text:p>-74933.12</text:p>
          </table:table-cell>
          <table:table-cell table:style-name="ce3" table:formula="of:=[.B121]-[.A121]" office:value-type="float" office:value="6.53999996185303">
            <text:p>6.54</text:p>
          </table:table-cell>
          <table:table-cell table:style-name="ce3" table:formula="of:=[.C121]-[.B121]" office:value-type="float" office:value="0.0699999332427979">
            <text:p>0.07</text:p>
          </table:table-cell>
          <table:table-cell table:style-name="ce3" table:formula="of:=[.C121]-[.A121]" office:value-type="float" office:value="6.60999989509583">
            <text:p>6.61</text:p>
          </table:table-cell>
          <table:table-cell table:formula="of:=[.H116]+60" office:value-type="float" office:value="1440">
            <text:p>1440</text:p>
          </table:table-cell>
          <table:table-cell table:style-name="ce2" table:formula="of:=[.H121]-([.E121]+[.D121])" office:value-type="float" office:value="76366.5799999237">
            <text:p>76366.58</text:p>
          </table:table-cell>
          <table:table-cell table:formula="of:=[.D121]-[.D117]" office:value-type="float" office:value="46.2699999809265">
            <text:p>46.27</text:p>
          </table:table-cell>
          <table:table-cell table:style-name="ce5" table:formula="of:=[.J121]+[.E121]" office:value-type="float" office:value="52.8099999427795">
            <text:p>52.81</text:p>
          </table:table-cell>
          <table:table-cell table:formula="of:=SUM([.$F$2:.F121])" office:value-type="float" office:value="6.34999966621399">
            <text:p>6.35</text:p>
          </table:table-cell>
          <table:table-cell table:formula="of:=SUM([.F117:.F121])" office:value-type="float" office:value="0.289999723434448">
            <text:p>0.29</text:p>
          </table:table-cell>
          <table:table-cell table:number-columns-repeated="2"/>
        </table:table-row>
        <table:table-row table:style-name="ro2">
          <table:table-cell office:value-type="float" office:value="1523253800.81">
            <text:p>1523253800.81</text:p>
          </table:table-cell>
          <table:table-cell office:value-type="float" office:value="1523253807.28">
            <text:p>1523253807.28</text:p>
          </table:table-cell>
          <table:table-cell office:value-type="float" office:value="1523253807.34">
            <text:p>1523253807.34</text:p>
          </table:table-cell>
          <table:table-cell table:formula="of:=[.A122]-[.$A$2]" office:value-type="float" office:value="-74919.2100000381">
            <text:p>-74919.21</text:p>
          </table:table-cell>
          <table:table-cell table:formula="of:=[.B122]-[.A122]" office:value-type="float" office:value="6.47000002861023">
            <text:p>6.47</text:p>
          </table:table-cell>
          <table:table-cell table:formula="of:=[.C122]-[.B122]" office:value-type="float" office:value="0.059999942779541">
            <text:p>0.06</text:p>
          </table:table-cell>
          <table:table-cell table:formula="of:=[.C122]-[.A122]" office:value-type="float" office:value="6.52999997138977">
            <text:p>6.53</text:p>
          </table:table-cell>
          <table:table-cell table:style-name="ce4" table:formula="of:=AVERAGE([.G122:.G126])" office:value-type="float" office:value="6.45199995040894">
            <text:p>6.4519999504</text:p>
          </table:table-cell>
          <table:table-cell/>
          <table:table-cell table:formula="of:=[.D122]-[.D122]" office:value-type="float" office:value="0">
            <text:p>0.00</text:p>
          </table:table-cell>
          <table:table-cell table:formula="of:=[.J122]+[.E122]" office:value-type="float" office:value="6.47000002861023">
            <text:p>6.47</text:p>
          </table:table-cell>
          <table:table-cell table:formula="of:=SUM([.$F$2:.F122])" office:value-type="float" office:value="6.40999960899353">
            <text:p>6.41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3814.43">
            <text:p>1523253814.43</text:p>
          </table:table-cell>
          <table:table-cell office:value-type="float" office:value="1523253820.48">
            <text:p>1523253820.48</text:p>
          </table:table-cell>
          <table:table-cell office:value-type="float" office:value="1523253820.54">
            <text:p>1523253820.54</text:p>
          </table:table-cell>
          <table:table-cell table:formula="of:=[.A123]-[.$A$2]" office:value-type="float" office:value="-74905.5899999142">
            <text:p>-74905.59</text:p>
          </table:table-cell>
          <table:table-cell table:formula="of:=[.B123]-[.A123]" office:value-type="float" office:value="6.04999995231628">
            <text:p>6.05</text:p>
          </table:table-cell>
          <table:table-cell table:formula="of:=[.C123]-[.B123]" office:value-type="float" office:value="0.059999942779541">
            <text:p>0.06</text:p>
          </table:table-cell>
          <table:table-cell table:formula="of:=[.C123]-[.A123]" office:value-type="float" office:value="6.10999989509583">
            <text:p>6.11</text:p>
          </table:table-cell>
          <table:table-cell table:number-columns-repeated="2"/>
          <table:table-cell table:formula="of:=[.D123]-[.D122]" office:value-type="float" office:value="13.6200001239777">
            <text:p>13.62</text:p>
          </table:table-cell>
          <table:table-cell table:formula="of:=[.J123]+[.E123]" office:value-type="float" office:value="19.6700000762939">
            <text:p>19.67</text:p>
          </table:table-cell>
          <table:table-cell table:formula="of:=SUM([.$F$2:.F123])" office:value-type="float" office:value="6.46999955177307">
            <text:p>6.47</text:p>
          </table:table-cell>
          <table:table-cell table:formula="of:=SUM([.F122:.F123])" office:value-type="float" office:value="0.119999885559082">
            <text:p>0.12</text:p>
          </table:table-cell>
          <table:table-cell table:number-columns-repeated="2"/>
        </table:table-row>
        <table:table-row table:style-name="ro2">
          <table:table-cell office:value-type="float" office:value="1523253814.19">
            <text:p>1523253814.19</text:p>
          </table:table-cell>
          <table:table-cell office:value-type="float" office:value="1523253821.24">
            <text:p>1523253821.24</text:p>
          </table:table-cell>
          <table:table-cell office:value-type="float" office:value="1523253821.26">
            <text:p>1523253821.26</text:p>
          </table:table-cell>
          <table:table-cell table:formula="of:=[.A124]-[.$A$2]" office:value-type="float" office:value="-74905.8299999237">
            <text:p>-74905.83</text:p>
          </table:table-cell>
          <table:table-cell table:formula="of:=[.B124]-[.A124]" office:value-type="float" office:value="7.04999995231628">
            <text:p>7.05</text:p>
          </table:table-cell>
          <table:table-cell table:formula="of:=[.C124]-[.B124]" office:value-type="float" office:value="0.0199999809265137">
            <text:p>0.02</text:p>
          </table:table-cell>
          <table:table-cell table:formula="of:=[.C124]-[.A124]" office:value-type="float" office:value="7.0699999332428">
            <text:p>7.07</text:p>
          </table:table-cell>
          <table:table-cell table:number-columns-repeated="2"/>
          <table:table-cell table:formula="of:=[.D124]-[.D122]" office:value-type="float" office:value="13.3800001144409">
            <text:p>13.38</text:p>
          </table:table-cell>
          <table:table-cell table:formula="of:=[.J124]+[.E124]" office:value-type="float" office:value="20.4300000667572">
            <text:p>20.43</text:p>
          </table:table-cell>
          <table:table-cell table:formula="of:=SUM([.$F$2:.F124])" office:value-type="float" office:value="6.48999953269959">
            <text:p>6.49</text:p>
          </table:table-cell>
          <table:table-cell table:formula="of:=SUM([.F122:.F124])" office:value-type="float" office:value="0.139999866485596">
            <text:p>0.14</text:p>
          </table:table-cell>
          <table:table-cell table:number-columns-repeated="2"/>
        </table:table-row>
        <table:table-row table:style-name="ro2">
          <table:table-cell office:value-type="float" office:value="1523253835.2">
            <text:p>1523253835.2</text:p>
          </table:table-cell>
          <table:table-cell office:value-type="float" office:value="1523253841.42">
            <text:p>1523253841.42</text:p>
          </table:table-cell>
          <table:table-cell office:value-type="float" office:value="1523253841.45">
            <text:p>1523253841.45</text:p>
          </table:table-cell>
          <table:table-cell table:formula="of:=[.A125]-[.$A$2]" office:value-type="float" office:value="-74884.8199999332">
            <text:p>-74884.82</text:p>
          </table:table-cell>
          <table:table-cell table:formula="of:=[.B125]-[.A125]" office:value-type="float" office:value="6.22000002861023">
            <text:p>6.22</text:p>
          </table:table-cell>
          <table:table-cell table:formula="of:=[.C125]-[.B125]" office:value-type="float" office:value="0.0299999713897705">
            <text:p>0.03</text:p>
          </table:table-cell>
          <table:table-cell table:formula="of:=[.C125]-[.A125]" office:value-type="float" office:value="6.25">
            <text:p>6.25</text:p>
          </table:table-cell>
          <table:table-cell table:number-columns-repeated="2"/>
          <table:table-cell table:formula="of:=[.D125]-[.D122]" office:value-type="float" office:value="34.3900001049042">
            <text:p>34.39</text:p>
          </table:table-cell>
          <table:table-cell table:formula="of:=[.J125]+[.E125]" office:value-type="float" office:value="40.6100001335144">
            <text:p>40.61</text:p>
          </table:table-cell>
          <table:table-cell table:formula="of:=SUM([.$F$2:.F125])" office:value-type="float" office:value="6.51999950408936">
            <text:p>6.52</text:p>
          </table:table-cell>
          <table:table-cell table:formula="of:=SUM([.F122:.F125])" office:value-type="float" office:value="0.169999837875366">
            <text:p>0.17</text:p>
          </table:table-cell>
          <table:table-cell table:number-columns-repeated="2"/>
        </table:table-row>
        <table:table-row table:style-name="ro2">
          <table:table-cell office:value-type="float" office:value="1523253847.74">
            <text:p>1523253847.74</text:p>
          </table:table-cell>
          <table:table-cell office:value-type="float" office:value="1523253853.98">
            <text:p>1523253853.98</text:p>
          </table:table-cell>
          <table:table-cell office:value-type="float" office:value="1523253854.04">
            <text:p>1523253854.04</text:p>
          </table:table-cell>
          <table:table-cell table:formula="of:=[.A126]-[.$A$2]" office:value-type="float" office:value="-74872.2799999714">
            <text:p>-74872.28</text:p>
          </table:table-cell>
          <table:table-cell table:formula="of:=[.B126]-[.A126]" office:value-type="float" office:value="6.24000000953674">
            <text:p>6.24</text:p>
          </table:table-cell>
          <table:table-cell table:formula="of:=[.C126]-[.B126]" office:value-type="float" office:value="0.059999942779541">
            <text:p>0.06</text:p>
          </table:table-cell>
          <table:table-cell table:formula="of:=[.C126]-[.A126]" office:value-type="float" office:value="6.29999995231628">
            <text:p>6.30</text:p>
          </table:table-cell>
          <table:table-cell table:formula="of:=[.H121]+60" office:value-type="float" office:value="1500">
            <text:p>1500</text:p>
          </table:table-cell>
          <table:table-cell table:style-name="ce2" table:formula="of:=[.H126]-([.E126]+[.D126])" office:value-type="float" office:value="76366.0399999619">
            <text:p>76366.04</text:p>
          </table:table-cell>
          <table:table-cell table:formula="of:=[.D126]-[.D122]" office:value-type="float" office:value="46.9300000667572">
            <text:p>46.93</text:p>
          </table:table-cell>
          <table:table-cell table:style-name="ce5" table:formula="of:=[.J126]+[.E126]" office:value-type="float" office:value="53.1700000762939">
            <text:p>53.17</text:p>
          </table:table-cell>
          <table:table-cell table:formula="of:=SUM([.$F$2:.F126])" office:value-type="float" office:value="6.5799994468689">
            <text:p>6.58</text:p>
          </table:table-cell>
          <table:table-cell table:formula="of:=SUM([.F122:.F126])" office:value-type="float" office:value="0.229999780654907">
            <text:p>0.23</text:p>
          </table:table-cell>
          <table:table-cell table:number-columns-repeated="2"/>
        </table:table-row>
        <table:table-row table:style-name="ro2">
          <table:table-cell table:style-name="ce1" office:value-type="float" office:value="1523253861.69">
            <text:p>1523253861.69</text:p>
          </table:table-cell>
          <table:table-cell table:style-name="ce1" office:value-type="float" office:value="1523253867.56">
            <text:p>1523253867.56</text:p>
          </table:table-cell>
          <table:table-cell table:style-name="ce1" office:value-type="float" office:value="1523253867.62">
            <text:p>1523253867.62</text:p>
          </table:table-cell>
          <table:table-cell table:style-name="ce3" table:formula="of:=[.A127]-[.$A$2]" office:value-type="float" office:value="-74858.3299999237">
            <text:p>-74858.33</text:p>
          </table:table-cell>
          <table:table-cell table:style-name="ce3" table:formula="of:=[.B127]-[.A127]" office:value-type="float" office:value="5.86999988555908">
            <text:p>5.87</text:p>
          </table:table-cell>
          <table:table-cell table:style-name="ce3" table:formula="of:=[.C127]-[.B127]" office:value-type="float" office:value="0.059999942779541">
            <text:p>0.06</text:p>
          </table:table-cell>
          <table:table-cell table:style-name="ce3" table:formula="of:=[.C127]-[.A127]" office:value-type="float" office:value="5.92999982833862">
            <text:p>5.93</text:p>
          </table:table-cell>
          <table:table-cell table:style-name="ce4" table:formula="of:=AVERAGE([.G127:.G131])" office:value-type="float" office:value="6.53400001525879">
            <text:p>6.5340000153</text:p>
          </table:table-cell>
          <table:table-cell/>
          <table:table-cell table:formula="of:=[.D127]-[.D127]" office:value-type="float" office:value="0">
            <text:p>0.00</text:p>
          </table:table-cell>
          <table:table-cell table:formula="of:=[.J127]+[.E127]" office:value-type="float" office:value="5.86999988555908">
            <text:p>5.87</text:p>
          </table:table-cell>
          <table:table-cell table:formula="of:=SUM([.$F$2:.F127])" office:value-type="float" office:value="6.63999938964844">
            <text:p>6.64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3875.59">
            <text:p>1523253875.59</text:p>
          </table:table-cell>
          <table:table-cell table:style-name="ce1" office:value-type="float" office:value="1523253882.17">
            <text:p>1523253882.17</text:p>
          </table:table-cell>
          <table:table-cell table:style-name="ce1" office:value-type="float" office:value="1523253882.24">
            <text:p>1523253882.24</text:p>
          </table:table-cell>
          <table:table-cell table:style-name="ce3" table:formula="of:=[.A128]-[.$A$2]" office:value-type="float" office:value="-74844.4300000668">
            <text:p>-74844.43</text:p>
          </table:table-cell>
          <table:table-cell table:style-name="ce3" table:formula="of:=[.B128]-[.A128]" office:value-type="float" office:value="6.58000016212463">
            <text:p>6.58</text:p>
          </table:table-cell>
          <table:table-cell table:style-name="ce3" table:formula="of:=[.C128]-[.B128]" office:value-type="float" office:value="0.0699999332427979">
            <text:p>0.07</text:p>
          </table:table-cell>
          <table:table-cell table:style-name="ce3" table:formula="of:=[.C128]-[.A128]" office:value-type="float" office:value="6.65000009536743">
            <text:p>6.65</text:p>
          </table:table-cell>
          <table:table-cell table:number-columns-repeated="2"/>
          <table:table-cell table:formula="of:=[.D128]-[.D127]" office:value-type="float" office:value="13.8999998569489">
            <text:p>13.90</text:p>
          </table:table-cell>
          <table:table-cell table:formula="of:=[.J128]+[.E128]" office:value-type="float" office:value="20.4800000190735">
            <text:p>20.48</text:p>
          </table:table-cell>
          <table:table-cell table:formula="of:=SUM([.$F$2:.F128])" office:value-type="float" office:value="6.70999932289124">
            <text:p>6.71</text:p>
          </table:table-cell>
          <table:table-cell table:formula="of:=SUM([.F127:.F128])" office:value-type="float" office:value="0.129999876022339">
            <text:p>0.13</text:p>
          </table:table-cell>
          <table:table-cell table:number-columns-repeated="2"/>
        </table:table-row>
        <table:table-row table:style-name="ro2">
          <table:table-cell table:style-name="ce1" office:value-type="float" office:value="1523253876.1">
            <text:p>1523253876.1</text:p>
          </table:table-cell>
          <table:table-cell table:style-name="ce1" office:value-type="float" office:value="1523253883.12">
            <text:p>1523253883.12</text:p>
          </table:table-cell>
          <table:table-cell table:style-name="ce1" office:value-type="float" office:value="1523253883.13">
            <text:p>1523253883.13</text:p>
          </table:table-cell>
          <table:table-cell table:style-name="ce3" table:formula="of:=[.A129]-[.$A$2]" office:value-type="float" office:value="-74843.9200000763">
            <text:p>-74843.92</text:p>
          </table:table-cell>
          <table:table-cell table:style-name="ce3" table:formula="of:=[.B129]-[.A129]" office:value-type="float" office:value="7.01999998092651">
            <text:p>7.02</text:p>
          </table:table-cell>
          <table:table-cell table:style-name="ce3" table:formula="of:=[.C129]-[.B129]" office:value-type="float" office:value="0.0100002288818359">
            <text:p>0.01</text:p>
          </table:table-cell>
          <table:table-cell table:style-name="ce3" table:formula="of:=[.C129]-[.A129]" office:value-type="float" office:value="7.03000020980835">
            <text:p>7.03</text:p>
          </table:table-cell>
          <table:table-cell table:number-columns-repeated="2"/>
          <table:table-cell table:formula="of:=[.D129]-[.D127]" office:value-type="float" office:value="14.4099998474121">
            <text:p>14.41</text:p>
          </table:table-cell>
          <table:table-cell table:formula="of:=[.J129]+[.E129]" office:value-type="float" office:value="21.4299998283386">
            <text:p>21.43</text:p>
          </table:table-cell>
          <table:table-cell table:formula="of:=SUM([.$F$2:.F129])" office:value-type="float" office:value="6.71999955177307">
            <text:p>6.72</text:p>
          </table:table-cell>
          <table:table-cell table:formula="of:=SUM([.F127:.F129])" office:value-type="float" office:value="0.140000104904175">
            <text:p>0.14</text:p>
          </table:table-cell>
          <table:table-cell table:number-columns-repeated="2"/>
        </table:table-row>
        <table:table-row table:style-name="ro2">
          <table:table-cell table:style-name="ce1" office:value-type="float" office:value="1523253896.81">
            <text:p>1523253896.81</text:p>
          </table:table-cell>
          <table:table-cell table:style-name="ce1" office:value-type="float" office:value="1523253903.56">
            <text:p>1523253903.56</text:p>
          </table:table-cell>
          <table:table-cell table:style-name="ce1" office:value-type="float" office:value="1523253903.6">
            <text:p>1523253903.6</text:p>
          </table:table-cell>
          <table:table-cell table:style-name="ce3" table:formula="of:=[.A130]-[.$A$2]" office:value-type="float" office:value="-74823.2100000381">
            <text:p>-74823.21</text:p>
          </table:table-cell>
          <table:table-cell table:style-name="ce3" table:formula="of:=[.B130]-[.A130]" office:value-type="float" office:value="6.75">
            <text:p>6.75</text:p>
          </table:table-cell>
          <table:table-cell table:style-name="ce3" table:formula="of:=[.C130]-[.B130]" office:value-type="float" office:value="0.0399999618530273">
            <text:p>0.04</text:p>
          </table:table-cell>
          <table:table-cell table:style-name="ce3" table:formula="of:=[.C130]-[.A130]" office:value-type="float" office:value="6.78999996185303">
            <text:p>6.79</text:p>
          </table:table-cell>
          <table:table-cell table:number-columns-repeated="2"/>
          <table:table-cell table:formula="of:=[.D130]-[.D127]" office:value-type="float" office:value="35.1199998855591">
            <text:p>35.12</text:p>
          </table:table-cell>
          <table:table-cell table:formula="of:=[.J130]+[.E130]" office:value-type="float" office:value="41.8699998855591">
            <text:p>41.87</text:p>
          </table:table-cell>
          <table:table-cell table:formula="of:=SUM([.$F$2:.F130])" office:value-type="float" office:value="6.7599995136261">
            <text:p>6.76</text:p>
          </table:table-cell>
          <table:table-cell table:formula="of:=SUM([.F127:.F130])" office:value-type="float" office:value="0.180000066757202">
            <text:p>0.18</text:p>
          </table:table-cell>
          <table:table-cell table:number-columns-repeated="2"/>
        </table:table-row>
        <table:table-row table:style-name="ro2">
          <table:table-cell table:style-name="ce1" office:value-type="float" office:value="1523253909.13">
            <text:p>1523253909.13</text:p>
          </table:table-cell>
          <table:table-cell table:style-name="ce1" office:value-type="float" office:value="1523253915.33">
            <text:p>1523253915.33</text:p>
          </table:table-cell>
          <table:table-cell table:style-name="ce1" office:value-type="float" office:value="1523253915.4">
            <text:p>1523253915.4</text:p>
          </table:table-cell>
          <table:table-cell table:style-name="ce3" table:formula="of:=[.A131]-[.$A$2]" office:value-type="float" office:value="-74810.8899998665">
            <text:p>-74810.89</text:p>
          </table:table-cell>
          <table:table-cell table:style-name="ce3" table:formula="of:=[.B131]-[.A131]" office:value-type="float" office:value="6.19999980926514">
            <text:p>6.20</text:p>
          </table:table-cell>
          <table:table-cell table:style-name="ce3" table:formula="of:=[.C131]-[.B131]" office:value-type="float" office:value="0.070000171661377">
            <text:p>0.07</text:p>
          </table:table-cell>
          <table:table-cell table:style-name="ce3" table:formula="of:=[.C131]-[.A131]" office:value-type="float" office:value="6.26999998092651">
            <text:p>6.27</text:p>
          </table:table-cell>
          <table:table-cell table:formula="of:=[.H126]+60" office:value-type="float" office:value="1560">
            <text:p>1560</text:p>
          </table:table-cell>
          <table:table-cell table:style-name="ce2" table:formula="of:=[.H131]-([.E131]+[.D131])" office:value-type="float" office:value="76364.6900000572">
            <text:p>76364.69</text:p>
          </table:table-cell>
          <table:table-cell table:formula="of:=[.D131]-[.D127]" office:value-type="float" office:value="47.4400000572205">
            <text:p>47.44</text:p>
          </table:table-cell>
          <table:table-cell table:style-name="ce5" table:formula="of:=[.J131]+[.E131]" office:value-type="float" office:value="53.6399998664856">
            <text:p>53.64</text:p>
          </table:table-cell>
          <table:table-cell table:formula="of:=SUM([.$F$2:.F131])" office:value-type="float" office:value="6.82999968528748">
            <text:p>6.83</text:p>
          </table:table-cell>
          <table:table-cell table:formula="of:=SUM([.F127:.F131])" office:value-type="float" office:value="0.250000238418579">
            <text:p>0.25</text:p>
          </table:table-cell>
          <table:table-cell table:number-columns-repeated="2"/>
        </table:table-row>
        <table:table-row table:style-name="ro2">
          <table:table-cell office:value-type="float" office:value="1523253922.61">
            <text:p>1523253922.61</text:p>
          </table:table-cell>
          <table:table-cell office:value-type="float" office:value="1523253928.47">
            <text:p>1523253928.47</text:p>
          </table:table-cell>
          <table:table-cell office:value-type="float" office:value="1523253928.5">
            <text:p>1523253928.5</text:p>
          </table:table-cell>
          <table:table-cell table:formula="of:=[.A132]-[.$A$2]" office:value-type="float" office:value="-74797.4100000858">
            <text:p>-74797.41</text:p>
          </table:table-cell>
          <table:table-cell table:formula="of:=[.B132]-[.A132]" office:value-type="float" office:value="5.8600001335144">
            <text:p>5.86</text:p>
          </table:table-cell>
          <table:table-cell table:formula="of:=[.C132]-[.B132]" office:value-type="float" office:value="0.0299999713897705">
            <text:p>0.03</text:p>
          </table:table-cell>
          <table:table-cell table:formula="of:=[.C132]-[.A132]" office:value-type="float" office:value="5.89000010490418">
            <text:p>5.89</text:p>
          </table:table-cell>
          <table:table-cell table:style-name="ce4" table:formula="of:=AVERAGE([.G132:.G136])" office:value-type="float" office:value="6.30999994277954">
            <text:p>6.3099999428</text:p>
          </table:table-cell>
          <table:table-cell/>
          <table:table-cell table:formula="of:=[.D132]-[.D132]" office:value-type="float" office:value="0">
            <text:p>0.00</text:p>
          </table:table-cell>
          <table:table-cell table:formula="of:=[.J132]+[.E132]" office:value-type="float" office:value="5.8600001335144">
            <text:p>5.86</text:p>
          </table:table-cell>
          <table:table-cell table:formula="of:=SUM([.$F$2:.F132])" office:value-type="float" office:value="6.85999965667725">
            <text:p>6.86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3935.71">
            <text:p>1523253935.71</text:p>
          </table:table-cell>
          <table:table-cell office:value-type="float" office:value="1523253942">
            <text:p>1523253942</text:p>
          </table:table-cell>
          <table:table-cell office:value-type="float" office:value="1523253942.03">
            <text:p>1523253942.03</text:p>
          </table:table-cell>
          <table:table-cell table:formula="of:=[.A133]-[.$A$2]" office:value-type="float" office:value="-74784.3099999428">
            <text:p>-74784.31</text:p>
          </table:table-cell>
          <table:table-cell table:formula="of:=[.B133]-[.A133]" office:value-type="float" office:value="6.28999996185303">
            <text:p>6.29</text:p>
          </table:table-cell>
          <table:table-cell table:formula="of:=[.C133]-[.B133]" office:value-type="float" office:value="0.0299999713897705">
            <text:p>0.03</text:p>
          </table:table-cell>
          <table:table-cell table:formula="of:=[.C133]-[.A133]" office:value-type="float" office:value="6.3199999332428">
            <text:p>6.32</text:p>
          </table:table-cell>
          <table:table-cell table:number-columns-repeated="2"/>
          <table:table-cell table:formula="of:=[.D133]-[.D132]" office:value-type="float" office:value="13.1000001430511">
            <text:p>13.10</text:p>
          </table:table-cell>
          <table:table-cell table:formula="of:=[.J133]+[.E133]" office:value-type="float" office:value="19.3900001049042">
            <text:p>19.39</text:p>
          </table:table-cell>
          <table:table-cell table:formula="of:=SUM([.$F$2:.F133])" office:value-type="float" office:value="6.88999962806702">
            <text:p>6.89</text:p>
          </table:table-cell>
          <table:table-cell table:formula="of:=SUM([.F132:.F133])" office:value-type="float" office:value="0.059999942779541">
            <text:p>0.06</text:p>
          </table:table-cell>
          <table:table-cell table:number-columns-repeated="2"/>
        </table:table-row>
        <table:table-row table:style-name="ro2">
          <table:table-cell office:value-type="float" office:value="1523253938.04">
            <text:p>1523253938.04</text:p>
          </table:table-cell>
          <table:table-cell office:value-type="float" office:value="1523253945.09">
            <text:p>1523253945.09</text:p>
          </table:table-cell>
          <table:table-cell office:value-type="float" office:value="1523253945.11">
            <text:p>1523253945.11</text:p>
          </table:table-cell>
          <table:table-cell table:formula="of:=[.A134]-[.$A$2]" office:value-type="float" office:value="-74781.9800000191">
            <text:p>-74781.98</text:p>
          </table:table-cell>
          <table:table-cell table:formula="of:=[.B134]-[.A134]" office:value-type="float" office:value="7.04999995231628">
            <text:p>7.05</text:p>
          </table:table-cell>
          <table:table-cell table:formula="of:=[.C134]-[.B134]" office:value-type="float" office:value="0.0199999809265137">
            <text:p>0.02</text:p>
          </table:table-cell>
          <table:table-cell table:formula="of:=[.C134]-[.A134]" office:value-type="float" office:value="7.0699999332428">
            <text:p>7.07</text:p>
          </table:table-cell>
          <table:table-cell table:number-columns-repeated="2"/>
          <table:table-cell table:formula="of:=[.D134]-[.D132]" office:value-type="float" office:value="15.4300000667572">
            <text:p>15.43</text:p>
          </table:table-cell>
          <table:table-cell table:formula="of:=[.J134]+[.E134]" office:value-type="float" office:value="22.4800000190735">
            <text:p>22.48</text:p>
          </table:table-cell>
          <table:table-cell table:formula="of:=SUM([.$F$2:.F134])" office:value-type="float" office:value="6.90999960899353">
            <text:p>6.91</text:p>
          </table:table-cell>
          <table:table-cell table:formula="of:=SUM([.F132:.F134])" office:value-type="float" office:value="0.0799999237060547">
            <text:p>0.08</text:p>
          </table:table-cell>
          <table:table-cell table:number-columns-repeated="2"/>
        </table:table-row>
        <table:table-row table:style-name="ro2">
          <table:table-cell office:value-type="float" office:value="1523253957.66">
            <text:p>1523253957.66</text:p>
          </table:table-cell>
          <table:table-cell office:value-type="float" office:value="1523253964">
            <text:p>1523253964</text:p>
          </table:table-cell>
          <table:table-cell office:value-type="float" office:value="1523253964.05">
            <text:p>1523253964.05</text:p>
          </table:table-cell>
          <table:table-cell table:formula="of:=[.A135]-[.$A$2]" office:value-type="float" office:value="-74762.3599998951">
            <text:p>-74762.36</text:p>
          </table:table-cell>
          <table:table-cell table:formula="of:=[.B135]-[.A135]" office:value-type="float" office:value="6.33999991416931">
            <text:p>6.34</text:p>
          </table:table-cell>
          <table:table-cell table:formula="of:=[.C135]-[.B135]" office:value-type="float" office:value="0.0499999523162842">
            <text:p>0.05</text:p>
          </table:table-cell>
          <table:table-cell table:formula="of:=[.C135]-[.A135]" office:value-type="float" office:value="6.3899998664856">
            <text:p>6.39</text:p>
          </table:table-cell>
          <table:table-cell table:number-columns-repeated="2"/>
          <table:table-cell table:formula="of:=[.D135]-[.D132]" office:value-type="float" office:value="35.0500001907349">
            <text:p>35.05</text:p>
          </table:table-cell>
          <table:table-cell table:formula="of:=[.J135]+[.E135]" office:value-type="float" office:value="41.3900001049042">
            <text:p>41.39</text:p>
          </table:table-cell>
          <table:table-cell table:formula="of:=SUM([.$F$2:.F135])" office:value-type="float" office:value="6.95999956130981">
            <text:p>6.96</text:p>
          </table:table-cell>
          <table:table-cell table:formula="of:=SUM([.F132:.F135])" office:value-type="float" office:value="0.129999876022339">
            <text:p>0.13</text:p>
          </table:table-cell>
          <table:table-cell table:number-columns-repeated="2"/>
        </table:table-row>
        <table:table-row table:style-name="ro2">
          <table:table-cell office:value-type="float" office:value="1523253970.63">
            <text:p>1523253970.63</text:p>
          </table:table-cell>
          <table:table-cell office:value-type="float" office:value="1523253976.49">
            <text:p>1523253976.49</text:p>
          </table:table-cell>
          <table:table-cell office:value-type="float" office:value="1523253976.51">
            <text:p>1523253976.51</text:p>
          </table:table-cell>
          <table:table-cell table:formula="of:=[.A136]-[.$A$2]" office:value-type="float" office:value="-74749.3899998665">
            <text:p>-74749.39</text:p>
          </table:table-cell>
          <table:table-cell table:formula="of:=[.B136]-[.A136]" office:value-type="float" office:value="5.85999989509583">
            <text:p>5.86</text:p>
          </table:table-cell>
          <table:table-cell table:formula="of:=[.C136]-[.B136]" office:value-type="float" office:value="0.0199999809265137">
            <text:p>0.02</text:p>
          </table:table-cell>
          <table:table-cell table:formula="of:=[.C136]-[.A136]" office:value-type="float" office:value="5.87999987602234">
            <text:p>5.88</text:p>
          </table:table-cell>
          <table:table-cell table:formula="of:=[.H131]+60" office:value-type="float" office:value="1620">
            <text:p>1620</text:p>
          </table:table-cell>
          <table:table-cell table:style-name="ce2" table:formula="of:=[.H136]-([.E136]+[.D136])" office:value-type="float" office:value="76363.5299999714">
            <text:p>76363.53</text:p>
          </table:table-cell>
          <table:table-cell table:formula="of:=[.D136]-[.D132]" office:value-type="float" office:value="48.0200002193451">
            <text:p>48.02</text:p>
          </table:table-cell>
          <table:table-cell table:style-name="ce5" table:formula="of:=[.J136]+[.E136]" office:value-type="float" office:value="53.8800001144409">
            <text:p>53.88</text:p>
          </table:table-cell>
          <table:table-cell table:formula="of:=SUM([.$F$2:.F136])" office:value-type="float" office:value="6.97999954223633">
            <text:p>6.98</text:p>
          </table:table-cell>
          <table:table-cell table:formula="of:=SUM([.F132:.F136])" office:value-type="float" office:value="0.149999856948853">
            <text:p>0.15</text:p>
          </table:table-cell>
          <table:table-cell table:number-columns-repeated="2"/>
        </table:table-row>
        <table:table-row table:style-name="ro2">
          <table:table-cell table:style-name="ce1" office:value-type="float" office:value="1523253983.17">
            <text:p>1523253983.17</text:p>
          </table:table-cell>
          <table:table-cell table:style-name="ce1" office:value-type="float" office:value="1523253989.87">
            <text:p>1523253989.87</text:p>
          </table:table-cell>
          <table:table-cell table:style-name="ce1" office:value-type="float" office:value="1523253989.93">
            <text:p>1523253989.93</text:p>
          </table:table-cell>
          <table:table-cell table:style-name="ce3" table:formula="of:=[.A137]-[.$A$2]" office:value-type="float" office:value="-74736.8499999046">
            <text:p>-74736.85</text:p>
          </table:table-cell>
          <table:table-cell table:style-name="ce3" table:formula="of:=[.B137]-[.A137]" office:value-type="float" office:value="6.69999980926514">
            <text:p>6.70</text:p>
          </table:table-cell>
          <table:table-cell table:style-name="ce3" table:formula="of:=[.C137]-[.B137]" office:value-type="float" office:value="0.0600001811981201">
            <text:p>0.06</text:p>
          </table:table-cell>
          <table:table-cell table:style-name="ce3" table:formula="of:=[.C137]-[.A137]" office:value-type="float" office:value="6.75999999046326">
            <text:p>6.76</text:p>
          </table:table-cell>
          <table:table-cell table:style-name="ce4" table:formula="of:=AVERAGE([.G137:.G141])" office:value-type="float" office:value="6.65399994850159">
            <text:p>6.6539999485</text:p>
          </table:table-cell>
          <table:table-cell/>
          <table:table-cell table:formula="of:=[.D137]-[.D137]" office:value-type="float" office:value="0">
            <text:p>0.00</text:p>
          </table:table-cell>
          <table:table-cell table:formula="of:=[.J137]+[.E137]" office:value-type="float" office:value="6.69999980926514">
            <text:p>6.70</text:p>
          </table:table-cell>
          <table:table-cell table:formula="of:=SUM([.$F$2:.F137])" office:value-type="float" office:value="7.03999972343445">
            <text:p>7.04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3997.65">
            <text:p>1523253997.65</text:p>
          </table:table-cell>
          <table:table-cell table:style-name="ce1" office:value-type="float" office:value="1523254004.01">
            <text:p>1523254004.01</text:p>
          </table:table-cell>
          <table:table-cell table:style-name="ce1" office:value-type="float" office:value="1523254004.06">
            <text:p>1523254004.06</text:p>
          </table:table-cell>
          <table:table-cell table:style-name="ce3" table:formula="of:=[.A138]-[.$A$2]" office:value-type="float" office:value="-74722.3699998856">
            <text:p>-74722.37</text:p>
          </table:table-cell>
          <table:table-cell table:style-name="ce3" table:formula="of:=[.B138]-[.A138]" office:value-type="float" office:value="6.35999989509583">
            <text:p>6.36</text:p>
          </table:table-cell>
          <table:table-cell table:style-name="ce3" table:formula="of:=[.C138]-[.B138]" office:value-type="float" office:value="0.0499999523162842">
            <text:p>0.05</text:p>
          </table:table-cell>
          <table:table-cell table:style-name="ce3" table:formula="of:=[.C138]-[.A138]" office:value-type="float" office:value="6.40999984741211">
            <text:p>6.41</text:p>
          </table:table-cell>
          <table:table-cell table:number-columns-repeated="2"/>
          <table:table-cell table:formula="of:=[.D138]-[.D137]" office:value-type="float" office:value="14.4800000190735">
            <text:p>14.48</text:p>
          </table:table-cell>
          <table:table-cell table:formula="of:=[.J138]+[.E138]" office:value-type="float" office:value="20.8399999141693">
            <text:p>20.84</text:p>
          </table:table-cell>
          <table:table-cell table:formula="of:=SUM([.$F$2:.F138])" office:value-type="float" office:value="7.08999967575073">
            <text:p>7.09</text:p>
          </table:table-cell>
          <table:table-cell table:formula="of:=SUM([.F137:.F138])" office:value-type="float" office:value="0.110000133514404">
            <text:p>0.11</text:p>
          </table:table-cell>
          <table:table-cell table:number-columns-repeated="2"/>
        </table:table-row>
        <table:table-row table:style-name="ro2">
          <table:table-cell table:style-name="ce1" office:value-type="float" office:value="1523253998.27">
            <text:p>1523253998.27</text:p>
          </table:table-cell>
          <table:table-cell table:style-name="ce1" office:value-type="float" office:value="1523254005.22">
            <text:p>1523254005.22</text:p>
          </table:table-cell>
          <table:table-cell table:style-name="ce1" office:value-type="float" office:value="1523254005.27">
            <text:p>1523254005.27</text:p>
          </table:table-cell>
          <table:table-cell table:style-name="ce3" table:formula="of:=[.A139]-[.$A$2]" office:value-type="float" office:value="-74721.75">
            <text:p>-74721.75</text:p>
          </table:table-cell>
          <table:table-cell table:style-name="ce3" table:formula="of:=[.B139]-[.A139]" office:value-type="float" office:value="6.95000004768372">
            <text:p>6.95</text:p>
          </table:table-cell>
          <table:table-cell table:style-name="ce3" table:formula="of:=[.C139]-[.B139]" office:value-type="float" office:value="0.0499999523162842">
            <text:p>0.05</text:p>
          </table:table-cell>
          <table:table-cell table:style-name="ce3" table:formula="of:=[.C139]-[.A139]" office:value-type="float" office:value="7">
            <text:p>7.00</text:p>
          </table:table-cell>
          <table:table-cell table:number-columns-repeated="2"/>
          <table:table-cell table:formula="of:=[.D139]-[.D137]" office:value-type="float" office:value="15.0999999046326">
            <text:p>15.10</text:p>
          </table:table-cell>
          <table:table-cell table:formula="of:=[.J139]+[.E139]" office:value-type="float" office:value="22.0499999523163">
            <text:p>22.05</text:p>
          </table:table-cell>
          <table:table-cell table:formula="of:=SUM([.$F$2:.F139])" office:value-type="float" office:value="7.13999962806702">
            <text:p>7.14</text:p>
          </table:table-cell>
          <table:table-cell table:formula="of:=SUM([.F137:.F139])" office:value-type="float" office:value="0.160000085830688">
            <text:p>0.16</text:p>
          </table:table-cell>
          <table:table-cell table:number-columns-repeated="2"/>
        </table:table-row>
        <table:table-row table:style-name="ro2">
          <table:table-cell table:style-name="ce1" office:value-type="float" office:value="1523254019.27">
            <text:p>1523254019.27</text:p>
          </table:table-cell>
          <table:table-cell table:style-name="ce1" office:value-type="float" office:value="1523254025.78">
            <text:p>1523254025.78</text:p>
          </table:table-cell>
          <table:table-cell table:style-name="ce1" office:value-type="float" office:value="1523254025.83">
            <text:p>1523254025.83</text:p>
          </table:table-cell>
          <table:table-cell table:style-name="ce3" table:formula="of:=[.A140]-[.$A$2]" office:value-type="float" office:value="-74700.75">
            <text:p>-74700.75</text:p>
          </table:table-cell>
          <table:table-cell table:style-name="ce3" table:formula="of:=[.B140]-[.A140]" office:value-type="float" office:value="6.50999999046326">
            <text:p>6.51</text:p>
          </table:table-cell>
          <table:table-cell table:style-name="ce3" table:formula="of:=[.C140]-[.B140]" office:value-type="float" office:value="0.0499999523162842">
            <text:p>0.05</text:p>
          </table:table-cell>
          <table:table-cell table:style-name="ce3" table:formula="of:=[.C140]-[.A140]" office:value-type="float" office:value="6.55999994277954">
            <text:p>6.56</text:p>
          </table:table-cell>
          <table:table-cell table:number-columns-repeated="2"/>
          <table:table-cell table:formula="of:=[.D140]-[.D137]" office:value-type="float" office:value="36.0999999046326">
            <text:p>36.10</text:p>
          </table:table-cell>
          <table:table-cell table:formula="of:=[.J140]+[.E140]" office:value-type="float" office:value="42.6099998950958">
            <text:p>42.61</text:p>
          </table:table-cell>
          <table:table-cell table:formula="of:=SUM([.$F$2:.F140])" office:value-type="float" office:value="7.1899995803833">
            <text:p>7.19</text:p>
          </table:table-cell>
          <table:table-cell table:formula="of:=SUM([.F137:.F140])" office:value-type="float" office:value="0.210000038146973">
            <text:p>0.21</text:p>
          </table:table-cell>
          <table:table-cell table:number-columns-repeated="2"/>
        </table:table-row>
        <table:table-row table:style-name="ro2">
          <table:table-cell table:style-name="ce1" office:value-type="float" office:value="1523254032.07">
            <text:p>1523254032.07</text:p>
          </table:table-cell>
          <table:table-cell table:style-name="ce1" office:value-type="float" office:value="1523254038.57">
            <text:p>1523254038.57</text:p>
          </table:table-cell>
          <table:table-cell table:style-name="ce1" office:value-type="float" office:value="1523254038.61">
            <text:p>1523254038.61</text:p>
          </table:table-cell>
          <table:table-cell table:style-name="ce3" table:formula="of:=[.A141]-[.$A$2]" office:value-type="float" office:value="-74687.9500000477">
            <text:p>-74687.95</text:p>
          </table:table-cell>
          <table:table-cell table:style-name="ce3" table:formula="of:=[.B141]-[.A141]" office:value-type="float" office:value="6.5">
            <text:p>6.50</text:p>
          </table:table-cell>
          <table:table-cell table:style-name="ce3" table:formula="of:=[.C141]-[.B141]" office:value-type="float" office:value="0.0399999618530273">
            <text:p>0.04</text:p>
          </table:table-cell>
          <table:table-cell table:style-name="ce3" table:formula="of:=[.C141]-[.A141]" office:value-type="float" office:value="6.53999996185303">
            <text:p>6.54</text:p>
          </table:table-cell>
          <table:table-cell table:formula="of:=[.H136]+60" office:value-type="float" office:value="1680">
            <text:p>1680</text:p>
          </table:table-cell>
          <table:table-cell table:style-name="ce2" table:formula="of:=[.H141]-([.E141]+[.D141])" office:value-type="float" office:value="76361.4500000477">
            <text:p>76361.45</text:p>
          </table:table-cell>
          <table:table-cell table:formula="of:=[.D141]-[.D137]" office:value-type="float" office:value="48.8999998569489">
            <text:p>48.90</text:p>
          </table:table-cell>
          <table:table-cell table:style-name="ce5" table:formula="of:=[.J141]+[.E141]" office:value-type="float" office:value="55.3999998569489">
            <text:p>55.40</text:p>
          </table:table-cell>
          <table:table-cell table:formula="of:=SUM([.$F$2:.F141])" office:value-type="float" office:value="7.22999954223633">
            <text:p>7.23</text:p>
          </table:table-cell>
          <table:table-cell table:formula="of:=SUM([.F137:.F141])" office:value-type="float" office:value="0.25">
            <text:p>0.25</text:p>
          </table:table-cell>
          <table:table-cell table:number-columns-repeated="2"/>
        </table:table-row>
        <table:table-row table:style-name="ro2">
          <table:table-cell office:value-type="float" office:value="1523254043.36">
            <text:p>1523254043.36</text:p>
          </table:table-cell>
          <table:table-cell office:value-type="float" office:value="1523254050.03">
            <text:p>1523254050.03</text:p>
          </table:table-cell>
          <table:table-cell office:value-type="float" office:value="1523254050.1">
            <text:p>1523254050.1</text:p>
          </table:table-cell>
          <table:table-cell table:formula="of:=[.A142]-[.$A$2]" office:value-type="float" office:value="-74676.6600000858">
            <text:p>-74676.66</text:p>
          </table:table-cell>
          <table:table-cell table:formula="of:=[.B142]-[.A142]" office:value-type="float" office:value="6.67000007629395">
            <text:p>6.67</text:p>
          </table:table-cell>
          <table:table-cell table:formula="of:=[.C142]-[.B142]" office:value-type="float" office:value="0.0699999332427979">
            <text:p>0.07</text:p>
          </table:table-cell>
          <table:table-cell table:formula="of:=[.C142]-[.A142]" office:value-type="float" office:value="6.74000000953674">
            <text:p>6.74</text:p>
          </table:table-cell>
          <table:table-cell table:style-name="ce4" table:formula="of:=AVERAGE([.G142:.G146])" office:value-type="float" office:value="6.57400002479553">
            <text:p>6.5740000248</text:p>
          </table:table-cell>
          <table:table-cell/>
          <table:table-cell table:formula="of:=[.D142]-[.D142]" office:value-type="float" office:value="0">
            <text:p>0.00</text:p>
          </table:table-cell>
          <table:table-cell table:formula="of:=[.J142]+[.E142]" office:value-type="float" office:value="6.67000007629395">
            <text:p>6.67</text:p>
          </table:table-cell>
          <table:table-cell table:formula="of:=SUM([.$F$2:.F142])" office:value-type="float" office:value="7.29999947547913">
            <text:p>7.3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4059.59">
            <text:p>1523254059.59</text:p>
          </table:table-cell>
          <table:table-cell office:value-type="float" office:value="1523254066.17">
            <text:p>1523254066.17</text:p>
          </table:table-cell>
          <table:table-cell office:value-type="float" office:value="1523254066.2">
            <text:p>1523254066.2</text:p>
          </table:table-cell>
          <table:table-cell table:formula="of:=[.A143]-[.$A$2]" office:value-type="float" office:value="-74660.4300000668">
            <text:p>-74660.43</text:p>
          </table:table-cell>
          <table:table-cell table:formula="of:=[.B143]-[.A143]" office:value-type="float" office:value="6.58000016212463">
            <text:p>6.58</text:p>
          </table:table-cell>
          <table:table-cell table:formula="of:=[.C143]-[.B143]" office:value-type="float" office:value="0.0299999713897705">
            <text:p>0.03</text:p>
          </table:table-cell>
          <table:table-cell table:formula="of:=[.C143]-[.A143]" office:value-type="float" office:value="6.6100001335144">
            <text:p>6.61</text:p>
          </table:table-cell>
          <table:table-cell table:number-columns-repeated="2"/>
          <table:table-cell table:formula="of:=[.D143]-[.D142]" office:value-type="float" office:value="16.2300000190735">
            <text:p>16.23</text:p>
          </table:table-cell>
          <table:table-cell table:formula="of:=[.J143]+[.E143]" office:value-type="float" office:value="22.8100001811981">
            <text:p>22.81</text:p>
          </table:table-cell>
          <table:table-cell table:formula="of:=SUM([.$F$2:.F143])" office:value-type="float" office:value="7.3299994468689">
            <text:p>7.33</text:p>
          </table:table-cell>
          <table:table-cell table:formula="of:=SUM([.F142:.F143])" office:value-type="float" office:value="0.0999999046325684">
            <text:p>0.10</text:p>
          </table:table-cell>
          <table:table-cell table:number-columns-repeated="2"/>
        </table:table-row>
        <table:table-row table:style-name="ro2">
          <table:table-cell office:value-type="float" office:value="1523254060.18">
            <text:p>1523254060.18</text:p>
          </table:table-cell>
          <table:table-cell office:value-type="float" office:value="1523254067.3">
            <text:p>1523254067.3</text:p>
          </table:table-cell>
          <table:table-cell office:value-type="float" office:value="1523254067.33">
            <text:p>1523254067.33</text:p>
          </table:table-cell>
          <table:table-cell table:formula="of:=[.A144]-[.$A$2]" office:value-type="float" office:value="-74659.8399999142">
            <text:p>-74659.84</text:p>
          </table:table-cell>
          <table:table-cell table:formula="of:=[.B144]-[.A144]" office:value-type="float" office:value="7.11999988555908">
            <text:p>7.12</text:p>
          </table:table-cell>
          <table:table-cell table:formula="of:=[.C144]-[.B144]" office:value-type="float" office:value="0.0299999713897705">
            <text:p>0.03</text:p>
          </table:table-cell>
          <table:table-cell table:formula="of:=[.C144]-[.A144]" office:value-type="float" office:value="7.14999985694885">
            <text:p>7.15</text:p>
          </table:table-cell>
          <table:table-cell table:number-columns-repeated="2"/>
          <table:table-cell table:formula="of:=[.D144]-[.D142]" office:value-type="float" office:value="16.8200001716614">
            <text:p>16.82</text:p>
          </table:table-cell>
          <table:table-cell table:formula="of:=[.J144]+[.E144]" office:value-type="float" office:value="23.9400000572205">
            <text:p>23.94</text:p>
          </table:table-cell>
          <table:table-cell table:formula="of:=SUM([.$F$2:.F144])" office:value-type="float" office:value="7.35999941825867">
            <text:p>7.36</text:p>
          </table:table-cell>
          <table:table-cell table:formula="of:=SUM([.F142:.F144])" office:value-type="float" office:value="0.129999876022339">
            <text:p>0.13</text:p>
          </table:table-cell>
          <table:table-cell table:number-columns-repeated="2"/>
        </table:table-row>
        <table:table-row table:style-name="ro2">
          <table:table-cell office:value-type="float" office:value="1523254083.13">
            <text:p>1523254083.13</text:p>
          </table:table-cell>
          <table:table-cell office:value-type="float" office:value="1523254089.35">
            <text:p>1523254089.35</text:p>
          </table:table-cell>
          <table:table-cell office:value-type="float" office:value="1523254089.41">
            <text:p>1523254089.41</text:p>
          </table:table-cell>
          <table:table-cell table:formula="of:=[.A145]-[.$A$2]" office:value-type="float" office:value="-74636.8899998665">
            <text:p>-74636.89</text:p>
          </table:table-cell>
          <table:table-cell table:formula="of:=[.B145]-[.A145]" office:value-type="float" office:value="6.21999979019165">
            <text:p>6.22</text:p>
          </table:table-cell>
          <table:table-cell table:formula="of:=[.C145]-[.B145]" office:value-type="float" office:value="0.0600001811981201">
            <text:p>0.06</text:p>
          </table:table-cell>
          <table:table-cell table:formula="of:=[.C145]-[.A145]" office:value-type="float" office:value="6.27999997138977">
            <text:p>6.28</text:p>
          </table:table-cell>
          <table:table-cell table:number-columns-repeated="2"/>
          <table:table-cell table:formula="of:=[.D145]-[.D142]" office:value-type="float" office:value="39.7700002193451">
            <text:p>39.77</text:p>
          </table:table-cell>
          <table:table-cell table:formula="of:=[.J145]+[.E145]" office:value-type="float" office:value="45.9900000095368">
            <text:p>45.99</text:p>
          </table:table-cell>
          <table:table-cell table:formula="of:=SUM([.$F$2:.F145])" office:value-type="float" office:value="7.41999959945679">
            <text:p>7.42</text:p>
          </table:table-cell>
          <table:table-cell table:formula="of:=SUM([.F142:.F145])" office:value-type="float" office:value="0.190000057220459">
            <text:p>0.19</text:p>
          </table:table-cell>
          <table:table-cell table:number-columns-repeated="2"/>
        </table:table-row>
        <table:table-row table:style-name="ro2">
          <table:table-cell office:value-type="float" office:value="1523254093.34">
            <text:p>1523254093.34</text:p>
          </table:table-cell>
          <table:table-cell office:value-type="float" office:value="1523254099.35">
            <text:p>1523254099.35</text:p>
          </table:table-cell>
          <table:table-cell office:value-type="float" office:value="1523254099.43">
            <text:p>1523254099.43</text:p>
          </table:table-cell>
          <table:table-cell table:formula="of:=[.A146]-[.$A$2]" office:value-type="float" office:value="-74626.6800000668">
            <text:p>-74626.68</text:p>
          </table:table-cell>
          <table:table-cell table:formula="of:=[.B146]-[.A146]" office:value-type="float" office:value="6.00999999046326">
            <text:p>6.01</text:p>
          </table:table-cell>
          <table:table-cell table:formula="of:=[.C146]-[.B146]" office:value-type="float" office:value="0.0800001621246338">
            <text:p>0.08</text:p>
          </table:table-cell>
          <table:table-cell table:formula="of:=[.C146]-[.A146]" office:value-type="float" office:value="6.09000015258789">
            <text:p>6.09</text:p>
          </table:table-cell>
          <table:table-cell table:formula="of:=[.H141]+60" office:value-type="float" office:value="1740">
            <text:p>1740</text:p>
          </table:table-cell>
          <table:table-cell table:style-name="ce2" table:formula="of:=[.H146]-([.E146]+[.D146])" office:value-type="float" office:value="76360.6700000763">
            <text:p>76360.67</text:p>
          </table:table-cell>
          <table:table-cell table:formula="of:=[.D146]-[.D142]" office:value-type="float" office:value="49.9800000190735">
            <text:p>49.98</text:p>
          </table:table-cell>
          <table:table-cell table:style-name="ce5" table:formula="of:=[.J146]+[.E146]" office:value-type="float" office:value="55.9900000095368">
            <text:p>55.99</text:p>
          </table:table-cell>
          <table:table-cell table:formula="of:=SUM([.$F$2:.F146])" office:value-type="float" office:value="7.49999976158142">
            <text:p>7.50</text:p>
          </table:table-cell>
          <table:table-cell table:formula="of:=SUM([.F142:.F146])" office:value-type="float" office:value="0.270000219345093">
            <text:p>0.27</text:p>
          </table:table-cell>
          <table:table-cell table:number-columns-repeated="2"/>
        </table:table-row>
        <table:table-row table:style-name="ro2">
          <table:table-cell table:style-name="ce1" office:value-type="float" office:value="1523254104.75">
            <text:p>1523254104.75</text:p>
          </table:table-cell>
          <table:table-cell table:style-name="ce1" office:value-type="float" office:value="1523254111.07">
            <text:p>1523254111.07</text:p>
          </table:table-cell>
          <table:table-cell table:style-name="ce1" office:value-type="float" office:value="1523254111.14">
            <text:p>1523254111.14</text:p>
          </table:table-cell>
          <table:table-cell table:style-name="ce3" table:formula="of:=[.A147]-[.$A$2]" office:value-type="float" office:value="-74615.2699999809">
            <text:p>-74615.27</text:p>
          </table:table-cell>
          <table:table-cell table:style-name="ce3" table:formula="of:=[.B147]-[.A147]" office:value-type="float" office:value="6.3199999332428">
            <text:p>6.32</text:p>
          </table:table-cell>
          <table:table-cell table:style-name="ce3" table:formula="of:=[.C147]-[.B147]" office:value-type="float" office:value="0.070000171661377">
            <text:p>0.07</text:p>
          </table:table-cell>
          <table:table-cell table:style-name="ce3" table:formula="of:=[.C147]-[.A147]" office:value-type="float" office:value="6.39000010490418">
            <text:p>6.39</text:p>
          </table:table-cell>
          <table:table-cell table:style-name="ce4" table:formula="of:=AVERAGE([.G147:.G151])" office:value-type="float" office:value="6.41400008201599">
            <text:p>6.414000082</text:p>
          </table:table-cell>
          <table:table-cell/>
          <table:table-cell table:formula="of:=[.D147]-[.D147]" office:value-type="float" office:value="0">
            <text:p>0.00</text:p>
          </table:table-cell>
          <table:table-cell table:formula="of:=[.J147]+[.E147]" office:value-type="float" office:value="6.3199999332428">
            <text:p>6.32</text:p>
          </table:table-cell>
          <table:table-cell table:formula="of:=SUM([.$F$2:.F147])" office:value-type="float" office:value="7.5699999332428">
            <text:p>7.57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4119.6">
            <text:p>1523254119.6</text:p>
          </table:table-cell>
          <table:table-cell table:style-name="ce1" office:value-type="float" office:value="1523254125.74">
            <text:p>1523254125.74</text:p>
          </table:table-cell>
          <table:table-cell table:style-name="ce1" office:value-type="float" office:value="1523254125.81">
            <text:p>1523254125.81</text:p>
          </table:table-cell>
          <table:table-cell table:style-name="ce3" table:formula="of:=[.A148]-[.$A$2]" office:value-type="float" office:value="-74600.4200000763">
            <text:p>-74600.42</text:p>
          </table:table-cell>
          <table:table-cell table:style-name="ce3" table:formula="of:=[.B148]-[.A148]" office:value-type="float" office:value="6.14000010490418">
            <text:p>6.14</text:p>
          </table:table-cell>
          <table:table-cell table:style-name="ce3" table:formula="of:=[.C148]-[.B148]" office:value-type="float" office:value="0.0699999332427979">
            <text:p>0.07</text:p>
          </table:table-cell>
          <table:table-cell table:style-name="ce3" table:formula="of:=[.C148]-[.A148]" office:value-type="float" office:value="6.21000003814697">
            <text:p>6.21</text:p>
          </table:table-cell>
          <table:table-cell table:number-columns-repeated="2"/>
          <table:table-cell table:formula="of:=[.D148]-[.D147]" office:value-type="float" office:value="14.8499999046326">
            <text:p>14.85</text:p>
          </table:table-cell>
          <table:table-cell table:formula="of:=[.J148]+[.E148]" office:value-type="float" office:value="20.9900000095367">
            <text:p>20.99</text:p>
          </table:table-cell>
          <table:table-cell table:formula="of:=SUM([.$F$2:.F148])" office:value-type="float" office:value="7.6399998664856">
            <text:p>7.64</text:p>
          </table:table-cell>
          <table:table-cell table:formula="of:=SUM([.F147:.F148])" office:value-type="float" office:value="0.140000104904175">
            <text:p>0.14</text:p>
          </table:table-cell>
          <table:table-cell table:number-columns-repeated="2"/>
        </table:table-row>
        <table:table-row table:style-name="ro2">
          <table:table-cell table:style-name="ce1" office:value-type="float" office:value="1523254121.06">
            <text:p>1523254121.06</text:p>
          </table:table-cell>
          <table:table-cell table:style-name="ce1" office:value-type="float" office:value="1523254128.2">
            <text:p>1523254128.2</text:p>
          </table:table-cell>
          <table:table-cell table:style-name="ce1" office:value-type="float" office:value="1523254128.21">
            <text:p>1523254128.21</text:p>
          </table:table-cell>
          <table:table-cell table:style-name="ce3" table:formula="of:=[.A149]-[.$A$2]" office:value-type="float" office:value="-74598.9600000381">
            <text:p>-74598.96</text:p>
          </table:table-cell>
          <table:table-cell table:style-name="ce3" table:formula="of:=[.B149]-[.A149]" office:value-type="float" office:value="7.14000010490418">
            <text:p>7.14</text:p>
          </table:table-cell>
          <table:table-cell table:style-name="ce3" table:formula="of:=[.C149]-[.B149]" office:value-type="float" office:value="0.00999999046325684">
            <text:p>0.01</text:p>
          </table:table-cell>
          <table:table-cell table:style-name="ce3" table:formula="of:=[.C149]-[.A149]" office:value-type="float" office:value="7.15000009536743">
            <text:p>7.15</text:p>
          </table:table-cell>
          <table:table-cell table:number-columns-repeated="2"/>
          <table:table-cell table:formula="of:=[.D149]-[.D147]" office:value-type="float" office:value="16.3099999427795">
            <text:p>16.31</text:p>
          </table:table-cell>
          <table:table-cell table:formula="of:=[.J149]+[.E149]" office:value-type="float" office:value="23.4500000476837">
            <text:p>23.45</text:p>
          </table:table-cell>
          <table:table-cell table:formula="of:=SUM([.$F$2:.F149])" office:value-type="float" office:value="7.64999985694885">
            <text:p>7.65</text:p>
          </table:table-cell>
          <table:table-cell table:formula="of:=SUM([.F147:.F149])" office:value-type="float" office:value="0.150000095367432">
            <text:p>0.15</text:p>
          </table:table-cell>
          <table:table-cell table:number-columns-repeated="2"/>
        </table:table-row>
        <table:table-row table:style-name="ro2">
          <table:table-cell table:style-name="ce1" office:value-type="float" office:value="1523254144.04">
            <text:p>1523254144.04</text:p>
          </table:table-cell>
          <table:table-cell table:style-name="ce1" office:value-type="float" office:value="1523254150.25">
            <text:p>1523254150.25</text:p>
          </table:table-cell>
          <table:table-cell table:style-name="ce1" office:value-type="float" office:value="1523254150.32">
            <text:p>1523254150.32</text:p>
          </table:table-cell>
          <table:table-cell table:style-name="ce3" table:formula="of:=[.A150]-[.$A$2]" office:value-type="float" office:value="-74575.9800000191">
            <text:p>-74575.98</text:p>
          </table:table-cell>
          <table:table-cell table:style-name="ce3" table:formula="of:=[.B150]-[.A150]" office:value-type="float" office:value="6.21000003814697">
            <text:p>6.21</text:p>
          </table:table-cell>
          <table:table-cell table:style-name="ce3" table:formula="of:=[.C150]-[.B150]" office:value-type="float" office:value="0.0699999332427979">
            <text:p>0.07</text:p>
          </table:table-cell>
          <table:table-cell table:style-name="ce3" table:formula="of:=[.C150]-[.A150]" office:value-type="float" office:value="6.27999997138977">
            <text:p>6.28</text:p>
          </table:table-cell>
          <table:table-cell table:number-columns-repeated="2"/>
          <table:table-cell table:formula="of:=[.D150]-[.D147]" office:value-type="float" office:value="39.289999961853">
            <text:p>39.29</text:p>
          </table:table-cell>
          <table:table-cell table:formula="of:=[.J150]+[.E150]" office:value-type="float" office:value="45.5">
            <text:p>45.50</text:p>
          </table:table-cell>
          <table:table-cell table:formula="of:=SUM([.$F$2:.F150])" office:value-type="float" office:value="7.71999979019165">
            <text:p>7.72</text:p>
          </table:table-cell>
          <table:table-cell table:formula="of:=SUM([.F147:.F150])" office:value-type="float" office:value="0.220000028610229">
            <text:p>0.22</text:p>
          </table:table-cell>
          <table:table-cell table:number-columns-repeated="2"/>
        </table:table-row>
        <table:table-row table:style-name="ro2">
          <table:table-cell table:style-name="ce1" office:value-type="float" office:value="1523254154.84">
            <text:p>1523254154.84</text:p>
          </table:table-cell>
          <table:table-cell table:style-name="ce1" office:value-type="float" office:value="1523254160.86">
            <text:p>1523254160.86</text:p>
          </table:table-cell>
          <table:table-cell table:style-name="ce1" office:value-type="float" office:value="1523254160.88">
            <text:p>1523254160.88</text:p>
          </table:table-cell>
          <table:table-cell table:style-name="ce3" table:formula="of:=[.A151]-[.$A$2]" office:value-type="float" office:value="-74565.1800000668">
            <text:p>-74565.18</text:p>
          </table:table-cell>
          <table:table-cell table:style-name="ce3" table:formula="of:=[.B151]-[.A151]" office:value-type="float" office:value="6.01999998092651">
            <text:p>6.02</text:p>
          </table:table-cell>
          <table:table-cell table:style-name="ce3" table:formula="of:=[.C151]-[.B151]" office:value-type="float" office:value="0.0200002193450928">
            <text:p>0.02</text:p>
          </table:table-cell>
          <table:table-cell table:style-name="ce3" table:formula="of:=[.C151]-[.A151]" office:value-type="float" office:value="6.04000020027161">
            <text:p>6.04</text:p>
          </table:table-cell>
          <table:table-cell table:formula="of:=[.H146]+60" office:value-type="float" office:value="1800">
            <text:p>1800</text:p>
          </table:table-cell>
          <table:table-cell table:style-name="ce2" table:formula="of:=[.H151]-([.E151]+[.D151])" office:value-type="float" office:value="76359.1600000858">
            <text:p>76359.16</text:p>
          </table:table-cell>
          <table:table-cell table:formula="of:=[.D151]-[.D147]" office:value-type="float" office:value="50.0899999141693">
            <text:p>50.09</text:p>
          </table:table-cell>
          <table:table-cell table:formula="of:=[.J151]+[.E151]" office:value-type="float" office:value="56.1099998950958">
            <text:p>56.11</text:p>
          </table:table-cell>
          <table:table-cell table:formula="of:=SUM([.$F$2:.F151])" office:value-type="float" office:value="7.74000000953674">
            <text:p>7.74</text:p>
          </table:table-cell>
          <table:table-cell table:formula="of:=SUM([.F147:.F151])" office:value-type="float" office:value="0.240000247955322">
            <text:p>0.24</text:p>
          </table:table-cell>
          <table:table-cell table:number-columns-repeated="2"/>
        </table:table-row>
        <table:table-row table:style-name="ro2">
          <table:table-cell office:value-type="float" office:value="1523254164.84">
            <text:p>1523254164.84</text:p>
          </table:table-cell>
          <table:table-cell office:value-type="float" office:value="1523254171.35">
            <text:p>1523254171.35</text:p>
          </table:table-cell>
          <table:table-cell office:value-type="float" office:value="1523254171.4">
            <text:p>1523254171.4</text:p>
          </table:table-cell>
          <table:table-cell table:formula="of:=[.A152]-[.$A$2]" office:value-type="float" office:value="-74555.1800000668">
            <text:p>-74555.18</text:p>
          </table:table-cell>
          <table:table-cell table:formula="of:=[.B152]-[.A152]" office:value-type="float" office:value="6.50999999046326">
            <text:p>6.51</text:p>
          </table:table-cell>
          <table:table-cell table:formula="of:=[.C152]-[.B152]" office:value-type="float" office:value="0.0500001907348633">
            <text:p>0.05</text:p>
          </table:table-cell>
          <table:table-cell table:formula="of:=[.C152]-[.A152]" office:value-type="float" office:value="6.56000018119812">
            <text:p>6.56</text:p>
          </table:table-cell>
          <table:table-cell table:style-name="ce4" table:formula="of:=AVERAGE([.G152:.G156])" office:value-type="float" office:value="6.4920000076294">
            <text:p>6.4920000076</text:p>
          </table:table-cell>
          <table:table-cell/>
          <table:table-cell table:formula="of:=[.D152]-[.D152]" office:value-type="float" office:value="0">
            <text:p>0.00</text:p>
          </table:table-cell>
          <table:table-cell table:formula="of:=[.J152]+[.E152]" office:value-type="float" office:value="6.50999999046326">
            <text:p>6.51</text:p>
          </table:table-cell>
          <table:table-cell table:formula="of:=SUM([.$F$2:.F152])" office:value-type="float" office:value="7.79000020027161">
            <text:p>7.7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4181.12">
            <text:p>1523254181.12</text:p>
          </table:table-cell>
          <table:table-cell office:value-type="float" office:value="1523254187.52">
            <text:p>1523254187.52</text:p>
          </table:table-cell>
          <table:table-cell office:value-type="float" office:value="1523254187.59">
            <text:p>1523254187.59</text:p>
          </table:table-cell>
          <table:table-cell table:formula="of:=[.A153]-[.$A$2]" office:value-type="float" office:value="-74538.9000000954">
            <text:p>-74538.90</text:p>
          </table:table-cell>
          <table:table-cell table:formula="of:=[.B153]-[.A153]" office:value-type="float" office:value="6.40000009536743">
            <text:p>6.40</text:p>
          </table:table-cell>
          <table:table-cell table:formula="of:=[.C153]-[.B153]" office:value-type="float" office:value="0.0699999332427979">
            <text:p>0.07</text:p>
          </table:table-cell>
          <table:table-cell table:formula="of:=[.C153]-[.A153]" office:value-type="float" office:value="6.47000002861023">
            <text:p>6.47</text:p>
          </table:table-cell>
          <table:table-cell table:number-columns-repeated="2"/>
          <table:table-cell table:formula="of:=[.D153]-[.D152]" office:value-type="float" office:value="16.2799999713898">
            <text:p>16.28</text:p>
          </table:table-cell>
          <table:table-cell table:formula="of:=[.J153]+[.E153]" office:value-type="float" office:value="22.6800000667572">
            <text:p>22.68</text:p>
          </table:table-cell>
          <table:table-cell table:formula="of:=SUM([.$F$2:.F153])" office:value-type="float" office:value="7.8600001335144">
            <text:p>7.86</text:p>
          </table:table-cell>
          <table:table-cell table:formula="of:=SUM([.F152:.F153])" office:value-type="float" office:value="0.120000123977661">
            <text:p>0.12</text:p>
          </table:table-cell>
          <table:table-cell table:number-columns-repeated="2"/>
        </table:table-row>
        <table:table-row table:style-name="ro2">
          <table:table-cell office:value-type="float" office:value="1523254181.43">
            <text:p>1523254181.43</text:p>
          </table:table-cell>
          <table:table-cell table:number-columns-repeated="2" office:value-type="float" office:value="1523254188.55">
            <text:p>1523254188.55</text:p>
          </table:table-cell>
          <table:table-cell table:formula="of:=[.A154]-[.$A$2]" office:value-type="float" office:value="-74538.5899999142">
            <text:p>-74538.59</text:p>
          </table:table-cell>
          <table:table-cell table:formula="of:=[.B154]-[.A154]" office:value-type="float" office:value="7.11999988555908">
            <text:p>7.12</text:p>
          </table:table-cell>
          <table:table-cell table:formula="of:=[.C154]-[.B154]" office:value-type="float" office:value="0">
            <text:p>0.00</text:p>
          </table:table-cell>
          <table:table-cell table:formula="of:=[.C154]-[.A154]" office:value-type="float" office:value="7.11999988555908">
            <text:p>7.12</text:p>
          </table:table-cell>
          <table:table-cell table:number-columns-repeated="2"/>
          <table:table-cell table:formula="of:=[.D154]-[.D152]" office:value-type="float" office:value="16.5900001525879">
            <text:p>16.59</text:p>
          </table:table-cell>
          <table:table-cell table:formula="of:=[.J154]+[.E154]" office:value-type="float" office:value="23.710000038147">
            <text:p>23.71</text:p>
          </table:table-cell>
          <table:table-cell table:formula="of:=SUM([.$F$2:.F154])" office:value-type="float" office:value="7.8600001335144">
            <text:p>7.86</text:p>
          </table:table-cell>
          <table:table-cell table:formula="of:=SUM([.F152:.F154])" office:value-type="float" office:value="0.120000123977661">
            <text:p>0.12</text:p>
          </table:table-cell>
          <table:table-cell table:number-columns-repeated="2"/>
        </table:table-row>
        <table:table-row table:style-name="ro2">
          <table:table-cell office:value-type="float" office:value="1523254205.43">
            <text:p>1523254205.43</text:p>
          </table:table-cell>
          <table:table-cell office:value-type="float" office:value="1523254211.33">
            <text:p>1523254211.33</text:p>
          </table:table-cell>
          <table:table-cell office:value-type="float" office:value="1523254211.36">
            <text:p>1523254211.36</text:p>
          </table:table-cell>
          <table:table-cell table:formula="of:=[.A155]-[.$A$2]" office:value-type="float" office:value="-74514.5899999142">
            <text:p>-74514.59</text:p>
          </table:table-cell>
          <table:table-cell table:formula="of:=[.B155]-[.A155]" office:value-type="float" office:value="5.89999985694885">
            <text:p>5.90</text:p>
          </table:table-cell>
          <table:table-cell table:formula="of:=[.C155]-[.B155]" office:value-type="float" office:value="0.0299999713897705">
            <text:p>0.03</text:p>
          </table:table-cell>
          <table:table-cell table:formula="of:=[.C155]-[.A155]" office:value-type="float" office:value="5.92999982833862">
            <text:p>5.93</text:p>
          </table:table-cell>
          <table:table-cell table:number-columns-repeated="2"/>
          <table:table-cell table:formula="of:=[.D155]-[.D152]" office:value-type="float" office:value="40.5900001525879">
            <text:p>40.59</text:p>
          </table:table-cell>
          <table:table-cell table:formula="of:=[.J155]+[.E155]" office:value-type="float" office:value="46.4900000095367">
            <text:p>46.49</text:p>
          </table:table-cell>
          <table:table-cell table:formula="of:=SUM([.$F$2:.F155])" office:value-type="float" office:value="7.89000010490418">
            <text:p>7.89</text:p>
          </table:table-cell>
          <table:table-cell table:formula="of:=SUM([.F152:.F155])" office:value-type="float" office:value="0.150000095367432">
            <text:p>0.15</text:p>
          </table:table-cell>
          <table:table-cell table:number-columns-repeated="2"/>
        </table:table-row>
        <table:table-row table:style-name="ro2">
          <table:table-cell office:value-type="float" office:value="1523254215.62">
            <text:p>1523254215.62</text:p>
          </table:table-cell>
          <table:table-cell office:value-type="float" office:value="1523254221.93">
            <text:p>1523254221.93</text:p>
          </table:table-cell>
          <table:table-cell office:value-type="float" office:value="1523254222">
            <text:p>1523254222</text:p>
          </table:table-cell>
          <table:table-cell table:formula="of:=[.A156]-[.$A$2]" office:value-type="float" office:value="-74504.4000000954">
            <text:p>-74504.40</text:p>
          </table:table-cell>
          <table:table-cell table:formula="of:=[.B156]-[.A156]" office:value-type="float" office:value="6.31000018119812">
            <text:p>6.31</text:p>
          </table:table-cell>
          <table:table-cell table:formula="of:=[.C156]-[.B156]" office:value-type="float" office:value="0.0699999332427979">
            <text:p>0.07</text:p>
          </table:table-cell>
          <table:table-cell table:formula="of:=[.C156]-[.A156]" office:value-type="float" office:value="6.38000011444092">
            <text:p>6.38</text:p>
          </table:table-cell>
          <table:table-cell table:formula="of:=[.H151]+60" office:value-type="float" office:value="1860">
            <text:p>1860</text:p>
          </table:table-cell>
          <table:table-cell table:style-name="ce2" table:formula="of:=[.H156]-([.E156]+[.D156])" office:value-type="float" office:value="76358.0899999142">
            <text:p>76358.09</text:p>
          </table:table-cell>
          <table:table-cell table:formula="of:=[.D156]-[.D152]" office:value-type="float" office:value="50.7799999713898">
            <text:p>50.78</text:p>
          </table:table-cell>
          <table:table-cell table:style-name="ce5" table:formula="of:=[.J156]+[.E156]" office:value-type="float" office:value="57.0900001525879">
            <text:p>57.09</text:p>
          </table:table-cell>
          <table:table-cell table:formula="of:=SUM([.$F$2:.F156])" office:value-type="float" office:value="7.96000003814697">
            <text:p>7.96</text:p>
          </table:table-cell>
          <table:table-cell table:formula="of:=SUM([.F152:.F156])" office:value-type="float" office:value="0.220000028610229">
            <text:p>0.22</text:p>
          </table:table-cell>
          <table:table-cell table:number-columns-repeated="2"/>
        </table:table-row>
        <table:table-row table:style-name="ro2">
          <table:table-cell table:style-name="ce1" office:value-type="float" office:value="1523254225.59">
            <text:p>1523254225.59</text:p>
          </table:table-cell>
          <table:table-cell table:style-name="ce1" office:value-type="float" office:value="1523254231.63">
            <text:p>1523254231.63</text:p>
          </table:table-cell>
          <table:table-cell table:style-name="ce1" office:value-type="float" office:value="1523254231.66">
            <text:p>1523254231.66</text:p>
          </table:table-cell>
          <table:table-cell table:style-name="ce3" table:formula="of:=[.A157]-[.$A$2]" office:value-type="float" office:value="-74494.4300000668">
            <text:p>-74494.43</text:p>
          </table:table-cell>
          <table:table-cell table:style-name="ce3" table:formula="of:=[.B157]-[.A157]" office:value-type="float" office:value="6.04000020027161">
            <text:p>6.04</text:p>
          </table:table-cell>
          <table:table-cell table:style-name="ce3" table:formula="of:=[.C157]-[.B157]" office:value-type="float" office:value="0.0299999713897705">
            <text:p>0.03</text:p>
          </table:table-cell>
          <table:table-cell table:style-name="ce3" table:formula="of:=[.C157]-[.A157]" office:value-type="float" office:value="6.07000017166138">
            <text:p>6.07</text:p>
          </table:table-cell>
          <table:table-cell table:style-name="ce4" table:formula="of:=AVERAGE([.G157:.G161])" office:value-type="float" office:value="6.34400000572205">
            <text:p>6.3440000057</text:p>
          </table:table-cell>
          <table:table-cell/>
          <table:table-cell table:formula="of:=[.D157]-[.D157]" office:value-type="float" office:value="0">
            <text:p>0.00</text:p>
          </table:table-cell>
          <table:table-cell table:formula="of:=[.J157]+[.E157]" office:value-type="float" office:value="6.04000020027161">
            <text:p>6.04</text:p>
          </table:table-cell>
          <table:table-cell table:formula="of:=SUM([.$F$2:.F157])" office:value-type="float" office:value="7.99000000953674">
            <text:p>7.99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4241.75">
            <text:p>1523254241.75</text:p>
          </table:table-cell>
          <table:table-cell table:style-name="ce1" office:value-type="float" office:value="1523254248.84">
            <text:p>1523254248.84</text:p>
          </table:table-cell>
          <table:table-cell table:style-name="ce1" office:value-type="float" office:value="1523254248.87">
            <text:p>1523254248.87</text:p>
          </table:table-cell>
          <table:table-cell table:style-name="ce3" table:formula="of:=[.A158]-[.$A$2]" office:value-type="float" office:value="-74478.2699999809">
            <text:p>-74478.27</text:p>
          </table:table-cell>
          <table:table-cell table:style-name="ce3" table:formula="of:=[.B158]-[.A158]" office:value-type="float" office:value="7.08999991416931">
            <text:p>7.09</text:p>
          </table:table-cell>
          <table:table-cell table:style-name="ce3" table:formula="of:=[.C158]-[.B158]" office:value-type="float" office:value="0.0299999713897705">
            <text:p>0.03</text:p>
          </table:table-cell>
          <table:table-cell table:style-name="ce3" table:formula="of:=[.C158]-[.A158]" office:value-type="float" office:value="7.11999988555908">
            <text:p>7.12</text:p>
          </table:table-cell>
          <table:table-cell table:number-columns-repeated="2"/>
          <table:table-cell table:formula="of:=[.D158]-[.D157]" office:value-type="float" office:value="16.1600000858307">
            <text:p>16.16</text:p>
          </table:table-cell>
          <table:table-cell table:formula="of:=[.J158]+[.E158]" office:value-type="float" office:value="23.25">
            <text:p>23.25</text:p>
          </table:table-cell>
          <table:table-cell table:formula="of:=SUM([.$F$2:.F158])" office:value-type="float" office:value="8.01999998092651">
            <text:p>8.02</text:p>
          </table:table-cell>
          <table:table-cell table:formula="of:=SUM([.F157:.F158])" office:value-type="float" office:value="0.059999942779541">
            <text:p>0.06</text:p>
          </table:table-cell>
          <table:table-cell table:number-columns-repeated="2"/>
        </table:table-row>
        <table:table-row table:style-name="ro2">
          <table:table-cell table:style-name="ce1" office:value-type="float" office:value="1523254243.07">
            <text:p>1523254243.07</text:p>
          </table:table-cell>
          <table:table-cell table:style-name="ce1" office:value-type="float" office:value="1523254249.06">
            <text:p>1523254249.06</text:p>
          </table:table-cell>
          <table:table-cell table:style-name="ce1" office:value-type="float" office:value="1523254249.14">
            <text:p>1523254249.14</text:p>
          </table:table-cell>
          <table:table-cell table:style-name="ce3" table:formula="of:=[.A159]-[.$A$2]" office:value-type="float" office:value="-74476.9500000477">
            <text:p>-74476.95</text:p>
          </table:table-cell>
          <table:table-cell table:style-name="ce3" table:formula="of:=[.B159]-[.A159]" office:value-type="float" office:value="5.99000000953674">
            <text:p>5.99</text:p>
          </table:table-cell>
          <table:table-cell table:style-name="ce3" table:formula="of:=[.C159]-[.B159]" office:value-type="float" office:value="0.0800001621246338">
            <text:p>0.08</text:p>
          </table:table-cell>
          <table:table-cell table:style-name="ce3" table:formula="of:=[.C159]-[.A159]" office:value-type="float" office:value="6.07000017166138">
            <text:p>6.07</text:p>
          </table:table-cell>
          <table:table-cell table:number-columns-repeated="2"/>
          <table:table-cell table:formula="of:=[.D159]-[.D157]" office:value-type="float" office:value="17.4800000190735">
            <text:p>17.48</text:p>
          </table:table-cell>
          <table:table-cell table:formula="of:=[.J159]+[.E159]" office:value-type="float" office:value="23.4700000286102">
            <text:p>23.47</text:p>
          </table:table-cell>
          <table:table-cell table:formula="of:=SUM([.$F$2:.F159])" office:value-type="float" office:value="8.10000014305115">
            <text:p>8.10</text:p>
          </table:table-cell>
          <table:table-cell table:formula="of:=SUM([.F157:.F159])" office:value-type="float" office:value="0.140000104904175">
            <text:p>0.14</text:p>
          </table:table-cell>
          <table:table-cell table:number-columns-repeated="2"/>
        </table:table-row>
        <table:table-row table:style-name="ro2">
          <table:table-cell table:style-name="ce1" office:value-type="float" office:value="1523254267.18">
            <text:p>1523254267.18</text:p>
          </table:table-cell>
          <table:table-cell table:style-name="ce1" office:value-type="float" office:value="1523254273.04">
            <text:p>1523254273.04</text:p>
          </table:table-cell>
          <table:table-cell table:style-name="ce1" office:value-type="float" office:value="1523254273.09">
            <text:p>1523254273.09</text:p>
          </table:table-cell>
          <table:table-cell table:style-name="ce3" table:formula="of:=[.A160]-[.$A$2]" office:value-type="float" office:value="-74452.8399999142">
            <text:p>-74452.84</text:p>
          </table:table-cell>
          <table:table-cell table:style-name="ce3" table:formula="of:=[.B160]-[.A160]" office:value-type="float" office:value="5.85999989509583">
            <text:p>5.86</text:p>
          </table:table-cell>
          <table:table-cell table:style-name="ce3" table:formula="of:=[.C160]-[.B160]" office:value-type="float" office:value="0.0499999523162842">
            <text:p>0.05</text:p>
          </table:table-cell>
          <table:table-cell table:style-name="ce3" table:formula="of:=[.C160]-[.A160]" office:value-type="float" office:value="5.90999984741211">
            <text:p>5.91</text:p>
          </table:table-cell>
          <table:table-cell table:number-columns-repeated="2"/>
          <table:table-cell table:formula="of:=[.D160]-[.D157]" office:value-type="float" office:value="41.5900001525879">
            <text:p>41.59</text:p>
          </table:table-cell>
          <table:table-cell table:formula="of:=[.J160]+[.E160]" office:value-type="float" office:value="47.4500000476837">
            <text:p>47.45</text:p>
          </table:table-cell>
          <table:table-cell table:formula="of:=SUM([.$F$2:.F160])" office:value-type="float" office:value="8.15000009536743">
            <text:p>8.15</text:p>
          </table:table-cell>
          <table:table-cell table:formula="of:=SUM([.F157:.F160])" office:value-type="float" office:value="0.190000057220459">
            <text:p>0.19</text:p>
          </table:table-cell>
          <table:table-cell table:number-columns-repeated="2"/>
        </table:table-row>
        <table:table-row table:style-name="ro2">
          <table:table-cell table:style-name="ce1" office:value-type="float" office:value="1523254277.54">
            <text:p>1523254277.54</text:p>
          </table:table-cell>
          <table:table-cell table:style-name="ce1" office:value-type="float" office:value="1523254284.04">
            <text:p>1523254284.04</text:p>
          </table:table-cell>
          <table:table-cell table:style-name="ce1" office:value-type="float" office:value="1523254284.09">
            <text:p>1523254284.09</text:p>
          </table:table-cell>
          <table:table-cell table:style-name="ce3" table:formula="of:=[.A161]-[.$A$2]" office:value-type="float" office:value="-74442.4800000191">
            <text:p>-74442.48</text:p>
          </table:table-cell>
          <table:table-cell table:style-name="ce3" table:formula="of:=[.B161]-[.A161]" office:value-type="float" office:value="6.5">
            <text:p>6.50</text:p>
          </table:table-cell>
          <table:table-cell table:style-name="ce3" table:formula="of:=[.C161]-[.B161]" office:value-type="float" office:value="0.0499999523162842">
            <text:p>0.05</text:p>
          </table:table-cell>
          <table:table-cell table:style-name="ce3" table:formula="of:=[.C161]-[.A161]" office:value-type="float" office:value="6.54999995231628">
            <text:p>6.55</text:p>
          </table:table-cell>
          <table:table-cell table:formula="of:=[.H156]+60" office:value-type="float" office:value="1920">
            <text:p>1920</text:p>
          </table:table-cell>
          <table:table-cell table:style-name="ce2" table:formula="of:=[.H161]-([.E161]+[.D161])" office:value-type="float" office:value="76355.9800000191">
            <text:p>76355.98</text:p>
          </table:table-cell>
          <table:table-cell table:formula="of:=[.D161]-[.D157]" office:value-type="float" office:value="51.9500000476837">
            <text:p>51.95</text:p>
          </table:table-cell>
          <table:table-cell table:style-name="ce5" table:formula="of:=[.J161]+[.E161]" office:value-type="float" office:value="58.4500000476837">
            <text:p>58.45</text:p>
          </table:table-cell>
          <table:table-cell table:formula="of:=SUM([.$F$2:.F161])" office:value-type="float" office:value="8.20000004768372">
            <text:p>8.20</text:p>
          </table:table-cell>
          <table:table-cell table:formula="of:=SUM([.F157:.F161])" office:value-type="float" office:value="0.240000009536743">
            <text:p>0.24</text:p>
          </table:table-cell>
          <table:table-cell table:number-columns-repeated="2"/>
        </table:table-row>
        <table:table-row table:style-name="ro2">
          <table:table-cell office:value-type="float" office:value="1523254286.28">
            <text:p>1523254286.28</text:p>
          </table:table-cell>
          <table:table-cell office:value-type="float" office:value="1523254292.29">
            <text:p>1523254292.29</text:p>
          </table:table-cell>
          <table:table-cell office:value-type="float" office:value="1523254292.35">
            <text:p>1523254292.35</text:p>
          </table:table-cell>
          <table:table-cell table:formula="of:=[.A162]-[.$A$2]" office:value-type="float" office:value="-74433.7400000095">
            <text:p>-74433.74</text:p>
          </table:table-cell>
          <table:table-cell table:formula="of:=[.B162]-[.A162]" office:value-type="float" office:value="6.00999999046326">
            <text:p>6.01</text:p>
          </table:table-cell>
          <table:table-cell table:formula="of:=[.C162]-[.B162]" office:value-type="float" office:value="0.059999942779541">
            <text:p>0.06</text:p>
          </table:table-cell>
          <table:table-cell table:formula="of:=[.C162]-[.A162]" office:value-type="float" office:value="6.0699999332428">
            <text:p>6.07</text:p>
          </table:table-cell>
          <table:table-cell table:style-name="ce4" table:formula="of:=AVERAGE([.G162:.G166])" office:value-type="float" office:value="6.2539999961853">
            <text:p>6.2539999962</text:p>
          </table:table-cell>
          <table:table-cell/>
          <table:table-cell table:formula="of:=[.D162]-[.D162]" office:value-type="float" office:value="0">
            <text:p>0.00</text:p>
          </table:table-cell>
          <table:table-cell table:formula="of:=[.J162]+[.E162]" office:value-type="float" office:value="6.00999999046326">
            <text:p>6.01</text:p>
          </table:table-cell>
          <table:table-cell table:formula="of:=SUM([.$F$2:.F162])" office:value-type="float" office:value="8.25999999046326">
            <text:p>8.26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4303.06">
            <text:p>1523254303.06</text:p>
          </table:table-cell>
          <table:table-cell office:value-type="float" office:value="1523254308.94">
            <text:p>1523254308.94</text:p>
          </table:table-cell>
          <table:table-cell office:value-type="float" office:value="1523254308.99">
            <text:p>1523254308.99</text:p>
          </table:table-cell>
          <table:table-cell table:formula="of:=[.A163]-[.$A$2]" office:value-type="float" office:value="-74416.9600000382">
            <text:p>-74416.96</text:p>
          </table:table-cell>
          <table:table-cell table:formula="of:=[.B163]-[.A163]" office:value-type="float" office:value="5.88000011444092">
            <text:p>5.88</text:p>
          </table:table-cell>
          <table:table-cell table:formula="of:=[.C163]-[.B163]" office:value-type="float" office:value="0.0499999523162842">
            <text:p>0.05</text:p>
          </table:table-cell>
          <table:table-cell table:formula="of:=[.C163]-[.A163]" office:value-type="float" office:value="5.9300000667572">
            <text:p>5.93</text:p>
          </table:table-cell>
          <table:table-cell table:number-columns-repeated="2"/>
          <table:table-cell table:formula="of:=[.D163]-[.D162]" office:value-type="float" office:value="16.7799999713898">
            <text:p>16.78</text:p>
          </table:table-cell>
          <table:table-cell table:formula="of:=[.J163]+[.E163]" office:value-type="float" office:value="22.6600000858307">
            <text:p>22.66</text:p>
          </table:table-cell>
          <table:table-cell table:formula="of:=SUM([.$F$2:.F163])" office:value-type="float" office:value="8.30999994277954">
            <text:p>8.31</text:p>
          </table:table-cell>
          <table:table-cell table:formula="of:=SUM([.F162:.F163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office:value-type="float" office:value="1523254302.37">
            <text:p>1523254302.37</text:p>
          </table:table-cell>
          <table:table-cell office:value-type="float" office:value="1523254309.44">
            <text:p>1523254309.44</text:p>
          </table:table-cell>
          <table:table-cell office:value-type="float" office:value="1523254309.49">
            <text:p>1523254309.49</text:p>
          </table:table-cell>
          <table:table-cell table:formula="of:=[.A164]-[.$A$2]" office:value-type="float" office:value="-74417.6500000954">
            <text:p>-74417.65</text:p>
          </table:table-cell>
          <table:table-cell table:formula="of:=[.B164]-[.A164]" office:value-type="float" office:value="7.07000017166138">
            <text:p>7.07</text:p>
          </table:table-cell>
          <table:table-cell table:formula="of:=[.C164]-[.B164]" office:value-type="float" office:value="0.0499999523162842">
            <text:p>0.05</text:p>
          </table:table-cell>
          <table:table-cell table:formula="of:=[.C164]-[.A164]" office:value-type="float" office:value="7.12000012397766">
            <text:p>7.12</text:p>
          </table:table-cell>
          <table:table-cell table:number-columns-repeated="2"/>
          <table:table-cell table:formula="of:=[.D164]-[.D162]" office:value-type="float" office:value="16.0899999141693">
            <text:p>16.09</text:p>
          </table:table-cell>
          <table:table-cell table:formula="of:=[.J164]+[.E164]" office:value-type="float" office:value="23.1600000858307">
            <text:p>23.16</text:p>
          </table:table-cell>
          <table:table-cell table:formula="of:=SUM([.$F$2:.F164])" office:value-type="float" office:value="8.35999989509583">
            <text:p>8.36</text:p>
          </table:table-cell>
          <table:table-cell table:formula="of:=SUM([.F162:.F164])" office:value-type="float" office:value="0.159999847412109">
            <text:p>0.16</text:p>
          </table:table-cell>
          <table:table-cell table:number-columns-repeated="2"/>
        </table:table-row>
        <table:table-row table:style-name="ro2">
          <table:table-cell office:value-type="float" office:value="1523254327.71">
            <text:p>1523254327.71</text:p>
          </table:table-cell>
          <table:table-cell office:value-type="float" office:value="1523254333.78">
            <text:p>1523254333.78</text:p>
          </table:table-cell>
          <table:table-cell office:value-type="float" office:value="1523254333.81">
            <text:p>1523254333.81</text:p>
          </table:table-cell>
          <table:table-cell table:formula="of:=[.A165]-[.$A$2]" office:value-type="float" office:value="-74392.3099999428">
            <text:p>-74392.31</text:p>
          </table:table-cell>
          <table:table-cell table:formula="of:=[.B165]-[.A165]" office:value-type="float" office:value="6.0699999332428">
            <text:p>6.07</text:p>
          </table:table-cell>
          <table:table-cell table:formula="of:=[.C165]-[.B165]" office:value-type="float" office:value="0.0299999713897705">
            <text:p>0.03</text:p>
          </table:table-cell>
          <table:table-cell table:formula="of:=[.C165]-[.A165]" office:value-type="float" office:value="6.09999990463257">
            <text:p>6.10</text:p>
          </table:table-cell>
          <table:table-cell table:number-columns-repeated="2"/>
          <table:table-cell table:formula="of:=[.D165]-[.D162]" office:value-type="float" office:value="41.4300000667572">
            <text:p>41.43</text:p>
          </table:table-cell>
          <table:table-cell table:formula="of:=[.J165]+[.E165]" office:value-type="float" office:value="47.5">
            <text:p>47.50</text:p>
          </table:table-cell>
          <table:table-cell table:formula="of:=SUM([.$F$2:.F165])" office:value-type="float" office:value="8.3899998664856">
            <text:p>8.39</text:p>
          </table:table-cell>
          <table:table-cell table:formula="of:=SUM([.F162:.F165])" office:value-type="float" office:value="0.18999981880188">
            <text:p>0.19</text:p>
          </table:table-cell>
          <table:table-cell table:number-columns-repeated="2"/>
        </table:table-row>
        <table:table-row table:style-name="ro2">
          <table:table-cell office:value-type="float" office:value="1523254339.45">
            <text:p>1523254339.45</text:p>
          </table:table-cell>
          <table:table-cell office:value-type="float" office:value="1523254345.45">
            <text:p>1523254345.45</text:p>
          </table:table-cell>
          <table:table-cell office:value-type="float" office:value="1523254345.5">
            <text:p>1523254345.5</text:p>
          </table:table-cell>
          <table:table-cell table:formula="of:=[.A166]-[.$A$2]" office:value-type="float" office:value="-74380.5699999332">
            <text:p>-74380.57</text:p>
          </table:table-cell>
          <table:table-cell table:formula="of:=[.B166]-[.A166]" office:value-type="float" office:value="6">
            <text:p>6.00</text:p>
          </table:table-cell>
          <table:table-cell table:formula="of:=[.C166]-[.B166]" office:value-type="float" office:value="0.0499999523162842">
            <text:p>0.05</text:p>
          </table:table-cell>
          <table:table-cell table:formula="of:=[.C166]-[.A166]" office:value-type="float" office:value="6.04999995231628">
            <text:p>6.05</text:p>
          </table:table-cell>
          <table:table-cell table:formula="of:=[.H161]+60" office:value-type="float" office:value="1980">
            <text:p>1980</text:p>
          </table:table-cell>
          <table:table-cell table:style-name="ce2" table:formula="of:=[.H166]-([.E166]+[.D166])" office:value-type="float" office:value="76354.5699999332">
            <text:p>76354.57</text:p>
          </table:table-cell>
          <table:table-cell table:formula="of:=[.D166]-[.D162]" office:value-type="float" office:value="53.1700000762939">
            <text:p>53.17</text:p>
          </table:table-cell>
          <table:table-cell table:style-name="ce5" table:formula="of:=[.J166]+[.E166]" office:value-type="float" office:value="59.170000076294">
            <text:p>59.17</text:p>
          </table:table-cell>
          <table:table-cell table:formula="of:=SUM([.$F$2:.F166])" office:value-type="float" office:value="8.43999981880188">
            <text:p>8.44</text:p>
          </table:table-cell>
          <table:table-cell table:formula="of:=SUM([.F162:.F166])" office:value-type="float" office:value="0.239999771118164">
            <text:p>0.24</text:p>
          </table:table-cell>
          <table:table-cell table:number-columns-repeated="2"/>
        </table:table-row>
        <table:table-row table:style-name="ro2">
          <table:table-cell table:style-name="ce1" office:value-type="float" office:value="1523254347.39">
            <text:p>1523254347.39</text:p>
          </table:table-cell>
          <table:table-cell table:style-name="ce1" office:value-type="float" office:value="1523254353.3">
            <text:p>1523254353.3</text:p>
          </table:table-cell>
          <table:table-cell table:style-name="ce1" office:value-type="float" office:value="1523254353.37">
            <text:p>1523254353.37</text:p>
          </table:table-cell>
          <table:table-cell table:style-name="ce3" table:formula="of:=[.A167]-[.$A$2]" office:value-type="float" office:value="-74372.629999876">
            <text:p>-74372.63</text:p>
          </table:table-cell>
          <table:table-cell table:style-name="ce3" table:formula="of:=[.B167]-[.A167]" office:value-type="float" office:value="5.90999984741211">
            <text:p>5.91</text:p>
          </table:table-cell>
          <table:table-cell table:style-name="ce3" table:formula="of:=[.C167]-[.B167]" office:value-type="float" office:value="0.0699999332427979">
            <text:p>0.07</text:p>
          </table:table-cell>
          <table:table-cell table:style-name="ce3" table:formula="of:=[.C167]-[.A167]" office:value-type="float" office:value="5.97999978065491">
            <text:p>5.98</text:p>
          </table:table-cell>
          <table:table-cell table:style-name="ce4" table:formula="of:=AVERAGE([.G167:.G171])" office:value-type="float" office:value="6.2659999370575">
            <text:p>6.2659999371</text:p>
          </table:table-cell>
          <table:table-cell/>
          <table:table-cell table:formula="of:=[.D167]-[.D167]" office:value-type="float" office:value="0">
            <text:p>0.00</text:p>
          </table:table-cell>
          <table:table-cell table:formula="of:=[.J167]+[.E167]" office:value-type="float" office:value="5.90999984741211">
            <text:p>5.91</text:p>
          </table:table-cell>
          <table:table-cell table:formula="of:=SUM([.$F$2:.F167])" office:value-type="float" office:value="8.50999975204468">
            <text:p>8.51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4363.47">
            <text:p>1523254363.47</text:p>
          </table:table-cell>
          <table:table-cell table:style-name="ce1" office:value-type="float" office:value="1523254370.58">
            <text:p>1523254370.58</text:p>
          </table:table-cell>
          <table:table-cell table:style-name="ce1" office:value-type="float" office:value="1523254370.62">
            <text:p>1523254370.62</text:p>
          </table:table-cell>
          <table:table-cell table:style-name="ce3" table:formula="of:=[.A168]-[.$A$2]" office:value-type="float" office:value="-74356.5499999523">
            <text:p>-74356.55</text:p>
          </table:table-cell>
          <table:table-cell table:style-name="ce3" table:formula="of:=[.B168]-[.A168]" office:value-type="float" office:value="7.10999989509583">
            <text:p>7.11</text:p>
          </table:table-cell>
          <table:table-cell table:style-name="ce3" table:formula="of:=[.C168]-[.B168]" office:value-type="float" office:value="0.0399999618530273">
            <text:p>0.04</text:p>
          </table:table-cell>
          <table:table-cell table:style-name="ce3" table:formula="of:=[.C168]-[.A168]" office:value-type="float" office:value="7.14999985694885">
            <text:p>7.15</text:p>
          </table:table-cell>
          <table:table-cell table:number-columns-repeated="2"/>
          <table:table-cell table:formula="of:=[.D168]-[.D167]" office:value-type="float" office:value="16.0799999237061">
            <text:p>16.08</text:p>
          </table:table-cell>
          <table:table-cell table:formula="of:=[.J168]+[.E168]" office:value-type="float" office:value="23.1899998188019">
            <text:p>23.19</text:p>
          </table:table-cell>
          <table:table-cell table:formula="of:=SUM([.$F$2:.F168])" office:value-type="float" office:value="8.54999971389771">
            <text:p>8.55</text:p>
          </table:table-cell>
          <table:table-cell table:formula="of:=SUM([.F167:.F168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table:style-name="ce1" office:value-type="float" office:value="1523254365.04">
            <text:p>1523254365.04</text:p>
          </table:table-cell>
          <table:table-cell table:style-name="ce1" office:value-type="float" office:value="1523254371.02">
            <text:p>1523254371.02</text:p>
          </table:table-cell>
          <table:table-cell table:style-name="ce1" office:value-type="float" office:value="1523254371.04">
            <text:p>1523254371.04</text:p>
          </table:table-cell>
          <table:table-cell table:style-name="ce3" table:formula="of:=[.A169]-[.$A$2]" office:value-type="float" office:value="-74354.9800000191">
            <text:p>-74354.98</text:p>
          </table:table-cell>
          <table:table-cell table:style-name="ce3" table:formula="of:=[.B169]-[.A169]" office:value-type="float" office:value="5.98000001907349">
            <text:p>5.98</text:p>
          </table:table-cell>
          <table:table-cell table:style-name="ce3" table:formula="of:=[.C169]-[.B169]" office:value-type="float" office:value="0.0199999809265137">
            <text:p>0.02</text:p>
          </table:table-cell>
          <table:table-cell table:style-name="ce3" table:formula="of:=[.C169]-[.A169]" office:value-type="float" office:value="6">
            <text:p>6.00</text:p>
          </table:table-cell>
          <table:table-cell table:number-columns-repeated="2"/>
          <table:table-cell table:formula="of:=[.D169]-[.D167]" office:value-type="float" office:value="17.6499998569489">
            <text:p>17.65</text:p>
          </table:table-cell>
          <table:table-cell table:formula="of:=[.J169]+[.E169]" office:value-type="float" office:value="23.6299998760223">
            <text:p>23.63</text:p>
          </table:table-cell>
          <table:table-cell table:formula="of:=SUM([.$F$2:.F169])" office:value-type="float" office:value="8.56999969482422">
            <text:p>8.57</text:p>
          </table:table-cell>
          <table:table-cell table:formula="of:=SUM([.F167:.F169])" office:value-type="float" office:value="0.129999876022339">
            <text:p>0.13</text:p>
          </table:table-cell>
          <table:table-cell table:number-columns-repeated="2"/>
        </table:table-row>
        <table:table-row table:style-name="ro2">
          <table:table-cell table:style-name="ce1" office:value-type="float" office:value="1523254388.68">
            <text:p>1523254388.68</text:p>
          </table:table-cell>
          <table:table-cell table:style-name="ce1" office:value-type="float" office:value="1523254394.87">
            <text:p>1523254394.87</text:p>
          </table:table-cell>
          <table:table-cell table:style-name="ce1" office:value-type="float" office:value="1523254394.92">
            <text:p>1523254394.92</text:p>
          </table:table-cell>
          <table:table-cell table:style-name="ce3" table:formula="of:=[.A170]-[.$A$2]" office:value-type="float" office:value="-74331.3399999142">
            <text:p>-74331.34</text:p>
          </table:table-cell>
          <table:table-cell table:style-name="ce3" table:formula="of:=[.B170]-[.A170]" office:value-type="float" office:value="6.18999981880188">
            <text:p>6.19</text:p>
          </table:table-cell>
          <table:table-cell table:style-name="ce3" table:formula="of:=[.C170]-[.B170]" office:value-type="float" office:value="0.0500001907348633">
            <text:p>0.05</text:p>
          </table:table-cell>
          <table:table-cell table:style-name="ce3" table:formula="of:=[.C170]-[.A170]" office:value-type="float" office:value="6.24000000953674">
            <text:p>6.24</text:p>
          </table:table-cell>
          <table:table-cell table:number-columns-repeated="2"/>
          <table:table-cell table:formula="of:=[.D170]-[.D167]" office:value-type="float" office:value="41.289999961853">
            <text:p>41.29</text:p>
          </table:table-cell>
          <table:table-cell table:formula="of:=[.J170]+[.E170]" office:value-type="float" office:value="47.4799997806549">
            <text:p>47.48</text:p>
          </table:table-cell>
          <table:table-cell table:formula="of:=SUM([.$F$2:.F170])" office:value-type="float" office:value="8.61999988555908">
            <text:p>8.62</text:p>
          </table:table-cell>
          <table:table-cell table:formula="of:=SUM([.F167:.F170])" office:value-type="float" office:value="0.180000066757202">
            <text:p>0.18</text:p>
          </table:table-cell>
          <table:table-cell table:number-columns-repeated="2"/>
        </table:table-row>
        <table:table-row table:style-name="ro2">
          <table:table-cell table:style-name="ce1" office:value-type="float" office:value="1523254400.43">
            <text:p>1523254400.43</text:p>
          </table:table-cell>
          <table:table-cell table:style-name="ce1" office:value-type="float" office:value="1523254406.36">
            <text:p>1523254406.36</text:p>
          </table:table-cell>
          <table:table-cell table:style-name="ce1" office:value-type="float" office:value="1523254406.39">
            <text:p>1523254406.39</text:p>
          </table:table-cell>
          <table:table-cell table:style-name="ce3" table:formula="of:=[.A171]-[.$A$2]" office:value-type="float" office:value="-74319.5899999142">
            <text:p>-74319.59</text:p>
          </table:table-cell>
          <table:table-cell table:style-name="ce3" table:formula="of:=[.B171]-[.A171]" office:value-type="float" office:value="5.92999982833862">
            <text:p>5.93</text:p>
          </table:table-cell>
          <table:table-cell table:style-name="ce3" table:formula="of:=[.C171]-[.B171]" office:value-type="float" office:value="0.0300002098083496">
            <text:p>0.03</text:p>
          </table:table-cell>
          <table:table-cell table:style-name="ce3" table:formula="of:=[.C171]-[.A171]" office:value-type="float" office:value="5.96000003814697">
            <text:p>5.96</text:p>
          </table:table-cell>
          <table:table-cell table:formula="of:=[.H166]+60" office:value-type="float" office:value="2040">
            <text:p>2040</text:p>
          </table:table-cell>
          <table:table-cell table:style-name="ce2" table:formula="of:=[.H171]-([.E171]+[.D171])" office:value-type="float" office:value="76353.6600000858">
            <text:p>76353.66</text:p>
          </table:table-cell>
          <table:table-cell table:formula="of:=[.D171]-[.D167]" office:value-type="float" office:value="53.039999961853">
            <text:p>53.04</text:p>
          </table:table-cell>
          <table:table-cell table:style-name="ce5" table:formula="of:=[.J171]+[.E171]" office:value-type="float" office:value="58.9699997901917">
            <text:p>58.97</text:p>
          </table:table-cell>
          <table:table-cell table:formula="of:=SUM([.$F$2:.F171])" office:value-type="float" office:value="8.65000009536743">
            <text:p>8.65</text:p>
          </table:table-cell>
          <table:table-cell table:formula="of:=SUM([.F167:.F171])" office:value-type="float" office:value="0.210000276565552">
            <text:p>0.21</text:p>
          </table:table-cell>
          <table:table-cell table:number-columns-repeated="2"/>
        </table:table-row>
        <table:table-row table:style-name="ro2">
          <table:table-cell office:value-type="float" office:value="1523254407.81">
            <text:p>1523254407.81</text:p>
          </table:table-cell>
          <table:table-cell office:value-type="float" office:value="1523254413.61">
            <text:p>1523254413.61</text:p>
          </table:table-cell>
          <table:table-cell office:value-type="float" office:value="1523254413.67">
            <text:p>1523254413.67</text:p>
          </table:table-cell>
          <table:table-cell table:formula="of:=[.A172]-[.$A$2]" office:value-type="float" office:value="-74312.2100000381">
            <text:p>-74312.21</text:p>
          </table:table-cell>
          <table:table-cell table:formula="of:=[.B172]-[.A172]" office:value-type="float" office:value="5.79999995231628">
            <text:p>5.80</text:p>
          </table:table-cell>
          <table:table-cell table:formula="of:=[.C172]-[.B172]" office:value-type="float" office:value="0.0600001811981201">
            <text:p>0.06</text:p>
          </table:table-cell>
          <table:table-cell table:formula="of:=[.C172]-[.A172]" office:value-type="float" office:value="5.8600001335144">
            <text:p>5.86</text:p>
          </table:table-cell>
          <table:table-cell table:style-name="ce4" table:formula="of:=AVERAGE([.G172:.G176])" office:value-type="float" office:value="6.12999997138977">
            <text:p>6.1299999714</text:p>
          </table:table-cell>
          <table:table-cell/>
          <table:table-cell table:formula="of:=[.D172]-[.D172]" office:value-type="float" office:value="0">
            <text:p>0.00</text:p>
          </table:table-cell>
          <table:table-cell table:formula="of:=[.J172]+[.E172]" office:value-type="float" office:value="5.79999995231628">
            <text:p>5.80</text:p>
          </table:table-cell>
          <table:table-cell table:formula="of:=SUM([.$F$2:.F172])" office:value-type="float" office:value="8.71000027656555">
            <text:p>8.71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4425.73">
            <text:p>1523254425.73</text:p>
          </table:table-cell>
          <table:table-cell office:value-type="float" office:value="1523254431.12">
            <text:p>1523254431.12</text:p>
          </table:table-cell>
          <table:table-cell office:value-type="float" office:value="1523254431.17">
            <text:p>1523254431.17</text:p>
          </table:table-cell>
          <table:table-cell table:formula="of:=[.A173]-[.$A$2]" office:value-type="float" office:value="-74294.2899999619">
            <text:p>-74294.29</text:p>
          </table:table-cell>
          <table:table-cell table:formula="of:=[.B173]-[.A173]" office:value-type="float" office:value="5.3899998664856">
            <text:p>5.39</text:p>
          </table:table-cell>
          <table:table-cell table:formula="of:=[.C173]-[.B173]" office:value-type="float" office:value="0.0500001907348633">
            <text:p>0.05</text:p>
          </table:table-cell>
          <table:table-cell table:formula="of:=[.C173]-[.A173]" office:value-type="float" office:value="5.44000005722046">
            <text:p>5.44</text:p>
          </table:table-cell>
          <table:table-cell table:number-columns-repeated="2"/>
          <table:table-cell table:formula="of:=[.D173]-[.D172]" office:value-type="float" office:value="17.9200000762939">
            <text:p>17.92</text:p>
          </table:table-cell>
          <table:table-cell table:formula="of:=[.J173]+[.E173]" office:value-type="float" office:value="23.3099999427795">
            <text:p>23.31</text:p>
          </table:table-cell>
          <table:table-cell table:formula="of:=SUM([.$F$2:.F173])" office:value-type="float" office:value="8.76000046730042">
            <text:p>8.76</text:p>
          </table:table-cell>
          <table:table-cell table:formula="of:=SUM([.F172:.F173])" office:value-type="float" office:value="0.110000371932983">
            <text:p>0.11</text:p>
          </table:table-cell>
          <table:table-cell table:number-columns-repeated="2"/>
        </table:table-row>
        <table:table-row table:style-name="ro2">
          <table:table-cell office:value-type="float" office:value="1523254425.18">
            <text:p>1523254425.18</text:p>
          </table:table-cell>
          <table:table-cell office:value-type="float" office:value="1523254432.32">
            <text:p>1523254432.32</text:p>
          </table:table-cell>
          <table:table-cell office:value-type="float" office:value="1523254432.33">
            <text:p>1523254432.33</text:p>
          </table:table-cell>
          <table:table-cell table:formula="of:=[.A174]-[.$A$2]" office:value-type="float" office:value="-74294.8399999142">
            <text:p>-74294.84</text:p>
          </table:table-cell>
          <table:table-cell table:formula="of:=[.B174]-[.A174]" office:value-type="float" office:value="7.1399998664856">
            <text:p>7.14</text:p>
          </table:table-cell>
          <table:table-cell table:formula="of:=[.C174]-[.B174]" office:value-type="float" office:value="0.00999999046325684">
            <text:p>0.01</text:p>
          </table:table-cell>
          <table:table-cell table:formula="of:=[.C174]-[.A174]" office:value-type="float" office:value="7.14999985694885">
            <text:p>7.15</text:p>
          </table:table-cell>
          <table:table-cell table:number-columns-repeated="2"/>
          <table:table-cell table:formula="of:=[.D174]-[.D172]" office:value-type="float" office:value="17.3700001239777">
            <text:p>17.37</text:p>
          </table:table-cell>
          <table:table-cell table:formula="of:=[.J174]+[.E174]" office:value-type="float" office:value="24.5099999904633">
            <text:p>24.51</text:p>
          </table:table-cell>
          <table:table-cell table:formula="of:=SUM([.$F$2:.F174])" office:value-type="float" office:value="8.77000045776367">
            <text:p>8.77</text:p>
          </table:table-cell>
          <table:table-cell table:formula="of:=SUM([.F172:.F174])" office:value-type="float" office:value="0.12000036239624">
            <text:p>0.12</text:p>
          </table:table-cell>
          <table:table-cell table:number-columns-repeated="2"/>
        </table:table-row>
        <table:table-row table:style-name="ro2">
          <table:table-cell office:value-type="float" office:value="1523254450.24">
            <text:p>1523254450.24</text:p>
          </table:table-cell>
          <table:table-cell office:value-type="float" office:value="1523254456.25">
            <text:p>1523254456.25</text:p>
          </table:table-cell>
          <table:table-cell office:value-type="float" office:value="1523254456.32">
            <text:p>1523254456.32</text:p>
          </table:table-cell>
          <table:table-cell table:formula="of:=[.A175]-[.$A$2]" office:value-type="float" office:value="-74269.7799999714">
            <text:p>-74269.78</text:p>
          </table:table-cell>
          <table:table-cell table:formula="of:=[.B175]-[.A175]" office:value-type="float" office:value="6.00999999046326">
            <text:p>6.01</text:p>
          </table:table-cell>
          <table:table-cell table:formula="of:=[.C175]-[.B175]" office:value-type="float" office:value="0.0699999332427979">
            <text:p>0.07</text:p>
          </table:table-cell>
          <table:table-cell table:formula="of:=[.C175]-[.A175]" office:value-type="float" office:value="6.07999992370606">
            <text:p>6.08</text:p>
          </table:table-cell>
          <table:table-cell table:number-columns-repeated="2"/>
          <table:table-cell table:formula="of:=[.D175]-[.D172]" office:value-type="float" office:value="42.4300000667572">
            <text:p>42.43</text:p>
          </table:table-cell>
          <table:table-cell table:formula="of:=[.J175]+[.E175]" office:value-type="float" office:value="48.4400000572205">
            <text:p>48.44</text:p>
          </table:table-cell>
          <table:table-cell table:formula="of:=SUM([.$F$2:.F175])" office:value-type="float" office:value="8.84000039100647">
            <text:p>8.84</text:p>
          </table:table-cell>
          <table:table-cell table:formula="of:=SUM([.F172:.F175])" office:value-type="float" office:value="0.190000295639038">
            <text:p>0.19</text:p>
          </table:table-cell>
          <table:table-cell table:number-columns-repeated="2"/>
        </table:table-row>
        <table:table-row table:style-name="ro2">
          <table:table-cell office:value-type="float" office:value="1523254460.63">
            <text:p>1523254460.63</text:p>
          </table:table-cell>
          <table:table-cell office:value-type="float" office:value="1523254466.71">
            <text:p>1523254466.71</text:p>
          </table:table-cell>
          <table:table-cell office:value-type="float" office:value="1523254466.75">
            <text:p>1523254466.75</text:p>
          </table:table-cell>
          <table:table-cell table:formula="of:=[.A176]-[.$A$2]" office:value-type="float" office:value="-74259.3899998665">
            <text:p>-74259.39</text:p>
          </table:table-cell>
          <table:table-cell table:formula="of:=[.B176]-[.A176]" office:value-type="float" office:value="6.07999992370606">
            <text:p>6.08</text:p>
          </table:table-cell>
          <table:table-cell table:formula="of:=[.C176]-[.B176]" office:value-type="float" office:value="0.0399999618530273">
            <text:p>0.04</text:p>
          </table:table-cell>
          <table:table-cell table:formula="of:=[.C176]-[.A176]" office:value-type="float" office:value="6.11999988555908">
            <text:p>6.12</text:p>
          </table:table-cell>
          <table:table-cell table:formula="of:=[.H171]+60" office:value-type="float" office:value="2100">
            <text:p>2100</text:p>
          </table:table-cell>
          <table:table-cell table:style-name="ce2" table:formula="of:=[.H176]-([.E176]+[.D176])" office:value-type="float" office:value="76353.3099999428">
            <text:p>76353.31</text:p>
          </table:table-cell>
          <table:table-cell table:formula="of:=[.D176]-[.D172]" office:value-type="float" office:value="52.8200001716614">
            <text:p>52.82</text:p>
          </table:table-cell>
          <table:table-cell table:style-name="ce5" table:formula="of:=[.J176]+[.E176]" office:value-type="float" office:value="58.9000000953674">
            <text:p>58.90</text:p>
          </table:table-cell>
          <table:table-cell table:formula="of:=SUM([.$F$2:.F176])" office:value-type="float" office:value="8.8800003528595">
            <text:p>8.88</text:p>
          </table:table-cell>
          <table:table-cell table:formula="of:=SUM([.F172:.F176])" office:value-type="float" office:value="0.230000257492065">
            <text:p>0.23</text:p>
          </table:table-cell>
          <table:table-cell table:number-columns-repeated="2"/>
        </table:table-row>
        <table:table-row table:style-name="ro2">
          <table:table-cell table:style-name="ce1" office:value-type="float" office:value="1523254469.54">
            <text:p>1523254469.54</text:p>
          </table:table-cell>
          <table:table-cell table:style-name="ce1" office:value-type="float" office:value="1523254475.51">
            <text:p>1523254475.51</text:p>
          </table:table-cell>
          <table:table-cell table:style-name="ce1" office:value-type="float" office:value="1523254475.54">
            <text:p>1523254475.54</text:p>
          </table:table-cell>
          <table:table-cell table:style-name="ce3" table:formula="of:=[.A177]-[.$A$2]" office:value-type="float" office:value="-74250.4800000191">
            <text:p>-74250.48</text:p>
          </table:table-cell>
          <table:table-cell table:style-name="ce3" table:formula="of:=[.B177]-[.A177]" office:value-type="float" office:value="5.97000002861023">
            <text:p>5.97</text:p>
          </table:table-cell>
          <table:table-cell table:style-name="ce3" table:formula="of:=[.C177]-[.B177]" office:value-type="float" office:value="0.0299999713897705">
            <text:p>0.03</text:p>
          </table:table-cell>
          <table:table-cell table:style-name="ce3" table:formula="of:=[.C177]-[.A177]" office:value-type="float" office:value="6">
            <text:p>6.00</text:p>
          </table:table-cell>
          <table:table-cell table:style-name="ce4" table:formula="of:=AVERAGE([.G177:.G181])" office:value-type="float" office:value="5.9159999370575">
            <text:p>5.9159999371</text:p>
          </table:table-cell>
          <table:table-cell/>
          <table:table-cell table:formula="of:=[.D177]-[.D177]" office:value-type="float" office:value="0">
            <text:p>0.00</text:p>
          </table:table-cell>
          <table:table-cell table:formula="of:=[.J177]+[.E177]" office:value-type="float" office:value="5.97000002861023">
            <text:p>5.97</text:p>
          </table:table-cell>
          <table:table-cell table:formula="of:=SUM([.$F$2:.F177])" office:value-type="float" office:value="8.91000032424927">
            <text:p>8.91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4486.98">
            <text:p>1523254486.98</text:p>
          </table:table-cell>
          <table:table-cell table:style-name="ce1" office:value-type="float" office:value="1523254492.51">
            <text:p>1523254492.51</text:p>
          </table:table-cell>
          <table:table-cell table:style-name="ce1" office:value-type="float" office:value="1523254492.54">
            <text:p>1523254492.54</text:p>
          </table:table-cell>
          <table:table-cell table:style-name="ce3" table:formula="of:=[.A178]-[.$A$2]" office:value-type="float" office:value="-74233.0399999619">
            <text:p>-74233.04</text:p>
          </table:table-cell>
          <table:table-cell table:style-name="ce3" table:formula="of:=[.B178]-[.A178]" office:value-type="float" office:value="5.52999997138977">
            <text:p>5.53</text:p>
          </table:table-cell>
          <table:table-cell table:style-name="ce3" table:formula="of:=[.C178]-[.B178]" office:value-type="float" office:value="0.0299999713897705">
            <text:p>0.03</text:p>
          </table:table-cell>
          <table:table-cell table:style-name="ce3" table:formula="of:=[.C178]-[.A178]" office:value-type="float" office:value="5.55999994277954">
            <text:p>5.56</text:p>
          </table:table-cell>
          <table:table-cell table:number-columns-repeated="2"/>
          <table:table-cell table:formula="of:=[.D178]-[.D177]" office:value-type="float" office:value="17.4400000572205">
            <text:p>17.44</text:p>
          </table:table-cell>
          <table:table-cell table:formula="of:=[.J178]+[.E178]" office:value-type="float" office:value="22.9700000286102">
            <text:p>22.97</text:p>
          </table:table-cell>
          <table:table-cell table:formula="of:=SUM([.$F$2:.F178])" office:value-type="float" office:value="8.94000029563904">
            <text:p>8.94</text:p>
          </table:table-cell>
          <table:table-cell table:formula="of:=SUM([.F177:.F178])" office:value-type="float" office:value="0.059999942779541">
            <text:p>0.06</text:p>
          </table:table-cell>
          <table:table-cell table:number-columns-repeated="2"/>
        </table:table-row>
        <table:table-row table:style-name="ro2">
          <table:table-cell table:style-name="ce1" office:value-type="float" office:value="1523254486.42">
            <text:p>1523254486.42</text:p>
          </table:table-cell>
          <table:table-cell table:number-columns-repeated="2" table:style-name="ce1" office:value-type="float" office:value="1523254493.56">
            <text:p>1523254493.56</text:p>
          </table:table-cell>
          <table:table-cell table:style-name="ce3" table:formula="of:=[.A179]-[.$A$2]" office:value-type="float" office:value="-74233.5999999046">
            <text:p>-74233.60</text:p>
          </table:table-cell>
          <table:table-cell table:style-name="ce3" table:formula="of:=[.B179]-[.A179]" office:value-type="float" office:value="7.1399998664856">
            <text:p>7.14</text:p>
          </table:table-cell>
          <table:table-cell table:style-name="ce3" table:formula="of:=[.C179]-[.B179]" office:value-type="float" office:value="0">
            <text:p>0.00</text:p>
          </table:table-cell>
          <table:table-cell table:style-name="ce3" table:formula="of:=[.C179]-[.A179]" office:value-type="float" office:value="7.1399998664856">
            <text:p>7.14</text:p>
          </table:table-cell>
          <table:table-cell table:number-columns-repeated="2"/>
          <table:table-cell table:formula="of:=[.D179]-[.D177]" office:value-type="float" office:value="16.8800001144409">
            <text:p>16.88</text:p>
          </table:table-cell>
          <table:table-cell table:formula="of:=[.J179]+[.E179]" office:value-type="float" office:value="24.0199999809265">
            <text:p>24.02</text:p>
          </table:table-cell>
          <table:table-cell table:formula="of:=SUM([.$F$2:.F179])" office:value-type="float" office:value="8.94000029563904">
            <text:p>8.94</text:p>
          </table:table-cell>
          <table:table-cell table:formula="of:=SUM([.F177:.F179])" office:value-type="float" office:value="0.059999942779541">
            <text:p>0.06</text:p>
          </table:table-cell>
          <table:table-cell table:number-columns-repeated="2"/>
        </table:table-row>
        <table:table-row table:style-name="ro2">
          <table:table-cell table:style-name="ce1" office:value-type="float" office:value="1523254512.06">
            <text:p>1523254512.06</text:p>
          </table:table-cell>
          <table:table-cell table:style-name="ce1" office:value-type="float" office:value="1523254517.32">
            <text:p>1523254517.32</text:p>
          </table:table-cell>
          <table:table-cell table:style-name="ce1" office:value-type="float" office:value="1523254517.37">
            <text:p>1523254517.37</text:p>
          </table:table-cell>
          <table:table-cell table:style-name="ce3" table:formula="of:=[.A180]-[.$A$2]" office:value-type="float" office:value="-74207.9600000382">
            <text:p>-74207.96</text:p>
          </table:table-cell>
          <table:table-cell table:style-name="ce3" table:formula="of:=[.B180]-[.A180]" office:value-type="float" office:value="5.25999999046326">
            <text:p>5.26</text:p>
          </table:table-cell>
          <table:table-cell table:style-name="ce3" table:formula="of:=[.C180]-[.B180]" office:value-type="float" office:value="0.0499999523162842">
            <text:p>0.05</text:p>
          </table:table-cell>
          <table:table-cell table:style-name="ce3" table:formula="of:=[.C180]-[.A180]" office:value-type="float" office:value="5.30999994277954">
            <text:p>5.31</text:p>
          </table:table-cell>
          <table:table-cell table:number-columns-repeated="2"/>
          <table:table-cell table:formula="of:=[.D180]-[.D177]" office:value-type="float" office:value="42.5199999809265">
            <text:p>42.52</text:p>
          </table:table-cell>
          <table:table-cell table:formula="of:=[.J180]+[.E180]" office:value-type="float" office:value="47.7799999713898">
            <text:p>47.78</text:p>
          </table:table-cell>
          <table:table-cell table:formula="of:=SUM([.$F$2:.F180])" office:value-type="float" office:value="8.99000024795532">
            <text:p>8.99</text:p>
          </table:table-cell>
          <table:table-cell table:formula="of:=SUM([.F177:.F180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table:style-name="ce1" office:value-type="float" office:value="1523254522.19">
            <text:p>1523254522.19</text:p>
          </table:table-cell>
          <table:table-cell table:style-name="ce1" office:value-type="float" office:value="1523254527.72">
            <text:p>1523254527.72</text:p>
          </table:table-cell>
          <table:table-cell table:style-name="ce1" office:value-type="float" office:value="1523254527.76">
            <text:p>1523254527.76</text:p>
          </table:table-cell>
          <table:table-cell table:style-name="ce3" table:formula="of:=[.A181]-[.$A$2]" office:value-type="float" office:value="-74197.8299999237">
            <text:p>-74197.83</text:p>
          </table:table-cell>
          <table:table-cell table:style-name="ce3" table:formula="of:=[.B181]-[.A181]" office:value-type="float" office:value="5.52999997138977">
            <text:p>5.53</text:p>
          </table:table-cell>
          <table:table-cell table:style-name="ce3" table:formula="of:=[.C181]-[.B181]" office:value-type="float" office:value="0.0399999618530273">
            <text:p>0.04</text:p>
          </table:table-cell>
          <table:table-cell table:style-name="ce3" table:formula="of:=[.C181]-[.A181]" office:value-type="float" office:value="5.5699999332428">
            <text:p>5.57</text:p>
          </table:table-cell>
          <table:table-cell table:formula="of:=[.H176]+60" office:value-type="float" office:value="2160">
            <text:p>2160</text:p>
          </table:table-cell>
          <table:table-cell table:style-name="ce2" table:formula="of:=[.H181]-([.E181]+[.D181])" office:value-type="float" office:value="76352.2999999523">
            <text:p>76352.30</text:p>
          </table:table-cell>
          <table:table-cell table:formula="of:=[.D181]-[.D177]" office:value-type="float" office:value="52.6500000953674">
            <text:p>52.65</text:p>
          </table:table-cell>
          <table:table-cell table:style-name="ce5" table:formula="of:=[.J181]+[.E181]" office:value-type="float" office:value="58.1800000667572">
            <text:p>58.18</text:p>
          </table:table-cell>
          <table:table-cell table:formula="of:=SUM([.$F$2:.F181])" office:value-type="float" office:value="9.03000020980835">
            <text:p>9.03</text:p>
          </table:table-cell>
          <table:table-cell table:formula="of:=SUM([.F177:.F181])" office:value-type="float" office:value="0.149999856948853">
            <text:p>0.15</text:p>
          </table:table-cell>
          <table:table-cell table:number-columns-repeated="2"/>
        </table:table-row>
        <table:table-row table:style-name="ro2">
          <table:table-cell office:value-type="float" office:value="1523254529.68">
            <text:p>1523254529.68</text:p>
          </table:table-cell>
          <table:table-cell office:value-type="float" office:value="1523254536.2">
            <text:p>1523254536.2</text:p>
          </table:table-cell>
          <table:table-cell office:value-type="float" office:value="1523254536.23">
            <text:p>1523254536.23</text:p>
          </table:table-cell>
          <table:table-cell table:formula="of:=[.A182]-[.$A$2]" office:value-type="float" office:value="-74190.3399999142">
            <text:p>-74190.34</text:p>
          </table:table-cell>
          <table:table-cell table:formula="of:=[.B182]-[.A182]" office:value-type="float" office:value="6.51999998092651">
            <text:p>6.52</text:p>
          </table:table-cell>
          <table:table-cell table:formula="of:=[.C182]-[.B182]" office:value-type="float" office:value="0.0299999713897705">
            <text:p>0.03</text:p>
          </table:table-cell>
          <table:table-cell table:formula="of:=[.C182]-[.A182]" office:value-type="float" office:value="6.54999995231628">
            <text:p>6.55</text:p>
          </table:table-cell>
          <table:table-cell table:style-name="ce4" table:formula="of:=AVERAGE([.G182:.G186])" office:value-type="float" office:value="6.36600003242493">
            <text:p>6.3660000324</text:p>
          </table:table-cell>
          <table:table-cell/>
          <table:table-cell table:formula="of:=[.D182]-[.D182]" office:value-type="float" office:value="0">
            <text:p>0.00</text:p>
          </table:table-cell>
          <table:table-cell table:formula="of:=[.J182]+[.E182]" office:value-type="float" office:value="6.51999998092651">
            <text:p>6.52</text:p>
          </table:table-cell>
          <table:table-cell table:formula="of:=SUM([.$F$2:.F182])" office:value-type="float" office:value="9.06000018119812">
            <text:p>9.06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4548.11">
            <text:p>1523254548.11</text:p>
          </table:table-cell>
          <table:table-cell office:value-type="float" office:value="1523254554.73">
            <text:p>1523254554.73</text:p>
          </table:table-cell>
          <table:table-cell office:value-type="float" office:value="1523254554.79">
            <text:p>1523254554.79</text:p>
          </table:table-cell>
          <table:table-cell table:formula="of:=[.A183]-[.$A$2]" office:value-type="float" office:value="-74171.9100000858">
            <text:p>-74171.91</text:p>
          </table:table-cell>
          <table:table-cell table:formula="of:=[.B183]-[.A183]" office:value-type="float" office:value="6.62000012397766">
            <text:p>6.62</text:p>
          </table:table-cell>
          <table:table-cell table:formula="of:=[.C183]-[.B183]" office:value-type="float" office:value="0.059999942779541">
            <text:p>0.06</text:p>
          </table:table-cell>
          <table:table-cell table:formula="of:=[.C183]-[.A183]" office:value-type="float" office:value="6.6800000667572">
            <text:p>6.68</text:p>
          </table:table-cell>
          <table:table-cell table:number-columns-repeated="2"/>
          <table:table-cell table:formula="of:=[.D183]-[.D182]" office:value-type="float" office:value="18.4299998283386">
            <text:p>18.43</text:p>
          </table:table-cell>
          <table:table-cell table:formula="of:=[.J183]+[.E183]" office:value-type="float" office:value="25.0499999523163">
            <text:p>25.05</text:p>
          </table:table-cell>
          <table:table-cell table:formula="of:=SUM([.$F$2:.F183])" office:value-type="float" office:value="9.12000012397766">
            <text:p>9.12</text:p>
          </table:table-cell>
          <table:table-cell table:formula="of:=SUM([.F182:.F183])" office:value-type="float" office:value="0.0899999141693115">
            <text:p>0.09</text:p>
          </table:table-cell>
          <table:table-cell table:number-columns-repeated="2"/>
        </table:table-row>
        <table:table-row table:style-name="ro2">
          <table:table-cell office:value-type="float" office:value="1523254547.79">
            <text:p>1523254547.79</text:p>
          </table:table-cell>
          <table:table-cell office:value-type="float" office:value="1523254554.9">
            <text:p>1523254554.9</text:p>
          </table:table-cell>
          <table:table-cell office:value-type="float" office:value="1523254554.94">
            <text:p>1523254554.94</text:p>
          </table:table-cell>
          <table:table-cell table:formula="of:=[.A184]-[.$A$2]" office:value-type="float" office:value="-74172.2300000191">
            <text:p>-74172.23</text:p>
          </table:table-cell>
          <table:table-cell table:formula="of:=[.B184]-[.A184]" office:value-type="float" office:value="7.1100001335144">
            <text:p>7.11</text:p>
          </table:table-cell>
          <table:table-cell table:formula="of:=[.C184]-[.B184]" office:value-type="float" office:value="0.0399999618530273">
            <text:p>0.04</text:p>
          </table:table-cell>
          <table:table-cell table:formula="of:=[.C184]-[.A184]" office:value-type="float" office:value="7.15000009536743">
            <text:p>7.15</text:p>
          </table:table-cell>
          <table:table-cell table:number-columns-repeated="2"/>
          <table:table-cell table:formula="of:=[.D184]-[.D182]" office:value-type="float" office:value="18.1099998950958">
            <text:p>18.11</text:p>
          </table:table-cell>
          <table:table-cell table:formula="of:=[.J184]+[.E184]" office:value-type="float" office:value="25.2200000286102">
            <text:p>25.22</text:p>
          </table:table-cell>
          <table:table-cell table:formula="of:=SUM([.$F$2:.F184])" office:value-type="float" office:value="9.16000008583069">
            <text:p>9.16</text:p>
          </table:table-cell>
          <table:table-cell table:formula="of:=SUM([.F182:.F184])" office:value-type="float" office:value="0.129999876022339">
            <text:p>0.13</text:p>
          </table:table-cell>
          <table:table-cell table:number-columns-repeated="2"/>
        </table:table-row>
        <table:table-row table:style-name="ro2">
          <table:table-cell office:value-type="float" office:value="1523254572.27">
            <text:p>1523254572.27</text:p>
          </table:table-cell>
          <table:table-cell office:value-type="float" office:value="1523254578.14">
            <text:p>1523254578.14</text:p>
          </table:table-cell>
          <table:table-cell office:value-type="float" office:value="1523254578.19">
            <text:p>1523254578.19</text:p>
          </table:table-cell>
          <table:table-cell table:formula="of:=[.A185]-[.$A$2]" office:value-type="float" office:value="-74147.75">
            <text:p>-74147.75</text:p>
          </table:table-cell>
          <table:table-cell table:formula="of:=[.B185]-[.A185]" office:value-type="float" office:value="5.87000012397766">
            <text:p>5.87</text:p>
          </table:table-cell>
          <table:table-cell table:formula="of:=[.C185]-[.B185]" office:value-type="float" office:value="0.0499999523162842">
            <text:p>0.05</text:p>
          </table:table-cell>
          <table:table-cell table:formula="of:=[.C185]-[.A185]" office:value-type="float" office:value="5.92000007629395">
            <text:p>5.92</text:p>
          </table:table-cell>
          <table:table-cell table:number-columns-repeated="2"/>
          <table:table-cell table:formula="of:=[.D185]-[.D182]" office:value-type="float" office:value="42.5899999141693">
            <text:p>42.59</text:p>
          </table:table-cell>
          <table:table-cell table:formula="of:=[.J185]+[.E185]" office:value-type="float" office:value="48.460000038147">
            <text:p>48.46</text:p>
          </table:table-cell>
          <table:table-cell table:formula="of:=SUM([.$F$2:.F185])" office:value-type="float" office:value="9.21000003814697">
            <text:p>9.21</text:p>
          </table:table-cell>
          <table:table-cell table:formula="of:=SUM([.F182:.F185])" office:value-type="float" office:value="0.179999828338623">
            <text:p>0.18</text:p>
          </table:table-cell>
          <table:table-cell table:number-columns-repeated="2"/>
        </table:table-row>
        <table:table-row table:style-name="ro2">
          <table:table-cell office:value-type="float" office:value="1523254583.51">
            <text:p>1523254583.51</text:p>
          </table:table-cell>
          <table:table-cell office:value-type="float" office:value="1523254588.99">
            <text:p>1523254588.99</text:p>
          </table:table-cell>
          <table:table-cell office:value-type="float" office:value="1523254589.04">
            <text:p>1523254589.04</text:p>
          </table:table-cell>
          <table:table-cell table:formula="of:=[.A186]-[.$A$2]" office:value-type="float" office:value="-74136.5099999905">
            <text:p>-74136.51</text:p>
          </table:table-cell>
          <table:table-cell table:formula="of:=[.B186]-[.A186]" office:value-type="float" office:value="5.48000001907349">
            <text:p>5.48</text:p>
          </table:table-cell>
          <table:table-cell table:formula="of:=[.C186]-[.B186]" office:value-type="float" office:value="0.0499999523162842">
            <text:p>0.05</text:p>
          </table:table-cell>
          <table:table-cell table:formula="of:=[.C186]-[.A186]" office:value-type="float" office:value="5.52999997138977">
            <text:p>5.53</text:p>
          </table:table-cell>
          <table:table-cell table:formula="of:=[.H181]+60" office:value-type="float" office:value="2220">
            <text:p>2220</text:p>
          </table:table-cell>
          <table:table-cell table:style-name="ce2" table:formula="of:=[.H186]-([.E186]+[.D186])" office:value-type="float" office:value="76351.0299999714">
            <text:p>76351.03</text:p>
          </table:table-cell>
          <table:table-cell table:formula="of:=[.D186]-[.D182]" office:value-type="float" office:value="53.8299999237061">
            <text:p>53.83</text:p>
          </table:table-cell>
          <table:table-cell table:style-name="ce5" table:formula="of:=[.J186]+[.E186]" office:value-type="float" office:value="59.3099999427795">
            <text:p>59.31</text:p>
          </table:table-cell>
          <table:table-cell table:formula="of:=SUM([.$F$2:.F186])" office:value-type="float" office:value="9.25999999046326">
            <text:p>9.26</text:p>
          </table:table-cell>
          <table:table-cell table:formula="of:=SUM([.F182:.F186])" office:value-type="float" office:value="0.229999780654907">
            <text:p>0.23</text:p>
          </table:table-cell>
          <table:table-cell table:number-columns-repeated="2"/>
        </table:table-row>
        <table:table-row table:style-name="ro2">
          <table:table-cell table:style-name="ce1" office:value-type="float" office:value="1523254589.9">
            <text:p>1523254589.9</text:p>
          </table:table-cell>
          <table:table-cell table:style-name="ce1" office:value-type="float" office:value="1523254596.57">
            <text:p>1523254596.57</text:p>
          </table:table-cell>
          <table:table-cell table:style-name="ce1" office:value-type="float" office:value="1523254596.63">
            <text:p>1523254596.63</text:p>
          </table:table-cell>
          <table:table-cell table:style-name="ce3" table:formula="of:=[.A187]-[.$A$2]" office:value-type="float" office:value="-74130.1199998856">
            <text:p>-74130.12</text:p>
          </table:table-cell>
          <table:table-cell table:style-name="ce3" table:formula="of:=[.B187]-[.A187]" office:value-type="float" office:value="6.66999983787537">
            <text:p>6.67</text:p>
          </table:table-cell>
          <table:table-cell table:style-name="ce3" table:formula="of:=[.C187]-[.B187]" office:value-type="float" office:value="0.0600001811981201">
            <text:p>0.06</text:p>
          </table:table-cell>
          <table:table-cell table:style-name="ce3" table:formula="of:=[.C187]-[.A187]" office:value-type="float" office:value="6.73000001907349">
            <text:p>6.73</text:p>
          </table:table-cell>
          <table:table-cell table:style-name="ce4" table:formula="of:=AVERAGE([.G187:.G191])" office:value-type="float" office:value="6.60799994468689">
            <text:p>6.6079999447</text:p>
          </table:table-cell>
          <table:table-cell/>
          <table:table-cell table:formula="of:=[.D187]-[.D187]" office:value-type="float" office:value="0">
            <text:p>0.00</text:p>
          </table:table-cell>
          <table:table-cell table:formula="of:=[.J187]+[.E187]" office:value-type="float" office:value="6.66999983787537">
            <text:p>6.67</text:p>
          </table:table-cell>
          <table:table-cell table:formula="of:=SUM([.$F$2:.F187])" office:value-type="float" office:value="9.32000017166138">
            <text:p>9.32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4608.98">
            <text:p>1523254608.98</text:p>
          </table:table-cell>
          <table:table-cell table:style-name="ce1" office:value-type="float" office:value="1523254614.88">
            <text:p>1523254614.88</text:p>
          </table:table-cell>
          <table:table-cell table:style-name="ce1" office:value-type="float" office:value="1523254614.95">
            <text:p>1523254614.95</text:p>
          </table:table-cell>
          <table:table-cell table:style-name="ce3" table:formula="of:=[.A188]-[.$A$2]" office:value-type="float" office:value="-74111.0399999619">
            <text:p>-74111.04</text:p>
          </table:table-cell>
          <table:table-cell table:style-name="ce3" table:formula="of:=[.B188]-[.A188]" office:value-type="float" office:value="5.90000009536743">
            <text:p>5.90</text:p>
          </table:table-cell>
          <table:table-cell table:style-name="ce3" table:formula="of:=[.C188]-[.B188]" office:value-type="float" office:value="0.0699999332427979">
            <text:p>0.07</text:p>
          </table:table-cell>
          <table:table-cell table:style-name="ce3" table:formula="of:=[.C188]-[.A188]" office:value-type="float" office:value="5.97000002861023">
            <text:p>5.97</text:p>
          </table:table-cell>
          <table:table-cell table:number-columns-repeated="2"/>
          <table:table-cell table:formula="of:=[.D188]-[.D187]" office:value-type="float" office:value="19.0799999237061">
            <text:p>19.08</text:p>
          </table:table-cell>
          <table:table-cell table:formula="of:=[.J188]+[.E188]" office:value-type="float" office:value="24.9800000190735">
            <text:p>24.98</text:p>
          </table:table-cell>
          <table:table-cell table:formula="of:=SUM([.$F$2:.F188])" office:value-type="float" office:value="9.39000010490418">
            <text:p>9.39</text:p>
          </table:table-cell>
          <table:table-cell table:formula="of:=SUM([.F187:.F188])" office:value-type="float" office:value="0.130000114440918">
            <text:p>0.13</text:p>
          </table:table-cell>
          <table:table-cell table:number-columns-repeated="2"/>
        </table:table-row>
        <table:table-row table:style-name="ro2">
          <table:table-cell table:style-name="ce1" office:value-type="float" office:value="1523254607.89">
            <text:p>1523254607.89</text:p>
          </table:table-cell>
          <table:table-cell table:style-name="ce1" office:value-type="float" office:value="1523254614.98">
            <text:p>1523254614.98</text:p>
          </table:table-cell>
          <table:table-cell table:style-name="ce1" office:value-type="float" office:value="1523254615">
            <text:p>1523254615</text:p>
          </table:table-cell>
          <table:table-cell table:style-name="ce3" table:formula="of:=[.A189]-[.$A$2]" office:value-type="float" office:value="-74112.129999876">
            <text:p>-74112.13</text:p>
          </table:table-cell>
          <table:table-cell table:style-name="ce3" table:formula="of:=[.B189]-[.A189]" office:value-type="float" office:value="7.08999991416931">
            <text:p>7.09</text:p>
          </table:table-cell>
          <table:table-cell table:style-name="ce3" table:formula="of:=[.C189]-[.B189]" office:value-type="float" office:value="0.0199999809265137">
            <text:p>0.02</text:p>
          </table:table-cell>
          <table:table-cell table:style-name="ce3" table:formula="of:=[.C189]-[.A189]" office:value-type="float" office:value="7.10999989509583">
            <text:p>7.11</text:p>
          </table:table-cell>
          <table:table-cell table:number-columns-repeated="2"/>
          <table:table-cell table:formula="of:=[.D189]-[.D187]" office:value-type="float" office:value="17.9900000095367">
            <text:p>17.99</text:p>
          </table:table-cell>
          <table:table-cell table:formula="of:=[.J189]+[.E189]" office:value-type="float" office:value="25.0799999237061">
            <text:p>25.08</text:p>
          </table:table-cell>
          <table:table-cell table:formula="of:=SUM([.$F$2:.F189])" office:value-type="float" office:value="9.41000008583069">
            <text:p>9.41</text:p>
          </table:table-cell>
          <table:table-cell table:formula="of:=SUM([.F187:.F189])" office:value-type="float" office:value="0.150000095367432">
            <text:p>0.15</text:p>
          </table:table-cell>
          <table:table-cell table:number-columns-repeated="2"/>
        </table:table-row>
        <table:table-row table:style-name="ro2">
          <table:table-cell table:style-name="ce1" office:value-type="float" office:value="1523242856.42">
            <text:p>1523242856.42</text:p>
          </table:table-cell>
          <table:table-cell table:style-name="ce1" office:value-type="float" office:value="1523242862.91">
            <text:p>1523242862.91</text:p>
          </table:table-cell>
          <table:table-cell table:style-name="ce1" office:value-type="float" office:value="1523242862.95">
            <text:p>1523242862.95</text:p>
          </table:table-cell>
          <table:table-cell table:style-name="ce3" table:formula="of:=[.A190]-[.$A$2]" office:value-type="float" office:value="-85863.5999999046">
            <text:p>-85863.60</text:p>
          </table:table-cell>
          <table:table-cell table:style-name="ce3" table:formula="of:=[.B190]-[.A190]" office:value-type="float" office:value="6.49000000953674">
            <text:p>6.49</text:p>
          </table:table-cell>
          <table:table-cell table:style-name="ce3" table:formula="of:=[.C190]-[.B190]" office:value-type="float" office:value="0.0399999618530273">
            <text:p>0.04</text:p>
          </table:table-cell>
          <table:table-cell table:style-name="ce3" table:formula="of:=[.C190]-[.A190]" office:value-type="float" office:value="6.52999997138977">
            <text:p>6.53</text:p>
          </table:table-cell>
          <table:table-cell table:number-columns-repeated="2"/>
          <table:table-cell table:formula="of:=[.D190]-[.D187]" office:value-type="float" office:value="-11733.4800000191">
            <text:p>-11733.48</text:p>
          </table:table-cell>
          <table:table-cell table:formula="of:=[.J190]+[.E190]" office:value-type="float" office:value="-11726.9900000095">
            <text:p>-11726.99</text:p>
          </table:table-cell>
          <table:table-cell table:formula="of:=SUM([.$F$2:.F190])" office:value-type="float" office:value="9.45000004768372">
            <text:p>9.45</text:p>
          </table:table-cell>
          <table:table-cell table:formula="of:=SUM([.F187:.F190])" office:value-type="float" office:value="0.190000057220459">
            <text:p>0.19</text:p>
          </table:table-cell>
          <table:table-cell table:number-columns-repeated="2"/>
        </table:table-row>
        <table:table-row table:style-name="ro2">
          <table:table-cell table:style-name="ce1" office:value-type="float" office:value="1523242871.42">
            <text:p>1523242871.42</text:p>
          </table:table-cell>
          <table:table-cell table:style-name="ce1" office:value-type="float" office:value="1523242878.05">
            <text:p>1523242878.05</text:p>
          </table:table-cell>
          <table:table-cell table:style-name="ce1" office:value-type="float" office:value="1523242878.12">
            <text:p>1523242878.12</text:p>
          </table:table-cell>
          <table:table-cell table:style-name="ce3" table:formula="of:=[.A191]-[.$A$2]" office:value-type="float" office:value="-85848.5999999046">
            <text:p>-85848.60</text:p>
          </table:table-cell>
          <table:table-cell table:style-name="ce3" table:formula="of:=[.B191]-[.A191]" office:value-type="float" office:value="6.62999987602234">
            <text:p>6.63</text:p>
          </table:table-cell>
          <table:table-cell table:style-name="ce3" table:formula="of:=[.C191]-[.B191]" office:value-type="float" office:value="0.0699999332427979">
            <text:p>0.07</text:p>
          </table:table-cell>
          <table:table-cell table:style-name="ce3" table:formula="of:=[.C191]-[.A191]" office:value-type="float" office:value="6.69999980926514">
            <text:p>6.70</text:p>
          </table:table-cell>
          <table:table-cell table:formula="of:=[.H186]+60" office:value-type="float" office:value="2280">
            <text:p>2280</text:p>
          </table:table-cell>
          <table:table-cell table:style-name="ce2" table:formula="of:=[.H191]-([.E191]+[.D191])" office:value-type="float" office:value="88121.9700000286">
            <text:p>88121.97</text:p>
          </table:table-cell>
          <table:table-cell table:formula="of:=[.D191]-[.D187]" office:value-type="float" office:value="-11718.4800000191">
            <text:p>-11718.48</text:p>
          </table:table-cell>
          <table:table-cell table:style-name="ce5" table:formula="of:=[.J191]+[.E191]" office:value-type="float" office:value="-11711.8500001431">
            <text:p>-11711.85</text:p>
          </table:table-cell>
          <table:table-cell table:formula="of:=SUM([.$F$2:.F191])" office:value-type="float" office:value="9.51999998092651">
            <text:p>9.52</text:p>
          </table:table-cell>
          <table:table-cell table:formula="of:=SUM([.F187:.F191])" office:value-type="float" office:value="0.259999990463257">
            <text:p>0.26</text:p>
          </table:table-cell>
          <table:table-cell table:number-columns-repeated="2"/>
        </table:table-row>
        <table:table-row table:style-name="ro2">
          <table:table-cell office:value-type="float" office:value="1523242886.44">
            <text:p>1523242886.44</text:p>
          </table:table-cell>
          <table:table-cell office:value-type="float" office:value="1523242892.77">
            <text:p>1523242892.77</text:p>
          </table:table-cell>
          <table:table-cell office:value-type="float" office:value="1523242892.82">
            <text:p>1523242892.82</text:p>
          </table:table-cell>
          <table:table-cell table:formula="of:=[.A192]-[.$A$2]" office:value-type="float" office:value="-85833.5799999237">
            <text:p>-85833.58</text:p>
          </table:table-cell>
          <table:table-cell table:formula="of:=[.B192]-[.A192]" office:value-type="float" office:value="6.32999992370606">
            <text:p>6.33</text:p>
          </table:table-cell>
          <table:table-cell table:formula="of:=[.C192]-[.B192]" office:value-type="float" office:value="0.0499999523162842">
            <text:p>0.05</text:p>
          </table:table-cell>
          <table:table-cell table:formula="of:=[.C192]-[.A192]" office:value-type="float" office:value="6.37999987602234">
            <text:p>6.38</text:p>
          </table:table-cell>
          <table:table-cell table:style-name="ce4" table:formula="of:=AVERAGE([.G192:.G196])" office:value-type="float" office:value="6.55">
            <text:p>6.55</text:p>
          </table:table-cell>
          <table:table-cell/>
          <table:table-cell table:formula="of:=[.D192]-[.D192]" office:value-type="float" office:value="0">
            <text:p>0.00</text:p>
          </table:table-cell>
          <table:table-cell table:formula="of:=[.J192]+[.E192]" office:value-type="float" office:value="6.32999992370606">
            <text:p>6.33</text:p>
          </table:table-cell>
          <table:table-cell table:formula="of:=SUM([.$F$2:.F192])" office:value-type="float" office:value="9.5699999332428">
            <text:p>9.57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42891.43">
            <text:p>1523242891.43</text:p>
          </table:table-cell>
          <table:table-cell office:value-type="float" office:value="1523242898.36">
            <text:p>1523242898.36</text:p>
          </table:table-cell>
          <table:table-cell office:value-type="float" office:value="1523242898.38">
            <text:p>1523242898.38</text:p>
          </table:table-cell>
          <table:table-cell table:formula="of:=[.A193]-[.$A$2]" office:value-type="float" office:value="-85828.5899999142">
            <text:p>-85828.59</text:p>
          </table:table-cell>
          <table:table-cell table:formula="of:=[.B193]-[.A193]" office:value-type="float" office:value="6.92999982833862">
            <text:p>6.93</text:p>
          </table:table-cell>
          <table:table-cell table:formula="of:=[.C193]-[.B193]" office:value-type="float" office:value="0.0200002193450928">
            <text:p>0.02</text:p>
          </table:table-cell>
          <table:table-cell table:formula="of:=[.C193]-[.A193]" office:value-type="float" office:value="6.95000004768372">
            <text:p>6.95</text:p>
          </table:table-cell>
          <table:table-cell table:number-columns-repeated="2"/>
          <table:table-cell table:formula="of:=[.D193]-[.D192]" office:value-type="float" office:value="4.99000000953674">
            <text:p>4.99</text:p>
          </table:table-cell>
          <table:table-cell table:formula="of:=[.J193]+[.E193]" office:value-type="float" office:value="11.9199998378754">
            <text:p>11.92</text:p>
          </table:table-cell>
          <table:table-cell table:formula="of:=SUM([.$F$2:.F193])" office:value-type="float" office:value="9.59000015258789">
            <text:p>9.59</text:p>
          </table:table-cell>
          <table:table-cell table:formula="of:=SUM([.F192:.F193])" office:value-type="float" office:value="0.070000171661377">
            <text:p>0.07</text:p>
          </table:table-cell>
          <table:table-cell table:number-columns-repeated="2"/>
        </table:table-row>
        <table:table-row table:style-name="ro2">
          <table:table-cell office:value-type="float" office:value="1523242901.44">
            <text:p>1523242901.44</text:p>
          </table:table-cell>
          <table:table-cell office:value-type="float" office:value="1523242907.33">
            <text:p>1523242907.33</text:p>
          </table:table-cell>
          <table:table-cell office:value-type="float" office:value="1523242907.39">
            <text:p>1523242907.39</text:p>
          </table:table-cell>
          <table:table-cell table:formula="of:=[.A194]-[.$A$2]" office:value-type="float" office:value="-85818.5799999237">
            <text:p>-85818.58</text:p>
          </table:table-cell>
          <table:table-cell table:formula="of:=[.B194]-[.A194]" office:value-type="float" office:value="5.8899998664856">
            <text:p>5.89</text:p>
          </table:table-cell>
          <table:table-cell table:formula="of:=[.C194]-[.B194]" office:value-type="float" office:value="0.0600001811981201">
            <text:p>0.06</text:p>
          </table:table-cell>
          <table:table-cell table:formula="of:=[.C194]-[.A194]" office:value-type="float" office:value="5.95000004768372">
            <text:p>5.95</text:p>
          </table:table-cell>
          <table:table-cell table:number-columns-repeated="2"/>
          <table:table-cell table:formula="of:=[.D194]-[.D192]" office:value-type="float" office:value="15">
            <text:p>15.00</text:p>
          </table:table-cell>
          <table:table-cell table:formula="of:=[.J194]+[.E194]" office:value-type="float" office:value="20.8899998664856">
            <text:p>20.89</text:p>
          </table:table-cell>
          <table:table-cell table:formula="of:=SUM([.$F$2:.F194])" office:value-type="float" office:value="9.65000033378601">
            <text:p>9.65</text:p>
          </table:table-cell>
          <table:table-cell table:formula="of:=SUM([.F192:.F194])" office:value-type="float" office:value="0.130000352859497">
            <text:p>0.13</text:p>
          </table:table-cell>
          <table:table-cell table:number-columns-repeated="2"/>
        </table:table-row>
        <table:table-row table:style-name="ro2">
          <table:table-cell office:value-type="float" office:value="1523242916.43">
            <text:p>1523242916.43</text:p>
          </table:table-cell>
          <table:table-cell office:value-type="float" office:value="1523242923.14">
            <text:p>1523242923.14</text:p>
          </table:table-cell>
          <table:table-cell office:value-type="float" office:value="1523242923.18">
            <text:p>1523242923.18</text:p>
          </table:table-cell>
          <table:table-cell table:formula="of:=[.A195]-[.$A$2]" office:value-type="float" office:value="-85803.5899999142">
            <text:p>-85803.59</text:p>
          </table:table-cell>
          <table:table-cell table:formula="of:=[.B195]-[.A195]" office:value-type="float" office:value="6.71000003814697">
            <text:p>6.71</text:p>
          </table:table-cell>
          <table:table-cell table:formula="of:=[.C195]-[.B195]" office:value-type="float" office:value="0.0399999618530273">
            <text:p>0.04</text:p>
          </table:table-cell>
          <table:table-cell table:formula="of:=[.C195]-[.A195]" office:value-type="float" office:value="6.75">
            <text:p>6.75</text:p>
          </table:table-cell>
          <table:table-cell table:number-columns-repeated="2"/>
          <table:table-cell table:formula="of:=[.D195]-[.D192]" office:value-type="float" office:value="29.9900000095367">
            <text:p>29.99</text:p>
          </table:table-cell>
          <table:table-cell table:formula="of:=[.J195]+[.E195]" office:value-type="float" office:value="36.7000000476837">
            <text:p>36.70</text:p>
          </table:table-cell>
          <table:table-cell table:formula="of:=SUM([.$F$2:.F195])" office:value-type="float" office:value="9.69000029563904">
            <text:p>9.69</text:p>
          </table:table-cell>
          <table:table-cell table:formula="of:=SUM([.F192:.F195])" office:value-type="float" office:value="0.170000314712524">
            <text:p>0.17</text:p>
          </table:table-cell>
          <table:table-cell table:number-columns-repeated="2"/>
        </table:table-row>
        <table:table-row table:style-name="ro2">
          <table:table-cell office:value-type="float" office:value="1523242931.43">
            <text:p>1523242931.43</text:p>
          </table:table-cell>
          <table:table-cell office:value-type="float" office:value="1523242938.11">
            <text:p>1523242938.11</text:p>
          </table:table-cell>
          <table:table-cell office:value-type="float" office:value="1523242938.15">
            <text:p>1523242938.15</text:p>
          </table:table-cell>
          <table:table-cell table:formula="of:=[.A196]-[.$A$2]" office:value-type="float" office:value="-85788.5899999142">
            <text:p>-85788.59</text:p>
          </table:table-cell>
          <table:table-cell table:formula="of:=[.B196]-[.A196]" office:value-type="float" office:value="6.67999982833862">
            <text:p>6.68</text:p>
          </table:table-cell>
          <table:table-cell table:formula="of:=[.C196]-[.B196]" office:value-type="float" office:value="0.0400002002716064">
            <text:p>0.04</text:p>
          </table:table-cell>
          <table:table-cell table:formula="of:=[.C196]-[.A196]" office:value-type="float" office:value="6.72000002861023">
            <text:p>6.72</text:p>
          </table:table-cell>
          <table:table-cell table:formula="of:=[.H191]+60" office:value-type="float" office:value="2340">
            <text:p>2340</text:p>
          </table:table-cell>
          <table:table-cell table:style-name="ce2" table:formula="of:=[.H196]-([.E196]+[.D196])" office:value-type="float" office:value="88121.9100000858">
            <text:p>88121.91</text:p>
          </table:table-cell>
          <table:table-cell table:formula="of:=[.D196]-[.D192]" office:value-type="float" office:value="44.9900000095367">
            <text:p>44.99</text:p>
          </table:table-cell>
          <table:table-cell table:style-name="ce5" table:formula="of:=[.J196]+[.E196]" office:value-type="float" office:value="51.6699998378754">
            <text:p>51.67</text:p>
          </table:table-cell>
          <table:table-cell table:formula="of:=SUM([.$F$2:.F196])" office:value-type="float" office:value="9.73000049591064">
            <text:p>9.73</text:p>
          </table:table-cell>
          <table:table-cell table:formula="of:=SUM([.F192:.F196])" office:value-type="float" office:value="0.210000514984131">
            <text:p>0.21</text:p>
          </table:table-cell>
          <table:table-cell table:number-columns-repeated="2"/>
        </table:table-row>
        <table:table-row table:style-name="ro2">
          <table:table-cell table:style-name="ce1" office:value-type="float" office:value="1523242946.44">
            <text:p>1523242946.44</text:p>
          </table:table-cell>
          <table:table-cell table:style-name="ce1" office:value-type="float" office:value="1523242953.07">
            <text:p>1523242953.07</text:p>
          </table:table-cell>
          <table:table-cell table:style-name="ce1" office:value-type="float" office:value="1523242953.12">
            <text:p>1523242953.12</text:p>
          </table:table-cell>
          <table:table-cell table:style-name="ce3" table:formula="of:=[.A197]-[.$A$2]" office:value-type="float" office:value="-85773.5799999237">
            <text:p>-85773.58</text:p>
          </table:table-cell>
          <table:table-cell table:style-name="ce3" table:formula="of:=[.B197]-[.A197]" office:value-type="float" office:value="6.62999987602234">
            <text:p>6.63</text:p>
          </table:table-cell>
          <table:table-cell table:style-name="ce3" table:formula="of:=[.C197]-[.B197]" office:value-type="float" office:value="0.0499999523162842">
            <text:p>0.05</text:p>
          </table:table-cell>
          <table:table-cell table:style-name="ce3" table:formula="of:=[.C197]-[.A197]" office:value-type="float" office:value="6.67999982833862">
            <text:p>6.68</text:p>
          </table:table-cell>
          <table:table-cell table:style-name="ce4" table:formula="of:=AVERAGE([.G197:.G201])" office:value-type="float" office:value="6.55199990272522">
            <text:p>6.5519999027</text:p>
          </table:table-cell>
          <table:table-cell/>
          <table:table-cell table:formula="of:=[.D197]-[.D197]" office:value-type="float" office:value="0">
            <text:p>0.00</text:p>
          </table:table-cell>
          <table:table-cell table:formula="of:=[.J197]+[.E197]" office:value-type="float" office:value="6.62999987602234">
            <text:p>6.63</text:p>
          </table:table-cell>
          <table:table-cell table:formula="of:=SUM([.$F$2:.F197])" office:value-type="float" office:value="9.78000044822693">
            <text:p>9.78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42951.42">
            <text:p>1523242951.42</text:p>
          </table:table-cell>
          <table:table-cell table:style-name="ce1" office:value-type="float" office:value="1523242958.61">
            <text:p>1523242958.61</text:p>
          </table:table-cell>
          <table:table-cell table:style-name="ce1" office:value-type="float" office:value="1523242958.63">
            <text:p>1523242958.63</text:p>
          </table:table-cell>
          <table:table-cell table:style-name="ce3" table:formula="of:=[.A198]-[.$A$2]" office:value-type="float" office:value="-85768.5999999046">
            <text:p>-85768.60</text:p>
          </table:table-cell>
          <table:table-cell table:style-name="ce3" table:formula="of:=[.B198]-[.A198]" office:value-type="float" office:value="7.18999981880188">
            <text:p>7.19</text:p>
          </table:table-cell>
          <table:table-cell table:style-name="ce3" table:formula="of:=[.C198]-[.B198]" office:value-type="float" office:value="0.0200002193450928">
            <text:p>0.02</text:p>
          </table:table-cell>
          <table:table-cell table:style-name="ce3" table:formula="of:=[.C198]-[.A198]" office:value-type="float" office:value="7.21000003814697">
            <text:p>7.21</text:p>
          </table:table-cell>
          <table:table-cell table:number-columns-repeated="2"/>
          <table:table-cell table:formula="of:=[.D198]-[.D197]" office:value-type="float" office:value="4.98000001907349">
            <text:p>4.98</text:p>
          </table:table-cell>
          <table:table-cell table:formula="of:=[.J198]+[.E198]" office:value-type="float" office:value="12.1699998378754">
            <text:p>12.17</text:p>
          </table:table-cell>
          <table:table-cell table:formula="of:=SUM([.$F$2:.F198])" office:value-type="float" office:value="9.80000066757202">
            <text:p>9.80</text:p>
          </table:table-cell>
          <table:table-cell table:formula="of:=SUM([.F197:.F198])" office:value-type="float" office:value="0.070000171661377">
            <text:p>0.07</text:p>
          </table:table-cell>
          <table:table-cell table:number-columns-repeated="2"/>
        </table:table-row>
        <table:table-row table:style-name="ro2">
          <table:table-cell table:style-name="ce1" office:value-type="float" office:value="1523242961.42">
            <text:p>1523242961.42</text:p>
          </table:table-cell>
          <table:table-cell table:style-name="ce1" office:value-type="float" office:value="1523242967.7">
            <text:p>1523242967.7</text:p>
          </table:table-cell>
          <table:table-cell table:style-name="ce1" office:value-type="float" office:value="1523242967.74">
            <text:p>1523242967.74</text:p>
          </table:table-cell>
          <table:table-cell table:style-name="ce3" table:formula="of:=[.A199]-[.$A$2]" office:value-type="float" office:value="-85758.5999999046">
            <text:p>-85758.60</text:p>
          </table:table-cell>
          <table:table-cell table:style-name="ce3" table:formula="of:=[.B199]-[.A199]" office:value-type="float" office:value="6.27999997138977">
            <text:p>6.28</text:p>
          </table:table-cell>
          <table:table-cell table:style-name="ce3" table:formula="of:=[.C199]-[.B199]" office:value-type="float" office:value="0.0399999618530273">
            <text:p>0.04</text:p>
          </table:table-cell>
          <table:table-cell table:style-name="ce3" table:formula="of:=[.C199]-[.A199]" office:value-type="float" office:value="6.3199999332428">
            <text:p>6.32</text:p>
          </table:table-cell>
          <table:table-cell table:number-columns-repeated="2"/>
          <table:table-cell table:formula="of:=[.D199]-[.D197]" office:value-type="float" office:value="14.9800000190735">
            <text:p>14.98</text:p>
          </table:table-cell>
          <table:table-cell table:formula="of:=[.J199]+[.E199]" office:value-type="float" office:value="21.2599999904633">
            <text:p>21.26</text:p>
          </table:table-cell>
          <table:table-cell table:formula="of:=SUM([.$F$2:.F199])" office:value-type="float" office:value="9.84000062942505">
            <text:p>9.84</text:p>
          </table:table-cell>
          <table:table-cell table:formula="of:=SUM([.F197:.F199])" office:value-type="float" office:value="0.110000133514404">
            <text:p>0.11</text:p>
          </table:table-cell>
          <table:table-cell table:number-columns-repeated="2"/>
        </table:table-row>
        <table:table-row table:style-name="ro2">
          <table:table-cell table:style-name="ce1" office:value-type="float" office:value="1523242976.43">
            <text:p>1523242976.43</text:p>
          </table:table-cell>
          <table:table-cell table:style-name="ce1" office:value-type="float" office:value="1523242982.07">
            <text:p>1523242982.07</text:p>
          </table:table-cell>
          <table:table-cell table:style-name="ce1" office:value-type="float" office:value="1523242982.1">
            <text:p>1523242982.1</text:p>
          </table:table-cell>
          <table:table-cell table:style-name="ce3" table:formula="of:=[.A200]-[.$A$2]" office:value-type="float" office:value="-85743.5899999142">
            <text:p>-85743.59</text:p>
          </table:table-cell>
          <table:table-cell table:style-name="ce3" table:formula="of:=[.B200]-[.A200]" office:value-type="float" office:value="5.6399998664856">
            <text:p>5.64</text:p>
          </table:table-cell>
          <table:table-cell table:style-name="ce3" table:formula="of:=[.C200]-[.B200]" office:value-type="float" office:value="0.0299999713897705">
            <text:p>0.03</text:p>
          </table:table-cell>
          <table:table-cell table:style-name="ce3" table:formula="of:=[.C200]-[.A200]" office:value-type="float" office:value="5.66999983787537">
            <text:p>5.67</text:p>
          </table:table-cell>
          <table:table-cell table:number-columns-repeated="2"/>
          <table:table-cell table:formula="of:=[.D200]-[.D197]" office:value-type="float" office:value="29.9900000095367">
            <text:p>29.99</text:p>
          </table:table-cell>
          <table:table-cell table:formula="of:=[.J200]+[.E200]" office:value-type="float" office:value="35.6299998760223">
            <text:p>35.63</text:p>
          </table:table-cell>
          <table:table-cell table:formula="of:=SUM([.$F$2:.F200])" office:value-type="float" office:value="9.87000060081482">
            <text:p>9.87</text:p>
          </table:table-cell>
          <table:table-cell table:formula="of:=SUM([.F197:.F200])" office:value-type="float" office:value="0.140000104904175">
            <text:p>0.14</text:p>
          </table:table-cell>
          <table:table-cell table:number-columns-repeated="2"/>
        </table:table-row>
        <table:table-row table:style-name="ro2">
          <table:table-cell table:style-name="ce1" office:value-type="float" office:value="1523242991.44">
            <text:p>1523242991.44</text:p>
          </table:table-cell>
          <table:table-cell table:style-name="ce1" office:value-type="float" office:value="1523242998.27">
            <text:p>1523242998.27</text:p>
          </table:table-cell>
          <table:table-cell table:style-name="ce1" office:value-type="float" office:value="1523242998.32">
            <text:p>1523242998.32</text:p>
          </table:table-cell>
          <table:table-cell table:style-name="ce3" table:formula="of:=[.A201]-[.$A$2]" office:value-type="float" office:value="-85728.5799999237">
            <text:p>-85728.58</text:p>
          </table:table-cell>
          <table:table-cell table:style-name="ce3" table:formula="of:=[.B201]-[.A201]" office:value-type="float" office:value="6.82999992370606">
            <text:p>6.83</text:p>
          </table:table-cell>
          <table:table-cell table:style-name="ce3" table:formula="of:=[.C201]-[.B201]" office:value-type="float" office:value="0.0499999523162842">
            <text:p>0.05</text:p>
          </table:table-cell>
          <table:table-cell table:style-name="ce3" table:formula="of:=[.C201]-[.A201]" office:value-type="float" office:value="6.87999987602234">
            <text:p>6.88</text:p>
          </table:table-cell>
          <table:table-cell table:formula="of:=[.H196]+60" office:value-type="float" office:value="2400">
            <text:p>2400</text:p>
          </table:table-cell>
          <table:table-cell table:style-name="ce2" table:formula="of:=[.H201]-([.E201]+[.D201])" office:value-type="float" office:value="88121.75">
            <text:p>88121.75</text:p>
          </table:table-cell>
          <table:table-cell table:formula="of:=[.D201]-[.D197]" office:value-type="float" office:value="45">
            <text:p>45.00</text:p>
          </table:table-cell>
          <table:table-cell table:style-name="ce5" table:formula="of:=[.J201]+[.E201]" office:value-type="float" office:value="51.8299999237061">
            <text:p>51.83</text:p>
          </table:table-cell>
          <table:table-cell table:formula="of:=SUM([.$F$2:.F201])" office:value-type="float" office:value="9.9200005531311">
            <text:p>9.92</text:p>
          </table:table-cell>
          <table:table-cell table:formula="of:=SUM([.F197:.F201])" office:value-type="float" office:value="0.190000057220459">
            <text:p>0.19</text:p>
          </table:table-cell>
          <table:table-cell table:number-columns-repeated="2"/>
        </table:table-row>
        <table:table-row table:style-name="ro2">
          <table:table-cell office:value-type="float" office:value="1523252280.43">
            <text:p>1523252280.43</text:p>
          </table:table-cell>
          <table:table-cell office:value-type="float" office:value="1523252286.97">
            <text:p>1523252286.97</text:p>
          </table:table-cell>
          <table:table-cell office:value-type="float" office:value="1523252287.04">
            <text:p>1523252287.04</text:p>
          </table:table-cell>
          <table:table-cell table:formula="of:=[.A202]-[.$A$2]" office:value-type="float" office:value="-76439.5899999142">
            <text:p>-76439.59</text:p>
          </table:table-cell>
          <table:table-cell table:formula="of:=[.B202]-[.A202]" office:value-type="float" office:value="6.53999996185303">
            <text:p>6.54</text:p>
          </table:table-cell>
          <table:table-cell table:formula="of:=[.C202]-[.B202]" office:value-type="float" office:value="0.0699999332427979">
            <text:p>0.07</text:p>
          </table:table-cell>
          <table:table-cell table:formula="of:=[.C202]-[.A202]" office:value-type="float" office:value="6.60999989509583">
            <text:p>6.61</text:p>
          </table:table-cell>
          <table:table-cell table:style-name="ce4" table:formula="of:=AVERAGE([.G202:.G206])" office:value-type="float" office:value="6.57600002288818">
            <text:p>6.5760000229</text:p>
          </table:table-cell>
          <table:table-cell/>
          <table:table-cell table:formula="of:=[.D202]-[.D202]" office:value-type="float" office:value="0">
            <text:p>0.00</text:p>
          </table:table-cell>
          <table:table-cell table:formula="of:=[.J202]+[.E202]" office:value-type="float" office:value="6.53999996185303">
            <text:p>6.54</text:p>
          </table:table-cell>
          <table:table-cell table:formula="of:=SUM([.$F$2:.F202])" office:value-type="float" office:value="9.9900004863739">
            <text:p>9.9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2286.96">
            <text:p>1523252286.96</text:p>
          </table:table-cell>
          <table:table-cell office:value-type="float" office:value="1523252294.19">
            <text:p>1523252294.19</text:p>
          </table:table-cell>
          <table:table-cell office:value-type="float" office:value="1523252294.23">
            <text:p>1523252294.23</text:p>
          </table:table-cell>
          <table:table-cell table:formula="of:=[.A203]-[.$A$2]" office:value-type="float" office:value="-76433.0599999428">
            <text:p>-76433.06</text:p>
          </table:table-cell>
          <table:table-cell table:formula="of:=[.B203]-[.A203]" office:value-type="float" office:value="7.23000001907349">
            <text:p>7.23</text:p>
          </table:table-cell>
          <table:table-cell table:formula="of:=[.C203]-[.B203]" office:value-type="float" office:value="0.0399999618530273">
            <text:p>0.04</text:p>
          </table:table-cell>
          <table:table-cell table:formula="of:=[.C203]-[.A203]" office:value-type="float" office:value="7.26999998092651">
            <text:p>7.27</text:p>
          </table:table-cell>
          <table:table-cell table:number-columns-repeated="2"/>
          <table:table-cell table:formula="of:=[.D203]-[.D202]" office:value-type="float" office:value="6.52999997138977">
            <text:p>6.53</text:p>
          </table:table-cell>
          <table:table-cell table:formula="of:=[.J203]+[.E203]" office:value-type="float" office:value="13.7599999904633">
            <text:p>13.76</text:p>
          </table:table-cell>
          <table:table-cell table:formula="of:=SUM([.$F$2:.F203])" office:value-type="float" office:value="10.0300004482269">
            <text:p>10.03</text:p>
          </table:table-cell>
          <table:table-cell table:formula="of:=SUM([.F202:.F203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office:value-type="float" office:value="1523252294.08">
            <text:p>1523252294.08</text:p>
          </table:table-cell>
          <table:table-cell office:value-type="float" office:value="1523252300.32">
            <text:p>1523252300.32</text:p>
          </table:table-cell>
          <table:table-cell office:value-type="float" office:value="1523252300.38">
            <text:p>1523252300.38</text:p>
          </table:table-cell>
          <table:table-cell table:formula="of:=[.A204]-[.$A$2]" office:value-type="float" office:value="-76425.9400000572">
            <text:p>-76425.94</text:p>
          </table:table-cell>
          <table:table-cell table:formula="of:=[.B204]-[.A204]" office:value-type="float" office:value="6.24000000953674">
            <text:p>6.24</text:p>
          </table:table-cell>
          <table:table-cell table:formula="of:=[.C204]-[.B204]" office:value-type="float" office:value="0.0600001811981201">
            <text:p>0.06</text:p>
          </table:table-cell>
          <table:table-cell table:formula="of:=[.C204]-[.A204]" office:value-type="float" office:value="6.30000019073486">
            <text:p>6.30</text:p>
          </table:table-cell>
          <table:table-cell table:number-columns-repeated="2"/>
          <table:table-cell table:formula="of:=[.D204]-[.D202]" office:value-type="float" office:value="13.6499998569489">
            <text:p>13.65</text:p>
          </table:table-cell>
          <table:table-cell table:formula="of:=[.J204]+[.E204]" office:value-type="float" office:value="19.8899998664856">
            <text:p>19.89</text:p>
          </table:table-cell>
          <table:table-cell table:formula="of:=SUM([.$F$2:.F204])" office:value-type="float" office:value="10.090000629425">
            <text:p>10.09</text:p>
          </table:table-cell>
          <table:table-cell table:formula="of:=SUM([.F202:.F204])" office:value-type="float" office:value="0.170000076293945">
            <text:p>0.17</text:p>
          </table:table-cell>
          <table:table-cell table:number-columns-repeated="2"/>
        </table:table-row>
        <table:table-row table:style-name="ro2">
          <table:table-cell office:value-type="float" office:value="1523252309.81">
            <text:p>1523252309.81</text:p>
          </table:table-cell>
          <table:table-cell office:value-type="float" office:value="1523252315.89">
            <text:p>1523252315.89</text:p>
          </table:table-cell>
          <table:table-cell office:value-type="float" office:value="1523252315.92">
            <text:p>1523252315.92</text:p>
          </table:table-cell>
          <table:table-cell table:formula="of:=[.A205]-[.$A$2]" office:value-type="float" office:value="-76410.2100000382">
            <text:p>-76410.21</text:p>
          </table:table-cell>
          <table:table-cell table:formula="of:=[.B205]-[.A205]" office:value-type="float" office:value="6.08000016212463">
            <text:p>6.08</text:p>
          </table:table-cell>
          <table:table-cell table:formula="of:=[.C205]-[.B205]" office:value-type="float" office:value="0.0299999713897705">
            <text:p>0.03</text:p>
          </table:table-cell>
          <table:table-cell table:formula="of:=[.C205]-[.A205]" office:value-type="float" office:value="6.1100001335144">
            <text:p>6.11</text:p>
          </table:table-cell>
          <table:table-cell table:number-columns-repeated="2"/>
          <table:table-cell table:formula="of:=[.D205]-[.D202]" office:value-type="float" office:value="29.3799998760223">
            <text:p>29.38</text:p>
          </table:table-cell>
          <table:table-cell table:formula="of:=[.J205]+[.E205]" office:value-type="float" office:value="35.460000038147">
            <text:p>35.46</text:p>
          </table:table-cell>
          <table:table-cell table:formula="of:=SUM([.$F$2:.F205])" office:value-type="float" office:value="10.1200006008148">
            <text:p>10.12</text:p>
          </table:table-cell>
          <table:table-cell table:formula="of:=SUM([.F202:.F205])" office:value-type="float" office:value="0.200000047683716">
            <text:p>0.20</text:p>
          </table:table-cell>
          <table:table-cell table:number-columns-repeated="2"/>
        </table:table-row>
        <table:table-row table:style-name="ro2">
          <table:table-cell office:value-type="float" office:value="1523252324.78">
            <text:p>1523252324.78</text:p>
          </table:table-cell>
          <table:table-cell office:value-type="float" office:value="1523252331.3">
            <text:p>1523252331.3</text:p>
          </table:table-cell>
          <table:table-cell office:value-type="float" office:value="1523252331.37">
            <text:p>1523252331.37</text:p>
          </table:table-cell>
          <table:table-cell table:formula="of:=[.A206]-[.$A$2]" office:value-type="float" office:value="-76395.2400000095">
            <text:p>-76395.24</text:p>
          </table:table-cell>
          <table:table-cell table:formula="of:=[.B206]-[.A206]" office:value-type="float" office:value="6.51999998092651">
            <text:p>6.52</text:p>
          </table:table-cell>
          <table:table-cell table:formula="of:=[.C206]-[.B206]" office:value-type="float" office:value="0.0699999332427979">
            <text:p>0.07</text:p>
          </table:table-cell>
          <table:table-cell table:formula="of:=[.C206]-[.A206]" office:value-type="float" office:value="6.58999991416931">
            <text:p>6.59</text:p>
          </table:table-cell>
          <table:table-cell table:formula="of:=[.H201]+60" office:value-type="float" office:value="2460">
            <text:p>2460</text:p>
          </table:table-cell>
          <table:table-cell table:style-name="ce2" table:formula="of:=[.H206]-([.E206]+[.D206])" office:value-type="float" office:value="78848.7200000286">
            <text:p>78848.72</text:p>
          </table:table-cell>
          <table:table-cell table:formula="of:=[.D206]-[.D202]" office:value-type="float" office:value="44.3499999046326">
            <text:p>44.35</text:p>
          </table:table-cell>
          <table:table-cell table:style-name="ce5" table:formula="of:=[.J206]+[.E206]" office:value-type="float" office:value="50.8699998855591">
            <text:p>50.87</text:p>
          </table:table-cell>
          <table:table-cell table:formula="of:=SUM([.$F$2:.F206])" office:value-type="float" office:value="10.1900005340576">
            <text:p>10.19</text:p>
          </table:table-cell>
          <table:table-cell table:formula="of:=SUM([.F202:.F206])" office:value-type="float" office:value="0.269999980926514">
            <text:p>0.27</text:p>
          </table:table-cell>
          <table:table-cell table:number-columns-repeated="2"/>
        </table:table-row>
        <table:table-row table:style-name="ro2">
          <table:table-cell table:style-name="ce1" office:value-type="float" office:value="1523252342.21">
            <text:p>1523252342.21</text:p>
          </table:table-cell>
          <table:table-cell table:style-name="ce1" office:value-type="float" office:value="1523252349.1">
            <text:p>1523252349.1</text:p>
          </table:table-cell>
          <table:table-cell table:style-name="ce1" office:value-type="float" office:value="1523252349.16">
            <text:p>1523252349.16</text:p>
          </table:table-cell>
          <table:table-cell table:style-name="ce3" table:formula="of:=[.A207]-[.$A$2]" office:value-type="float" office:value="-76377.8099999428">
            <text:p>-76377.81</text:p>
          </table:table-cell>
          <table:table-cell table:style-name="ce3" table:formula="of:=[.B207]-[.A207]" office:value-type="float" office:value="6.8899998664856">
            <text:p>6.89</text:p>
          </table:table-cell>
          <table:table-cell table:style-name="ce3" table:formula="of:=[.C207]-[.B207]" office:value-type="float" office:value="0.0600001811981201">
            <text:p>0.06</text:p>
          </table:table-cell>
          <table:table-cell table:style-name="ce3" table:formula="of:=[.C207]-[.A207]" office:value-type="float" office:value="6.95000004768372">
            <text:p>6.95</text:p>
          </table:table-cell>
          <table:table-cell table:style-name="ce4" table:formula="of:=AVERAGE([.G207:.G211])" office:value-type="float" office:value="6.56000003814697">
            <text:p>6.5600000381</text:p>
          </table:table-cell>
          <table:table-cell/>
          <table:table-cell table:formula="of:=[.D207]-[.D207]" office:value-type="float" office:value="0">
            <text:p>0.00</text:p>
          </table:table-cell>
          <table:table-cell table:formula="of:=[.J207]+[.E207]" office:value-type="float" office:value="6.8899998664856">
            <text:p>6.89</text:p>
          </table:table-cell>
          <table:table-cell table:formula="of:=SUM([.$F$2:.F207])" office:value-type="float" office:value="10.2500007152557">
            <text:p>10.25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2347.95">
            <text:p>1523252347.95</text:p>
          </table:table-cell>
          <table:table-cell table:style-name="ce1" office:value-type="float" office:value="1523252355.03">
            <text:p>1523252355.03</text:p>
          </table:table-cell>
          <table:table-cell table:style-name="ce1" office:value-type="float" office:value="1523252355.06">
            <text:p>1523252355.06</text:p>
          </table:table-cell>
          <table:table-cell table:style-name="ce3" table:formula="of:=[.A208]-[.$A$2]" office:value-type="float" office:value="-76372.0699999332">
            <text:p>-76372.07</text:p>
          </table:table-cell>
          <table:table-cell table:style-name="ce3" table:formula="of:=[.B208]-[.A208]" office:value-type="float" office:value="7.07999992370606">
            <text:p>7.08</text:p>
          </table:table-cell>
          <table:table-cell table:style-name="ce3" table:formula="of:=[.C208]-[.B208]" office:value-type="float" office:value="0.0299999713897705">
            <text:p>0.03</text:p>
          </table:table-cell>
          <table:table-cell table:style-name="ce3" table:formula="of:=[.C208]-[.A208]" office:value-type="float" office:value="7.10999989509583">
            <text:p>7.11</text:p>
          </table:table-cell>
          <table:table-cell table:number-columns-repeated="2"/>
          <table:table-cell table:formula="of:=[.D208]-[.D207]" office:value-type="float" office:value="5.74000000953674">
            <text:p>5.74</text:p>
          </table:table-cell>
          <table:table-cell table:formula="of:=[.J208]+[.E208]" office:value-type="float" office:value="12.8199999332428">
            <text:p>12.82</text:p>
          </table:table-cell>
          <table:table-cell table:formula="of:=SUM([.$F$2:.F208])" office:value-type="float" office:value="10.2800006866455">
            <text:p>10.28</text:p>
          </table:table-cell>
          <table:table-cell table:formula="of:=SUM([.F207:.F208])" office:value-type="float" office:value="0.0900001525878906">
            <text:p>0.09</text:p>
          </table:table-cell>
          <table:table-cell table:number-columns-repeated="2"/>
        </table:table-row>
        <table:table-row table:style-name="ro2">
          <table:table-cell table:style-name="ce1" office:value-type="float" office:value="1523252355.85">
            <text:p>1523252355.85</text:p>
          </table:table-cell>
          <table:table-cell table:style-name="ce1" office:value-type="float" office:value="1523252362.09">
            <text:p>1523252362.09</text:p>
          </table:table-cell>
          <table:table-cell table:style-name="ce1" office:value-type="float" office:value="1523252362.15">
            <text:p>1523252362.15</text:p>
          </table:table-cell>
          <table:table-cell table:style-name="ce3" table:formula="of:=[.A209]-[.$A$2]" office:value-type="float" office:value="-76364.1700000763">
            <text:p>-76364.17</text:p>
          </table:table-cell>
          <table:table-cell table:style-name="ce3" table:formula="of:=[.B209]-[.A209]" office:value-type="float" office:value="6.24000000953674">
            <text:p>6.24</text:p>
          </table:table-cell>
          <table:table-cell table:style-name="ce3" table:formula="of:=[.C209]-[.B209]" office:value-type="float" office:value="0.0600001811981201">
            <text:p>0.06</text:p>
          </table:table-cell>
          <table:table-cell table:style-name="ce3" table:formula="of:=[.C209]-[.A209]" office:value-type="float" office:value="6.30000019073486">
            <text:p>6.30</text:p>
          </table:table-cell>
          <table:table-cell table:number-columns-repeated="2"/>
          <table:table-cell table:formula="of:=[.D209]-[.D207]" office:value-type="float" office:value="13.6399998664856">
            <text:p>13.64</text:p>
          </table:table-cell>
          <table:table-cell table:formula="of:=[.J209]+[.E209]" office:value-type="float" office:value="19.8799998760223">
            <text:p>19.88</text:p>
          </table:table-cell>
          <table:table-cell table:formula="of:=SUM([.$F$2:.F209])" office:value-type="float" office:value="10.3400008678436">
            <text:p>10.34</text:p>
          </table:table-cell>
          <table:table-cell table:formula="of:=SUM([.F207:.F209])" office:value-type="float" office:value="0.150000333786011">
            <text:p>0.15</text:p>
          </table:table-cell>
          <table:table-cell table:number-columns-repeated="2"/>
        </table:table-row>
        <table:table-row table:style-name="ro2">
          <table:table-cell table:style-name="ce1" office:value-type="float" office:value="1523252371.73">
            <text:p>1523252371.73</text:p>
          </table:table-cell>
          <table:table-cell table:style-name="ce1" office:value-type="float" office:value="1523252378.15">
            <text:p>1523252378.15</text:p>
          </table:table-cell>
          <table:table-cell table:style-name="ce1" office:value-type="float" office:value="1523252378.18">
            <text:p>1523252378.18</text:p>
          </table:table-cell>
          <table:table-cell table:style-name="ce3" table:formula="of:=[.A210]-[.$A$2]" office:value-type="float" office:value="-76348.2899999619">
            <text:p>-76348.29</text:p>
          </table:table-cell>
          <table:table-cell table:style-name="ce3" table:formula="of:=[.B210]-[.A210]" office:value-type="float" office:value="6.42000007629395">
            <text:p>6.42</text:p>
          </table:table-cell>
          <table:table-cell table:style-name="ce3" table:formula="of:=[.C210]-[.B210]" office:value-type="float" office:value="0.0299999713897705">
            <text:p>0.03</text:p>
          </table:table-cell>
          <table:table-cell table:style-name="ce3" table:formula="of:=[.C210]-[.A210]" office:value-type="float" office:value="6.45000004768372">
            <text:p>6.45</text:p>
          </table:table-cell>
          <table:table-cell table:number-columns-repeated="2"/>
          <table:table-cell table:formula="of:=[.D210]-[.D207]" office:value-type="float" office:value="29.5199999809265">
            <text:p>29.52</text:p>
          </table:table-cell>
          <table:table-cell table:formula="of:=[.J210]+[.E210]" office:value-type="float" office:value="35.9400000572205">
            <text:p>35.94</text:p>
          </table:table-cell>
          <table:table-cell table:formula="of:=SUM([.$F$2:.F210])" office:value-type="float" office:value="10.3700008392334">
            <text:p>10.37</text:p>
          </table:table-cell>
          <table:table-cell table:formula="of:=SUM([.F207:.F210])" office:value-type="float" office:value="0.180000305175781">
            <text:p>0.18</text:p>
          </table:table-cell>
          <table:table-cell table:number-columns-repeated="2"/>
        </table:table-row>
        <table:table-row table:style-name="ro2">
          <table:table-cell table:style-name="ce1" office:value-type="float" office:value="1523252384.86">
            <text:p>1523252384.86</text:p>
          </table:table-cell>
          <table:table-cell table:style-name="ce1" office:value-type="float" office:value="1523252390.78">
            <text:p>1523252390.78</text:p>
          </table:table-cell>
          <table:table-cell table:style-name="ce1" office:value-type="float" office:value="1523252390.85">
            <text:p>1523252390.85</text:p>
          </table:table-cell>
          <table:table-cell table:style-name="ce3" table:formula="of:=[.A211]-[.$A$2]" office:value-type="float" office:value="-76335.1600000858">
            <text:p>-76335.16</text:p>
          </table:table-cell>
          <table:table-cell table:style-name="ce3" table:formula="of:=[.B211]-[.A211]" office:value-type="float" office:value="5.92000007629395">
            <text:p>5.92</text:p>
          </table:table-cell>
          <table:table-cell table:style-name="ce3" table:formula="of:=[.C211]-[.B211]" office:value-type="float" office:value="0.0699999332427979">
            <text:p>0.07</text:p>
          </table:table-cell>
          <table:table-cell table:style-name="ce3" table:formula="of:=[.C211]-[.A211]" office:value-type="float" office:value="5.99000000953674">
            <text:p>5.99</text:p>
          </table:table-cell>
          <table:table-cell table:formula="of:=[.H206]+60" office:value-type="float" office:value="2520">
            <text:p>2520</text:p>
          </table:table-cell>
          <table:table-cell table:style-name="ce2" table:formula="of:=[.H211]-([.E211]+[.D211])" office:value-type="float" office:value="78849.2400000095">
            <text:p>78849.24</text:p>
          </table:table-cell>
          <table:table-cell table:formula="of:=[.D211]-[.D207]" office:value-type="float" office:value="42.6499998569489">
            <text:p>42.65</text:p>
          </table:table-cell>
          <table:table-cell table:style-name="ce5" table:formula="of:=[.J211]+[.E211]" office:value-type="float" office:value="48.5699999332428">
            <text:p>48.57</text:p>
          </table:table-cell>
          <table:table-cell table:formula="of:=SUM([.$F$2:.F211])" office:value-type="float" office:value="10.4400007724762">
            <text:p>10.44</text:p>
          </table:table-cell>
          <table:table-cell table:formula="of:=SUM([.F207:.F211])" office:value-type="float" office:value="0.250000238418579">
            <text:p>0.25</text:p>
          </table:table-cell>
          <table:table-cell table:number-columns-repeated="2"/>
        </table:table-row>
        <table:table-row table:style-name="ro2">
          <table:table-cell office:value-type="float" office:value="1523252403.44">
            <text:p>1523252403.44</text:p>
          </table:table-cell>
          <table:table-cell office:value-type="float" office:value="1523252409.39">
            <text:p>1523252409.39</text:p>
          </table:table-cell>
          <table:table-cell office:value-type="float" office:value="1523252409.42">
            <text:p>1523252409.42</text:p>
          </table:table-cell>
          <table:table-cell table:formula="of:=[.A212]-[.$A$2]" office:value-type="float" office:value="-76316.5799999237">
            <text:p>-76316.58</text:p>
          </table:table-cell>
          <table:table-cell table:formula="of:=[.B212]-[.A212]" office:value-type="float" office:value="5.95000004768372">
            <text:p>5.95</text:p>
          </table:table-cell>
          <table:table-cell table:formula="of:=[.C212]-[.B212]" office:value-type="float" office:value="0.0299999713897705">
            <text:p>0.03</text:p>
          </table:table-cell>
          <table:table-cell table:formula="of:=[.C212]-[.A212]" office:value-type="float" office:value="5.98000001907349">
            <text:p>5.98</text:p>
          </table:table-cell>
          <table:table-cell table:style-name="ce4" table:formula="of:=AVERAGE([.G212:.G216])" office:value-type="float" office:value="6.35599999427795">
            <text:p>6.3559999943</text:p>
          </table:table-cell>
          <table:table-cell/>
          <table:table-cell table:formula="of:=[.D212]-[.D212]" office:value-type="float" office:value="0">
            <text:p>0.00</text:p>
          </table:table-cell>
          <table:table-cell table:formula="of:=[.J212]+[.E212]" office:value-type="float" office:value="5.95000004768372">
            <text:p>5.95</text:p>
          </table:table-cell>
          <table:table-cell table:formula="of:=SUM([.$F$2:.F212])" office:value-type="float" office:value="10.470000743866">
            <text:p>10.47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2409.92">
            <text:p>1523252409.92</text:p>
          </table:table-cell>
          <table:table-cell office:value-type="float" office:value="1523252417.17">
            <text:p>1523252417.17</text:p>
          </table:table-cell>
          <table:table-cell office:value-type="float" office:value="1523252417.21">
            <text:p>1523252417.21</text:p>
          </table:table-cell>
          <table:table-cell table:formula="of:=[.A213]-[.$A$2]" office:value-type="float" office:value="-76310.0999999046">
            <text:p>-76310.10</text:p>
          </table:table-cell>
          <table:table-cell table:formula="of:=[.B213]-[.A213]" office:value-type="float" office:value="7.25">
            <text:p>7.25</text:p>
          </table:table-cell>
          <table:table-cell table:formula="of:=[.C213]-[.B213]" office:value-type="float" office:value="0.0399999618530273">
            <text:p>0.04</text:p>
          </table:table-cell>
          <table:table-cell table:formula="of:=[.C213]-[.A213]" office:value-type="float" office:value="7.28999996185303">
            <text:p>7.29</text:p>
          </table:table-cell>
          <table:table-cell table:number-columns-repeated="2"/>
          <table:table-cell table:formula="of:=[.D213]-[.D212]" office:value-type="float" office:value="6.48000001907349">
            <text:p>6.48</text:p>
          </table:table-cell>
          <table:table-cell table:formula="of:=[.J213]+[.E213]" office:value-type="float" office:value="13.7300000190735">
            <text:p>13.73</text:p>
          </table:table-cell>
          <table:table-cell table:formula="of:=SUM([.$F$2:.F213])" office:value-type="float" office:value="10.510000705719">
            <text:p>10.51</text:p>
          </table:table-cell>
          <table:table-cell table:formula="of:=SUM([.F212:.F213])" office:value-type="float" office:value="0.0699999332427979">
            <text:p>0.07</text:p>
          </table:table-cell>
          <table:table-cell table:number-columns-repeated="2"/>
        </table:table-row>
        <table:table-row table:style-name="ro2">
          <table:table-cell office:value-type="float" office:value="1523252417.56">
            <text:p>1523252417.56</text:p>
          </table:table-cell>
          <table:table-cell office:value-type="float" office:value="1523252423.37">
            <text:p>1523252423.37</text:p>
          </table:table-cell>
          <table:table-cell office:value-type="float" office:value="1523252423.43">
            <text:p>1523252423.43</text:p>
          </table:table-cell>
          <table:table-cell table:formula="of:=[.A214]-[.$A$2]" office:value-type="float" office:value="-76302.4600000381">
            <text:p>-76302.46</text:p>
          </table:table-cell>
          <table:table-cell table:formula="of:=[.B214]-[.A214]" office:value-type="float" office:value="5.80999994277954">
            <text:p>5.81</text:p>
          </table:table-cell>
          <table:table-cell table:formula="of:=[.C214]-[.B214]" office:value-type="float" office:value="0.0600001811981201">
            <text:p>0.06</text:p>
          </table:table-cell>
          <table:table-cell table:formula="of:=[.C214]-[.A214]" office:value-type="float" office:value="5.87000012397766">
            <text:p>5.87</text:p>
          </table:table-cell>
          <table:table-cell table:number-columns-repeated="2"/>
          <table:table-cell table:formula="of:=[.D214]-[.D212]" office:value-type="float" office:value="14.1199998855591">
            <text:p>14.12</text:p>
          </table:table-cell>
          <table:table-cell table:formula="of:=[.J214]+[.E214]" office:value-type="float" office:value="19.9299998283386">
            <text:p>19.93</text:p>
          </table:table-cell>
          <table:table-cell table:formula="of:=SUM([.$F$2:.F214])" office:value-type="float" office:value="10.5700008869171">
            <text:p>10.57</text:p>
          </table:table-cell>
          <table:table-cell table:formula="of:=SUM([.F212:.F214])" office:value-type="float" office:value="0.130000114440918">
            <text:p>0.13</text:p>
          </table:table-cell>
          <table:table-cell table:number-columns-repeated="2"/>
        </table:table-row>
        <table:table-row table:style-name="ro2">
          <table:table-cell office:value-type="float" office:value="1523252431.97">
            <text:p>1523252431.97</text:p>
          </table:table-cell>
          <table:table-cell office:value-type="float" office:value="1523252438.2">
            <text:p>1523252438.2</text:p>
          </table:table-cell>
          <table:table-cell office:value-type="float" office:value="1523252438.23">
            <text:p>1523252438.23</text:p>
          </table:table-cell>
          <table:table-cell table:formula="of:=[.A215]-[.$A$2]" office:value-type="float" office:value="-76288.0499999523">
            <text:p>-76288.05</text:p>
          </table:table-cell>
          <table:table-cell table:formula="of:=[.B215]-[.A215]" office:value-type="float" office:value="6.23000001907349">
            <text:p>6.23</text:p>
          </table:table-cell>
          <table:table-cell table:formula="of:=[.C215]-[.B215]" office:value-type="float" office:value="0.0299999713897705">
            <text:p>0.03</text:p>
          </table:table-cell>
          <table:table-cell table:formula="of:=[.C215]-[.A215]" office:value-type="float" office:value="6.25999999046326">
            <text:p>6.26</text:p>
          </table:table-cell>
          <table:table-cell table:number-columns-repeated="2"/>
          <table:table-cell table:formula="of:=[.D215]-[.D212]" office:value-type="float" office:value="28.5299999713898">
            <text:p>28.53</text:p>
          </table:table-cell>
          <table:table-cell table:formula="of:=[.J215]+[.E215]" office:value-type="float" office:value="34.7599999904633">
            <text:p>34.76</text:p>
          </table:table-cell>
          <table:table-cell table:formula="of:=SUM([.$F$2:.F215])" office:value-type="float" office:value="10.6000008583069">
            <text:p>10.60</text:p>
          </table:table-cell>
          <table:table-cell table:formula="of:=SUM([.F212:.F215])" office:value-type="float" office:value="0.160000085830688">
            <text:p>0.16</text:p>
          </table:table-cell>
          <table:table-cell table:number-columns-repeated="2"/>
        </table:table-row>
        <table:table-row table:style-name="ro2">
          <table:table-cell office:value-type="float" office:value="1523252444.89">
            <text:p>1523252444.89</text:p>
          </table:table-cell>
          <table:table-cell office:value-type="float" office:value="1523252451.22">
            <text:p>1523252451.22</text:p>
          </table:table-cell>
          <table:table-cell office:value-type="float" office:value="1523252451.27">
            <text:p>1523252451.27</text:p>
          </table:table-cell>
          <table:table-cell table:formula="of:=[.A216]-[.$A$2]" office:value-type="float" office:value="-76275.129999876">
            <text:p>-76275.13</text:p>
          </table:table-cell>
          <table:table-cell table:formula="of:=[.B216]-[.A216]" office:value-type="float" office:value="6.32999992370606">
            <text:p>6.33</text:p>
          </table:table-cell>
          <table:table-cell table:formula="of:=[.C216]-[.B216]" office:value-type="float" office:value="0.0499999523162842">
            <text:p>0.05</text:p>
          </table:table-cell>
          <table:table-cell table:formula="of:=[.C216]-[.A216]" office:value-type="float" office:value="6.37999987602234">
            <text:p>6.38</text:p>
          </table:table-cell>
          <table:table-cell table:formula="of:=[.H211]+60" office:value-type="float" office:value="2580">
            <text:p>2580</text:p>
          </table:table-cell>
          <table:table-cell table:style-name="ce2" table:formula="of:=[.H216]-([.E216]+[.D216])" office:value-type="float" office:value="78848.7999999523">
            <text:p>78848.80</text:p>
          </table:table-cell>
          <table:table-cell table:formula="of:=[.D216]-[.D212]" office:value-type="float" office:value="41.4500000476837">
            <text:p>41.45</text:p>
          </table:table-cell>
          <table:table-cell table:style-name="ce5" table:formula="of:=[.J216]+[.E216]" office:value-type="float" office:value="47.7799999713898">
            <text:p>47.78</text:p>
          </table:table-cell>
          <table:table-cell table:formula="of:=SUM([.$F$2:.F216])" office:value-type="float" office:value="10.6500008106232">
            <text:p>10.65</text:p>
          </table:table-cell>
          <table:table-cell table:formula="of:=SUM([.F212:.F216])" office:value-type="float" office:value="0.210000038146973">
            <text:p>0.21</text:p>
          </table:table-cell>
          <table:table-cell table:number-columns-repeated="2"/>
        </table:table-row>
        <table:table-row table:style-name="ro2">
          <table:table-cell table:style-name="ce1" office:value-type="float" office:value="1523252464.65">
            <text:p>1523252464.65</text:p>
          </table:table-cell>
          <table:table-cell table:style-name="ce1" office:value-type="float" office:value="1523252470.9">
            <text:p>1523252470.9</text:p>
          </table:table-cell>
          <table:table-cell table:style-name="ce1" office:value-type="float" office:value="1523252470.96">
            <text:p>1523252470.96</text:p>
          </table:table-cell>
          <table:table-cell table:style-name="ce3" table:formula="of:=[.A217]-[.$A$2]" office:value-type="float" office:value="-76255.3699998856">
            <text:p>-76255.37</text:p>
          </table:table-cell>
          <table:table-cell table:style-name="ce3" table:formula="of:=[.B217]-[.A217]" office:value-type="float" office:value="6.25">
            <text:p>6.25</text:p>
          </table:table-cell>
          <table:table-cell table:style-name="ce3" table:formula="of:=[.C217]-[.B217]" office:value-type="float" office:value="0.059999942779541">
            <text:p>0.06</text:p>
          </table:table-cell>
          <table:table-cell table:style-name="ce3" table:formula="of:=[.C217]-[.A217]" office:value-type="float" office:value="6.30999994277954">
            <text:p>6.31</text:p>
          </table:table-cell>
          <table:table-cell table:style-name="ce4" table:formula="of:=AVERAGE([.G217:.G221])" office:value-type="float" office:value="6.3699999332428">
            <text:p>6.3699999332</text:p>
          </table:table-cell>
          <table:table-cell/>
          <table:table-cell table:formula="of:=[.D217]-[.D217]" office:value-type="float" office:value="0">
            <text:p>0.00</text:p>
          </table:table-cell>
          <table:table-cell table:formula="of:=[.J217]+[.E217]" office:value-type="float" office:value="6.25">
            <text:p>6.25</text:p>
          </table:table-cell>
          <table:table-cell table:formula="of:=SUM([.$F$2:.F217])" office:value-type="float" office:value="10.7100007534027">
            <text:p>10.71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float" office:value="1523252469.95">
            <text:p>1523252469.95</text:p>
          </table:table-cell>
          <table:table-cell table:style-name="ce1" office:value-type="float" office:value="1523252476.98">
            <text:p>1523252476.98</text:p>
          </table:table-cell>
          <table:table-cell table:style-name="ce1" office:value-type="float" office:value="1523252476.99">
            <text:p>1523252476.99</text:p>
          </table:table-cell>
          <table:table-cell table:style-name="ce3" table:formula="of:=[.A218]-[.$A$2]" office:value-type="float" office:value="-76250.0699999332">
            <text:p>-76250.07</text:p>
          </table:table-cell>
          <table:table-cell table:style-name="ce3" table:formula="of:=[.B218]-[.A218]" office:value-type="float" office:value="7.02999997138977">
            <text:p>7.03</text:p>
          </table:table-cell>
          <table:table-cell table:style-name="ce3" table:formula="of:=[.C218]-[.B218]" office:value-type="float" office:value="0.00999999046325684">
            <text:p>0.01</text:p>
          </table:table-cell>
          <table:table-cell table:style-name="ce3" table:formula="of:=[.C218]-[.A218]" office:value-type="float" office:value="7.03999996185303">
            <text:p>7.04</text:p>
          </table:table-cell>
          <table:table-cell table:number-columns-repeated="2"/>
          <table:table-cell table:formula="of:=[.D218]-[.D217]" office:value-type="float" office:value="5.29999995231628">
            <text:p>5.30</text:p>
          </table:table-cell>
          <table:table-cell table:formula="of:=[.J218]+[.E218]" office:value-type="float" office:value="12.3299999237061">
            <text:p>12.33</text:p>
          </table:table-cell>
          <table:table-cell table:formula="of:=SUM([.$F$2:.F218])" office:value-type="float" office:value="10.720000743866">
            <text:p>10.72</text:p>
          </table:table-cell>
          <table:table-cell table:formula="of:=SUM([.F217:.F218])" office:value-type="float" office:value="0.0699999332427979">
            <text:p>0.07</text:p>
          </table:table-cell>
          <table:table-cell table:number-columns-repeated="2"/>
        </table:table-row>
        <table:table-row table:style-name="ro2">
          <table:table-cell table:style-name="ce1" office:value-type="float" office:value="1523252477.76">
            <text:p>1523252477.76</text:p>
          </table:table-cell>
          <table:table-cell table:style-name="ce1" office:value-type="float" office:value="1523252483.98">
            <text:p>1523252483.98</text:p>
          </table:table-cell>
          <table:table-cell table:style-name="ce1" office:value-type="float" office:value="1523252484.02">
            <text:p>1523252484.02</text:p>
          </table:table-cell>
          <table:table-cell table:style-name="ce3" table:formula="of:=[.A219]-[.$A$2]" office:value-type="float" office:value="-76242.2599999905">
            <text:p>-76242.26</text:p>
          </table:table-cell>
          <table:table-cell table:style-name="ce3" table:formula="of:=[.B219]-[.A219]" office:value-type="float" office:value="6.22000002861023">
            <text:p>6.22</text:p>
          </table:table-cell>
          <table:table-cell table:style-name="ce3" table:formula="of:=[.C219]-[.B219]" office:value-type="float" office:value="0.0399999618530273">
            <text:p>0.04</text:p>
          </table:table-cell>
          <table:table-cell table:style-name="ce3" table:formula="of:=[.C219]-[.A219]" office:value-type="float" office:value="6.25999999046326">
            <text:p>6.26</text:p>
          </table:table-cell>
          <table:table-cell table:number-columns-repeated="2"/>
          <table:table-cell table:formula="of:=[.D219]-[.D217]" office:value-type="float" office:value="13.1099998950958">
            <text:p>13.11</text:p>
          </table:table-cell>
          <table:table-cell table:formula="of:=[.J219]+[.E219]" office:value-type="float" office:value="19.3299999237061">
            <text:p>19.33</text:p>
          </table:table-cell>
          <table:table-cell table:formula="of:=SUM([.$F$2:.F219])" office:value-type="float" office:value="10.760000705719">
            <text:p>10.76</text:p>
          </table:table-cell>
          <table:table-cell table:formula="of:=SUM([.F217:.F219])" office:value-type="float" office:value="0.109999895095825">
            <text:p>0.11</text:p>
          </table:table-cell>
          <table:table-cell table:number-columns-repeated="2"/>
        </table:table-row>
        <table:table-row table:style-name="ro2">
          <table:table-cell table:style-name="ce1" office:value-type="float" office:value="1523252492.72">
            <text:p>1523252492.72</text:p>
          </table:table-cell>
          <table:table-cell table:style-name="ce1" office:value-type="float" office:value="1523252499.02">
            <text:p>1523252499.02</text:p>
          </table:table-cell>
          <table:table-cell table:style-name="ce1" office:value-type="float" office:value="1523252499.04">
            <text:p>1523252499.04</text:p>
          </table:table-cell>
          <table:table-cell table:style-name="ce3" table:formula="of:=[.A220]-[.$A$2]" office:value-type="float" office:value="-76227.2999999523">
            <text:p>-76227.30</text:p>
          </table:table-cell>
          <table:table-cell table:style-name="ce3" table:formula="of:=[.B220]-[.A220]" office:value-type="float" office:value="6.29999995231628">
            <text:p>6.30</text:p>
          </table:table-cell>
          <table:table-cell table:style-name="ce3" table:formula="of:=[.C220]-[.B220]" office:value-type="float" office:value="0.0199999809265137">
            <text:p>0.02</text:p>
          </table:table-cell>
          <table:table-cell table:style-name="ce3" table:formula="of:=[.C220]-[.A220]" office:value-type="float" office:value="6.3199999332428">
            <text:p>6.32</text:p>
          </table:table-cell>
          <table:table-cell table:number-columns-repeated="2"/>
          <table:table-cell table:formula="of:=[.D220]-[.D217]" office:value-type="float" office:value="28.0699999332428">
            <text:p>28.07</text:p>
          </table:table-cell>
          <table:table-cell table:formula="of:=[.J220]+[.E220]" office:value-type="float" office:value="34.3699998855591">
            <text:p>34.37</text:p>
          </table:table-cell>
          <table:table-cell table:formula="of:=SUM([.$F$2:.F220])" office:value-type="float" office:value="10.7800006866455">
            <text:p>10.78</text:p>
          </table:table-cell>
          <table:table-cell table:formula="of:=SUM([.F217:.F220])" office:value-type="float" office:value="0.129999876022339">
            <text:p>0.13</text:p>
          </table:table-cell>
          <table:table-cell table:number-columns-repeated="2"/>
        </table:table-row>
        <table:table-row table:style-name="ro2">
          <table:table-cell table:style-name="ce1" office:value-type="float" office:value="1523252505.91">
            <text:p>1523252505.91</text:p>
          </table:table-cell>
          <table:table-cell table:style-name="ce1" office:value-type="float" office:value="1523252511.76">
            <text:p>1523252511.76</text:p>
          </table:table-cell>
          <table:table-cell table:style-name="ce1" office:value-type="float" office:value="1523252511.83">
            <text:p>1523252511.83</text:p>
          </table:table-cell>
          <table:table-cell table:style-name="ce3" table:formula="of:=[.A221]-[.$A$2]" office:value-type="float" office:value="-76214.1099998951">
            <text:p>-76214.11</text:p>
          </table:table-cell>
          <table:table-cell table:style-name="ce3" table:formula="of:=[.B221]-[.A221]" office:value-type="float" office:value="5.84999990463257">
            <text:p>5.85</text:p>
          </table:table-cell>
          <table:table-cell table:style-name="ce3" table:formula="of:=[.C221]-[.B221]" office:value-type="float" office:value="0.0699999332427979">
            <text:p>0.07</text:p>
          </table:table-cell>
          <table:table-cell table:style-name="ce3" table:formula="of:=[.C221]-[.A221]" office:value-type="float" office:value="5.91999983787537">
            <text:p>5.92</text:p>
          </table:table-cell>
          <table:table-cell table:formula="of:=[.H216]+60" office:value-type="float" office:value="2640">
            <text:p>2640</text:p>
          </table:table-cell>
          <table:table-cell table:style-name="ce2" table:formula="of:=[.H221]-([.E221]+[.D221])" office:value-type="float" office:value="78848.2599999905">
            <text:p>78848.26</text:p>
          </table:table-cell>
          <table:table-cell table:formula="of:=[.D221]-[.D217]" office:value-type="float" office:value="41.2599999904633">
            <text:p>41.26</text:p>
          </table:table-cell>
          <table:table-cell table:style-name="ce5" table:formula="of:=[.J221]+[.E221]" office:value-type="float" office:value="47.1099998950958">
            <text:p>47.11</text:p>
          </table:table-cell>
          <table:table-cell table:formula="of:=SUM([.$F$2:.F221])" office:value-type="float" office:value="10.8500006198883">
            <text:p>10.85</text:p>
          </table:table-cell>
          <table:table-cell table:formula="of:=SUM([.F217:.F221])" office:value-type="float" office:value="0.199999809265137">
            <text:p>0.20</text:p>
          </table:table-cell>
          <table:table-cell table:number-columns-repeated="2"/>
        </table:table-row>
        <table:table-row table:style-name="ro2">
          <table:table-cell office:value-type="float" office:value="1523252524.69">
            <text:p>1523252524.69</text:p>
          </table:table-cell>
          <table:table-cell office:value-type="float" office:value="1523252530.56">
            <text:p>1523252530.56</text:p>
          </table:table-cell>
          <table:table-cell office:value-type="float" office:value="1523252530.63">
            <text:p>1523252530.63</text:p>
          </table:table-cell>
          <table:table-cell table:formula="of:=[.A222]-[.$A$2]" office:value-type="float" office:value="-76195.3299999237">
            <text:p>-76195.33</text:p>
          </table:table-cell>
          <table:table-cell table:formula="of:=[.B222]-[.A222]" office:value-type="float" office:value="5.86999988555908">
            <text:p>5.87</text:p>
          </table:table-cell>
          <table:table-cell table:formula="of:=[.C222]-[.B222]" office:value-type="float" office:value="0.070000171661377">
            <text:p>0.07</text:p>
          </table:table-cell>
          <table:table-cell table:formula="of:=[.C222]-[.A222]" office:value-type="float" office:value="5.94000005722046">
            <text:p>5.94</text:p>
          </table:table-cell>
          <table:table-cell table:style-name="ce4" table:formula="of:=AVERAGE([.G222:.G226])" office:value-type="float" office:value="6.36199998855591">
            <text:p>6.3619999886</text:p>
          </table:table-cell>
          <table:table-cell/>
          <table:table-cell table:formula="of:=[.D222]-[.D222]" office:value-type="float" office:value="0">
            <text:p>0.00</text:p>
          </table:table-cell>
          <table:table-cell table:formula="of:=[.J222]+[.E222]" office:value-type="float" office:value="5.86999988555908">
            <text:p>5.87</text:p>
          </table:table-cell>
          <table:table-cell table:formula="of:=SUM([.$F$2:.F222])" office:value-type="float" office:value="10.9200007915497">
            <text:p>10.92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23252531.92">
            <text:p>1523252531.92</text:p>
          </table:table-cell>
          <table:table-cell office:value-type="float" office:value="1523252539.64">
            <text:p>1523252539.64</text:p>
          </table:table-cell>
          <table:table-cell office:value-type="float" office:value="1523252539.67">
            <text:p>1523252539.67</text:p>
          </table:table-cell>
          <table:table-cell table:formula="of:=[.A223]-[.$A$2]" office:value-type="float" office:value="-76188.0999999046">
            <text:p>-76188.10</text:p>
          </table:table-cell>
          <table:table-cell table:formula="of:=[.B223]-[.A223]" office:value-type="float" office:value="7.72000002861023">
            <text:p>7.72</text:p>
          </table:table-cell>
          <table:table-cell table:formula="of:=[.C223]-[.B223]" office:value-type="float" office:value="0.0299999713897705">
            <text:p>0.03</text:p>
          </table:table-cell>
          <table:table-cell table:formula="of:=[.C223]-[.A223]" office:value-type="float" office:value="7.75">
            <text:p>7.75</text:p>
          </table:table-cell>
          <table:table-cell table:number-columns-repeated="2"/>
          <table:table-cell table:formula="of:=[.D223]-[.D222]" office:value-type="float" office:value="7.23000001907349">
            <text:p>7.23</text:p>
          </table:table-cell>
          <table:table-cell table:formula="of:=[.J223]+[.E223]" office:value-type="float" office:value="14.9500000476837">
            <text:p>14.95</text:p>
          </table:table-cell>
          <table:table-cell table:formula="of:=SUM([.$F$2:.F223])" office:value-type="float" office:value="10.9500007629395">
            <text:p>10.95</text:p>
          </table:table-cell>
          <table:table-cell table:formula="of:=SUM([.F222:.F223])" office:value-type="float" office:value="0.100000143051147">
            <text:p>0.10</text:p>
          </table:table-cell>
          <table:table-cell table:number-columns-repeated="2"/>
        </table:table-row>
        <table:table-row table:style-name="ro2">
          <table:table-cell office:value-type="float" office:value="1523252538.07">
            <text:p>1523252538.07</text:p>
          </table:table-cell>
          <table:table-cell office:value-type="float" office:value="1523252544.3">
            <text:p>1523252544.3</text:p>
          </table:table-cell>
          <table:table-cell office:value-type="float" office:value="1523252544.35">
            <text:p>1523252544.35</text:p>
          </table:table-cell>
          <table:table-cell table:formula="of:=[.A224]-[.$A$2]" office:value-type="float" office:value="-76181.9500000477">
            <text:p>-76181.95</text:p>
          </table:table-cell>
          <table:table-cell table:formula="of:=[.B224]-[.A224]" office:value-type="float" office:value="6.23000001907349">
            <text:p>6.23</text:p>
          </table:table-cell>
          <table:table-cell table:formula="of:=[.C224]-[.B224]" office:value-type="float" office:value="0.0499999523162842">
            <text:p>0.05</text:p>
          </table:table-cell>
          <table:table-cell table:formula="of:=[.C224]-[.A224]" office:value-type="float" office:value="6.27999997138977">
            <text:p>6.28</text:p>
          </table:table-cell>
          <table:table-cell table:number-columns-repeated="2"/>
          <table:table-cell table:formula="of:=[.D224]-[.D222]" office:value-type="float" office:value="13.3799998760223">
            <text:p>13.38</text:p>
          </table:table-cell>
          <table:table-cell table:formula="of:=[.J224]+[.E224]" office:value-type="float" office:value="19.6099998950958">
            <text:p>19.61</text:p>
          </table:table-cell>
          <table:table-cell table:formula="of:=SUM([.$F$2:.F224])" office:value-type="float" office:value="11.0000007152557">
            <text:p>11.00</text:p>
          </table:table-cell>
          <table:table-cell table:formula="of:=SUM([.F222:.F224])" office:value-type="float" office:value="0.150000095367432">
            <text:p>0.15</text:p>
          </table:table-cell>
          <table:table-cell table:number-columns-repeated="2"/>
        </table:table-row>
        <table:table-row table:style-name="ro2">
          <table:table-cell office:value-type="float" office:value="1523252553.94">
            <text:p>1523252553.94</text:p>
          </table:table-cell>
          <table:table-cell office:value-type="float" office:value="1523252560.04">
            <text:p>1523252560.04</text:p>
          </table:table-cell>
          <table:table-cell office:value-type="float" office:value="1523252560.1">
            <text:p>1523252560.1</text:p>
          </table:table-cell>
          <table:table-cell table:formula="of:=[.A225]-[.$A$2]" office:value-type="float" office:value="-76166.0799999237">
            <text:p>-76166.08</text:p>
          </table:table-cell>
          <table:table-cell table:formula="of:=[.B225]-[.A225]" office:value-type="float" office:value="6.09999990463257">
            <text:p>6.10</text:p>
          </table:table-cell>
          <table:table-cell table:formula="of:=[.C225]-[.B225]" office:value-type="float" office:value="0.059999942779541">
            <text:p>0.06</text:p>
          </table:table-cell>
          <table:table-cell table:formula="of:=[.C225]-[.A225]" office:value-type="float" office:value="6.15999984741211">
            <text:p>6.16</text:p>
          </table:table-cell>
          <table:table-cell table:number-columns-repeated="2"/>
          <table:table-cell table:formula="of:=[.D225]-[.D222]" office:value-type="float" office:value="29.25">
            <text:p>29.25</text:p>
          </table:table-cell>
          <table:table-cell table:formula="of:=[.J225]+[.E225]" office:value-type="float" office:value="35.3499999046326">
            <text:p>35.35</text:p>
          </table:table-cell>
          <table:table-cell table:formula="of:=SUM([.$F$2:.F225])" office:value-type="float" office:value="11.0600006580353">
            <text:p>11.06</text:p>
          </table:table-cell>
          <table:table-cell table:formula="of:=SUM([.F222:.F225])" office:value-type="float" office:value="0.210000038146973">
            <text:p>0.21</text:p>
          </table:table-cell>
          <table:table-cell table:number-columns-repeated="2"/>
        </table:table-row>
        <table:table-row table:style-name="ro2">
          <table:table-cell office:value-type="float" office:value="1523252566.3">
            <text:p>1523252566.3</text:p>
          </table:table-cell>
          <table:table-cell office:value-type="float" office:value="1523252571.93">
            <text:p>1523252571.93</text:p>
          </table:table-cell>
          <table:table-cell office:value-type="float" office:value="1523252571.98">
            <text:p>1523252571.98</text:p>
          </table:table-cell>
          <table:table-cell table:formula="of:=[.A226]-[.$A$2]" office:value-type="float" office:value="-76153.7200000286">
            <text:p>-76153.72</text:p>
          </table:table-cell>
          <table:table-cell table:formula="of:=[.B226]-[.A226]" office:value-type="float" office:value="5.63000011444092">
            <text:p>5.63</text:p>
          </table:table-cell>
          <table:table-cell table:formula="of:=[.C226]-[.B226]" office:value-type="float" office:value="0.0499999523162842">
            <text:p>0.05</text:p>
          </table:table-cell>
          <table:table-cell table:formula="of:=[.C226]-[.A226]" office:value-type="float" office:value="5.6800000667572">
            <text:p>5.68</text:p>
          </table:table-cell>
          <table:table-cell table:formula="of:=[.H221]+60" office:value-type="float" office:value="2700">
            <text:p>2700</text:p>
          </table:table-cell>
          <table:table-cell table:style-name="ce2" table:formula="of:=[.H226]-([.E226]+[.D226])" office:value-type="float" office:value="78848.0899999142">
            <text:p>78848.09</text:p>
          </table:table-cell>
          <table:table-cell table:formula="of:=[.D226]-[.D222]" office:value-type="float" office:value="41.6099998950958">
            <text:p>41.61</text:p>
          </table:table-cell>
          <table:table-cell table:style-name="ce5" table:formula="of:=[.J226]+[.E226]" office:value-type="float" office:value="47.2400000095368">
            <text:p>47.24</text:p>
          </table:table-cell>
          <table:table-cell table:formula="of:=SUM([.$F$2:.F226])" office:value-type="float" office:value="11.1100006103516">
            <text:p>11.11</text:p>
          </table:table-cell>
          <table:table-cell table:formula="of:=SUM([.F222:.F226])" office:value-type="float" office:value="0.259999990463257">
            <text:p>0.2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4/09/2018</text:date>, <text:time>23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09:54:15.69</meta:creation-date>
    <dc:date>2018-04-09T23:21:57.90</dc:date>
    <meta:editing-duration>PT7H21M25S</meta:editing-duration>
    <meta:editing-cycles>3</meta:editing-cycles>
    <meta:generator>OpenOffice.org/3.4.1$Win32 OpenOffice.org_project/341m1$Build-9593</meta:generator>
    <meta:document-statistic meta:table-count="3" meta:cell-count="2582" meta:object-count="0"/>
  </office:meta>
</office:document-meta>
</file>